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6"/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5" style:family="table-cell" style:parent-style-name="Normal_32_2" style:data-style-name="N19">
      <style:table-cell-properties style:vertical-align="automatic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5.212291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4.894791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5.318125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2018_-_Period_1_-_Publis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Expense Type</text:p>
          </table:table-cell>
          <table:table-cell office:value-type="string" table:style-name="ce1">
            <text:p>Supplier Name</text:p>
          </table:table-cell>
          <table:table-cell office:value-type="string" table:style-name="ce1">
            <text:p>Transaction Date</text:p>
          </table:table-cell>
          <table:table-cell office:value-type="string" table:style-name="ce1">
            <text:p>Transaction Reference</text:p>
          </table:table-cell>
          <table:table-cell office:value-type="string" table:style-name="ce1">
            <text:p>Amou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Www.Rajapack.Co.Uk</text:p>
          </table:table-cell>
          <table:table-cell office:value-type="date" office:date-value="2018-04-01T00:00:00" table:style-name="ce2">
            <text:p>01/04/2018</text:p>
          </table:table-cell>
          <table:table-cell office:value-type="string" table:style-name="ce1">
            <text:p>H52820180403mjpfrggvl</text:p>
          </table:table-cell>
          <table:table-cell office:value-type="float" office:value="205.31" table:style-name="ce1">
            <text:p>205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Airport Tourist And Ta</text:p>
          </table:table-cell>
          <table:table-cell office:value-type="date" office:date-value="2018-04-02T00:00:00" table:style-name="ce2">
            <text:p>02/04/2018</text:p>
          </table:table-cell>
          <table:table-cell office:value-type="string" table:style-name="ce1">
            <text:p>H52820180405jpttpfxxn</text:p>
          </table:table-cell>
          <table:table-cell office:value-type="float" office:value="18.079999999999998" table:style-name="ce1">
            <text:p>18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Kuwait Airwa</text:p>
          </table:table-cell>
          <table:table-cell office:value-type="date" office:date-value="2018-04-02T00:00:00" table:style-name="ce2">
            <text:p>02/04/2018</text:p>
          </table:table-cell>
          <table:table-cell office:value-type="string" table:style-name="ce1">
            <text:p>H52820180406aprtoawjx</text:p>
          </table:table-cell>
          <table:table-cell office:value-type="float" office:value="706.14" table:style-name="ce1">
            <text:p>70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Virgin Aust</text:p>
          </table:table-cell>
          <table:table-cell office:value-type="date" office:date-value="2018-04-02T00:00:00" table:style-name="ce2">
            <text:p>02/04/2018</text:p>
          </table:table-cell>
          <table:table-cell office:value-type="string" table:style-name="ce1">
            <text:p>H52820180405jujxhdjzz</text:p>
          </table:table-cell>
          <table:table-cell office:value-type="float" office:value="45.14" table:style-name="ce1">
            <text:p>4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Mktplace Pmts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bnsfinapu</text:p>
          </table:table-cell>
          <table:table-cell office:value-type="float" office:value="1.24" table:style-name="ce1">
            <text:p>1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Amazon Mktplace Pmts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celokvkst</text:p>
          </table:table-cell>
          <table:table-cell office:value-type="float" office:value="30.06" table:style-name="ce1">
            <text:p>30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Mktplace Pmts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xmvgrntsg</text:p>
          </table:table-cell>
          <table:table-cell office:value-type="float" office:value="129.09" table:style-name="ce1">
            <text:p>129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Amazon Web Services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easswdvsr</text:p>
          </table:table-cell>
          <table:table-cell office:value-type="float" office:value="14.41" table:style-name="ce1">
            <text:p>14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ktbftxoxa</text:p>
          </table:table-cell>
          <table:table-cell office:value-type="float" office:value="88.8" table:style-name="ce1">
            <text:p>88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tnxmurfir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trip Sh Huacheng Travel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cpvsdqeny</text:p>
          </table:table-cell>
          <table:table-cell office:value-type="float" office:value="331.63" table:style-name="ce1">
            <text:p>331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Davies &amp; Jones Opt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fnqjezvfu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Dream Ireland Holiday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ohyzmwrym</text:p>
          </table:table-cell>
          <table:table-cell office:value-type="float" office:value="482.79" table:style-name="ce1">
            <text:p>482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urostar Internet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yixxhkzmo</text:p>
          </table:table-cell>
          <table:table-cell office:value-type="float" office:value="440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 Apdtlf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ommupkyev</text:p>
          </table:table-cell>
          <table:table-cell office:value-type="float" office:value="39.979999999999997" table:style-name="ce1">
            <text:p>39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A8znw7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zbyityyfl</text:p>
          </table:table-cell>
          <table:table-cell office:value-type="float" office:value="39.979999999999997" table:style-name="ce1">
            <text:p>39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Ac1420f54b00f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uodttwblx</text:p>
          </table:table-cell>
          <table:table-cell office:value-type="float" office:value="-88.15" table:style-name="ce1">
            <text:p>-88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Google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kmliylkrg</text:p>
          </table:table-cell>
          <table:table-cell office:value-type="float" office:value="120.27" table:style-name="ce1">
            <text:p>120.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meaway Fee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7ztqzvuquf</text:p>
          </table:table-cell>
          <table:table-cell office:value-type="float" office:value="57.31" table:style-name="ce1">
            <text:p>57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tel On Booking.Com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oercfojeo</text:p>
          </table:table-cell>
          <table:table-cell office:value-type="float" office:value="478.4" table:style-name="ce1">
            <text:p>47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hicle Maintenance</text:p>
          </table:table-cell>
          <table:table-cell office:value-type="string" table:style-name="ce1">
            <text:p>Ivy Service Statio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kfbmcfdkb</text:p>
          </table:table-cell>
          <table:table-cell office:value-type="float" office:value="4.75" table:style-name="ce1">
            <text:p>4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Knelston S/Stn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chevqmore</text:p>
          </table:table-cell>
          <table:table-cell office:value-type="float" office:value="76.64" table:style-name="ce1">
            <text:p>76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Kurrawa Supp Assoc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6jcccuuyyf</text:p>
          </table:table-cell>
          <table:table-cell office:value-type="float" office:value="38.72" table:style-name="ce1">
            <text:p>38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Kurrawa Supp Assoc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6jowtxzofw</text:p>
          </table:table-cell>
          <table:table-cell office:value-type="float" office:value="11.4" table:style-name="ce1">
            <text:p>11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Kurrawa Supp Assoc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6twkpnbhlm</text:p>
          </table:table-cell>
          <table:table-cell office:value-type="float" office:value="42.73" table:style-name="ce1">
            <text:p>42.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ovotel Hotels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nxdjfxlmh</text:p>
          </table:table-cell>
          <table:table-cell office:value-type="float" office:value="9.5" table:style-name="ce1">
            <text:p>9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Nu Look E &amp; I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yppyhxdan</text:p>
          </table:table-cell>
          <table:table-cell office:value-type="float" office:value="9.84" table:style-name="ce1">
            <text:p>9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Paypal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vteuvpkxb</text:p>
          </table:table-cell>
          <table:table-cell office:value-type="float" office:value="111.63" table:style-name="ce1">
            <text:p>111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0230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6dkgprqqxs</text:p>
          </table:table-cell>
          <table:table-cell office:value-type="float" office:value="94.99" table:style-name="ce1">
            <text:p>94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 A F Club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epofztxti</text:p>
          </table:table-cell>
          <table:table-cell office:value-type="float" office:value="151.75" table:style-name="ce1">
            <text:p>151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ooster Co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6bxqogcvhm</text:p>
          </table:table-cell>
          <table:table-cell office:value-type="float" office:value="18.37" table:style-name="ce1">
            <text:p>18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ooster Co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6vxhrhhjws</text:p>
          </table:table-cell>
          <table:table-cell office:value-type="float" office:value="15.44" table:style-name="ce1">
            <text:p>15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Seafront Garage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fnnygvxsc</text:p>
          </table:table-cell>
          <table:table-cell office:value-type="float" office:value="82.72" table:style-name="ce1">
            <text:p>82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fessional Membership Fees</text:p>
          </table:table-cell>
          <table:table-cell office:value-type="string" table:style-name="ce1">
            <text:p>Sq *party Execs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wssrcbrxs</text:p>
          </table:table-cell>
          <table:table-cell office:value-type="float" office:value="367.18" table:style-name="ce1">
            <text:p>367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Timpson Ltd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ghkqfohbe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D3pok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mqflzjnen</text:p>
          </table:table-cell>
          <table:table-cell office:value-type="float" office:value="12.62" table:style-name="ce1">
            <text:p>12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Jjlop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pderzxogo</text:p>
          </table:table-cell>
          <table:table-cell office:value-type="float" office:value="17.64" table:style-name="ce1">
            <text:p>17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Via Rail Canada #33004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fpbqpmxnz</text:p>
          </table:table-cell>
          <table:table-cell office:value-type="float" office:value="75.8" table:style-name="ce1">
            <text:p>75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Www.Ballicom.Co.Uk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ctsjskoox</text:p>
          </table:table-cell>
          <table:table-cell office:value-type="float" office:value="29.72" table:style-name="ce1">
            <text:p>29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ww.Hxpayments.Com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cwfdbmmdl</text:p>
          </table:table-cell>
          <table:table-cell office:value-type="float" office:value="27.5" table:style-name="ce1">
            <text:p>2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Www.Nwhc.Co.Uk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5fxhwmtwrp</text:p>
          </table:table-cell>
          <table:table-cell office:value-type="float" office:value="276" table:style-name="ce1">
            <text:p>2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Y Dic Penderyn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52820180406jbzaidssn</text:p>
          </table:table-cell>
          <table:table-cell office:value-type="float" office:value="7.59" table:style-name="ce1">
            <text:p>7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ir Can*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eylcmskjw</text:p>
          </table:table-cell>
          <table:table-cell office:value-type="float" office:value="153.97999999999999" table:style-name="ce1">
            <text:p>153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lgarve Restaurant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efzwnbtwj</text:p>
          </table:table-cell>
          <table:table-cell office:value-type="float" office:value="42.57" table:style-name="ce1">
            <text:p>4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tware Servivces</text:p>
          </table:table-cell>
          <table:table-cell office:value-type="string" table:style-name="ce1">
            <text:p>Amazon Mktplace Pmts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ycjlpboyp</text:p>
          </table:table-cell>
          <table:table-cell office:value-type="float" office:value="0.68" table:style-name="ce1">
            <text:p>0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tifidhdgv</text:p>
          </table:table-cell>
          <table:table-cell office:value-type="float" office:value="9.99" table:style-name="ce1">
            <text:p>9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Web Services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uyobdtgxz</text:p>
          </table:table-cell>
          <table:table-cell office:value-type="float" office:value="4.09" table:style-name="ce1">
            <text:p>4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 Hire</text:p>
          </table:table-cell>
          <table:table-cell office:value-type="string" table:style-name="ce1">
            <text:p>Berlin Irving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7lrlmbbdww</text:p>
          </table:table-cell>
          <table:table-cell office:value-type="float" office:value="34.14" table:style-name="ce1">
            <text:p>3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stle Hotel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yeovsweat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Childrens Opticians Ltd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bqucrfjwy</text:p>
          </table:table-cell>
          <table:table-cell office:value-type="float" office:value="81.31" table:style-name="ce1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Delta Air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7ceyqipdfy</text:p>
          </table:table-cell>
          <table:table-cell office:value-type="float" office:value="105.17" table:style-name="ce1">
            <text:p>105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Delta Air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7oehcxwpvg</text:p>
          </table:table-cell>
          <table:table-cell office:value-type="float" office:value="412.56" table:style-name="ce1">
            <text:p>412.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Dhl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mzxgmhuuj</text:p>
          </table:table-cell>
          <table:table-cell office:value-type="float" office:value="46.17" table:style-name="ce1">
            <text:p>46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asyjet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jehimtbrh</text:p>
          </table:table-cell>
          <table:table-cell office:value-type="float" office:value="34.200000000000003" table:style-name="ce1">
            <text:p>34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asyjet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vtpprbpks</text:p>
          </table:table-cell>
          <table:table-cell office:value-type="float" office:value="78.64" table:style-name="ce1">
            <text:p>78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urostar Int Ecc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vgewsytpd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Expedia 7342599251926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nnhapqthq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Irish Ferries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rosfdlzqg</text:p>
          </table:table-cell>
          <table:table-cell office:value-type="float" office:value="76" table:style-name="ce1">
            <text:p>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Ivy Service Statio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txvnciyvb</text:p>
          </table:table-cell>
          <table:table-cell office:value-type="float" office:value="75.540000000000006" table:style-name="ce1">
            <text:p>75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Klm Uk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7qfwbbkmzz</text:p>
          </table:table-cell>
          <table:table-cell office:value-type="float" office:value="141.68" table:style-name="ce1">
            <text:p>141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Klm Uk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7qgrhrersb</text:p>
          </table:table-cell>
          <table:table-cell office:value-type="float" office:value="141.68" table:style-name="ce1">
            <text:p>141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ile End Service S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gxiwlrwhy</text:p>
          </table:table-cell>
          <table:table-cell office:value-type="float" office:value="40.11" table:style-name="ce1">
            <text:p>40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ovotel Hotels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mocrvwyrm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spitality</text:p>
          </table:table-cell>
          <table:table-cell office:value-type="string" table:style-name="ce1">
            <text:p>Park Plaza Cardiff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qxkmyduro</text:p>
          </table:table-cell>
          <table:table-cell office:value-type="float" office:value="50.66" table:style-name="ce1">
            <text:p>50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Photocopying Services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onyahiopl</text:p>
          </table:table-cell>
          <table:table-cell office:value-type="float" office:value="954.72" table:style-name="ce1">
            <text:p>954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Pronto Hire Limited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ihnphorcd</text:p>
          </table:table-cell>
          <table:table-cell office:value-type="float" office:value="842" table:style-name="ce1">
            <text:p>8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014000swa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ynblytxbk</text:p>
          </table:table-cell>
          <table:table-cell office:value-type="float" office:value="102.62" table:style-name="ce1">
            <text:p>102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158000pon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ukxxjlbfr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67000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zvnfucgvo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tena Line Gbp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7gqgubdumb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Teamviewer.Com*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miseeusfo</text:p>
          </table:table-cell>
          <table:table-cell office:value-type="float" office:value="899.28" table:style-name="ce1">
            <text:p>899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fs 3731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okjlnddod</text:p>
          </table:table-cell>
          <table:table-cell office:value-type="float" office:value="32.47" table:style-name="ce1">
            <text:p>32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esco Stores 5194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frlykjhec</text:p>
          </table:table-cell>
          <table:table-cell office:value-type="float" office:value="7.86" table:style-name="ce1">
            <text:p>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The Queens Pantry Llc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gniwnqkub</text:p>
          </table:table-cell>
          <table:table-cell office:value-type="float" office:value="170.45" table:style-name="ce1">
            <text:p>170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Uconnghartfordbkstore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xogqxeslf</text:p>
          </table:table-cell>
          <table:table-cell office:value-type="float" office:value="10.47" table:style-name="ce1">
            <text:p>10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Www.Blackwell.Co.Uk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10hfpzoaohb</text:p>
          </table:table-cell>
          <table:table-cell office:value-type="float" office:value="11.65" table:style-name="ce1">
            <text:p>11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Www.Nwhc.Co.Uk</text:p>
          </table:table-cell>
          <table:table-cell office:value-type="date" office:date-value="2018-04-04T00:00:00" table:style-name="ce2">
            <text:p>04/04/2018</text:p>
          </table:table-cell>
          <table:table-cell office:value-type="string" table:style-name="ce1">
            <text:p>H52820180406kxpammfgn</text:p>
          </table:table-cell>
          <table:table-cell office:value-type="float" office:value="240" table:style-name="ce1">
            <text:p>2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keting Support Items</text:p>
          </table:table-cell>
          <table:table-cell office:value-type="string" table:style-name="ce1">
            <text:p>409pin* Schedugr.A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6ryeclafii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bcvmqdexq</text:p>
          </table:table-cell>
          <table:table-cell office:value-type="float" office:value="73.650000000000006" table:style-name="ce1">
            <text:p>73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Annette Dobbs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sskmakgqo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rbennig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10tisuxcbsz</text:p>
          </table:table-cell>
          <table:table-cell office:value-type="float" office:value="45.7" table:style-name="ce1">
            <text:p>45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Boots 0323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mxtrqmlvl</text:p>
          </table:table-cell>
          <table:table-cell office:value-type="float" office:value="237" table:style-name="ce1">
            <text:p>2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pitol Shopping Centr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ecvyhifbs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A4svje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sgoqnqhtk</text:p>
          </table:table-cell>
          <table:table-cell office:value-type="float" office:value="211.98" table:style-name="ce1">
            <text:p>211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Harry Tuffins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gujjixzph</text:p>
          </table:table-cell>
          <table:table-cell office:value-type="float" office:value="80.66" table:style-name="ce1">
            <text:p>80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tel Indigo Cardiff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plklrgopl</text:p>
          </table:table-cell>
          <table:table-cell office:value-type="float" office:value="324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Lambdatek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ubnuyoarz</text:p>
          </table:table-cell>
          <table:table-cell office:value-type="float" office:value="21.65" table:style-name="ce1">
            <text:p>21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amphey Court Hotel &amp;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nnqyktelp</text:p>
          </table:table-cell>
          <table:table-cell office:value-type="float" office:value="111" table:style-name="ce1">
            <text:p>1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Llanbedrog Service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cjwnbwvaw</text:p>
          </table:table-cell>
          <table:table-cell office:value-type="float" office:value="69.23" table:style-name="ce1">
            <text:p>69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 F2714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10dhijpfovu</text:p>
          </table:table-cell>
          <table:table-cell office:value-type="float" office:value="6.25" table:style-name="ce1">
            <text:p>6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nting</text:p>
          </table:table-cell>
          <table:table-cell office:value-type="string" table:style-name="ce1">
            <text:p>Moo.Com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todfmmuzv</text:p>
          </table:table-cell>
          <table:table-cell office:value-type="float" office:value="177.46" table:style-name="ce1">
            <text:p>177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nting</text:p>
          </table:table-cell>
          <table:table-cell office:value-type="string" table:style-name="ce1">
            <text:p>Moo.Com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twuscrmls</text:p>
          </table:table-cell>
          <table:table-cell office:value-type="float" office:value="95.65" table:style-name="ce1">
            <text:p>95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nting</text:p>
          </table:table-cell>
          <table:table-cell office:value-type="string" table:style-name="ce1">
            <text:p>Moo.Com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wnqnuherv</text:p>
          </table:table-cell>
          <table:table-cell office:value-type="float" office:value="95.65" table:style-name="ce1">
            <text:p>95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Msft *&lt;e04005kdrr&gt;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10qtjuwuqgo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ub Market Limited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vtetugccw</text:p>
          </table:table-cell>
          <table:table-cell office:value-type="float" office:value="207" table:style-name="ce1">
            <text:p>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uayhotel.Co.Uk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vlagqdjeo</text:p>
          </table:table-cell>
          <table:table-cell office:value-type="float" office:value="836.5" table:style-name="ce1">
            <text:p>83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fessional Membership Fees</text:p>
          </table:table-cell>
          <table:table-cell office:value-type="string" table:style-name="ce1">
            <text:p>Sportaccord Convention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10nphwovgap</text:p>
          </table:table-cell>
          <table:table-cell office:value-type="float" office:value="183.58" table:style-name="ce1">
            <text:p>183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fessional Membership Fees</text:p>
          </table:table-cell>
          <table:table-cell office:value-type="string" table:style-name="ce1">
            <text:p>Sportaccord Convention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10ycpntsfym</text:p>
          </table:table-cell>
          <table:table-cell office:value-type="float" office:value="183.58" table:style-name="ce1">
            <text:p>183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m Georges Vani Din10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uwnyfcwth</text:p>
          </table:table-cell>
          <table:table-cell office:value-type="float" office:value="3.46" table:style-name="ce1">
            <text:p>3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Sumo Salad Bda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ilifrrejz</text:p>
          </table:table-cell>
          <table:table-cell office:value-type="float" office:value="23.54" table:style-name="ce1">
            <text:p>23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Ministry Of Coffee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ugslgeesj</text:p>
          </table:table-cell>
          <table:table-cell office:value-type="float" office:value="10.79" table:style-name="ce1">
            <text:p>10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im Hortons 1255 Qth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10xlpcrzljw</text:p>
          </table:table-cell>
          <table:table-cell office:value-type="float" office:value="2.04" table:style-name="ce1">
            <text:p>2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vmcpbdevk</text:p>
          </table:table-cell>
          <table:table-cell office:value-type="float" office:value="151" table:style-name="ce1">
            <text:p>1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Tritek Ltd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iqqtnsysc</text:p>
          </table:table-cell>
          <table:table-cell office:value-type="float" office:value="279.91000000000003" table:style-name="ce1">
            <text:p>279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Via Rail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10hmiaxsomb</text:p>
          </table:table-cell>
          <table:table-cell office:value-type="float" office:value="43.79" table:style-name="ce1">
            <text:p>43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Www.Avpartmaster.Net</text:p>
          </table:table-cell>
          <table:table-cell office:value-type="date" office:date-value="2018-04-05T00:00:00" table:style-name="ce2">
            <text:p>05/04/2018</text:p>
          </table:table-cell>
          <table:table-cell office:value-type="string" table:style-name="ce1">
            <text:p>H52820180407qsmrsmhml</text:p>
          </table:table-cell>
          <table:table-cell office:value-type="float" office:value="273.64999999999998" table:style-name="ce1">
            <text:p>273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bruejeuuk</text:p>
          </table:table-cell>
          <table:table-cell office:value-type="float" office:value="11.49" table:style-name="ce1">
            <text:p>11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yasptqhds</text:p>
          </table:table-cell>
          <table:table-cell office:value-type="float" office:value="2.2000000000000002" table:style-name="ce1">
            <text:p>2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onrah Country Hot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ilibnsqgj</text:p>
          </table:table-cell>
          <table:table-cell office:value-type="float" office:value="181.8" table:style-name="ce1">
            <text:p>181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Delta Air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jwfllwsyj</text:p>
          </table:table-cell>
          <table:table-cell office:value-type="float" office:value="408.23" table:style-name="ce1">
            <text:p>408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Delta Air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rshxeltbq</text:p>
          </table:table-cell>
          <table:table-cell office:value-type="float" office:value="571.11" table:style-name="ce1">
            <text:p>571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Dhl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fqcjelpuh</text:p>
          </table:table-cell>
          <table:table-cell office:value-type="float" office:value="51.25" table:style-name="ce1">
            <text:p>51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xpedia 7343167328116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ydpfjccno</text:p>
          </table:table-cell>
          <table:table-cell office:value-type="float" office:value="102.4" table:style-name="ce1">
            <text:p>102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xpedia 7343204166920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xkoziqahe</text:p>
          </table:table-cell>
          <table:table-cell office:value-type="float" office:value="102.4" table:style-name="ce1">
            <text:p>102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Ac1420d2b3c33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cscbyddup</text:p>
          </table:table-cell>
          <table:table-cell office:value-type="float" office:value="-49.49" table:style-name="ce1">
            <text:p>-49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ndry Property Costs</text:p>
          </table:table-cell>
          <table:table-cell office:value-type="string" table:style-name="ce1">
            <text:p>Framing Wales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qxdhdfcli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arios Cantina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1mveggssal</text:p>
          </table:table-cell>
          <table:table-cell office:value-type="float" office:value="281.02999999999997" table:style-name="ce1">
            <text:p>281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 F35693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hrplpfgwg</text:p>
          </table:table-cell>
          <table:table-cell office:value-type="float" office:value="23.88" table:style-name="ce1">
            <text:p>23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 F35693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tggfuhuoe</text:p>
          </table:table-cell>
          <table:table-cell office:value-type="float" office:value="2.37" table:style-name="ce1">
            <text:p>2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My Projector Lamps Eu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lbzmesriw</text:p>
          </table:table-cell>
          <table:table-cell office:value-type="float" office:value="520.71" table:style-name="ce1">
            <text:p>52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keting Support Items</text:p>
          </table:table-cell>
          <table:table-cell office:value-type="string" table:style-name="ce1">
            <text:p>Nominet Uk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epntwfoah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0230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kzbboynnn</text:p>
          </table:table-cell>
          <table:table-cell office:value-type="float" office:value="97.99" table:style-name="ce1">
            <text:p>97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0775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bngvqtfnf</text:p>
          </table:table-cell>
          <table:table-cell office:value-type="float" office:value="233.97" table:style-name="ce1">
            <text:p>233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Regent Taxis 131008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nxjrndcwb</text:p>
          </table:table-cell>
          <table:table-cell office:value-type="float" office:value="8.5500000000000007" table:style-name="ce1">
            <text:p>8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ichmond Hotel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jrcdhxfpb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ervices De Transporta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uywlaxhqn</text:p>
          </table:table-cell>
          <table:table-cell office:value-type="float" office:value="26.54" table:style-name="ce1">
            <text:p>26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hell Britannia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hforgcogb</text:p>
          </table:table-cell>
          <table:table-cell office:value-type="float" office:value="72.95" table:style-name="ce1">
            <text:p>72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Shell Oil 57524434404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xuolsqylj</text:p>
          </table:table-cell>
          <table:table-cell office:value-type="float" office:value="27.49" table:style-name="ce1">
            <text:p>27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heraton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bbdrbkdow</text:p>
          </table:table-cell>
          <table:table-cell office:value-type="float" office:value="15.43" table:style-name="ce1">
            <text:p>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heraton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fveesjkxj</text:p>
          </table:table-cell>
          <table:table-cell office:value-type="float" office:value="26.18" table:style-name="ce1">
            <text:p>26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heraton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qwxxvvgjl</text:p>
          </table:table-cell>
          <table:table-cell office:value-type="float" office:value="62.39" table:style-name="ce1">
            <text:p>62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esco Pay At Pump 4100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rqjqbltyg</text:p>
          </table:table-cell>
          <table:table-cell office:value-type="float" office:value="43.75" table:style-name="ce1">
            <text:p>43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xaco Rhydypennau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amubqrogb</text:p>
          </table:table-cell>
          <table:table-cell office:value-type="float" office:value="45.44" table:style-name="ce1">
            <text:p>45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The Corner House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grchotkkv</text:p>
          </table:table-cell>
          <table:table-cell office:value-type="float" office:value="70.75" table:style-name="ce1">
            <text:p>70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bgrdrsdrk</text:p>
          </table:table-cell>
          <table:table-cell office:value-type="float" office:value="110.5" table:style-name="ce1">
            <text:p>11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lciumjqns</text:p>
          </table:table-cell>
          <table:table-cell office:value-type="float" office:value="176" table:style-name="ce1">
            <text:p>1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wr Y Felin Hotel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zmvprxljd</text:p>
          </table:table-cell>
          <table:table-cell office:value-type="float" office:value="235" table:style-name="ce1">
            <text:p>2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nited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hgurkwtjf</text:p>
          </table:table-cell>
          <table:table-cell office:value-type="float" office:value="251.39" table:style-name="ce1">
            <text:p>251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Via Rail Canada #33004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dalrinvhd</text:p>
          </table:table-cell>
          <table:table-cell office:value-type="float" office:value="4.33" table:style-name="ce1">
            <text:p>4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Wex Photographic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miiiqylat</text:p>
          </table:table-cell>
          <table:table-cell office:value-type="float" office:value="129.99" table:style-name="ce1">
            <text:p>129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Www.Istock.Com</text:p>
          </table:table-cell>
          <table:table-cell office:value-type="date" office:date-value="2018-04-06T00:00:00" table:style-name="ce2">
            <text:p>06/04/2018</text:p>
          </table:table-cell>
          <table:table-cell office:value-type="string" table:style-name="ce1">
            <text:p>H52820180410xudchxpoe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Eu Amazon.Co.Uk</text:p>
          </table:table-cell>
          <table:table-cell office:value-type="date" office:date-value="2018-04-07T00:00:00" table:style-name="ce2">
            <text:p>07/04/2018</text:p>
          </table:table-cell>
          <table:table-cell office:value-type="string" table:style-name="ce1">
            <text:p>H52820180410xcgtcuifo</text:p>
          </table:table-cell>
          <table:table-cell office:value-type="float" office:value="36.15" table:style-name="ce1">
            <text:p>36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07T00:00:00" table:style-name="ce2">
            <text:p>07/04/2018</text:p>
          </table:table-cell>
          <table:table-cell office:value-type="string" table:style-name="ce1">
            <text:p>H52820180410robisyovv</text:p>
          </table:table-cell>
          <table:table-cell office:value-type="float" office:value="7.6" table:style-name="ce1">
            <text:p>7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lydes At Mark Center</text:p>
          </table:table-cell>
          <table:table-cell office:value-type="date" office:date-value="2018-04-07T00:00:00" table:style-name="ce2">
            <text:p>07/04/2018</text:p>
          </table:table-cell>
          <table:table-cell office:value-type="string" table:style-name="ce1">
            <text:p>H52820180410cvfjcrapm</text:p>
          </table:table-cell>
          <table:table-cell office:value-type="float" office:value="14.66" table:style-name="ce1">
            <text:p>14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Envato</text:p>
          </table:table-cell>
          <table:table-cell office:value-type="date" office:date-value="2018-04-07T00:00:00" table:style-name="ce2">
            <text:p>07/04/2018</text:p>
          </table:table-cell>
          <table:table-cell office:value-type="string" table:style-name="ce1">
            <text:p>H52820180410ggmtjkbgq</text:p>
          </table:table-cell>
          <table:table-cell office:value-type="float" office:value="25.63" table:style-name="ce1">
            <text:p>25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arriott Newport Ri</text:p>
          </table:table-cell>
          <table:table-cell office:value-type="date" office:date-value="2018-04-07T00:00:00" table:style-name="ce2">
            <text:p>07/04/2018</text:p>
          </table:table-cell>
          <table:table-cell office:value-type="string" table:style-name="ce1">
            <text:p>H52820180410jghsoinzd</text:p>
          </table:table-cell>
          <table:table-cell office:value-type="float" office:value="50.49" table:style-name="ce1">
            <text:p>50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arriott Newport Ri</text:p>
          </table:table-cell>
          <table:table-cell office:value-type="date" office:date-value="2018-04-07T00:00:00" table:style-name="ce2">
            <text:p>07/04/2018</text:p>
          </table:table-cell>
          <table:table-cell office:value-type="string" table:style-name="ce1">
            <text:p>H52820180410kuccbnuyv</text:p>
          </table:table-cell>
          <table:table-cell office:value-type="float" office:value="146.35" table:style-name="ce1">
            <text:p>146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oo Moo The Wine Bar</text:p>
          </table:table-cell>
          <table:table-cell office:value-type="date" office:date-value="2018-04-07T00:00:00" table:style-name="ce2">
            <text:p>07/04/2018</text:p>
          </table:table-cell>
          <table:table-cell office:value-type="string" table:style-name="ce1">
            <text:p>H52820180410hwhdjyzvj</text:p>
          </table:table-cell>
          <table:table-cell office:value-type="float" office:value="169.61" table:style-name="ce1">
            <text:p>169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sco Pfs 3906</text:p>
          </table:table-cell>
          <table:table-cell office:value-type="date" office:date-value="2018-04-07T00:00:00" table:style-name="ce2">
            <text:p>07/04/2018</text:p>
          </table:table-cell>
          <table:table-cell office:value-type="string" table:style-name="ce1">
            <text:p>H52820180410colpikrts</text:p>
          </table:table-cell>
          <table:table-cell office:value-type="float" office:value="78.11" table:style-name="ce1">
            <text:p>78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Lekxm</text:p>
          </table:table-cell>
          <table:table-cell office:value-type="date" office:date-value="2018-04-07T00:00:00" table:style-name="ce2">
            <text:p>07/04/2018</text:p>
          </table:table-cell>
          <table:table-cell office:value-type="string" table:style-name="ce1">
            <text:p>H52820180410hlvesalrc</text:p>
          </table:table-cell>
          <table:table-cell office:value-type="float" office:value="16.39" table:style-name="ce1">
            <text:p>16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Swapy</text:p>
          </table:table-cell>
          <table:table-cell office:value-type="date" office:date-value="2018-04-07T00:00:00" table:style-name="ce2">
            <text:p>07/04/2018</text:p>
          </table:table-cell>
          <table:table-cell office:value-type="string" table:style-name="ce1">
            <text:p>H52820180410hconbrwup</text:p>
          </table:table-cell>
          <table:table-cell office:value-type="float" office:value="14.63" table:style-name="ce1">
            <text:p>14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Atlassian</text:p>
          </table:table-cell>
          <table:table-cell office:value-type="date" office:date-value="2018-04-08T00:00:00" table:style-name="ce2">
            <text:p>08/04/2018</text:p>
          </table:table-cell>
          <table:table-cell office:value-type="string" table:style-name="ce1">
            <text:p>H52820180410zcgrbstnc</text:p>
          </table:table-cell>
          <table:table-cell office:value-type="float" office:value="12.38" table:style-name="ce1">
            <text:p>12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nterprise Rent-A-Car</text:p>
          </table:table-cell>
          <table:table-cell office:value-type="date" office:date-value="2018-04-08T00:00:00" table:style-name="ce2">
            <text:p>08/04/2018</text:p>
          </table:table-cell>
          <table:table-cell office:value-type="string" table:style-name="ce1">
            <text:p>H52820180410xdtxjraja</text:p>
          </table:table-cell>
          <table:table-cell office:value-type="float" office:value="739.52" table:style-name="ce1">
            <text:p>739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tels.Com146414652638</text:p>
          </table:table-cell>
          <table:table-cell office:value-type="date" office:date-value="2018-04-08T00:00:00" table:style-name="ce2">
            <text:p>08/04/2018</text:p>
          </table:table-cell>
          <table:table-cell office:value-type="string" table:style-name="ce1">
            <text:p>H52820180410tqqfcgfcv</text:p>
          </table:table-cell>
          <table:table-cell office:value-type="float" office:value="-88.99" table:style-name="ce1">
            <text:p>-88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t Gold Coast</text:p>
          </table:table-cell>
          <table:table-cell office:value-type="date" office:date-value="2018-04-08T00:00:00" table:style-name="ce2">
            <text:p>08/04/2018</text:p>
          </table:table-cell>
          <table:table-cell office:value-type="string" table:style-name="ce1">
            <text:p>H52820180411uiylygdgy</text:p>
          </table:table-cell>
          <table:table-cell office:value-type="float" office:value="23.75" table:style-name="ce1">
            <text:p>23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t Gold Coast</text:p>
          </table:table-cell>
          <table:table-cell office:value-type="date" office:date-value="2018-04-08T00:00:00" table:style-name="ce2">
            <text:p>08/04/2018</text:p>
          </table:table-cell>
          <table:table-cell office:value-type="string" table:style-name="ce1">
            <text:p>H52820180411uszsvcvfx</text:p>
          </table:table-cell>
          <table:table-cell office:value-type="float" office:value="12.65" table:style-name="ce1">
            <text:p>12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Bhnfg</text:p>
          </table:table-cell>
          <table:table-cell office:value-type="date" office:date-value="2018-04-08T00:00:00" table:style-name="ce2">
            <text:p>08/04/2018</text:p>
          </table:table-cell>
          <table:table-cell office:value-type="string" table:style-name="ce1">
            <text:p>H52820180410uraryvuwp</text:p>
          </table:table-cell>
          <table:table-cell office:value-type="float" office:value="8.25" table:style-name="ce1">
            <text:p>8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pmujopafl</text:p>
          </table:table-cell>
          <table:table-cell office:value-type="float" office:value="20.97" table:style-name="ce1">
            <text:p>20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pcoa-Hal-Ss T3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dnfjlpbbd</text:p>
          </table:table-cell>
          <table:table-cell office:value-type="float" office:value="7.2" table:style-name="ce1">
            <text:p>7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rewers Fayre41510225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wehwpdqee</text:p>
          </table:table-cell>
          <table:table-cell office:value-type="float" office:value="11.48" table:style-name="ce1">
            <text:p>11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jguqdxjja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hicle Maintenance</text:p>
          </table:table-cell>
          <table:table-cell office:value-type="string" table:style-name="ce1">
            <text:p>Celtic Tyres Cardiff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fbmmfnkbu</text:p>
          </table:table-cell>
          <table:table-cell office:value-type="float" office:value="340.46" table:style-name="ce1">
            <text:p>340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City Cab Of Orl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pxqlbtxzm</text:p>
          </table:table-cell>
          <table:table-cell office:value-type="float" office:value="36.25" table:style-name="ce1">
            <text:p>36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minars, Conferences, Worksho</text:p>
          </table:table-cell>
          <table:table-cell office:value-type="string" table:style-name="ce1">
            <text:p>Composites UK Limited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fnuvypqis</text:p>
          </table:table-cell>
          <table:table-cell office:value-type="float" office:value="354" table:style-name="ce1">
            <text:p>3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mpire Hotel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fbdpyufry</text:p>
          </table:table-cell>
          <table:table-cell office:value-type="float" office:value="79.5" table:style-name="ce1">
            <text:p>79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ightlink Wales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goukhvcuh</text:p>
          </table:table-cell>
          <table:table-cell office:value-type="float" office:value="240" table:style-name="ce1">
            <text:p>2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westy Cymru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coqdffjrp</text:p>
          </table:table-cell>
          <table:table-cell office:value-type="float" office:value="24.9" table:style-name="ce1">
            <text:p>2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westy Cymru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gbwhobojg</text:p>
          </table:table-cell>
          <table:table-cell office:value-type="float" office:value="23.9" table:style-name="ce1">
            <text:p>23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ilton Convention Ctr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2lbmyygyfg</text:p>
          </table:table-cell>
          <table:table-cell office:value-type="float" office:value="65.62" table:style-name="ce1">
            <text:p>65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Hotels.Com147023218556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bpnscryeh</text:p>
          </table:table-cell>
          <table:table-cell office:value-type="float" office:value="129.85" table:style-name="ce1">
            <text:p>129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Ivy Service Statio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gnsgtkpin</text:p>
          </table:table-cell>
          <table:table-cell office:value-type="float" office:value="61.93" table:style-name="ce1">
            <text:p>61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J K Lewis &amp; Son Lt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enbcmzlve</text:p>
          </table:table-cell>
          <table:table-cell office:value-type="float" office:value="79.209999999999994" table:style-name="ce1">
            <text:p>79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onghorn - 106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2bhxncrbkh</text:p>
          </table:table-cell>
          <table:table-cell office:value-type="float" office:value="15.2" table:style-name="ce1">
            <text:p>15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6 Toll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ptnyxbubr</text:p>
          </table:table-cell>
          <table:table-cell office:value-type="float" office:value="5.9" table:style-name="ce1">
            <text:p>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arlow S Orlando 1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2hgqfuskjh</text:p>
          </table:table-cell>
          <table:table-cell office:value-type="float" office:value="28.44" table:style-name="ce1">
            <text:p>28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otor Fuels Ltd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pocbybrwo</text:p>
          </table:table-cell>
          <table:table-cell office:value-type="float" office:value="78.63" table:style-name="ce1">
            <text:p>78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ining &amp; Pers Devt</text:p>
          </table:table-cell>
          <table:table-cell office:value-type="string" table:style-name="ce1">
            <text:p>Paypal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esfgersii</text:p>
          </table:table-cell>
          <table:table-cell office:value-type="float" office:value="72.989999999999995" table:style-name="ce1">
            <text:p>72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0775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2tebrjyfxg</text:p>
          </table:table-cell>
          <table:table-cell office:value-type="float" office:value="92.99" table:style-name="ce1">
            <text:p>92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1950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2bbdndihxw</text:p>
          </table:table-cell>
          <table:table-cell office:value-type="float" office:value="203.5" table:style-name="ce1">
            <text:p>20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ining &amp; Pers Devt</text:p>
          </table:table-cell>
          <table:table-cell office:value-type="string" table:style-name="ce1">
            <text:p>Red One Ltd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ininoejiv</text:p>
          </table:table-cell>
          <table:table-cell office:value-type="float" office:value="1092" table:style-name="ce1">
            <text:p>10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eamlssakamisushi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fhetygygo</text:p>
          </table:table-cell>
          <table:table-cell office:value-type="float" office:value="18.23" table:style-name="ce1">
            <text:p>18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q *david Taxi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kejucnaog</text:p>
          </table:table-cell>
          <table:table-cell office:value-type="float" office:value="25.6" table:style-name="ce1">
            <text:p>25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q *jean Transportation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sqneofpwy</text:p>
          </table:table-cell>
          <table:table-cell office:value-type="float" office:value="11.59" table:style-name="ce1">
            <text:p>11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arling Cloud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2egdgsbhuv</text:p>
          </table:table-cell>
          <table:table-cell office:value-type="float" office:value="75.95" table:style-name="ce1">
            <text:p>75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arling Cloud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2lodxcazpm</text:p>
          </table:table-cell>
          <table:table-cell office:value-type="float" office:value="65.95" table:style-name="ce1">
            <text:p>65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ble Table41010770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2biothhewn</text:p>
          </table:table-cell>
          <table:table-cell office:value-type="float" office:value="18.170000000000002" table:style-name="ce1">
            <text:p>18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x Aberystwyth S/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bewymminb</text:p>
          </table:table-cell>
          <table:table-cell office:value-type="float" office:value="26.55" table:style-name="ce1">
            <text:p>26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x Aberystwyth S/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teyepezpp</text:p>
          </table:table-cell>
          <table:table-cell office:value-type="float" office:value="26.38" table:style-name="ce1">
            <text:p>26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x Aberystwyth S/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wolqkjixm</text:p>
          </table:table-cell>
          <table:table-cell office:value-type="float" office:value="25.64" table:style-name="ce1">
            <text:p>25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ndry Property Costs</text:p>
          </table:table-cell>
          <table:table-cell office:value-type="string" table:style-name="ce1">
            <text:p>The Ups Store #6137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xyeufsptj</text:p>
          </table:table-cell>
          <table:table-cell office:value-type="float" office:value="30.72" table:style-name="ce1">
            <text:p>30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kykcsodqw</text:p>
          </table:table-cell>
          <table:table-cell office:value-type="float" office:value="-117.1" table:style-name="ce1">
            <text:p>-117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lzoxyrxnm</text:p>
          </table:table-cell>
          <table:table-cell office:value-type="float" office:value="-61.5" table:style-name="ce1">
            <text:p>-61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3i54f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aycbpjpny</text:p>
          </table:table-cell>
          <table:table-cell office:value-type="float" office:value="6.84" table:style-name="ce1">
            <text:p>6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7vyjk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0lovxijsyz</text:p>
          </table:table-cell>
          <table:table-cell office:value-type="float" office:value="11.14" table:style-name="ce1">
            <text:p>1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Ajqyl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lcpscyisr</text:p>
          </table:table-cell>
          <table:table-cell office:value-type="float" office:value="16.78" table:style-name="ce1">
            <text:p>16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Hb6yi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0rmxzvcrvm</text:p>
          </table:table-cell>
          <table:table-cell office:value-type="float" office:value="7.98" table:style-name="ce1">
            <text:p>7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Jjerg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xmlprvmwu</text:p>
          </table:table-cell>
          <table:table-cell office:value-type="float" office:value="5.75" table:style-name="ce1">
            <text:p>5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Phvzw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dlspbynuf</text:p>
          </table:table-cell>
          <table:table-cell office:value-type="float" office:value="3.66" table:style-name="ce1">
            <text:p>3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Rw5yp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rsdthdtmb</text:p>
          </table:table-cell>
          <table:table-cell office:value-type="float" office:value="18.52" table:style-name="ce1">
            <text:p>18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Tjdel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gmbuprvkv</text:p>
          </table:table-cell>
          <table:table-cell office:value-type="float" office:value="23.26" table:style-name="ce1">
            <text:p>23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Vmgu7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cisrtpusn</text:p>
          </table:table-cell>
          <table:table-cell office:value-type="float" office:value="2.39" table:style-name="ce1">
            <text:p>2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W3pph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qzwxkhvdc</text:p>
          </table:table-cell>
          <table:table-cell office:value-type="float" office:value="3.66" table:style-name="ce1">
            <text:p>3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Vir Atl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bshoetvmt</text:p>
          </table:table-cell>
          <table:table-cell office:value-type="float" office:value="975.51" table:style-name="ce1">
            <text:p>975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Vir Atl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dgngrtjyw</text:p>
          </table:table-cell>
          <table:table-cell office:value-type="float" office:value="2879.71" table:style-name="ce1">
            <text:p>287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Www.Eurekadirect.Co.Uk</text:p>
          </table:table-cell>
          <table:table-cell office:value-type="date" office:date-value="2018-04-09T00:00:00" table:style-name="ce2">
            <text:p>09/04/2018</text:p>
          </table:table-cell>
          <table:table-cell office:value-type="string" table:style-name="ce1">
            <text:p>H52820180411nbpxtjevu</text:p>
          </table:table-cell>
          <table:table-cell office:value-type="float" office:value="61.8" table:style-name="ce1">
            <text:p>61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lex (01320)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ohepekkus</text:p>
          </table:table-cell>
          <table:table-cell office:value-type="float" office:value="24.36" table:style-name="ce1">
            <text:p>24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fizuturry</text:p>
          </table:table-cell>
          <table:table-cell office:value-type="float" office:value="3.69" table:style-name="ce1">
            <text:p>3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3xrbldqgij</text:p>
          </table:table-cell>
          <table:table-cell office:value-type="float" office:value="128.69999999999999" table:style-name="ce1">
            <text:p>128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gihrgxxix</text:p>
          </table:table-cell>
          <table:table-cell office:value-type="float" office:value="110.5" table:style-name="ce1">
            <text:p>11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gvatcbdbu</text:p>
          </table:table-cell>
          <table:table-cell office:value-type="float" office:value="151.80000000000001" table:style-name="ce1">
            <text:p>151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Beresfords Opticia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4ukvglancd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British Standards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clycdnpbj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ubzwwnztn</text:p>
          </table:table-cell>
          <table:table-cell office:value-type="float" office:value="4.5999999999999996" table:style-name="ce1">
            <text:p>4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Db Bahn Automaten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defblmgee</text:p>
          </table:table-cell>
          <table:table-cell office:value-type="float" office:value="5.76" table:style-name="ce1">
            <text:p>5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Dnata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ivleqotpu</text:p>
          </table:table-cell>
          <table:table-cell office:value-type="float" office:value="52.18" table:style-name="ce1">
            <text:p>52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mpire Hotel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lgsxhocft</text:p>
          </table:table-cell>
          <table:table-cell office:value-type="float" office:value="159" table:style-name="ce1">
            <text:p>1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mpire Hotel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qlhsaqryh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mpire Hotel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wgseimexb</text:p>
          </table:table-cell>
          <table:table-cell office:value-type="float" office:value="169" table:style-name="ce1">
            <text:p>1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mpire Hotel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zvjrmedpu</text:p>
          </table:table-cell>
          <table:table-cell office:value-type="float" office:value="169" table:style-name="ce1">
            <text:p>1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westy Cymru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yhcogbrrb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Htl*hightail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vrhhecwel</text:p>
          </table:table-cell>
          <table:table-cell office:value-type="float" office:value="119.99" table:style-name="ce1">
            <text:p>119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andarin Chinese Resta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stbamimjs</text:p>
          </table:table-cell>
          <table:table-cell office:value-type="float" office:value="25.8" table:style-name="ce1">
            <text:p>25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ercure Hotel Akl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1vaipyejcw</text:p>
          </table:table-cell>
          <table:table-cell office:value-type="float" office:value="7.51" table:style-name="ce1">
            <text:p>7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ile End Service S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3rsfwixofq</text:p>
          </table:table-cell>
          <table:table-cell office:value-type="float" office:value="26.95" table:style-name="ce1">
            <text:p>26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cp Dewi St Davids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cmmhxmqzu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Orange County C C Conc 77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3wgxnpbehb</text:p>
          </table:table-cell>
          <table:table-cell office:value-type="float" office:value="9.64" table:style-name="ce1">
            <text:p>9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Parcel2go_ie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gnmzxiiju</text:p>
          </table:table-cell>
          <table:table-cell office:value-type="float" office:value="32.17" table:style-name="ce1">
            <text:p>32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ypal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lbtfvueyh</text:p>
          </table:table-cell>
          <table:table-cell office:value-type="float" office:value="43.93" table:style-name="ce1">
            <text:p>43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1950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3qxmpqcebq</text:p>
          </table:table-cell>
          <table:table-cell office:value-type="float" office:value="15.99" table:style-name="ce1">
            <text:p>15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ining &amp; Pers Devt</text:p>
          </table:table-cell>
          <table:table-cell office:value-type="string" table:style-name="ce1">
            <text:p>Safe Water Training Se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uyfitbwuo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hangri-La Hotel Changchu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gqmsxdrho</text:p>
          </table:table-cell>
          <table:table-cell office:value-type="float" office:value="63.74" table:style-name="ce1">
            <text:p>63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hangri-La Hotel Changchu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3ngifsnhxc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cxtlbutxg</text:p>
          </table:table-cell>
          <table:table-cell office:value-type="float" office:value="41.8" table:style-name="ce1">
            <text:p>41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26000mer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psrqnwqxn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fessional Membership Fees</text:p>
          </table:table-cell>
          <table:table-cell office:value-type="string" table:style-name="ce1">
            <text:p>Sportaccord Convention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3qfucekfrn</text:p>
          </table:table-cell>
          <table:table-cell office:value-type="float" office:value="182.26" table:style-name="ce1">
            <text:p>182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q *check In Cab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jmtfuuxfu</text:p>
          </table:table-cell>
          <table:table-cell office:value-type="float" office:value="8.3800000000000008" table:style-name="ce1">
            <text:p>8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q *transportation Servic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ybtfczryb</text:p>
          </table:table-cell>
          <table:table-cell office:value-type="float" office:value="16.04" table:style-name="ce1">
            <text:p>16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ay At Pump 3747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riedtvfno</text:p>
          </table:table-cell>
          <table:table-cell office:value-type="float" office:value="11.5" table:style-name="ce1">
            <text:p>11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Marine Hotel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dxjvnulmi</text:p>
          </table:table-cell>
          <table:table-cell office:value-type="float" office:value="170" table:style-name="ce1">
            <text:p>1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ecxddfuyf</text:p>
          </table:table-cell>
          <table:table-cell office:value-type="float" office:value="70.45" table:style-name="ce1">
            <text:p>70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evlywravi</text:p>
          </table:table-cell>
          <table:table-cell office:value-type="float" office:value="70.900000000000006" table:style-name="ce1">
            <text:p>7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ignogidxx</text:p>
          </table:table-cell>
          <table:table-cell office:value-type="float" office:value="221.8" table:style-name="ce1">
            <text:p>221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naguthyca</text:p>
          </table:table-cell>
          <table:table-cell office:value-type="float" office:value="60.25" table:style-name="ce1">
            <text:p>60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wo Rivers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usufggncw</text:p>
          </table:table-cell>
          <table:table-cell office:value-type="float" office:value="86.05" table:style-name="ce1">
            <text:p>86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65ty4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1cyptxeren</text:p>
          </table:table-cell>
          <table:table-cell office:value-type="float" office:value="8.15" table:style-name="ce1">
            <text:p>8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Hohit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kpyffgxvz</text:p>
          </table:table-cell>
          <table:table-cell office:value-type="float" office:value="16.02" table:style-name="ce1">
            <text:p>16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Lpoid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bgykmfgpu</text:p>
          </table:table-cell>
          <table:table-cell office:value-type="float" office:value="5.54" table:style-name="ce1">
            <text:p>5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Vintage Tea &amp; Coffee C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ezdhxoocv</text:p>
          </table:table-cell>
          <table:table-cell office:value-type="float" office:value="5.69" table:style-name="ce1">
            <text:p>5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ag Aberystwyth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lptgbwiuv</text:p>
          </table:table-cell>
          <table:table-cell office:value-type="float" office:value="4.6100000000000003" table:style-name="ce1">
            <text:p>4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Www.Blackwell.Co.Uk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tuswgwjcv</text:p>
          </table:table-cell>
          <table:table-cell office:value-type="float" office:value="25.77" table:style-name="ce1">
            <text:p>25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ww.Hxpayments.Com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xvedipauz</text:p>
          </table:table-cell>
          <table:table-cell office:value-type="float" office:value="17.5" table:style-name="ce1">
            <text:p>1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Yard House 0108352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peyfglqxo</text:p>
          </table:table-cell>
          <table:table-cell office:value-type="float" office:value="14.72" table:style-name="ce1">
            <text:p>14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yatt Regency Chicago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omchinmpw</text:p>
          </table:table-cell>
          <table:table-cell office:value-type="float" office:value="-345.52" table:style-name="ce1">
            <text:p>-345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yatt Regency Chicago</text:p>
          </table:table-cell>
          <table:table-cell office:value-type="date" office:date-value="2018-04-10T00:00:00" table:style-name="ce2">
            <text:p>10/04/2018</text:p>
          </table:table-cell>
          <table:table-cell office:value-type="string" table:style-name="ce1">
            <text:p>H52820180412wwzblmgyv</text:p>
          </table:table-cell>
          <table:table-cell office:value-type="float" office:value="-523.54" table:style-name="ce1">
            <text:p>-523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Acquia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qcwkdoauo</text:p>
          </table:table-cell>
          <table:table-cell office:value-type="float" office:value="166.18" table:style-name="ce1">
            <text:p>166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sqhjqxfen</text:p>
          </table:table-cell>
          <table:table-cell office:value-type="float" office:value="11.99" table:style-name="ce1">
            <text:p>11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merican Air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4nujeudzxe</text:p>
          </table:table-cell>
          <table:table-cell office:value-type="float" office:value="164.2" table:style-name="ce1">
            <text:p>164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ackbencher Pub &amp; Cafe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4sqpbawdll</text:p>
          </table:table-cell>
          <table:table-cell office:value-type="float" office:value="27.17" table:style-name="ce1">
            <text:p>27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lecom non Merlin</text:p>
          </table:table-cell>
          <table:table-cell office:value-type="string" table:style-name="ce1">
            <text:p>Bt Bill Payment 2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jtfcccgcq</text:p>
          </table:table-cell>
          <table:table-cell office:value-type="float" office:value="123.04" table:style-name="ce1">
            <text:p>123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spitality</text:p>
          </table:table-cell>
          <table:table-cell office:value-type="string" table:style-name="ce1">
            <text:p>Bunch Of Grapes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likujvaog</text:p>
          </table:table-cell>
          <table:table-cell office:value-type="float" office:value="29.3" table:style-name="ce1">
            <text:p>29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escqjrlzd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hicle Maintenance</text:p>
          </table:table-cell>
          <table:table-cell office:value-type="string" table:style-name="ce1">
            <text:p>Celtic Tyres Cardiff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hwxgmokkq</text:p>
          </table:table-cell>
          <table:table-cell office:value-type="float" office:value="16.75" table:style-name="ce1">
            <text:p>16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Crossbow Education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kpsniiuff</text:p>
          </table:table-cell>
          <table:table-cell office:value-type="float" office:value="16.72" table:style-name="ce1">
            <text:p>16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Db Bahn Automaten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wibnpcpye</text:p>
          </table:table-cell>
          <table:table-cell office:value-type="float" office:value="1.45" table:style-name="ce1">
            <text:p>1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Delta Air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4hiywipopz</text:p>
          </table:table-cell>
          <table:table-cell office:value-type="float" office:value="276.88" table:style-name="ce1">
            <text:p>276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Delta Air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4logkgfrmg</text:p>
          </table:table-cell>
          <table:table-cell office:value-type="float" office:value="276.88" table:style-name="ce1">
            <text:p>276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xpedia 7344355695657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cvbppattc</text:p>
          </table:table-cell>
          <table:table-cell office:value-type="float" office:value="49.96" table:style-name="ce1">
            <text:p>49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 Kiosk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wjcxihrkd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tel Wedina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uopsmcrog</text:p>
          </table:table-cell>
          <table:table-cell office:value-type="float" office:value="134.54" table:style-name="ce1">
            <text:p>134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ul Ticket Machine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xxgvkjpdo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ul Ticket Machine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yiyrxwwkp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ama Fays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4tubmsnkeg</text:p>
          </table:table-cell>
          <table:table-cell office:value-type="float" office:value="14.7" table:style-name="ce1">
            <text:p>14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Marks&amp;spencer Plc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ldgttnjnj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Morrison Petrol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4zfxvjgceu</text:p>
          </table:table-cell>
          <table:table-cell office:value-type="float" office:value="23.41" table:style-name="ce1">
            <text:p>23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Orange County C C Conc 77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4okuoqblyz</text:p>
          </table:table-cell>
          <table:table-cell office:value-type="float" office:value="9.83" table:style-name="ce1">
            <text:p>9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rk Inn Hotel Cwlpj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4lomlyuplc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Postoffice Selfservice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cpcmnwjly</text:p>
          </table:table-cell>
          <table:table-cell office:value-type="float" office:value="6.5" table:style-name="ce1">
            <text:p>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p*jorelaime0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4pkxjqkvcc</text:p>
          </table:table-cell>
          <table:table-cell office:value-type="float" office:value="10.92" table:style-name="ce1">
            <text:p>10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Pp*valuecabsli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knizjtndw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0230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tmroxlxji</text:p>
          </table:table-cell>
          <table:table-cell office:value-type="float" office:value="-8.99" table:style-name="ce1">
            <text:p>-8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Pulrose Motor Serv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selswrbtx</text:p>
          </table:table-cell>
          <table:table-cell office:value-type="float" office:value="68.19" table:style-name="ce1">
            <text:p>68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 A F Club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fbsmgmecb</text:p>
          </table:table-cell>
          <table:table-cell office:value-type="float" office:value="142" table:style-name="ce1">
            <text:p>1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shfjhujam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014000swa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uejxgnqmb</text:p>
          </table:table-cell>
          <table:table-cell office:value-type="float" office:value="81.31" table:style-name="ce1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167000bla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osmxfnbyp</text:p>
          </table:table-cell>
          <table:table-cell office:value-type="float" office:value="81.31" table:style-name="ce1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31000car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yrgytsxat</text:p>
          </table:table-cell>
          <table:table-cell office:value-type="float" office:value="102.62" table:style-name="ce1">
            <text:p>102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fefwcjlum</text:p>
          </table:table-cell>
          <table:table-cell office:value-type="float" office:value="330.5" table:style-name="ce1">
            <text:p>33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ndsjfsjlk</text:p>
          </table:table-cell>
          <table:table-cell office:value-type="float" office:value="106" table:style-name="ce1">
            <text:p>1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xhaprjyfv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y Gwyn Hotel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7qjiprigou</text:p>
          </table:table-cell>
          <table:table-cell office:value-type="float" office:value="98.85" table:style-name="ce1">
            <text:p>98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4nus6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2quiwencrp</text:p>
          </table:table-cell>
          <table:table-cell office:value-type="float" office:value="11.1" table:style-name="ce1">
            <text:p>11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6ivps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2pkucxtoic</text:p>
          </table:table-cell>
          <table:table-cell office:value-type="float" office:value="5.48" table:style-name="ce1">
            <text:p>5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Ckhim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jkviutkrp</text:p>
          </table:table-cell>
          <table:table-cell office:value-type="float" office:value="5.43" table:style-name="ce1">
            <text:p>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Kl5zp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sollspjeu</text:p>
          </table:table-cell>
          <table:table-cell office:value-type="float" office:value="22.61" table:style-name="ce1">
            <text:p>22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Zpky6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2tasrodhgo</text:p>
          </table:table-cell>
          <table:table-cell office:value-type="float" office:value="3.65" table:style-name="ce1">
            <text:p>3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rect Marketing</text:p>
          </table:table-cell>
          <table:table-cell office:value-type="string" table:style-name="ce1">
            <text:p>Www.Istock.Com</text:p>
          </table:table-cell>
          <table:table-cell office:value-type="date" office:date-value="2018-04-11T00:00:00" table:style-name="ce2">
            <text:p>11/04/2018</text:p>
          </table:table-cell>
          <table:table-cell office:value-type="string" table:style-name="ce1">
            <text:p>H52820180413yzcxqoido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dobe Systems Software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xamqfiwan</text:p>
          </table:table-cell>
          <table:table-cell office:value-type="float" office:value="131.47" table:style-name="ce1">
            <text:p>131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mnqbkqtjn</text:p>
          </table:table-cell>
          <table:table-cell office:value-type="float" office:value="33.979999999999997" table:style-name="ce1">
            <text:p>33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niggxmpwg</text:p>
          </table:table-cell>
          <table:table-cell office:value-type="float" office:value="14.95" table:style-name="ce1">
            <text:p>14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asque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lqucujray</text:p>
          </table:table-cell>
          <table:table-cell office:value-type="float" office:value="30.67" table:style-name="ce1">
            <text:p>30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ipyixfagt</text:p>
          </table:table-cell>
          <table:table-cell office:value-type="float" office:value="8.4" table:style-name="ce1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ktslkximg</text:p>
          </table:table-cell>
          <table:table-cell office:value-type="float" office:value="8.4" table:style-name="ce1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lton Square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wthdjkllx</text:p>
          </table:table-cell>
          <table:table-cell office:value-type="float" office:value="11.69" table:style-name="ce1">
            <text:p>11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hicle Maintenance</text:p>
          </table:table-cell>
          <table:table-cell office:value-type="string" table:style-name="ce1">
            <text:p>Celtic Mitsubishi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umgxthrdu</text:p>
          </table:table-cell>
          <table:table-cell office:value-type="float" office:value="221.38" table:style-name="ce1">
            <text:p>221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Charlies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yqssjedkp</text:p>
          </table:table-cell>
          <table:table-cell office:value-type="float" office:value="86.75" table:style-name="ce1">
            <text:p>86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City Cab Of Orl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ersgjghlq</text:p>
          </table:table-cell>
          <table:table-cell office:value-type="float" office:value="5.53" table:style-name="ce1">
            <text:p>5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Clas Ohlson Uk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mdmfokthi</text:p>
          </table:table-cell>
          <table:table-cell office:value-type="float" office:value="8.24" table:style-name="ce1">
            <text:p>8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Co-Op Group Petrol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ozjvokgei</text:p>
          </table:table-cell>
          <table:table-cell office:value-type="float" office:value="14.29" table:style-name="ce1">
            <text:p>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rect Marketing</text:p>
          </table:table-cell>
          <table:table-cell office:value-type="string" table:style-name="ce1">
            <text:p>Dreamstime.Com Gbp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cvrqknoyi</text:p>
          </table:table-cell>
          <table:table-cell office:value-type="float" office:value="26.89" table:style-name="ce1">
            <text:p>26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rect Marketing</text:p>
          </table:table-cell>
          <table:table-cell office:value-type="string" table:style-name="ce1">
            <text:p>Dreamstime.Com Gbp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rnnvabrjg</text:p>
          </table:table-cell>
          <table:table-cell office:value-type="float" office:value="0.79" table:style-name="ce1">
            <text:p>0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Eb Medcity Invest 201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ooelbbgef</text:p>
          </table:table-cell>
          <table:table-cell office:value-type="float" office:value="499.85" table:style-name="ce1">
            <text:p>499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Energy Industries Council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qfrrnkmaw</text:p>
          </table:table-cell>
          <table:table-cell office:value-type="float" office:value="380.82" table:style-name="ce1">
            <text:p>380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Exclaimer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wosfobbme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Ac1420d208f91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mvmfwrvtd</text:p>
          </table:table-cell>
          <table:table-cell office:value-type="float" office:value="-79.989999999999995" table:style-name="ce1">
            <text:p>-79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Cpytk9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unfnytbqb</text:p>
          </table:table-cell>
          <table:table-cell office:value-type="float" office:value="151.99" table:style-name="ce1">
            <text:p>151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ences &amp; Maintenance</text:p>
          </table:table-cell>
          <table:table-cell office:value-type="string" table:style-name="ce1">
            <text:p>Fonts Com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qaacmsbcw</text:p>
          </table:table-cell>
          <table:table-cell office:value-type="float" office:value="17.47" table:style-name="ce1">
            <text:p>17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Websales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fxkusdmio</text:p>
          </table:table-cell>
          <table:table-cell office:value-type="float" office:value="474.4" table:style-name="ce1">
            <text:p>474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Websales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wydcbhlzr</text:p>
          </table:table-cell>
          <table:table-cell office:value-type="float" office:value="78.8" table:style-name="ce1">
            <text:p>78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Halfords 0856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ddhonqlon</text:p>
          </table:table-cell>
          <table:table-cell office:value-type="float" office:value="24.99" table:style-name="ce1">
            <text:p>24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arbourmaster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7cjpqllcgj</text:p>
          </table:table-cell>
          <table:table-cell office:value-type="float" office:value="27.5" table:style-name="ce1">
            <text:p>2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Home Bargains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wchlvxeaq</text:p>
          </table:table-cell>
          <table:table-cell office:value-type="float" office:value="2.37" table:style-name="ce1">
            <text:p>2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tel On Booking.Com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jqxhqsgma</text:p>
          </table:table-cell>
          <table:table-cell office:value-type="float" office:value="110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yatt Regency Atlanta F&amp;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7bwnyjifvk</text:p>
          </table:table-cell>
          <table:table-cell office:value-type="float" office:value="17.09" table:style-name="ce1">
            <text:p>17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iverpool Arms Hot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xwqjxgerz</text:p>
          </table:table-cell>
          <table:table-cell office:value-type="float" office:value="198.35" table:style-name="ce1">
            <text:p>198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ost Coins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7cbfbayamn</text:p>
          </table:table-cell>
          <table:table-cell office:value-type="float" office:value="17.7" table:style-name="ce1">
            <text:p>17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andarin Chinese Resta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rlbgqulbx</text:p>
          </table:table-cell>
          <table:table-cell office:value-type="float" office:value="21.8" table:style-name="ce1">
            <text:p>21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Parcel2go_ie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ibtvoqmgv</text:p>
          </table:table-cell>
          <table:table-cell office:value-type="float" office:value="10.72" table:style-name="ce1">
            <text:p>10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rk Inn Hotel Lhrpq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hjnsmtbhk</text:p>
          </table:table-cell>
          <table:table-cell office:value-type="float" office:value="265" table:style-name="ce1">
            <text:p>2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fessional Membership Fees</text:p>
          </table:table-cell>
          <table:table-cell office:value-type="string" table:style-name="ce1">
            <text:p>Paypal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jbkjoxlwg</text:p>
          </table:table-cell>
          <table:table-cell office:value-type="float" office:value="145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Pembs Cc Cb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bvvczwnti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 44536760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7wgxhqekyx</text:p>
          </table:table-cell>
          <table:table-cell office:value-type="float" office:value="94.99" table:style-name="ce1">
            <text:p>94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ed Lobster 6303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7dhhsgcwue</text:p>
          </table:table-cell>
          <table:table-cell office:value-type="float" office:value="15.24" table:style-name="ce1">
            <text:p>15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hi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qlfsombpc</text:p>
          </table:table-cell>
          <table:table-cell office:value-type="float" office:value="54.55" table:style-name="ce1">
            <text:p>54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hort/med 2&amp;3 Birmingh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dhxjxypxy</text:p>
          </table:table-cell>
          <table:table-cell office:value-type="float" office:value="78" table:style-name="ce1">
            <text:p>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mijiyfkba</text:p>
          </table:table-cell>
          <table:table-cell office:value-type="float" office:value="42.62" table:style-name="ce1">
            <text:p>42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sbikovkfl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q *city Wide Taxi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oskixejet</text:p>
          </table:table-cell>
          <table:table-cell office:value-type="float" office:value="26.37" table:style-name="ce1">
            <text:p>26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q *uskadar34@yahoo.Com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zxrlxpkvk</text:p>
          </table:table-cell>
          <table:table-cell office:value-type="float" office:value="6.59" table:style-name="ce1">
            <text:p>6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arbucks B Dca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7ujsjjaxqr</text:p>
          </table:table-cell>
          <table:table-cell office:value-type="float" office:value="7.38" table:style-name="ce1">
            <text:p>7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erling Woodfire Eatery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7cgkndmvng</text:p>
          </table:table-cell>
          <table:table-cell office:value-type="float" office:value="76.59" table:style-name="ce1">
            <text:p>76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nby Road Filling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7gjnzxruev</text:p>
          </table:table-cell>
          <table:table-cell office:value-type="float" office:value="78.180000000000007" table:style-name="ce1">
            <text:p>78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ay At Pump 3765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gutgkcift</text:p>
          </table:table-cell>
          <table:table-cell office:value-type="float" office:value="73.66" table:style-name="ce1">
            <text:p>73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xaco Stripestar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7mugapzlel</text:p>
          </table:table-cell>
          <table:table-cell office:value-type="float" office:value="23.24" table:style-name="ce1">
            <text:p>23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The Black Lion Inn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syikwsmvh</text:p>
          </table:table-cell>
          <table:table-cell office:value-type="float" office:value="330" table:style-name="ce1">
            <text:p>3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Elephant And Castl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ewhrohftt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The Financial Times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eiyzsinfk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ndry Property Costs</text:p>
          </table:table-cell>
          <table:table-cell office:value-type="string" table:style-name="ce1">
            <text:p>The Ups Store #6137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pmbzmnjed</text:p>
          </table:table-cell>
          <table:table-cell office:value-type="float" office:value="75.510000000000005" table:style-name="ce1">
            <text:p>75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ree Magpies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prihhsuyt</text:p>
          </table:table-cell>
          <table:table-cell office:value-type="float" office:value="36.76" table:style-name="ce1">
            <text:p>36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2nqow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cfomudeuc</text:p>
          </table:table-cell>
          <table:table-cell office:value-type="float" office:value="9.4700000000000006" table:style-name="ce1">
            <text:p>9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3cwke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kofeleyux</text:p>
          </table:table-cell>
          <table:table-cell office:value-type="float" office:value="5.53" table:style-name="ce1">
            <text:p>5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Av3vm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ghbofpgou</text:p>
          </table:table-cell>
          <table:table-cell office:value-type="float" office:value="7.36" table:style-name="ce1">
            <text:p>7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Gfdag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iszqcrmpl</text:p>
          </table:table-cell>
          <table:table-cell office:value-type="float" office:value="6.03" table:style-name="ce1">
            <text:p>6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Jnfhm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3lriqkfmrh</text:p>
          </table:table-cell>
          <table:table-cell office:value-type="float" office:value="4.18" table:style-name="ce1">
            <text:p>4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O6swz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3xetpmmhdb</text:p>
          </table:table-cell>
          <table:table-cell office:value-type="float" office:value="5.54" table:style-name="ce1">
            <text:p>5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Pq2lx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3uylmsucru</text:p>
          </table:table-cell>
          <table:table-cell office:value-type="float" office:value="4.18" table:style-name="ce1">
            <text:p>4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Wbu6r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afvrtfylx</text:p>
          </table:table-cell>
          <table:table-cell office:value-type="float" office:value="22.38" table:style-name="ce1">
            <text:p>22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 M Morrison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7nyeldcgfd</text:p>
          </table:table-cell>
          <table:table-cell office:value-type="float" office:value="60.76" table:style-name="ce1">
            <text:p>60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W M Morrisons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7zjfjzfvje</text:p>
          </table:table-cell>
          <table:table-cell office:value-type="float" office:value="31.3" table:style-name="ce1">
            <text:p>31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estminster Cafe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dnormcnfg</text:p>
          </table:table-cell>
          <table:table-cell office:value-type="float" office:value="4.7" table:style-name="ce1">
            <text:p>4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ww.Hxpayments.Com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4juridqchd</text:p>
          </table:table-cell>
          <table:table-cell office:value-type="float" office:value="29.49" table:style-name="ce1">
            <text:p>29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niforms &amp; Protective Clothing</text:p>
          </table:table-cell>
          <table:table-cell office:value-type="string" table:style-name="ce1">
            <text:p>Zara Internet Uk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52820180417hthqskxxx</text:p>
          </table:table-cell>
          <table:table-cell office:value-type="float" office:value="59.94" table:style-name="ce1">
            <text:p>59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3 Pen Cei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innvtfbrf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znbsnscfo</text:p>
          </table:table-cell>
          <table:table-cell office:value-type="float" office:value="35.17" table:style-name="ce1">
            <text:p>35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eohdbkefe</text:p>
          </table:table-cell>
          <table:table-cell office:value-type="float" office:value="25.76" table:style-name="ce1">
            <text:p>25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est Western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djakouffl</text:p>
          </table:table-cell>
          <table:table-cell office:value-type="float" office:value="451.73" table:style-name="ce1">
            <text:p>451.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p Glandon Spar Express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midtfatfz</text:p>
          </table:table-cell>
          <table:table-cell office:value-type="float" office:value="74.58" table:style-name="ce1">
            <text:p>74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lton Square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gjlbzgrxn</text:p>
          </table:table-cell>
          <table:table-cell office:value-type="float" office:value="130.05000000000001" table:style-name="ce1">
            <text:p>13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lton Square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xjkvqlopg</text:p>
          </table:table-cell>
          <table:table-cell office:value-type="float" office:value="130.05000000000001" table:style-name="ce1">
            <text:p>130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Cross Country Trains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ytkjogjvk</text:p>
          </table:table-cell>
          <table:table-cell office:value-type="float" office:value="39.5" table:style-name="ce1">
            <text:p>39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mbassy Suites I Dr So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ubwkjinjw</text:p>
          </table:table-cell>
          <table:table-cell office:value-type="float" office:value="765.66" table:style-name="ce1">
            <text:p>765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mshost Amsterdam Schipho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siujompsj</text:p>
          </table:table-cell>
          <table:table-cell office:value-type="float" office:value="7.66" table:style-name="ce1">
            <text:p>7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Nri*new Relic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pfvonaecb</text:p>
          </table:table-cell>
          <table:table-cell office:value-type="float" office:value="54.3" table:style-name="ce1">
            <text:p>54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Paypal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qmybddbow</text:p>
          </table:table-cell>
          <table:table-cell office:value-type="float" office:value="543.64" table:style-name="ce1">
            <text:p>543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ont Y Pair Inn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mkqcblcip</text:p>
          </table:table-cell>
          <table:table-cell office:value-type="float" office:value="22.9" table:style-name="ce1">
            <text:p>22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Poppies Martinborough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4chhbevvkg</text:p>
          </table:table-cell>
          <table:table-cell office:value-type="float" office:value="98.46" table:style-name="ce1">
            <text:p>98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1950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oawrjlfni</text:p>
          </table:table-cell>
          <table:table-cell office:value-type="float" office:value="197.5" table:style-name="ce1">
            <text:p>19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23605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bcnpuzfrv</text:p>
          </table:table-cell>
          <table:table-cell office:value-type="float" office:value="281.97000000000003" table:style-name="ce1">
            <text:p>281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amada Encore Belfast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fupxigxlj</text:p>
          </table:table-cell>
          <table:table-cell office:value-type="float" office:value="212.5" table:style-name="ce1">
            <text:p>212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ichmond Hotel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mbgnuacmp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mithy Garage Ltd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ebcrwrsqp</text:p>
          </table:table-cell>
          <table:table-cell office:value-type="float" office:value="83.6" table:style-name="ce1">
            <text:p>83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Sq *barberos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llniryghq</text:p>
          </table:table-cell>
          <table:table-cell office:value-type="float" office:value="34.76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The Consortium/wms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htjewpmbs</text:p>
          </table:table-cell>
          <table:table-cell office:value-type="float" office:value="64.760000000000005" table:style-name="ce1">
            <text:p>64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kgtkaitun</text:p>
          </table:table-cell>
          <table:table-cell office:value-type="float" office:value="25.75" table:style-name="ce1">
            <text:p>25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mappzzccx</text:p>
          </table:table-cell>
          <table:table-cell office:value-type="float" office:value="118.6" table:style-name="ce1">
            <text:p>118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mgybaluxx</text:p>
          </table:table-cell>
          <table:table-cell office:value-type="float" office:value="469.9" table:style-name="ce1">
            <text:p>46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D5iwf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4bjsqwtqyv</text:p>
          </table:table-cell>
          <table:table-cell office:value-type="float" office:value="5.59" table:style-name="ce1">
            <text:p>5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N2bs4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moizphuuj</text:p>
          </table:table-cell>
          <table:table-cell office:value-type="float" office:value="7.41" table:style-name="ce1">
            <text:p>7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Xzf4s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4kcnurzlls</text:p>
          </table:table-cell>
          <table:table-cell office:value-type="float" office:value="31.07" table:style-name="ce1">
            <text:p>31.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Yirgw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4kqykdeufu</text:p>
          </table:table-cell>
          <table:table-cell office:value-type="float" office:value="10.029999999999999" table:style-name="ce1">
            <text:p>10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Vincenzo Cucina Italia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asvinaggk</text:p>
          </table:table-cell>
          <table:table-cell office:value-type="float" office:value="24.62" table:style-name="ce1">
            <text:p>24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Vincenzo Cucina Italia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thgutbpql</text:p>
          </table:table-cell>
          <table:table-cell office:value-type="float" office:value="22.91" table:style-name="ce1">
            <text:p>22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 M Morrison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eojzcslpp</text:p>
          </table:table-cell>
          <table:table-cell office:value-type="float" office:value="72.08" table:style-name="ce1">
            <text:p>72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W M Morrison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qkwbrjltx</text:p>
          </table:table-cell>
          <table:table-cell office:value-type="float" office:value="68.03" table:style-name="ce1">
            <text:p>68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Wh Smith Travel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rlmngfekg</text:p>
          </table:table-cell>
          <table:table-cell office:value-type="float" office:value="5.2" table:style-name="ce1">
            <text:p>5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Wh Smith Travel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tfhbhdjak</text:p>
          </table:table-cell>
          <table:table-cell office:value-type="float" office:value="9.1199999999999992" table:style-name="ce1">
            <text:p>9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ings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xktfrddvh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ww.Airportdirecttravel.C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thnhxidku</text:p>
          </table:table-cell>
          <table:table-cell office:value-type="float" office:value="104" table:style-name="ce1">
            <text:p>1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Www.Dji.Com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ehbealdvs</text:p>
          </table:table-cell>
          <table:table-cell office:value-type="float" office:value="99" table:style-name="ce1">
            <text:p>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ww.Hxpayments.Com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ncdsyodsp</text:p>
          </table:table-cell>
          <table:table-cell office:value-type="float" office:value="48.67" table:style-name="ce1">
            <text:p>48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ww.Hxpayments.Com</text:p>
          </table:table-cell>
          <table:table-cell office:value-type="date" office:date-value="2018-04-13T00:00:00" table:style-name="ce2">
            <text:p>13/04/2018</text:p>
          </table:table-cell>
          <table:table-cell office:value-type="string" table:style-name="ce1">
            <text:p>H52820180417tfmaqnojd</text:p>
          </table:table-cell>
          <table:table-cell office:value-type="float" office:value="17.5" table:style-name="ce1">
            <text:p>1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Amazon Prime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jdcrwleyn</text:p>
          </table:table-cell>
          <table:table-cell office:value-type="float" office:value="7.99" table:style-name="ce1">
            <text:p>7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ibo Express Gate 72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jhnorliho</text:p>
          </table:table-cell>
          <table:table-cell office:value-type="float" office:value="9.39" table:style-name="ce1">
            <text:p>9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Fairhaven Guest House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olscwfqgi</text:p>
          </table:table-cell>
          <table:table-cell office:value-type="float" office:value="83.2" table:style-name="ce1">
            <text:p>83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yatt Regency Atlanta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yjcdvmrjn</text:p>
          </table:table-cell>
          <table:table-cell office:value-type="float" office:value="331.14" table:style-name="ce1">
            <text:p>33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Lynda.Com, Inc.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bfwponmfb</text:p>
          </table:table-cell>
          <table:table-cell office:value-type="float" office:value="22.95" table:style-name="ce1">
            <text:p>22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tware Servivces</text:p>
          </table:table-cell>
          <table:table-cell office:value-type="string" table:style-name="ce1">
            <text:p>Mailchimp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hrgidewjf</text:p>
          </table:table-cell>
          <table:table-cell office:value-type="float" office:value="35.43" table:style-name="ce1">
            <text:p>3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Nyctaxi1n79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cwsudpsgu</text:p>
          </table:table-cell>
          <table:table-cell office:value-type="float" office:value="4.6100000000000003" table:style-name="ce1">
            <text:p>4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atunam Seafood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hqmqsejmz</text:p>
          </table:table-cell>
          <table:table-cell office:value-type="float" office:value="69.08" table:style-name="ce1">
            <text:p>69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Premier Inn44530345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evlscqgba</text:p>
          </table:table-cell>
          <table:table-cell office:value-type="float" office:value="3119.61" table:style-name="ce1">
            <text:p>3119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q *grand Cab Company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riowryhwg</text:p>
          </table:table-cell>
          <table:table-cell office:value-type="float" office:value="22.05" table:style-name="ce1">
            <text:p>22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gi Fridays #2472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bghqjzqex</text:p>
          </table:table-cell>
          <table:table-cell office:value-type="float" office:value="12.07" table:style-name="ce1">
            <text:p>12.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Hz7cm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xflnbcdjw</text:p>
          </table:table-cell>
          <table:table-cell office:value-type="float" office:value="18.37" table:style-name="ce1">
            <text:p>18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Myvzg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cqjromupr</text:p>
          </table:table-cell>
          <table:table-cell office:value-type="float" office:value="12.69" table:style-name="ce1">
            <text:p>12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V7p5w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mbjbpqkbk</text:p>
          </table:table-cell>
          <table:table-cell office:value-type="float" office:value="12.35" table:style-name="ce1">
            <text:p>12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Zoho Corporation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H52820180417mzjwdiobi</text:p>
          </table:table-cell>
          <table:table-cell office:value-type="float" office:value="2.9" table:style-name="ce1">
            <text:p>2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Eu Amazon.Co.Uk</text:p>
          </table:table-cell>
          <table:table-cell office:value-type="date" office:date-value="2018-04-15T00:00:00" table:style-name="ce2">
            <text:p>15/04/2018</text:p>
          </table:table-cell>
          <table:table-cell office:value-type="string" table:style-name="ce1">
            <text:p>H52820180418rvdjsjhoj</text:p>
          </table:table-cell>
          <table:table-cell office:value-type="float" office:value="31.98" table:style-name="ce1">
            <text:p>31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15T00:00:00" table:style-name="ce2">
            <text:p>15/04/2018</text:p>
          </table:table-cell>
          <table:table-cell office:value-type="string" table:style-name="ce1">
            <text:p>H52820180417fexwnuwxr</text:p>
          </table:table-cell>
          <table:table-cell office:value-type="float" office:value="40.729999999999997" table:style-name="ce1">
            <text:p>40.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Amazon UK Retail</text:p>
          </table:table-cell>
          <table:table-cell office:value-type="date" office:date-value="2018-04-15T00:00:00" table:style-name="ce2">
            <text:p>15/04/2018</text:p>
          </table:table-cell>
          <table:table-cell office:value-type="string" table:style-name="ce1">
            <text:p>H52820180417wedlmqfsk</text:p>
          </table:table-cell>
          <table:table-cell office:value-type="float" office:value="106.98" table:style-name="ce1">
            <text:p>106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Atlassian</text:p>
          </table:table-cell>
          <table:table-cell office:value-type="date" office:date-value="2018-04-15T00:00:00" table:style-name="ce2">
            <text:p>15/04/2018</text:p>
          </table:table-cell>
          <table:table-cell office:value-type="string" table:style-name="ce1">
            <text:p>H52820180417tgqqiohtm</text:p>
          </table:table-cell>
          <table:table-cell office:value-type="float" office:value="283.24" table:style-name="ce1">
            <text:p>283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15T00:00:00" table:style-name="ce2">
            <text:p>15/04/2018</text:p>
          </table:table-cell>
          <table:table-cell office:value-type="string" table:style-name="ce1">
            <text:p>H52820180417gpcnbrbsx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15T00:00:00" table:style-name="ce2">
            <text:p>15/04/2018</text:p>
          </table:table-cell>
          <table:table-cell office:value-type="string" table:style-name="ce1">
            <text:p>H52820180417leabyzpcg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sso Kinmel Park Services</text:p>
          </table:table-cell>
          <table:table-cell office:value-type="date" office:date-value="2018-04-15T00:00:00" table:style-name="ce2">
            <text:p>15/04/2018</text:p>
          </table:table-cell>
          <table:table-cell office:value-type="string" table:style-name="ce1">
            <text:p>H52820180417rbridmfqr</text:p>
          </table:table-cell>
          <table:table-cell office:value-type="float" office:value="65.709999999999994" table:style-name="ce1">
            <text:p>6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Jurys Inn Plymouth Front</text:p>
          </table:table-cell>
          <table:table-cell office:value-type="date" office:date-value="2018-04-15T00:00:00" table:style-name="ce2">
            <text:p>15/04/2018</text:p>
          </table:table-cell>
          <table:table-cell office:value-type="string" table:style-name="ce1">
            <text:p>H52820180417hxrogplnp</text:p>
          </table:table-cell>
          <table:table-cell office:value-type="float" office:value="399" table:style-name="ce1">
            <text:p>3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Rss Cross Hands</text:p>
          </table:table-cell>
          <table:table-cell office:value-type="date" office:date-value="2018-04-15T00:00:00" table:style-name="ce2">
            <text:p>15/04/2018</text:p>
          </table:table-cell>
          <table:table-cell office:value-type="string" table:style-name="ce1">
            <text:p>H52820180417sxwwfecyn</text:p>
          </table:table-cell>
          <table:table-cell office:value-type="float" office:value="78.47" table:style-name="ce1">
            <text:p>78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ncb-Nmbs Mobile Paym</text:p>
          </table:table-cell>
          <table:table-cell office:value-type="date" office:date-value="2018-04-15T00:00:00" table:style-name="ce2">
            <text:p>15/04/2018</text:p>
          </table:table-cell>
          <table:table-cell office:value-type="string" table:style-name="ce1">
            <text:p>H52820180417gwyldbuxv</text:p>
          </table:table-cell>
          <table:table-cell office:value-type="float" office:value="48.18" table:style-name="ce1">
            <text:p>48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fessional Membership Fees</text:p>
          </table:table-cell>
          <table:table-cell office:value-type="string" table:style-name="ce1">
            <text:p>Sportaccord Convention</text:p>
          </table:table-cell>
          <table:table-cell office:value-type="date" office:date-value="2018-04-15T00:00:00" table:style-name="ce2">
            <text:p>15/04/2018</text:p>
          </table:table-cell>
          <table:table-cell office:value-type="string" table:style-name="ce1">
            <text:p>H52820180418hdibqtmfn</text:p>
          </table:table-cell>
          <table:table-cell office:value-type="float" office:value="361.82" table:style-name="ce1">
            <text:p>361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phitifqng</text:p>
          </table:table-cell>
          <table:table-cell office:value-type="float" office:value="107.91" table:style-name="ce1">
            <text:p>107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At Work Partnership Lt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survbrqkl</text:p>
          </table:table-cell>
          <table:table-cell office:value-type="float" office:value="358.8" table:style-name="ce1">
            <text:p>358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B &amp; Q 1073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tgjobmtqp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ar Rakuda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9rlmxjmabc</text:p>
          </table:table-cell>
          <table:table-cell office:value-type="float" office:value="51" table:style-name="ce1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urger &amp; Lobster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neenccdsk</text:p>
          </table:table-cell>
          <table:table-cell office:value-type="float" office:value="98.59" table:style-name="ce1">
            <text:p>98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hukhsitdj</text:p>
          </table:table-cell>
          <table:table-cell office:value-type="float" office:value="8.4" table:style-name="ce1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tgpikufpu</text:p>
          </table:table-cell>
          <table:table-cell office:value-type="float" office:value="5.5" table:style-name="ce1">
            <text:p>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Castell Howell Ltd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camoxvpko</text:p>
          </table:table-cell>
          <table:table-cell office:value-type="float" office:value="164.85" table:style-name="ce1">
            <text:p>164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entara Grand At Ctw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wkiydrgwd</text:p>
          </table:table-cell>
          <table:table-cell office:value-type="float" office:value="3.25" table:style-name="ce1">
            <text:p>3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liqtdlhsc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wrfvovxrz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layton Hotel Cardiff Rec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mmvpbojtc</text:p>
          </table:table-cell>
          <table:table-cell office:value-type="float" office:value="158" table:style-name="ce1">
            <text:p>1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nterprise Car Tolls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9pljvsrngy</text:p>
          </table:table-cell>
          <table:table-cell office:value-type="float" office:value="9.01" table:style-name="ce1">
            <text:p>9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Dnvlx1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quovjvvrx</text:p>
          </table:table-cell>
          <table:table-cell office:value-type="float" office:value="39.979999999999997" table:style-name="ce1">
            <text:p>39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Lond Padd Sst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noqbqedyg</text:p>
          </table:table-cell>
          <table:table-cell office:value-type="float" office:value="104.5" table:style-name="ce1">
            <text:p>10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Websales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vdpryuflw</text:p>
          </table:table-cell>
          <table:table-cell office:value-type="float" office:value="196.4" table:style-name="ce1">
            <text:p>196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Insightly Crm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wxyzvwgvu</text:p>
          </table:table-cell>
          <table:table-cell office:value-type="float" office:value="54.29" table:style-name="ce1">
            <text:p>5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Jamies Italian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20hufggbvyw</text:p>
          </table:table-cell>
          <table:table-cell office:value-type="float" office:value="16.899999999999999" table:style-name="ce1">
            <text:p>16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Lexis Nexis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sbzigroex</text:p>
          </table:table-cell>
          <table:table-cell office:value-type="float" office:value="347.93" table:style-name="ce1">
            <text:p>347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Media &amp; Communications L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pnfswzqai</text:p>
          </table:table-cell>
          <table:table-cell office:value-type="float" office:value="182.4" table:style-name="ce1">
            <text:p>182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No1lounges.Com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eecrmqkuj</text:p>
          </table:table-cell>
          <table:table-cell office:value-type="float" office:value="52" table:style-name="ce1">
            <text:p>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ovotel Hotels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ozodfouxi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Paypal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dqgynugrs</text:p>
          </table:table-cell>
          <table:table-cell office:value-type="float" office:value="-251.18" table:style-name="ce1">
            <text:p>-251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omanos Grill Ls McO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chnfkymrp</text:p>
          </table:table-cell>
          <table:table-cell office:value-type="float" office:value="25.34" table:style-name="ce1">
            <text:p>25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Ryanair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9ptizbjphs</text:p>
          </table:table-cell>
          <table:table-cell office:value-type="float" office:value="115.26" table:style-name="ce1">
            <text:p>115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g Marshall Opticians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sctxpofvp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odexo Centre De Conferen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glolmurhb</text:p>
          </table:table-cell>
          <table:table-cell office:value-type="float" office:value="9.2899999999999991" table:style-name="ce1">
            <text:p>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31000car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nsszrytdu</text:p>
          </table:table-cell>
          <table:table-cell office:value-type="float" office:value="81.31" table:style-name="ce1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porate Hospitality</text:p>
          </table:table-cell>
          <table:table-cell office:value-type="string" table:style-name="ce1">
            <text:p>St Davids Hotel And Spa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lsojsgwmb</text:p>
          </table:table-cell>
          <table:table-cell office:value-type="float" office:value="1175" table:style-name="ce1">
            <text:p>11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sco Pfs 4233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qkbijtalm</text:p>
          </table:table-cell>
          <table:table-cell office:value-type="float" office:value="71.650000000000006" table:style-name="ce1">
            <text:p>71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The Swan At Hay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lnjbosxnd</text:p>
          </table:table-cell>
          <table:table-cell office:value-type="float" office:value="115" table:style-name="ce1">
            <text:p>1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wkjmrghls</text:p>
          </table:table-cell>
          <table:table-cell office:value-type="float" office:value="139" table:style-name="ce1">
            <text:p>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M5mpt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7yuyvcmghp</text:p>
          </table:table-cell>
          <table:table-cell office:value-type="float" office:value="18.100000000000001" table:style-name="ce1">
            <text:p>18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Tg6qm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gxkbkimuc</text:p>
          </table:table-cell>
          <table:table-cell office:value-type="float" office:value="15.96" table:style-name="ce1">
            <text:p>15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nipayment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ipjysdwnf</text:p>
          </table:table-cell>
          <table:table-cell office:value-type="float" office:value="27.32" table:style-name="ce1">
            <text:p>27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Vince Hotel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cnpgsexvs</text:p>
          </table:table-cell>
          <table:table-cell office:value-type="float" office:value="11.02" table:style-name="ce1">
            <text:p>11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W M Morrison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wfrolvqvh</text:p>
          </table:table-cell>
          <table:table-cell office:value-type="float" office:value="2.99" table:style-name="ce1">
            <text:p>2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Www.Coastalholidays.Ne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ucfwkmaxx</text:p>
          </table:table-cell>
          <table:table-cell office:value-type="float" office:value="1016.5" table:style-name="ce1">
            <text:p>101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ww.Hxpayments.Com</text:p>
          </table:table-cell>
          <table:table-cell office:value-type="date" office:date-value="2018-04-16T00:00:00" table:style-name="ce2">
            <text:p>16/04/2018</text:p>
          </table:table-cell>
          <table:table-cell office:value-type="string" table:style-name="ce1">
            <text:p>H52820180418saexjvuun</text:p>
          </table:table-cell>
          <table:table-cell office:value-type="float" office:value="27.5" table:style-name="ce1">
            <text:p>2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ir France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20qycmcwsfv</text:p>
          </table:table-cell>
          <table:table-cell office:value-type="float" office:value="120.59" table:style-name="ce1">
            <text:p>120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spitality</text:p>
          </table:table-cell>
          <table:table-cell office:value-type="string" table:style-name="ce1">
            <text:p>Bayside Brasserie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sdtklrduf</text:p>
          </table:table-cell>
          <table:table-cell office:value-type="float" office:value="94.53" table:style-name="ce1">
            <text:p>94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lack Boy Caernarfon L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hfddtriil</text:p>
          </table:table-cell>
          <table:table-cell office:value-type="float" office:value="166" table:style-name="ce1">
            <text:p>1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lack Boy Caernarfon L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iaqklcrsx</text:p>
          </table:table-cell>
          <table:table-cell office:value-type="float" office:value="73" table:style-name="ce1">
            <text:p>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ndpdoimpm</text:p>
          </table:table-cell>
          <table:table-cell office:value-type="float" office:value="3.7" table:style-name="ce1">
            <text:p>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snlochcro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spitality</text:p>
          </table:table-cell>
          <table:table-cell office:value-type="string" table:style-name="ce1">
            <text:p>Centara Grand At Ctw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20qnhwhnfip</text:p>
          </table:table-cell>
          <table:table-cell office:value-type="float" office:value="361.49" table:style-name="ce1">
            <text:p>361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ssions, Fairs</text:p>
          </table:table-cell>
          <table:table-cell office:value-type="string" table:style-name="ce1">
            <text:p>Chapel Bar And Restaur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fuccojwnd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flyexnpnf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qxdjchoaq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Dyrham Service Station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jfphtmgdy</text:p>
          </table:table-cell>
          <table:table-cell office:value-type="float" office:value="74.45" table:style-name="ce1">
            <text:p>74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or Works</text:p>
          </table:table-cell>
          <table:table-cell office:value-type="string" table:style-name="ce1">
            <text:p>Erg Facilities Lim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tnebyvbbk</text:p>
          </table:table-cell>
          <table:table-cell office:value-type="float" office:value="258" table:style-name="ce1">
            <text:p>2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xpedia 7345639849128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eorxdeyyg</text:p>
          </table:table-cell>
          <table:table-cell office:value-type="float" office:value="94.46" table:style-name="ce1">
            <text:p>94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am Billetterie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20reabypunq</text:p>
          </table:table-cell>
          <table:table-cell office:value-type="float" office:value="36.74" table:style-name="ce1">
            <text:p>36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tels.Com147275599523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xnwkhxrym</text:p>
          </table:table-cell>
          <table:table-cell office:value-type="float" office:value="141.55000000000001" table:style-name="ce1">
            <text:p>141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Itunes.Com/Bill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kbklvwkku</text:p>
          </table:table-cell>
          <table:table-cell office:value-type="float" office:value="7.99" table:style-name="ce1">
            <text:p>7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k Bills Cardiff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ypfcjcqiz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ul Ticket Machine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ktghsfngp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cp Limited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cmtmzejne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cp Limited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iouqtvfcg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rk Grand Paddington Cou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yoiunvchh</text:p>
          </table:table-cell>
          <table:table-cell office:value-type="float" office:value="168" table:style-name="ce1">
            <text:p>1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keting Support Items</text:p>
          </table:table-cell>
          <table:table-cell office:value-type="string" table:style-name="ce1">
            <text:p>Paypal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dpfvczhwq</text:p>
          </table:table-cell>
          <table:table-cell office:value-type="float" office:value="7.19" table:style-name="ce1">
            <text:p>7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0775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20exobxfnxv</text:p>
          </table:table-cell>
          <table:table-cell office:value-type="float" office:value="212.97" table:style-name="ce1">
            <text:p>212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Preseli Services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ifqzisurx</text:p>
          </table:table-cell>
          <table:table-cell office:value-type="float" office:value="77.23" table:style-name="ce1">
            <text:p>77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porate Hospitality</text:p>
          </table:table-cell>
          <table:table-cell office:value-type="string" table:style-name="ce1">
            <text:p>Pumpkin Cafe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muelfznsi</text:p>
          </table:table-cell>
          <table:table-cell office:value-type="float" office:value="5.75" table:style-name="ce1">
            <text:p>5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xagykywmh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oyal Sportsman Hotel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qdekmqplt</text:p>
          </table:table-cell>
          <table:table-cell office:value-type="float" office:value="164" table:style-name="ce1">
            <text:p>1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g Marshall Opticians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bvjwrmtvl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jtfvcwvhw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vtgsnhnrk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158000pon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ztmorvcob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26000mer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ijsqpqhjn</text:p>
          </table:table-cell>
          <table:table-cell office:value-type="float" office:value="42.62" table:style-name="ce1">
            <text:p>42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m Georges Vani Din10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bunxobobi</text:p>
          </table:table-cell>
          <table:table-cell office:value-type="float" office:value="3.45" table:style-name="ce1">
            <text:p>3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xi Coop Quebec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25qdrwlsvdr</text:p>
          </table:table-cell>
          <table:table-cell office:value-type="float" office:value="4.57" table:style-name="ce1">
            <text:p>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xi Montreal Express (T)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lotlphlvf</text:p>
          </table:table-cell>
          <table:table-cell office:value-type="float" office:value="6.9" table:style-name="ce1">
            <text:p>6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xis Ste Foy Sillery Ass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26pheqfgbre</text:p>
          </table:table-cell>
          <table:table-cell office:value-type="float" office:value="5.37" table:style-name="ce1">
            <text:p>5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Imperial Hotel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lncmbmocm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The Montague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tlqucodim</text:p>
          </table:table-cell>
          <table:table-cell office:value-type="float" office:value="261.89999999999998" table:style-name="ce1">
            <text:p>26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Village Restaurant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ehydsheon</text:p>
          </table:table-cell>
          <table:table-cell office:value-type="float" office:value="38.4" table:style-name="ce1">
            <text:p>3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2prej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sxxhwcokm</text:p>
          </table:table-cell>
          <table:table-cell office:value-type="float" office:value="6.78" table:style-name="ce1">
            <text:p>6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3t3tk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wsydehiwy</text:p>
          </table:table-cell>
          <table:table-cell office:value-type="float" office:value="20.29" table:style-name="ce1">
            <text:p>2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Aym3t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8ffqfjqlqi</text:p>
          </table:table-cell>
          <table:table-cell office:value-type="float" office:value="12.72" table:style-name="ce1">
            <text:p>12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Qyymk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8dzdqprbzr</text:p>
          </table:table-cell>
          <table:table-cell office:value-type="float" office:value="18.100000000000001" table:style-name="ce1">
            <text:p>18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R6xyh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8jsamsukwo</text:p>
          </table:table-cell>
          <table:table-cell office:value-type="float" office:value="15.28" table:style-name="ce1">
            <text:p>15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Xdlni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qxokptvcc</text:p>
          </table:table-cell>
          <table:table-cell office:value-type="float" office:value="28.35" table:style-name="ce1">
            <text:p>28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Via Rail Canada #33004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pmjaaphsk</text:p>
          </table:table-cell>
          <table:table-cell office:value-type="float" office:value="7.91" table:style-name="ce1">
            <text:p>7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W M Morrison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wyolknixj</text:p>
          </table:table-cell>
          <table:table-cell office:value-type="float" office:value="69.7" table:style-name="ce1">
            <text:p>69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g Treforest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rintgdofu</text:p>
          </table:table-cell>
          <table:table-cell office:value-type="float" office:value="3.1" table:style-name="ce1">
            <text:p>3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ww.Hxpayments.Com</text:p>
          </table:table-cell>
          <table:table-cell office:value-type="date" office:date-value="2018-04-17T00:00:00" table:style-name="ce2">
            <text:p>17/04/2018</text:p>
          </table:table-cell>
          <table:table-cell office:value-type="string" table:style-name="ce1">
            <text:p>H52820180419xinjgwukc</text:p>
          </table:table-cell>
          <table:table-cell office:value-type="float" office:value="34.99" table:style-name="ce1">
            <text:p>34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26312 - City Of Atlanta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1fjygboefp</text:p>
          </table:table-cell>
          <table:table-cell office:value-type="float" office:value="2.57" table:style-name="ce1">
            <text:p>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Air Can*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1fywcbsopa</text:p>
          </table:table-cell>
          <table:table-cell office:value-type="float" office:value="776.38" table:style-name="ce1">
            <text:p>776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Eu Amazon.Co.Uk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qcfvjcbju</text:p>
          </table:table-cell>
          <table:table-cell office:value-type="float" office:value="17.37" table:style-name="ce1">
            <text:p>17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lisquzhhp</text:p>
          </table:table-cell>
          <table:table-cell office:value-type="float" office:value="13.98" table:style-name="ce1">
            <text:p>13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xsemrjcnk</text:p>
          </table:table-cell>
          <table:table-cell office:value-type="float" office:value="15.95" table:style-name="ce1">
            <text:p>15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zmymdnvrx</text:p>
          </table:table-cell>
          <table:table-cell office:value-type="float" office:value="33.840000000000003" table:style-name="ce1">
            <text:p>33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1bpyepwwft</text:p>
          </table:table-cell>
          <table:table-cell office:value-type="float" office:value="82.22" table:style-name="ce1">
            <text:p>82.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fqofmeglc</text:p>
          </table:table-cell>
          <table:table-cell office:value-type="float" office:value="13.83" table:style-name="ce1">
            <text:p>13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ftikhfijs</text:p>
          </table:table-cell>
          <table:table-cell office:value-type="float" office:value="4.6900000000000004" table:style-name="ce1">
            <text:p>4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igrbubmct</text:p>
          </table:table-cell>
          <table:table-cell office:value-type="float" office:value="10.220000000000001" table:style-name="ce1">
            <text:p>10.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kdogeimfy</text:p>
          </table:table-cell>
          <table:table-cell office:value-type="float" office:value="18.170000000000002" table:style-name="ce1">
            <text:p>18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qowxbpvym</text:p>
          </table:table-cell>
          <table:table-cell office:value-type="float" office:value="27.74" table:style-name="ce1">
            <text:p>27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Retail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bdbovjrzw</text:p>
          </table:table-cell>
          <table:table-cell office:value-type="float" office:value="16.91" table:style-name="ce1">
            <text:p>16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Retail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lvqspkjlu</text:p>
          </table:table-cell>
          <table:table-cell office:value-type="float" office:value="167.88" table:style-name="ce1">
            <text:p>167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pdqxmhtsg</text:p>
          </table:table-cell>
          <table:table-cell office:value-type="float" office:value="110.5" table:style-name="ce1">
            <text:p>11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sda Petrol 4897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jawygertp</text:p>
          </table:table-cell>
          <table:table-cell office:value-type="float" office:value="51.08" table:style-name="ce1">
            <text:p>51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ristol Airport Limit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ncryuentw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ristol Airport Limit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uocyzkkqi</text:p>
          </table:table-cell>
          <table:table-cell office:value-type="float" office:value="44.09" table:style-name="ce1">
            <text:p>44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ffe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buvljbqcr</text:p>
          </table:table-cell>
          <table:table-cell office:value-type="float" office:value="7.35" table:style-name="ce1">
            <text:p>7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ffe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cqyxcldch</text:p>
          </table:table-cell>
          <table:table-cell office:value-type="float" office:value="10.44" table:style-name="ce1">
            <text:p>10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ffe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jzwyqqvvx</text:p>
          </table:table-cell>
          <table:table-cell office:value-type="float" office:value="11.04" table:style-name="ce1">
            <text:p>11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idmyodnfv</text:p>
          </table:table-cell>
          <table:table-cell office:value-type="float" office:value="3.1" table:style-name="ce1">
            <text:p>3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qxdnhyghj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rqlgxpjhe</text:p>
          </table:table-cell>
          <table:table-cell office:value-type="float" office:value="3.1" table:style-name="ce1">
            <text:p>3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bdviciswv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skipxwvbp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Maint</text:p>
          </table:table-cell>
          <table:table-cell office:value-type="string" table:style-name="ce1">
            <text:p>Charlies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haebueugk</text:p>
          </table:table-cell>
          <table:table-cell office:value-type="float" office:value="7.28" table:style-name="ce1">
            <text:p>7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osta Coffe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qnkfvumpz</text:p>
          </table:table-cell>
          <table:table-cell office:value-type="float" office:value="8.24" table:style-name="ce1">
            <text:p>8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Dhl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eniwfgjeb</text:p>
          </table:table-cell>
          <table:table-cell office:value-type="float" office:value="52.04" table:style-name="ce1">
            <text:p>52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Dominos Pizza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1ngaprdfmv</text:p>
          </table:table-cell>
          <table:table-cell office:value-type="float" office:value="15.98" table:style-name="ce1">
            <text:p>15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dinburgh Airport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ferukxjum</text:p>
          </table:table-cell>
          <table:table-cell office:value-type="float" office:value="4.49" table:style-name="ce1">
            <text:p>4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Glyph Retail Ltd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5ntpplmlcn</text:p>
          </table:table-cell>
          <table:table-cell office:value-type="float" office:value="10.98" table:style-name="ce1">
            <text:p>10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Websales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eqjgiuxtq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enrys Cafe Bar C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mxjaoywlo</text:p>
          </table:table-cell>
          <table:table-cell office:value-type="float" office:value="49.76" table:style-name="ce1">
            <text:p>49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tel On Booking.Com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pcufvrswo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Jurys Inn Belfast Front D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cluyvuxvw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Kfc J718089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ivjnbmscc</text:p>
          </table:table-cell>
          <table:table-cell office:value-type="float" office:value="7.29" table:style-name="ce1">
            <text:p>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Kfc J718089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yudvqbtnp</text:p>
          </table:table-cell>
          <table:table-cell office:value-type="float" office:value="5.94" table:style-name="ce1">
            <text:p>5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e Mond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1emqyxnrsb</text:p>
          </table:table-cell>
          <table:table-cell office:value-type="float" office:value="41.9" table:style-name="ce1">
            <text:p>4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iberty Park Management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zbsbejtpl</text:p>
          </table:table-cell>
          <table:table-cell office:value-type="float" office:value="29.06" table:style-name="ce1">
            <text:p>29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oews Hotel Atlanta Fb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1bqmutyzhs</text:p>
          </table:table-cell>
          <table:table-cell office:value-type="float" office:value="12.96" table:style-name="ce1">
            <text:p>12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ul Ticket Machin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cmryhkepc</text:p>
          </table:table-cell>
          <table:table-cell office:value-type="float" office:value="9.8000000000000007" table:style-name="ce1">
            <text:p>9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Mr Memory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djogsyfox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Msft *&lt;e04005n8my&gt;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1kiovmkhyq</text:p>
          </table:table-cell>
          <table:table-cell office:value-type="float" office:value="43.01" table:style-name="ce1">
            <text:p>43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itb7t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snrbrjxav</text:p>
          </table:table-cell>
          <table:table-cell office:value-type="float" office:value="13.66" table:style-name="ce1">
            <text:p>13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ityas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ncdeljiyg</text:p>
          </table:table-cell>
          <table:table-cell office:value-type="float" office:value="8.09" table:style-name="ce1">
            <text:p>8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cp Adaptis Atw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xedmaibyf</text:p>
          </table:table-cell>
          <table:table-cell office:value-type="float" office:value="13.7" table:style-name="ce1">
            <text:p>1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ovotel Brussels Tour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lqtfytjpz</text:p>
          </table:table-cell>
          <table:table-cell office:value-type="float" office:value="250.1" table:style-name="ce1">
            <text:p>25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rk Plaza Cardiff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nwtfecycw</text:p>
          </table:table-cell>
          <table:table-cell office:value-type="float" office:value="500" table:style-name="ce1">
            <text:p>5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rk Plaza Cardiff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yuxlqkbzh</text:p>
          </table:table-cell>
          <table:table-cell office:value-type="float" office:value="252" table:style-name="ce1">
            <text:p>2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Potted Pig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irtcjgylv</text:p>
          </table:table-cell>
          <table:table-cell office:value-type="float" office:value="345.62" table:style-name="ce1">
            <text:p>345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1950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1skfiqhphb</text:p>
          </table:table-cell>
          <table:table-cell office:value-type="float" office:value="19.93" table:style-name="ce1">
            <text:p>19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533700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1avvtgmgex</text:p>
          </table:table-cell>
          <table:table-cell office:value-type="float" office:value="12.54" table:style-name="ce1">
            <text:p>12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533700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1jkbskliyw</text:p>
          </table:table-cell>
          <table:table-cell office:value-type="float" office:value="303" table:style-name="ce1">
            <text:p>3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ntfhygbri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Rs Components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1biutslbkp</text:p>
          </table:table-cell>
          <table:table-cell office:value-type="float" office:value="87.36" table:style-name="ce1">
            <text:p>87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Shopify * 49696452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4cnkdhgwcq</text:p>
          </table:table-cell>
          <table:table-cell office:value-type="float" office:value="34.22" table:style-name="ce1">
            <text:p>34.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31000car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wxxcdoekh</text:p>
          </table:table-cell>
          <table:table-cell office:value-type="float" office:value="102.62" table:style-name="ce1">
            <text:p>102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m McGill Dio101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icesryvqt</text:p>
          </table:table-cell>
          <table:table-cell office:value-type="float" office:value="3.46" table:style-name="ce1">
            <text:p>3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mkpclsbld</text:p>
          </table:table-cell>
          <table:table-cell office:value-type="float" office:value="119.85" table:style-name="ce1">
            <text:p>119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y Newydd Hotel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ntwfahdgd</text:p>
          </table:table-cell>
          <table:table-cell office:value-type="float" office:value="83.85" table:style-name="ce1">
            <text:p>83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6slvh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19ultidbwfj</text:p>
          </table:table-cell>
          <table:table-cell office:value-type="float" office:value="15.34" table:style-name="ce1">
            <text:p>15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B2ncz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nfwnjohfp</text:p>
          </table:table-cell>
          <table:table-cell office:value-type="float" office:value="13.37" table:style-name="ce1">
            <text:p>13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Dnsxp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19exivruhrk</text:p>
          </table:table-cell>
          <table:table-cell office:value-type="float" office:value="9.6300000000000008" table:style-name="ce1">
            <text:p>9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Nvr5u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19fuhrvycwu</text:p>
          </table:table-cell>
          <table:table-cell office:value-type="float" office:value="12.09" table:style-name="ce1">
            <text:p>12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Qa57o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19ndjetkqbc</text:p>
          </table:table-cell>
          <table:table-cell office:value-type="float" office:value="10.71" table:style-name="ce1">
            <text:p>1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Qpmkn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nsiktbwze</text:p>
          </table:table-cell>
          <table:table-cell office:value-type="float" office:value="7.49" table:style-name="ce1">
            <text:p>7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Uxs74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19piyhiaisk</text:p>
          </table:table-cell>
          <table:table-cell office:value-type="float" office:value="14.25" table:style-name="ce1">
            <text:p>14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Wct Catering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dbyhyvhem</text:p>
          </table:table-cell>
          <table:table-cell office:value-type="float" office:value="11.2" table:style-name="ce1">
            <text:p>11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g Treforest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todtktcgl</text:p>
          </table:table-cell>
          <table:table-cell office:value-type="float" office:value="4.99" table:style-name="ce1">
            <text:p>4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Wm Morrisons Petro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0dxjqvfbor</text:p>
          </table:table-cell>
          <table:table-cell office:value-type="float" office:value="4.99" table:style-name="ce1">
            <text:p>4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minars, Conferences, Worksho</text:p>
          </table:table-cell>
          <table:table-cell office:value-type="string" table:style-name="ce1">
            <text:p>Nth Degree Rsa Conference</text:p>
          </table:table-cell>
          <table:table-cell office:value-type="date" office:date-value="2018-04-18T00:00:00" table:style-name="ce2">
            <text:p>18/04/2018</text:p>
          </table:table-cell>
          <table:table-cell office:value-type="string" table:style-name="ce1">
            <text:p>H52820180421jxvuaiwon</text:p>
          </table:table-cell>
          <table:table-cell office:value-type="float" office:value="362.23" table:style-name="ce1">
            <text:p>362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ndwkubgkh</text:p>
          </table:table-cell>
          <table:table-cell office:value-type="float" office:value="110.13" table:style-name="ce1">
            <text:p>110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uswhkjysj</text:p>
          </table:table-cell>
          <table:table-cell office:value-type="float" office:value="34.950000000000003" table:style-name="ce1">
            <text:p>34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Retail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aqlxunqtz</text:p>
          </table:table-cell>
          <table:table-cell office:value-type="float" office:value="189.84" table:style-name="ce1">
            <text:p>189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Retail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cokwyqagj</text:p>
          </table:table-cell>
          <table:table-cell office:value-type="float" office:value="47.46" table:style-name="ce1">
            <text:p>47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pex Waterloo Place Hotel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4fbwfsnuxk</text:p>
          </table:table-cell>
          <table:table-cell office:value-type="float" office:value="290" table:style-name="ce1">
            <text:p>2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niforms &amp; Protective Clothing</text:p>
          </table:table-cell>
          <table:table-cell office:value-type="string" table:style-name="ce1">
            <text:p>Arco Ltd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4elfgegmmq</text:p>
          </table:table-cell>
          <table:table-cell office:value-type="float" office:value="69.599999999999994" table:style-name="ce1">
            <text:p>69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wfdftowpw</text:p>
          </table:table-cell>
          <table:table-cell office:value-type="float" office:value="12.5" table:style-name="ce1">
            <text:p>12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ssions, Fairs</text:p>
          </table:table-cell>
          <table:table-cell office:value-type="string" table:style-name="ce1">
            <text:p>Black Boy Caernarfon L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zdrgtqboe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bdajhefnf</text:p>
          </table:table-cell>
          <table:table-cell office:value-type="float" office:value="8.4" table:style-name="ce1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Ct Travel Group Ltd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4bjukkqbcc</text:p>
          </table:table-cell>
          <table:table-cell office:value-type="float" office:value="697.53" table:style-name="ce1">
            <text:p>697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Dept Of Optometry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hjlttvipt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xeter Costa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uzsjhfdlb</text:p>
          </table:table-cell>
          <table:table-cell office:value-type="float" office:value="5.97" table:style-name="ce1">
            <text:p>5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xeter Mwsa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4mqzptkgdd</text:p>
          </table:table-cell>
          <table:table-cell office:value-type="float" office:value="76.73" table:style-name="ce1">
            <text:p>76.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ightlink Wales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4gsimrmxkg</text:p>
          </table:table-cell>
          <table:table-cell office:value-type="float" office:value="34.5" table:style-name="ce1">
            <text:p>3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Fratellis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yvomjyoao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Frosts Home Hardware S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bjusrmidw</text:p>
          </table:table-cell>
          <table:table-cell office:value-type="float" office:value="31.98" table:style-name="ce1">
            <text:p>31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Halfords 0585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vfuoeqhjv</text:p>
          </table:table-cell>
          <table:table-cell office:value-type="float" office:value="76" table:style-name="ce1">
            <text:p>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Harry Tuffins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acmescxxs</text:p>
          </table:table-cell>
          <table:table-cell office:value-type="float" office:value="26.26" table:style-name="ce1">
            <text:p>26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liday Inn Bangkok Hotel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4qpxkhphpl</text:p>
          </table:table-cell>
          <table:table-cell office:value-type="float" office:value="19.43" table:style-name="ce1">
            <text:p>1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me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sekwunzjb</text:p>
          </table:table-cell>
          <table:table-cell office:value-type="float" office:value="45.2" table:style-name="ce1">
            <text:p>45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ilding Maint</text:p>
          </table:table-cell>
          <table:table-cell office:value-type="string" table:style-name="ce1">
            <text:p>Home Bargains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xsnwpfcmr</text:p>
          </table:table-cell>
          <table:table-cell office:value-type="float" office:value="4.99" table:style-name="ce1">
            <text:p>4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Iz *cuppacoffee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qlweuiikd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Jardine Travel Limited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4pyxrhkltv</text:p>
          </table:table-cell>
          <table:table-cell office:value-type="float" office:value="930.46" table:style-name="ce1">
            <text:p>930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Jurys Inn Plymouth Front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lhhnjicdv</text:p>
          </table:table-cell>
          <table:table-cell office:value-type="float" office:value="391" table:style-name="ce1">
            <text:p>3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ersey Tunnels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iianxklyw</text:p>
          </table:table-cell>
          <table:table-cell office:value-type="float" office:value="1.8" table:style-name="ce1">
            <text:p>1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Mersey Tunnels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rothodfkf</text:p>
          </table:table-cell>
          <table:table-cell office:value-type="float" office:value="1.8" table:style-name="ce1">
            <text:p>1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ix2d7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mdwclqwcg</text:p>
          </table:table-cell>
          <table:table-cell office:value-type="float" office:value="20.41" table:style-name="ce1">
            <text:p>20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iytf9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pucsuhacf</text:p>
          </table:table-cell>
          <table:table-cell office:value-type="float" office:value="20.77" table:style-name="ce1">
            <text:p>20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ining &amp; Pers Devt</text:p>
          </table:table-cell>
          <table:table-cell office:value-type="string" table:style-name="ce1">
            <text:p>Nebosh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mywtodlch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No1 Lounges (Edi) Ltd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flgbbqhhc</text:p>
          </table:table-cell>
          <table:table-cell office:value-type="float" office:value="32.5" table:style-name="ce1">
            <text:p>32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ovotel Brussels Tour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thvbilbgs</text:p>
          </table:table-cell>
          <table:table-cell office:value-type="float" office:value="377.17" table:style-name="ce1">
            <text:p>377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ovotel Brussels Tour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ytrjkxkfy</text:p>
          </table:table-cell>
          <table:table-cell office:value-type="float" office:value="210.6" table:style-name="ce1">
            <text:p>21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rk Plaza Cardiff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wsutecspd</text:p>
          </table:table-cell>
          <table:table-cell office:value-type="float" office:value="14.45" table:style-name="ce1">
            <text:p>14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ypal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dhnlhdvru</text:p>
          </table:table-cell>
          <table:table-cell office:value-type="float" office:value="21.82" table:style-name="ce1">
            <text:p>21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fessional Membership Fees</text:p>
          </table:table-cell>
          <table:table-cell office:value-type="string" table:style-name="ce1">
            <text:p>Paypal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4junwenglp</text:p>
          </table:table-cell>
          <table:table-cell office:value-type="float" office:value="19.8" table:style-name="ce1">
            <text:p>19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ypal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4kvgeggwmk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amada Plaza Wrexham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uphqiqhop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evern River Crossing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pfkduxqge</text:p>
          </table:table-cell>
          <table:table-cell office:value-type="float" office:value="5.6" table:style-name="ce1">
            <text:p>5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evern River Crossing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wuxdjyqzu</text:p>
          </table:table-cell>
          <table:table-cell office:value-type="float" office:value="5.6" table:style-name="ce1">
            <text:p>5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odexo Ltd 342291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bhksygjlr</text:p>
          </table:table-cell>
          <table:table-cell office:value-type="float" office:value="14.35" table:style-name="ce1">
            <text:p>14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stegwbtfi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014000swa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giwfrviqr</text:p>
          </table:table-cell>
          <table:table-cell office:value-type="float" office:value="162.62" table:style-name="ce1">
            <text:p>162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158000pon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gpibvhdrv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ubway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aeryqhrte</text:p>
          </table:table-cell>
          <table:table-cell office:value-type="float" office:value="10.85" table:style-name="ce1">
            <text:p>10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ble Table41010770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tsmocvhqf</text:p>
          </table:table-cell>
          <table:table-cell office:value-type="float" office:value="50.47" table:style-name="ce1">
            <text:p>50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nby Road Filling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cksicetuj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porate Hospitality</text:p>
          </table:table-cell>
          <table:table-cell office:value-type="string" table:style-name="ce1">
            <text:p>The Classroom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gmhkftvgw</text:p>
          </table:table-cell>
          <table:table-cell office:value-type="float" office:value="278" table:style-name="ce1">
            <text:p>2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Lamphey Hall Hotel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4jqtshsfbp</text:p>
          </table:table-cell>
          <table:table-cell office:value-type="float" office:value="29.9" table:style-name="ce1">
            <text:p>2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Principal Edinburgh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ytvxmdmpw</text:p>
          </table:table-cell>
          <table:table-cell office:value-type="float" office:value="17.899999999999999" table:style-name="ce1">
            <text:p>17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hublondonw$49637105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4umwfhqlym</text:p>
          </table:table-cell>
          <table:table-cell office:value-type="float" office:value="-168" table:style-name="ce1">
            <text:p>-1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crvjxxozo</text:p>
          </table:table-cell>
          <table:table-cell office:value-type="float" office:value="93.9" table:style-name="ce1">
            <text:p>93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6vqxh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0mfgjibukx</text:p>
          </table:table-cell>
          <table:table-cell office:value-type="float" office:value="12.86" table:style-name="ce1">
            <text:p>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Gkfxg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cdvjfcbvh</text:p>
          </table:table-cell>
          <table:table-cell office:value-type="float" office:value="15.24" table:style-name="ce1">
            <text:p>15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Qtgp2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ooroiokgv</text:p>
          </table:table-cell>
          <table:table-cell office:value-type="float" office:value="20.13" table:style-name="ce1">
            <text:p>20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U2ndt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0xjqxdoxyi</text:p>
          </table:table-cell>
          <table:table-cell office:value-type="float" office:value="10.029999999999999" table:style-name="ce1">
            <text:p>10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Wo54t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0vwtppyyjw</text:p>
          </table:table-cell>
          <table:table-cell office:value-type="float" office:value="8.11" table:style-name="ce1">
            <text:p>8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Z3cxx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eucgxgwdw</text:p>
          </table:table-cell>
          <table:table-cell office:value-type="float" office:value="17.71" table:style-name="ce1">
            <text:p>1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Z5mwk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ryshgzghj</text:p>
          </table:table-cell>
          <table:table-cell office:value-type="float" office:value="14.8" table:style-name="ce1">
            <text:p>14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Verifone Taxi/private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drssmohju</text:p>
          </table:table-cell>
          <table:table-cell office:value-type="float" office:value="6.35" table:style-name="ce1">
            <text:p>6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Verifone Taxi/private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gicthtpgh</text:p>
          </table:table-cell>
          <table:table-cell office:value-type="float" office:value="6.85" table:style-name="ce1">
            <text:p>6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W M Morrison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4dgmxfwiih</text:p>
          </table:table-cell>
          <table:table-cell office:value-type="float" office:value="74.17" table:style-name="ce1">
            <text:p>74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W M Morrison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4gzqjnoham</text:p>
          </table:table-cell>
          <table:table-cell office:value-type="float" office:value="62.95" table:style-name="ce1">
            <text:p>62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W M Morrison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4xdpfzppjo</text:p>
          </table:table-cell>
          <table:table-cell office:value-type="float" office:value="13.69" table:style-name="ce1">
            <text:p>13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yatt Regency Chicago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cedwdyaxq</text:p>
          </table:table-cell>
          <table:table-cell office:value-type="float" office:value="-267.12" table:style-name="ce1">
            <text:p>-267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yatt Regency Chicago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52820180421rywmbwdwf</text:p>
          </table:table-cell>
          <table:table-cell office:value-type="float" office:value="-61.32" table:style-name="ce1">
            <text:p>-61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ianhaohsp</text:p>
          </table:table-cell>
          <table:table-cell office:value-type="float" office:value="9.8800000000000008" table:style-name="ce1">
            <text:p>9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jdkqtmiwa</text:p>
          </table:table-cell>
          <table:table-cell office:value-type="float" office:value="49.99" table:style-name="ce1">
            <text:p>49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pxxfgozmi</text:p>
          </table:table-cell>
          <table:table-cell office:value-type="float" office:value="36.74" table:style-name="ce1">
            <text:p>36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tayjnwicu</text:p>
          </table:table-cell>
          <table:table-cell office:value-type="float" office:value="13.9" table:style-name="ce1">
            <text:p>13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jidtuqosu</text:p>
          </table:table-cell>
          <table:table-cell office:value-type="float" office:value="5.5" table:style-name="ce1">
            <text:p>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yinudbiai</text:p>
          </table:table-cell>
          <table:table-cell office:value-type="float" office:value="8.4" table:style-name="ce1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 Hire</text:p>
          </table:table-cell>
          <table:table-cell office:value-type="string" table:style-name="ce1">
            <text:p>Dnata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uxscjtsxs</text:p>
          </table:table-cell>
          <table:table-cell office:value-type="float" office:value="251.33" table:style-name="ce1">
            <text:p>251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Gledrid Sf Connect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tvyjdwfqx</text:p>
          </table:table-cell>
          <table:table-cell office:value-type="float" office:value="10.1" table:style-name="ce1">
            <text:p>1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rand Hyatt Erawan Bangko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rdhjueqbr</text:p>
          </table:table-cell>
          <table:table-cell office:value-type="float" office:value="115" table:style-name="ce1">
            <text:p>1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Hotels.Com147373958681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cbatulttd</text:p>
          </table:table-cell>
          <table:table-cell office:value-type="float" office:value="170.11" table:style-name="ce1">
            <text:p>170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amphey Court Hotel &amp;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eqhdffxhz</text:p>
          </table:table-cell>
          <table:table-cell office:value-type="float" office:value="255" table:style-name="ce1">
            <text:p>2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Logmein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cagozrhpc</text:p>
          </table:table-cell>
          <table:table-cell office:value-type="float" office:value="9.59" table:style-name="ce1">
            <text:p>9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&amp;s Simply Food - Ssp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mcwwqxdns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cp Limited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iflrbbqfb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ortmeirion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ewruptlgo</text:p>
          </table:table-cell>
          <table:table-cell office:value-type="float" office:value="442.45" table:style-name="ce1">
            <text:p>442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533700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lwppjoxdt</text:p>
          </table:table-cell>
          <table:table-cell office:value-type="float" office:value="303" table:style-name="ce1">
            <text:p>3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heraton Society Hill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ednqttwcf</text:p>
          </table:table-cell>
          <table:table-cell office:value-type="float" office:value="208.98" table:style-name="ce1">
            <text:p>208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heraton Society Hill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olmrdcuoy</text:p>
          </table:table-cell>
          <table:table-cell office:value-type="float" office:value="208.98" table:style-name="ce1">
            <text:p>208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Shorthand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ubmcvmmtn</text:p>
          </table:table-cell>
          <table:table-cell office:value-type="float" office:value="720" table:style-name="ce1">
            <text:p>7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fxbniohxg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87000ll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kudryttpu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arbucks Store 24485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zlnciruua</text:p>
          </table:table-cell>
          <table:table-cell office:value-type="float" office:value="4.53" table:style-name="ce1">
            <text:p>4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Tesco Stores 3057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ivbfbdlnv</text:p>
          </table:table-cell>
          <table:table-cell office:value-type="float" office:value="9.6999999999999993" table:style-name="ce1">
            <text:p>9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Dome Bar &amp; Grill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wqathxobo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The Post Office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uvwxwxxpy</text:p>
          </table:table-cell>
          <table:table-cell office:value-type="float" office:value="13.14" table:style-name="ce1">
            <text:p>1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spitality</text:p>
          </table:table-cell>
          <table:table-cell office:value-type="string" table:style-name="ce1">
            <text:p>The Union Jack Club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tlzlhwjey</text:p>
          </table:table-cell>
          <table:table-cell office:value-type="float" office:value="17.98" table:style-name="ce1">
            <text:p>17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Awglg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qjkmtokpn</text:p>
          </table:table-cell>
          <table:table-cell office:value-type="float" office:value="11.6" table:style-name="ce1">
            <text:p>11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Jkqqv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bggoakqni</text:p>
          </table:table-cell>
          <table:table-cell office:value-type="float" office:value="18.64" table:style-name="ce1">
            <text:p>18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Q4kzy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osljqbdho</text:p>
          </table:table-cell>
          <table:table-cell office:value-type="float" office:value="7.98" table:style-name="ce1">
            <text:p>7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Ukofficedirect.Co.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lyeuyocrx</text:p>
          </table:table-cell>
          <table:table-cell office:value-type="float" office:value="864.64" table:style-name="ce1">
            <text:p>864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Verifone Taxi/private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fxlnykrxg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lecom non Merlin</text:p>
          </table:table-cell>
          <table:table-cell office:value-type="string" table:style-name="ce1">
            <text:p>Vodafone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wdwxwavis</text:p>
          </table:table-cell>
          <table:table-cell office:value-type="float" office:value="24.77" table:style-name="ce1">
            <text:p>24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 M Morrison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vjnnpbryf</text:p>
          </table:table-cell>
          <table:table-cell office:value-type="float" office:value="92.88" table:style-name="ce1">
            <text:p>92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Www.Marinesuperstore.Com</text:p>
          </table:table-cell>
          <table:table-cell office:value-type="date" office:date-value="2018-04-20T00:00:00" table:style-name="ce2">
            <text:p>20/04/2018</text:p>
          </table:table-cell>
          <table:table-cell office:value-type="string" table:style-name="ce1">
            <text:p>H52820180424qajljqnhn</text:p>
          </table:table-cell>
          <table:table-cell office:value-type="float" office:value="192.8" table:style-name="ce1">
            <text:p>192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21T00:00:00" table:style-name="ce2">
            <text:p>21/04/2018</text:p>
          </table:table-cell>
          <table:table-cell office:value-type="string" table:style-name="ce1">
            <text:p>H52820180424xuvbjhhod</text:p>
          </table:table-cell>
          <table:table-cell office:value-type="float" office:value="13.98" table:style-name="ce1">
            <text:p>13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tlas Taxi 4817</text:p>
          </table:table-cell>
          <table:table-cell office:value-type="date" office:date-value="2018-04-21T00:00:00" table:style-name="ce2">
            <text:p>21/04/2018</text:p>
          </table:table-cell>
          <table:table-cell office:value-type="string" table:style-name="ce1">
            <text:p>H52820180424bzhgqjciu</text:p>
          </table:table-cell>
          <table:table-cell office:value-type="float" office:value="26.7" table:style-name="ce1">
            <text:p>26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ompass Vending</text:p>
          </table:table-cell>
          <table:table-cell office:value-type="date" office:date-value="2018-04-21T00:00:00" table:style-name="ce2">
            <text:p>21/04/2018</text:p>
          </table:table-cell>
          <table:table-cell office:value-type="string" table:style-name="ce1">
            <text:p>H52820180424clxfgqiop</text:p>
          </table:table-cell>
          <table:table-cell office:value-type="float" office:value="4.55" table:style-name="ce1">
            <text:p>4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nterprise Car Tolls</text:p>
          </table:table-cell>
          <table:table-cell office:value-type="date" office:date-value="2018-04-21T00:00:00" table:style-name="ce2">
            <text:p>21/04/2018</text:p>
          </table:table-cell>
          <table:table-cell office:value-type="string" table:style-name="ce1">
            <text:p>H52820180424fjtxrysnk</text:p>
          </table:table-cell>
          <table:table-cell office:value-type="float" office:value="2.95" table:style-name="ce1">
            <text:p>2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22T00:00:00" table:style-name="ce2">
            <text:p>22/04/2018</text:p>
          </table:table-cell>
          <table:table-cell office:value-type="string" table:style-name="ce1">
            <text:p>H52820180424fgdjadlkq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Dnh*sucuri Website Securi</text:p>
          </table:table-cell>
          <table:table-cell office:value-type="date" office:date-value="2018-04-22T00:00:00" table:style-name="ce2">
            <text:p>22/04/2018</text:p>
          </table:table-cell>
          <table:table-cell office:value-type="string" table:style-name="ce1">
            <text:p>H52820180424sbqylykej</text:p>
          </table:table-cell>
          <table:table-cell office:value-type="float" office:value="141.16" table:style-name="ce1">
            <text:p>141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Jurys Inn Plymouth Front</text:p>
          </table:table-cell>
          <table:table-cell office:value-type="date" office:date-value="2018-04-22T00:00:00" table:style-name="ce2">
            <text:p>22/04/2018</text:p>
          </table:table-cell>
          <table:table-cell office:value-type="string" table:style-name="ce1">
            <text:p>H52820180424djhqghoxo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6 Toll</text:p>
          </table:table-cell>
          <table:table-cell office:value-type="date" office:date-value="2018-04-22T00:00:00" table:style-name="ce2">
            <text:p>22/04/2018</text:p>
          </table:table-cell>
          <table:table-cell office:value-type="string" table:style-name="ce1">
            <text:p>H52820180424jorjdhcjb</text:p>
          </table:table-cell>
          <table:table-cell office:value-type="float" office:value="4.8" table:style-name="ce1">
            <text:p>4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elect Service Partner (B</text:p>
          </table:table-cell>
          <table:table-cell office:value-type="date" office:date-value="2018-04-22T00:00:00" table:style-name="ce2">
            <text:p>22/04/2018</text:p>
          </table:table-cell>
          <table:table-cell office:value-type="string" table:style-name="ce1">
            <text:p>H52820180425pvgmkptfm</text:p>
          </table:table-cell>
          <table:table-cell office:value-type="float" office:value="12.43" table:style-name="ce1">
            <text:p>1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ubway(Suwannabhumi Airpo</text:p>
          </table:table-cell>
          <table:table-cell office:value-type="date" office:date-value="2018-04-22T00:00:00" table:style-name="ce2">
            <text:p>22/04/2018</text:p>
          </table:table-cell>
          <table:table-cell office:value-type="string" table:style-name="ce1">
            <text:p>H52820180425ufkukcqek</text:p>
          </table:table-cell>
          <table:table-cell office:value-type="float" office:value="9.4499999999999993" table:style-name="ce1">
            <text:p>9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ay At Pump 3765</text:p>
          </table:table-cell>
          <table:table-cell office:value-type="date" office:date-value="2018-04-22T00:00:00" table:style-name="ce2">
            <text:p>22/04/2018</text:p>
          </table:table-cell>
          <table:table-cell office:value-type="string" table:style-name="ce1">
            <text:p>H52820180424ffywbtreo</text:p>
          </table:table-cell>
          <table:table-cell office:value-type="float" office:value="27.83" table:style-name="ce1">
            <text:p>27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Glassblowing House</text:p>
          </table:table-cell>
          <table:table-cell office:value-type="date" office:date-value="2018-04-22T00:00:00" table:style-name="ce2">
            <text:p>22/04/2018</text:p>
          </table:table-cell>
          <table:table-cell office:value-type="string" table:style-name="ce1">
            <text:p>H52820180424lbcsvzvss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M4dyn</text:p>
          </table:table-cell>
          <table:table-cell office:value-type="date" office:date-value="2018-04-22T00:00:00" table:style-name="ce2">
            <text:p>22/04/2018</text:p>
          </table:table-cell>
          <table:table-cell office:value-type="string" table:style-name="ce1">
            <text:p>H52820180424kfvgvsqsc</text:p>
          </table:table-cell>
          <table:table-cell office:value-type="float" office:value="42.66" table:style-name="ce1">
            <text:p>42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Us3ls</text:p>
          </table:table-cell>
          <table:table-cell office:value-type="date" office:date-value="2018-04-22T00:00:00" table:style-name="ce2">
            <text:p>22/04/2018</text:p>
          </table:table-cell>
          <table:table-cell office:value-type="string" table:style-name="ce1">
            <text:p>H52820180424hdkdwfpdc</text:p>
          </table:table-cell>
          <table:table-cell office:value-type="float" office:value="6.56" table:style-name="ce1">
            <text:p>6.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olfscastle Country Hote</text:p>
          </table:table-cell>
          <table:table-cell office:value-type="date" office:date-value="2018-04-22T00:00:00" table:style-name="ce2">
            <text:p>22/04/2018</text:p>
          </table:table-cell>
          <table:table-cell office:value-type="string" table:style-name="ce1">
            <text:p>H52820180424rlmghfnyw</text:p>
          </table:table-cell>
          <table:table-cell office:value-type="float" office:value="21.5" table:style-name="ce1">
            <text:p>21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ivxovjrtb</text:p>
          </table:table-cell>
          <table:table-cell office:value-type="float" office:value="30.98" table:style-name="ce1">
            <text:p>30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frkgewfjf</text:p>
          </table:table-cell>
          <table:table-cell office:value-type="float" office:value="50.52" table:style-name="ce1">
            <text:p>50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s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igxsnrudh</text:p>
          </table:table-cell>
          <table:table-cell office:value-type="float" office:value="190.8" table:style-name="ce1">
            <text:p>19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Asda Superstore 4600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tmetopndk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utolux (Car Rental)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yodqylufz</text:p>
          </table:table-cell>
          <table:table-cell office:value-type="float" office:value="44.03" table:style-name="ce1">
            <text:p>44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cjswnnbix</text:p>
          </table:table-cell>
          <table:table-cell office:value-type="float" office:value="3.1" table:style-name="ce1">
            <text:p>3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gccrtwwxo</text:p>
          </table:table-cell>
          <table:table-cell office:value-type="float" office:value="5.5" table:style-name="ce1">
            <text:p>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oxgwekdwt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aqregvtpm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minars, Conferences, Worksho</text:p>
          </table:table-cell>
          <table:table-cell office:value-type="string" table:style-name="ce1">
            <text:p>Eb World Trade Day-Tr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wdjpoqmpe</text:p>
          </table:table-cell>
          <table:table-cell office:value-type="float" office:value="106.89" table:style-name="ce1">
            <text:p>106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Websales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oelpncmcp</text:p>
          </table:table-cell>
          <table:table-cell office:value-type="float" office:value="132.69999999999999" table:style-name="ce1">
            <text:p>132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Imperial London Hotels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jtmtpzpss</text:p>
          </table:table-cell>
          <table:table-cell office:value-type="float" office:value="202.5" table:style-name="ce1">
            <text:p>202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Ivy Service Statio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dspqterpo</text:p>
          </table:table-cell>
          <table:table-cell office:value-type="float" office:value="4.75" table:style-name="ce1">
            <text:p>4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Kapadokya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dfsujpxij</text:p>
          </table:table-cell>
          <table:table-cell office:value-type="float" office:value="13.8" table:style-name="ce1">
            <text:p>13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Marisec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srffycukp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elita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ulhdtpjeg</text:p>
          </table:table-cell>
          <table:table-cell office:value-type="float" office:value="115" table:style-name="ce1">
            <text:p>1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etro Stib Heysel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fsimreeym</text:p>
          </table:table-cell>
          <table:table-cell office:value-type="float" office:value="20.34" table:style-name="ce1">
            <text:p>20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iku Restaurant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6ctgiiwnnv</text:p>
          </table:table-cell>
          <table:table-cell office:value-type="float" office:value="21.79" table:style-name="ce1">
            <text:p>21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ational Marine Aquarium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oojudjyep</text:p>
          </table:table-cell>
          <table:table-cell office:value-type="float" office:value="5.9" table:style-name="ce1">
            <text:p>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embs Cc Cb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bupmepuin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ont Y Pair Inn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jhacbaqie</text:p>
          </table:table-cell>
          <table:table-cell office:value-type="float" office:value="178" table:style-name="ce1">
            <text:p>1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Pulrose Motor Serv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rvfiioprb</text:p>
          </table:table-cell>
          <table:table-cell office:value-type="float" office:value="69.23" table:style-name="ce1">
            <text:p>69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fbvqrglwe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uceglhgvk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ubway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fivrygzlu</text:p>
          </table:table-cell>
          <table:table-cell office:value-type="float" office:value="13.2" table:style-name="ce1">
            <text:p>13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minars, Conferences, Worksho</text:p>
          </table:table-cell>
          <table:table-cell office:value-type="string" table:style-name="ce1">
            <text:p>Technology Association Of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6bpsmmpimk</text:p>
          </table:table-cell>
          <table:table-cell office:value-type="float" office:value="240.41" table:style-name="ce1">
            <text:p>240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 Hire</text:p>
          </table:table-cell>
          <table:table-cell office:value-type="string" table:style-name="ce1">
            <text:p>Tesco Pay At Pump 4129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hjincyylk</text:p>
          </table:table-cell>
          <table:table-cell office:value-type="float" office:value="71.36" table:style-name="ce1">
            <text:p>71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sco Pfs 4233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gfbfvcmyi</text:p>
          </table:table-cell>
          <table:table-cell office:value-type="float" office:value="69.87" table:style-name="ce1">
            <text:p>69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sco Pfs 4233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szmywtykp</text:p>
          </table:table-cell>
          <table:table-cell office:value-type="float" office:value="7.99" table:style-name="ce1">
            <text:p>7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headbsglj</text:p>
          </table:table-cell>
          <table:table-cell office:value-type="float" office:value="120.6" table:style-name="ce1">
            <text:p>12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onnnjxqki</text:p>
          </table:table-cell>
          <table:table-cell office:value-type="float" office:value="70.45" table:style-name="ce1">
            <text:p>70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Tt Commercial Trad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wfpcnvdjr</text:p>
          </table:table-cell>
          <table:table-cell office:value-type="float" office:value="357.99" table:style-name="ce1">
            <text:p>357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Tt Commercial Trad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yesoubjpd</text:p>
          </table:table-cell>
          <table:table-cell office:value-type="float" office:value="1789.95" table:style-name="ce1">
            <text:p>1789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Ups Ltd Shipping Fees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limkhkdxm</text:p>
          </table:table-cell>
          <table:table-cell office:value-type="float" office:value="146.66999999999999" table:style-name="ce1">
            <text:p>146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Www.East2eden.Co.Uk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jptuqgwei</text:p>
          </table:table-cell>
          <table:table-cell office:value-type="float" office:value="39.979999999999997" table:style-name="ce1">
            <text:p>39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ww.Hxpayments.Com</text:p>
          </table:table-cell>
          <table:table-cell office:value-type="date" office:date-value="2018-04-23T00:00:00" table:style-name="ce2">
            <text:p>23/04/2018</text:p>
          </table:table-cell>
          <table:table-cell office:value-type="string" table:style-name="ce1">
            <text:p>H52820180425cksdmgdki</text:p>
          </table:table-cell>
          <table:table-cell office:value-type="float" office:value="37.97" table:style-name="ce1">
            <text:p>37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Eu Amazon.Co.Uk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evrujmrpx</text:p>
          </table:table-cell>
          <table:table-cell office:value-type="float" office:value="19.97" table:style-name="ce1">
            <text:p>19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UK Retail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rsfuukdqr</text:p>
          </table:table-cell>
          <table:table-cell office:value-type="float" office:value="15.17" table:style-name="ce1">
            <text:p>15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hicle Maintenance</text:p>
          </table:table-cell>
          <table:table-cell office:value-type="string" table:style-name="ce1">
            <text:p>Autoglass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612mlroxxhtn</text:p>
          </table:table-cell>
          <table:table-cell office:value-type="float" office:value="7.23" table:style-name="ce1">
            <text:p>7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arbican Pasta Bar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htlkuopwn</text:p>
          </table:table-cell>
          <table:table-cell office:value-type="float" office:value="9.9499999999999993" table:style-name="ce1">
            <text:p>9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Bc.Basecamp 3 3878914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kriackmul</text:p>
          </table:table-cell>
          <table:table-cell office:value-type="float" office:value="36.25" table:style-name="ce1">
            <text:p>36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lack Boy Caernarfon L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eqaipcaxl</text:p>
          </table:table-cell>
          <table:table-cell office:value-type="float" office:value="264" table:style-name="ce1">
            <text:p>2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lack Limo Taxi Gmbh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pjffrjrxu</text:p>
          </table:table-cell>
          <table:table-cell office:value-type="float" office:value="39.9" table:style-name="ce1">
            <text:p>3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russels Airport - Za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gnunpgzpe</text:p>
          </table:table-cell>
          <table:table-cell office:value-type="float" office:value="8.1300000000000008" table:style-name="ce1">
            <text:p>8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kczkymkwb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Crossways Service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azcbqnnwt</text:p>
          </table:table-cell>
          <table:table-cell office:value-type="float" office:value="47.77" table:style-name="ce1">
            <text:p>47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asyjet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qrcnujoky</text:p>
          </table:table-cell>
          <table:table-cell office:value-type="float" office:value="104" table:style-name="ce1">
            <text:p>1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ndry Property Costs</text:p>
          </table:table-cell>
          <table:table-cell office:value-type="string" table:style-name="ce1">
            <text:p>Eb *creative Cities Co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bbbuhcgfl</text:p>
          </table:table-cell>
          <table:table-cell office:value-type="float" office:value="350" table:style-name="ce1">
            <text:p>3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ightlink Wales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trruhbbqq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o Metro Louise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ivpmargoe</text:p>
          </table:table-cell>
          <table:table-cell office:value-type="float" office:value="13.54" table:style-name="ce1">
            <text:p>13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tel Albrechtshof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jmppzexzi</text:p>
          </table:table-cell>
          <table:table-cell office:value-type="float" office:value="102.69" table:style-name="ce1">
            <text:p>102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Maritime History Archive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upqkvkhll</text:p>
          </table:table-cell>
          <table:table-cell office:value-type="float" office:value="38.9" table:style-name="ce1">
            <text:p>38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orrisons Petrol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qswqvetyg</text:p>
          </table:table-cell>
          <table:table-cell office:value-type="float" office:value="79.3" table:style-name="ce1">
            <text:p>79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 44537105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7jfdibxyks</text:p>
          </table:table-cell>
          <table:table-cell office:value-type="float" office:value="189.98" table:style-name="ce1">
            <text:p>189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 44537105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7kekmdlftc</text:p>
          </table:table-cell>
          <table:table-cell office:value-type="float" office:value="193.98" table:style-name="ce1">
            <text:p>193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elsejsumb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Surveymonkey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higjbfqnx</text:p>
          </table:table-cell>
          <table:table-cell office:value-type="float" office:value="22.93" table:style-name="ce1">
            <text:p>22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ay At Pump 3765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vxouwbjru</text:p>
          </table:table-cell>
          <table:table-cell office:value-type="float" office:value="56.73" table:style-name="ce1">
            <text:p>56.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Tesco Stores 4630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bluumudkf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xherronsstn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cvxktbwte</text:p>
          </table:table-cell>
          <table:table-cell office:value-type="float" office:value="69.260000000000005" table:style-name="ce1">
            <text:p>69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Burrard 1100 Burrard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7xqqbmnopw</text:p>
          </table:table-cell>
          <table:table-cell office:value-type="float" office:value="928.29" table:style-name="ce1">
            <text:p>92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cstrpwvuv</text:p>
          </table:table-cell>
          <table:table-cell office:value-type="float" office:value="63.5" table:style-name="ce1">
            <text:p>6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avbqcjsmn</text:p>
          </table:table-cell>
          <table:table-cell office:value-type="float" office:value="146" table:style-name="ce1">
            <text:p>1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ftxkfbejm</text:p>
          </table:table-cell>
          <table:table-cell office:value-type="float" office:value="67" table:style-name="ce1">
            <text:p>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Virgin Trains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snbgettbu</text:p>
          </table:table-cell>
          <table:table-cell office:value-type="float" office:value="80.900000000000006" table:style-name="ce1">
            <text:p>8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W M Morrisons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kpijwxzut</text:p>
          </table:table-cell>
          <table:table-cell office:value-type="float" office:value="5.31" table:style-name="ce1">
            <text:p>5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ag Methyr Tydfil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6socawhwmh</text:p>
          </table:table-cell>
          <table:table-cell office:value-type="float" office:value="4.13" table:style-name="ce1">
            <text:p>4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ther expenses</text:p>
          </table:table-cell>
          <table:table-cell office:value-type="string" table:style-name="ce1">
            <text:p>Xposemedia Ltd</text:p>
          </table:table-cell>
          <table:table-cell office:value-type="date" office:date-value="2018-04-24T00:00:00" table:style-name="ce2">
            <text:p>24/04/2018</text:p>
          </table:table-cell>
          <table:table-cell office:value-type="string" table:style-name="ce1">
            <text:p>H52820180428replmjfat</text:p>
          </table:table-cell>
          <table:table-cell office:value-type="float" office:value="32.4" table:style-name="ce1">
            <text:p>32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Amazon Mktplace Pmts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ovbznfblw</text:p>
          </table:table-cell>
          <table:table-cell office:value-type="float" office:value="4.4400000000000004" table:style-name="ce1">
            <text:p>4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ootuhrplx</text:p>
          </table:table-cell>
          <table:table-cell office:value-type="float" office:value="21.8" table:style-name="ce1">
            <text:p>21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keting Support Items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lxsocdrqg</text:p>
          </table:table-cell>
          <table:table-cell office:value-type="float" office:value="26.98" table:style-name="ce1">
            <text:p>26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pcoa Connect - Fgw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gkmyenkpg</text:p>
          </table:table-cell>
          <table:table-cell office:value-type="float" office:value="6.9" table:style-name="ce1">
            <text:p>6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cswijybtd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s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jgoukxpoy</text:p>
          </table:table-cell>
          <table:table-cell office:value-type="float" office:value="146" table:style-name="ce1">
            <text:p>1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s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lccayjjyo</text:p>
          </table:table-cell>
          <table:table-cell office:value-type="float" office:value="164.5" table:style-name="ce1">
            <text:p>16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s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thepoduff</text:p>
          </table:table-cell>
          <table:table-cell office:value-type="float" office:value="49.6" table:style-name="ce1">
            <text:p>49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sk For Luigi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8mnfmegtdw</text:p>
          </table:table-cell>
          <table:table-cell office:value-type="float" office:value="22.41" table:style-name="ce1">
            <text:p>22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tlassian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ckzfsitue</text:p>
          </table:table-cell>
          <table:table-cell office:value-type="float" office:value="8.8800000000000008" table:style-name="ce1">
            <text:p>8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ayside Brasserie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zepmgctaq</text:p>
          </table:table-cell>
          <table:table-cell office:value-type="float" office:value="71.83" table:style-name="ce1">
            <text:p>71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lacktop &amp; Checker Cabs#3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nanosbxtb</text:p>
          </table:table-cell>
          <table:table-cell office:value-type="float" office:value="2.92" table:style-name="ce1">
            <text:p>2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8ittzlcflq</text:p>
          </table:table-cell>
          <table:table-cell office:value-type="float" office:value="7.2" table:style-name="ce1">
            <text:p>7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mana Plaza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8vuvovccau</text:p>
          </table:table-cell>
          <table:table-cell office:value-type="float" office:value="294.26" table:style-name="ce1">
            <text:p>294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fngthhrhu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k Foodstores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howryflsi</text:p>
          </table:table-cell>
          <table:table-cell office:value-type="float" office:value="2.58" table:style-name="ce1">
            <text:p>2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Delta Air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8flmadrdes</text:p>
          </table:table-cell>
          <table:table-cell office:value-type="float" office:value="612.47" table:style-name="ce1">
            <text:p>612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ndry Property Costs</text:p>
          </table:table-cell>
          <table:table-cell office:value-type="string" table:style-name="ce1">
            <text:p>Eb *bevan Commission I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sctyjtxjs</text:p>
          </table:table-cell>
          <table:table-cell office:value-type="float" office:value="240" table:style-name="ce1">
            <text:p>2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Flybe.Com Fg1cb8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boslznmxo</text:p>
          </table:table-cell>
          <table:table-cell office:value-type="float" office:value="59.82" table:style-name="ce1">
            <text:p>59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Future Inns Cardiff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uosnhgktj</text:p>
          </table:table-cell>
          <table:table-cell office:value-type="float" office:value="109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Future Inns Cardiff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utrggqpbt</text:p>
          </table:table-cell>
          <table:table-cell office:value-type="float" office:value="122" table:style-name="ce1">
            <text:p>1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ar Hotels Limited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nyfmplclt</text:p>
          </table:table-cell>
          <table:table-cell office:value-type="float" office:value="190" table:style-name="ce1">
            <text:p>1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Glyph Retail Ltd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tjkfnwtru</text:p>
          </table:table-cell>
          <table:table-cell office:value-type="float" office:value="10.98" table:style-name="ce1">
            <text:p>10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Chippenham To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rmctlfvvv</text:p>
          </table:table-cell>
          <table:table-cell office:value-type="float" office:value="134.80000000000001" table:style-name="ce1">
            <text:p>134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Lon Padd To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fefwuhool</text:p>
          </table:table-cell>
          <table:table-cell office:value-type="float" office:value="62.2" table:style-name="ce1">
            <text:p>62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J K Lewis &amp; Son Lt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avjlrklvw</text:p>
          </table:table-cell>
          <table:table-cell office:value-type="float" office:value="73.83" table:style-name="ce1">
            <text:p>73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Juboraj Mill Lane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8ydgfrsfkq</text:p>
          </table:table-cell>
          <table:table-cell office:value-type="float" office:value="42.95" table:style-name="ce1">
            <text:p>42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Kuku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mhokgbpqq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ul Ticket Machine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uliynssld</text:p>
          </table:table-cell>
          <table:table-cell office:value-type="float" office:value="19.600000000000001" table:style-name="ce1">
            <text:p>19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ul Ticket Machine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yssduralu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ile End Service S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ivhftfhha</text:p>
          </table:table-cell>
          <table:table-cell office:value-type="float" office:value="19.95" table:style-name="ce1">
            <text:p>19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ational Car Parks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dekjbcxxk</text:p>
          </table:table-cell>
          <table:table-cell office:value-type="float" office:value="12.5" table:style-name="ce1">
            <text:p>12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ational Car Parks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jfefsfjik</text:p>
          </table:table-cell>
          <table:table-cell office:value-type="float" office:value="12.5" table:style-name="ce1">
            <text:p>12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cp Adaptis Atw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fukdhrzrj</text:p>
          </table:table-cell>
          <table:table-cell office:value-type="float" office:value="12.7" table:style-name="ce1">
            <text:p>12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rk Inn Hotel Cwlpj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wokuzonpy</text:p>
          </table:table-cell>
          <table:table-cell office:value-type="float" office:value="123" table:style-name="ce1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spitality</text:p>
          </table:table-cell>
          <table:table-cell office:value-type="string" table:style-name="ce1">
            <text:p>Park Plaza Cardiff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ymxgommzs</text:p>
          </table:table-cell>
          <table:table-cell office:value-type="float" office:value="101.86" table:style-name="ce1">
            <text:p>10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ining &amp; Pers Devt</text:p>
          </table:table-cell>
          <table:table-cell office:value-type="string" table:style-name="ce1">
            <text:p>Paypal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otjqrmrkf</text:p>
          </table:table-cell>
          <table:table-cell office:value-type="float" office:value="280" table:style-name="ce1">
            <text:p>2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ining &amp; Pers Devt</text:p>
          </table:table-cell>
          <table:table-cell office:value-type="string" table:style-name="ce1">
            <text:p>Paypal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uqxmrdiml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0775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8xstvxaxek</text:p>
          </table:table-cell>
          <table:table-cell office:value-type="float" office:value="204.98" table:style-name="ce1">
            <text:p>204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Pronto Hire Limited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tpmtfsgwd</text:p>
          </table:table-cell>
          <table:table-cell office:value-type="float" office:value="1043" table:style-name="ce1">
            <text:p>10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njgmcssws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amada Encore Belfast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8kotijplyn</text:p>
          </table:table-cell>
          <table:table-cell office:value-type="float" office:value="49.9" table:style-name="ce1">
            <text:p>4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fuhtpdruz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67000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sgnliomab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pice Symphony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8oxjdwprhw</text:p>
          </table:table-cell>
          <table:table-cell office:value-type="float" office:value="30.21" table:style-name="ce1">
            <text:p>30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ssions, Fairs</text:p>
          </table:table-cell>
          <table:table-cell office:value-type="string" table:style-name="ce1">
            <text:p>The Caerwylan Hote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pdlzievuh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Lamphey Hall Hotel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dupxboqxz</text:p>
          </table:table-cell>
          <table:table-cell office:value-type="float" office:value="98.6" table:style-name="ce1">
            <text:p>98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minars, Conferences, Worksho</text:p>
          </table:table-cell>
          <table:table-cell office:value-type="string" table:style-name="ce1">
            <text:p>Time To Think Ltd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xhxklhslc</text:p>
          </table:table-cell>
          <table:table-cell office:value-type="float" office:value="2040" table:style-name="ce1">
            <text:p>20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inline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ebtgvplrm</text:p>
          </table:table-cell>
          <table:table-cell office:value-type="float" office:value="110.6" table:style-name="ce1">
            <text:p>11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mnfmzmcsk</text:p>
          </table:table-cell>
          <table:table-cell office:value-type="float" office:value="77.400000000000006" table:style-name="ce1">
            <text:p>77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nvdhzmkes</text:p>
          </table:table-cell>
          <table:table-cell office:value-type="float" office:value="5.85" table:style-name="ce1">
            <text:p>5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lhywxciev</text:p>
          </table:table-cell>
          <table:table-cell office:value-type="float" office:value="324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y Newydd Hotel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yiugkbrjj</text:p>
          </table:table-cell>
          <table:table-cell office:value-type="float" office:value="84.3" table:style-name="ce1">
            <text:p>84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3p6mz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uyfgexptp</text:p>
          </table:table-cell>
          <table:table-cell office:value-type="float" office:value="13.97" table:style-name="ce1">
            <text:p>13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642o4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qesckqgat</text:p>
          </table:table-cell>
          <table:table-cell office:value-type="float" office:value="21.58" table:style-name="ce1">
            <text:p>21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7ne7h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criwwpkmj</text:p>
          </table:table-cell>
          <table:table-cell office:value-type="float" office:value="9.73" table:style-name="ce1">
            <text:p>9.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Bqjjl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carbmhmwh</text:p>
          </table:table-cell>
          <table:table-cell office:value-type="float" office:value="15.45" table:style-name="ce1">
            <text:p>15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Gupgl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wbjbwbmte</text:p>
          </table:table-cell>
          <table:table-cell office:value-type="float" office:value="9.73" table:style-name="ce1">
            <text:p>9.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Keadd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ksmureoxw</text:p>
          </table:table-cell>
          <table:table-cell office:value-type="float" office:value="14.89" table:style-name="ce1">
            <text:p>14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Q6jlp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otjyfqruo</text:p>
          </table:table-cell>
          <table:table-cell office:value-type="float" office:value="23.56" table:style-name="ce1">
            <text:p>23.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Twbui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myififehm</text:p>
          </table:table-cell>
          <table:table-cell office:value-type="float" office:value="17.16" table:style-name="ce1">
            <text:p>17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 M Morrison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8nslnrzuum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ag Methyr Tydfil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nzukntove</text:p>
          </table:table-cell>
          <table:table-cell office:value-type="float" office:value="6.55" table:style-name="ce1">
            <text:p>6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ildwood Edinburgh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rcurkrahp</text:p>
          </table:table-cell>
          <table:table-cell office:value-type="float" office:value="16.3" table:style-name="ce1">
            <text:p>16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gal Fees</text:p>
          </table:table-cell>
          <table:table-cell office:value-type="string" table:style-name="ce1">
            <text:p>Www.Companieshouse.Gov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7ybuvgtpen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Yellow Cab #50</text:p>
          </table:table-cell>
          <table:table-cell office:value-type="date" office:date-value="2018-04-25T00:00:00" table:style-name="ce2">
            <text:p>25/04/2018</text:p>
          </table:table-cell>
          <table:table-cell office:value-type="string" table:style-name="ce1">
            <text:p>H52820180428khruuwipl</text:p>
          </table:table-cell>
          <table:table-cell office:value-type="float" office:value="5.08" table:style-name="ce1">
            <text:p>5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Eu Amazon.Co.Uk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cnscjfffa</text:p>
          </table:table-cell>
          <table:table-cell office:value-type="float" office:value="38.97" table:style-name="ce1">
            <text:p>38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Amazon Eu Amazon.Co.Uk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fchewofvm</text:p>
          </table:table-cell>
          <table:table-cell office:value-type="float" office:value="76.42" table:style-name="ce1">
            <text:p>76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Amazon Eu Amazon.Co.Uk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guxmvsbha</text:p>
          </table:table-cell>
          <table:table-cell office:value-type="float" office:value="76.42" table:style-name="ce1">
            <text:p>76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Amazon Eu Amazon.Co.Uk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btrsfmahu</text:p>
          </table:table-cell>
          <table:table-cell office:value-type="float" office:value="76.430000000000007" table:style-name="ce1">
            <text:p>7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Eu Amazon.Co.Uk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ynjjskeat</text:p>
          </table:table-cell>
          <table:table-cell office:value-type="float" office:value="91.92" table:style-name="ce1">
            <text:p>91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Maint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wewaxmmwl</text:p>
          </table:table-cell>
          <table:table-cell office:value-type="float" office:value="329.32" table:style-name="ce1">
            <text:p>329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dauvnotjh</text:p>
          </table:table-cell>
          <table:table-cell office:value-type="float" office:value="29.95" table:style-name="ce1">
            <text:p>29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Asda Superstore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itrqlnifu</text:p>
          </table:table-cell>
          <table:table-cell office:value-type="float" office:value="4.2" table:style-name="ce1">
            <text:p>4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Brit Psychological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jxgulexbs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fpouejwkk</text:p>
          </table:table-cell>
          <table:table-cell office:value-type="float" office:value="7.2" table:style-name="ce1">
            <text:p>7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iiocacbdn</text:p>
          </table:table-cell>
          <table:table-cell office:value-type="float" office:value="9.6" table:style-name="ce1">
            <text:p>9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pjezwyfbw</text:p>
          </table:table-cell>
          <table:table-cell office:value-type="float" office:value="8.4" table:style-name="ce1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udmozypho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layton Hotel Cardiff Rec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ljibvoqko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layton Hotel Cardiff Rec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xowqxabsd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ompass Vending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ccthximpf</text:p>
          </table:table-cell>
          <table:table-cell office:value-type="float" office:value="2.37" table:style-name="ce1">
            <text:p>2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onrah Country Hot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warucbwgk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Crossways Service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bkpvgfkex</text:p>
          </table:table-cell>
          <table:table-cell office:value-type="float" office:value="77.290000000000006" table:style-name="ce1">
            <text:p>7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Doubletree Hotels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muywkonbq</text:p>
          </table:table-cell>
          <table:table-cell office:value-type="float" office:value="105" table:style-name="ce1">
            <text:p>1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Doubletree Hotels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rthsubjhp</text:p>
          </table:table-cell>
          <table:table-cell office:value-type="float" office:value="105" table:style-name="ce1">
            <text:p>1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ndry Property Costs</text:p>
          </table:table-cell>
          <table:table-cell office:value-type="string" table:style-name="ce1">
            <text:p>Eb *new For 2018-Impro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ogfbjapgl</text:p>
          </table:table-cell>
          <table:table-cell office:value-type="float" office:value="234" table:style-name="ce1">
            <text:p>2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dinburgh Trams Limited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dxrzcwydn</text:p>
          </table:table-cell>
          <table:table-cell office:value-type="float" office:value="8.5" table:style-name="ce1">
            <text:p>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dinburgh Trams Limited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ixihgojfy</text:p>
          </table:table-cell>
          <table:table-cell office:value-type="float" office:value="8.5" table:style-name="ce1">
            <text:p>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Evans And Jones Opticians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gbmutniol</text:p>
          </table:table-cell>
          <table:table-cell office:value-type="float" office:value="183.93" table:style-name="ce1">
            <text:p>183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Experient Exhibitor Servi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cunsfqhgs</text:p>
          </table:table-cell>
          <table:table-cell office:value-type="float" office:value="472.05" table:style-name="ce1">
            <text:p>472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Flzhh7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yqhdaouyj</text:p>
          </table:table-cell>
          <table:table-cell office:value-type="float" office:value="39.979999999999997" table:style-name="ce1">
            <text:p>39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Golwg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pzbfjosxw</text:p>
          </table:table-cell>
          <table:table-cell office:value-type="float" office:value="87.5" table:style-name="ce1">
            <text:p>8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Lond Padd Sst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gbfoejeve</text:p>
          </table:table-cell>
          <table:table-cell office:value-type="float" office:value="62.2" table:style-name="ce1">
            <text:p>62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tel On Booking.Com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uhlpghsie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Jurys Inn Plymouth F And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tinujrtbs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ast Drop Village Hote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jtejeisvo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ast Drop Village Hote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njksrueis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ast Drop Village Hote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roakxvoin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ast Drop Village Hote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ycrrtmgex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Linkedin-401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nuxowhllu</text:p>
          </table:table-cell>
          <table:table-cell office:value-type="float" office:value="512.04999999999995" table:style-name="ce1">
            <text:p>512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ul Ticket Machine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lucblpyph</text:p>
          </table:table-cell>
          <table:table-cell office:value-type="float" office:value="4.9000000000000004" table:style-name="ce1">
            <text:p>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Maesteg Garage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djujpdyei</text:p>
          </table:table-cell>
          <table:table-cell office:value-type="float" office:value="74.569999999999993" table:style-name="ce1">
            <text:p>7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sqoguhsnc</text:p>
          </table:table-cell>
          <table:table-cell office:value-type="float" office:value="5.68" table:style-name="ce1">
            <text:p>5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oda Hotel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jlndnvklj</text:p>
          </table:table-cell>
          <table:table-cell office:value-type="float" office:value="100.77" table:style-name="ce1">
            <text:p>100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Nas Uk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rfbufgwhz</text:p>
          </table:table-cell>
          <table:table-cell office:value-type="float" office:value="13.75" table:style-name="ce1">
            <text:p>13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ew Haven Otb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xptqhikvv</text:p>
          </table:table-cell>
          <table:table-cell office:value-type="float" office:value="23.21" table:style-name="ce1">
            <text:p>23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Patricks With Rooms Bar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nhvlfdzar</text:p>
          </table:table-cell>
          <table:table-cell office:value-type="float" office:value="575" table:style-name="ce1">
            <text:p>5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23605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mayqienbq</text:p>
          </table:table-cell>
          <table:table-cell office:value-type="float" office:value="32.950000000000003" table:style-name="ce1">
            <text:p>32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530345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nmcillgwx</text:p>
          </table:table-cell>
          <table:table-cell office:value-type="float" office:value="298.95" table:style-name="ce1">
            <text:p>298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ervices De Transporta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dcjdcxuxd</text:p>
          </table:table-cell>
          <table:table-cell office:value-type="float" office:value="27.1" table:style-name="ce1">
            <text:p>27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hell Britannia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nsnkhhlnk</text:p>
          </table:table-cell>
          <table:table-cell office:value-type="float" office:value="75.72" table:style-name="ce1">
            <text:p>75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Smart Survey System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vixdiejhg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31000car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aeaqgehlf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31000car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hpynnonsj</text:p>
          </table:table-cell>
          <table:table-cell office:value-type="float" office:value="81.31" table:style-name="ce1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ste Of India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mpesyujoe</text:p>
          </table:table-cell>
          <table:table-cell office:value-type="float" office:value="16.8" table:style-name="ce1">
            <text:p>16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nby Road Filling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dkbpxcirp</text:p>
          </table:table-cell>
          <table:table-cell office:value-type="float" office:value="63.82" table:style-name="ce1">
            <text:p>63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on Hotel Eu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budluqujd</text:p>
          </table:table-cell>
          <table:table-cell office:value-type="float" office:value="3297.77" table:style-name="ce1">
            <text:p>3297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on Hotel Eu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teslucvhu</text:p>
          </table:table-cell>
          <table:table-cell office:value-type="float" office:value="821.97" table:style-name="ce1">
            <text:p>821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falgar Dining R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pvcyeicep</text:p>
          </table:table-cell>
          <table:table-cell office:value-type="float" office:value="48.38" table:style-name="ce1">
            <text:p>48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7ofch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7iszcoukgm</text:p>
          </table:table-cell>
          <table:table-cell office:value-type="float" office:value="7.25" table:style-name="ce1">
            <text:p>7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Ec2z4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ooulxcwxs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Fnga3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7kehglepfq</text:p>
          </table:table-cell>
          <table:table-cell office:value-type="float" office:value="9.17" table:style-name="ce1">
            <text:p>9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Szou2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whphajpsc</text:p>
          </table:table-cell>
          <table:table-cell office:value-type="float" office:value="7.2" table:style-name="ce1">
            <text:p>7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Usps Po 3596070007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yczdpnypi</text:p>
          </table:table-cell>
          <table:table-cell office:value-type="float" office:value="4.97" table:style-name="ce1">
            <text:p>4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Verifone Taxi/private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pxlbeexrv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Viking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hvklidjqa</text:p>
          </table:table-cell>
          <table:table-cell office:value-type="float" office:value="453.6" table:style-name="ce1">
            <text:p>453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Visionplus 00055000new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pwkxkwsmt</text:p>
          </table:table-cell>
          <table:table-cell office:value-type="float" office:value="81.31" table:style-name="ce1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Welcome Break Starbuck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snwkeykhg</text:p>
          </table:table-cell>
          <table:table-cell office:value-type="float" office:value="10.029999999999999" table:style-name="ce1">
            <text:p>10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hite Spot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501brmapmzye</text:p>
          </table:table-cell>
          <table:table-cell office:value-type="float" office:value="11.67" table:style-name="ce1">
            <text:p>11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Www.Bestbuyofficechair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ahnmrlfef</text:p>
          </table:table-cell>
          <table:table-cell office:value-type="float" office:value="250.8" table:style-name="ce1">
            <text:p>25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spitality</text:p>
          </table:table-cell>
          <table:table-cell office:value-type="string" table:style-name="ce1">
            <text:p>Www.Celticmediafestiva</text:p>
          </table:table-cell>
          <table:table-cell office:value-type="date" office:date-value="2018-04-26T00:00:00" table:style-name="ce2">
            <text:p>26/04/2018</text:p>
          </table:table-cell>
          <table:table-cell office:value-type="string" table:style-name="ce1">
            <text:p>H52820180428cjnmnvjbl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B &amp; M Retail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hojlcxqnc</text:p>
          </table:table-cell>
          <table:table-cell office:value-type="float" office:value="11.98" table:style-name="ce1">
            <text:p>11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p Family Farm Connect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bqxhndkuu</text:p>
          </table:table-cell>
          <table:table-cell office:value-type="float" office:value="39.01" table:style-name="ce1">
            <text:p>39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ristol Airport Limite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xqaecujds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wqcxghkwm</text:p>
          </table:table-cell>
          <table:table-cell office:value-type="float" office:value="8.4" table:style-name="ce1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gsbhmrqsy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Dyrham Service Station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rlkumkyvf</text:p>
          </table:table-cell>
          <table:table-cell office:value-type="float" office:value="20.04" table:style-name="ce1">
            <text:p>20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lecom non Merlin</text:p>
          </table:table-cell>
          <table:table-cell office:value-type="string" table:style-name="ce1">
            <text:p>Ee &amp; T-Mobile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iynimeeou</text:p>
          </table:table-cell>
          <table:table-cell office:value-type="float" office:value="84.74" table:style-name="ce1">
            <text:p>84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ar Hotels Limited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plryecyok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Maas Term 1 Upt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qdbktsqlt</text:p>
          </table:table-cell>
          <table:table-cell office:value-type="float" office:value="9.5" table:style-name="ce1">
            <text:p>9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althurst Petroleu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sscueqsix</text:p>
          </table:table-cell>
          <table:table-cell office:value-type="float" office:value="67.87" table:style-name="ce1">
            <text:p>67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Mile End Service S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mkorlhrbn</text:p>
          </table:table-cell>
          <table:table-cell office:value-type="float" office:value="25.78" table:style-name="ce1">
            <text:p>25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cp Adaptis Atw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dsivvstkh</text:p>
          </table:table-cell>
          <table:table-cell office:value-type="float" office:value="18.100000000000001" table:style-name="ce1">
            <text:p>18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rliament House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hitpfzqkt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embs Cc Cb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rsqqkhgsl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entahotel Brussels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nikguuzar</text:p>
          </table:table-cell>
          <table:table-cell office:value-type="float" office:value="31.52" table:style-name="ce1">
            <text:p>31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adisson Blu Hotel Edi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jhhjqiwfq</text:p>
          </table:table-cell>
          <table:table-cell office:value-type="float" office:value="149" table:style-name="ce1">
            <text:p>1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Rhug Ltd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njgnbtatq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evern River Crossing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irpjbdogn</text:p>
          </table:table-cell>
          <table:table-cell office:value-type="float" office:value="5.6" table:style-name="ce1">
            <text:p>5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evern River Crossing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tmhcbewbt</text:p>
          </table:table-cell>
          <table:table-cell office:value-type="float" office:value="5.6" table:style-name="ce1">
            <text:p>5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26000mer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jqpilfvyt</text:p>
          </table:table-cell>
          <table:table-cell office:value-type="float" office:value="101.62" table:style-name="ce1">
            <text:p>101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31000car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buyxrmxgj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xis Verts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dygjmthvr</text:p>
          </table:table-cell>
          <table:table-cell office:value-type="float" office:value="41.35" table:style-name="ce1">
            <text:p>41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ay At Pump 3747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xpurrtfms</text:p>
          </table:table-cell>
          <table:table-cell office:value-type="float" office:value="24.01" table:style-name="ce1">
            <text:p>24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Aealo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brgslpkcm</text:p>
          </table:table-cell>
          <table:table-cell office:value-type="float" office:value="13.87" table:style-name="ce1">
            <text:p>13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Cnquq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cluhsiltw</text:p>
          </table:table-cell>
          <table:table-cell office:value-type="float" office:value="13.51" table:style-name="ce1">
            <text:p>13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Mpic2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428xfccbvson</text:p>
          </table:table-cell>
          <table:table-cell office:value-type="float" office:value="34.32" table:style-name="ce1">
            <text:p>34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Opo55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icpiywric</text:p>
          </table:table-cell>
          <table:table-cell office:value-type="float" office:value="7.96" table:style-name="ce1">
            <text:p>7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Veiak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428miveudsko</text:p>
          </table:table-cell>
          <table:table-cell office:value-type="float" office:value="24.29" table:style-name="ce1">
            <text:p>2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Verifone Taxi/private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yqpwicjjs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W M Morrison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nirhacbkb</text:p>
          </table:table-cell>
          <table:table-cell office:value-type="float" office:value="70.540000000000006" table:style-name="ce1">
            <text:p>70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Www.Westminster-Briefi</text:p>
          </table:table-cell>
          <table:table-cell office:value-type="date" office:date-value="2018-04-27T00:00:00" table:style-name="ce2">
            <text:p>27/04/2018</text:p>
          </table:table-cell>
          <table:table-cell office:value-type="string" table:style-name="ce1">
            <text:p>H52820180501fvksinjcv</text:p>
          </table:table-cell>
          <table:table-cell office:value-type="float" office:value="99.6" table:style-name="ce1">
            <text:p>99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keting Support Items</text:p>
          </table:table-cell>
          <table:table-cell office:value-type="string" table:style-name="ce1">
            <text:p>Amazon UK Retail</text:p>
          </table:table-cell>
          <table:table-cell office:value-type="date" office:date-value="2018-04-28T00:00:00" table:style-name="ce2">
            <text:p>28/04/2018</text:p>
          </table:table-cell>
          <table:table-cell office:value-type="string" table:style-name="ce1">
            <text:p>H52820180501kvmpxupep</text:p>
          </table:table-cell>
          <table:table-cell office:value-type="float" office:value="43.23" table:style-name="ce1">
            <text:p>43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Apple Online Store Gbp</text:p>
          </table:table-cell>
          <table:table-cell office:value-type="date" office:date-value="2018-04-28T00:00:00" table:style-name="ce2">
            <text:p>28/04/2018</text:p>
          </table:table-cell>
          <table:table-cell office:value-type="string" table:style-name="ce1">
            <text:p>H52820180501yxvxodxff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Asda Petrol 4252</text:p>
          </table:table-cell>
          <table:table-cell office:value-type="date" office:date-value="2018-04-28T00:00:00" table:style-name="ce2">
            <text:p>28/04/2018</text:p>
          </table:table-cell>
          <table:table-cell office:value-type="string" table:style-name="ce1">
            <text:p>H52820180501vtxclewig</text:p>
          </table:table-cell>
          <table:table-cell office:value-type="float" office:value="93.41" table:style-name="ce1">
            <text:p>93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ate Group Inflight</text:p>
          </table:table-cell>
          <table:table-cell office:value-type="date" office:date-value="2018-04-28T00:00:00" table:style-name="ce2">
            <text:p>28/04/2018</text:p>
          </table:table-cell>
          <table:table-cell office:value-type="string" table:style-name="ce1">
            <text:p>H52820180501btoqyivom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Logmein</text:p>
          </table:table-cell>
          <table:table-cell office:value-type="date" office:date-value="2018-04-28T00:00:00" table:style-name="ce2">
            <text:p>28/04/2018</text:p>
          </table:table-cell>
          <table:table-cell office:value-type="string" table:style-name="ce1">
            <text:p>H52820180501hucumvczk</text:p>
          </table:table-cell>
          <table:table-cell office:value-type="float" office:value="106.8" table:style-name="ce1">
            <text:p>106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Marram Grass Cafe</text:p>
          </table:table-cell>
          <table:table-cell office:value-type="date" office:date-value="2018-04-28T00:00:00" table:style-name="ce2">
            <text:p>28/04/2018</text:p>
          </table:table-cell>
          <table:table-cell office:value-type="string" table:style-name="ce1">
            <text:p>H52820180501mvunouyok</text:p>
          </table:table-cell>
          <table:table-cell office:value-type="float" office:value="291.89999999999998" table:style-name="ce1">
            <text:p>29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Nant Gwrtheyrn</text:p>
          </table:table-cell>
          <table:table-cell office:value-type="date" office:date-value="2018-04-28T00:00:00" table:style-name="ce2">
            <text:p>28/04/2018</text:p>
          </table:table-cell>
          <table:table-cell office:value-type="string" table:style-name="ce1">
            <text:p>H52820180501gilpywnwi</text:p>
          </table:table-cell>
          <table:table-cell office:value-type="float" office:value="188.35" table:style-name="ce1">
            <text:p>188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Siop Y Madryn Cyf</text:p>
          </table:table-cell>
          <table:table-cell office:value-type="date" office:date-value="2018-04-28T00:00:00" table:style-name="ce2">
            <text:p>28/04/2018</text:p>
          </table:table-cell>
          <table:table-cell office:value-type="string" table:style-name="ce1">
            <text:p>H52820180501oqqxgyrsp</text:p>
          </table:table-cell>
          <table:table-cell office:value-type="float" office:value="18.100000000000001" table:style-name="ce1">
            <text:p>18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Ty Coch Inn</text:p>
          </table:table-cell>
          <table:table-cell office:value-type="date" office:date-value="2018-04-28T00:00:00" table:style-name="ce2">
            <text:p>28/04/2018</text:p>
          </table:table-cell>
          <table:table-cell office:value-type="string" table:style-name="ce1">
            <text:p>H52820180501hfgsxmpxj</text:p>
          </table:table-cell>
          <table:table-cell office:value-type="float" office:value="16.55" table:style-name="ce1">
            <text:p>16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Ty Coch Inn</text:p>
          </table:table-cell>
          <table:table-cell office:value-type="date" office:date-value="2018-04-28T00:00:00" table:style-name="ce2">
            <text:p>28/04/2018</text:p>
          </table:table-cell>
          <table:table-cell office:value-type="string" table:style-name="ce1">
            <text:p>H52820180501mpdpomhyd</text:p>
          </table:table-cell>
          <table:table-cell office:value-type="float" office:value="18.850000000000001" table:style-name="ce1">
            <text:p>18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Cadwaladers</text:p>
          </table:table-cell>
          <table:table-cell office:value-type="date" office:date-value="2018-04-29T00:00:00" table:style-name="ce2">
            <text:p>29/04/2018</text:p>
          </table:table-cell>
          <table:table-cell office:value-type="string" table:style-name="ce1">
            <text:p>H52820180501djqiijgtk</text:p>
          </table:table-cell>
          <table:table-cell office:value-type="float" office:value="31.75" table:style-name="ce1">
            <text:p>31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29T00:00:00" table:style-name="ce2">
            <text:p>29/04/2018</text:p>
          </table:table-cell>
          <table:table-cell office:value-type="string" table:style-name="ce1">
            <text:p>H52820180501evfgmhekx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sso Kinmel Park Services</text:p>
          </table:table-cell>
          <table:table-cell office:value-type="date" office:date-value="2018-04-29T00:00:00" table:style-name="ce2">
            <text:p>29/04/2018</text:p>
          </table:table-cell>
          <table:table-cell office:value-type="string" table:style-name="ce1">
            <text:p>H52820180501dhfthwpnv</text:p>
          </table:table-cell>
          <table:table-cell office:value-type="float" office:value="68.56" table:style-name="ce1">
            <text:p>68.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Esso Oswestry Sstn</text:p>
          </table:table-cell>
          <table:table-cell office:value-type="date" office:date-value="2018-04-29T00:00:00" table:style-name="ce2">
            <text:p>29/04/2018</text:p>
          </table:table-cell>
          <table:table-cell office:value-type="string" table:style-name="ce1">
            <text:p>H52820180501pxyulryrx</text:p>
          </table:table-cell>
          <table:table-cell office:value-type="float" office:value="67.84" table:style-name="ce1">
            <text:p>67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Jurys Inn Plymouth F And</text:p>
          </table:table-cell>
          <table:table-cell office:value-type="date" office:date-value="2018-04-29T00:00:00" table:style-name="ce2">
            <text:p>29/04/2018</text:p>
          </table:table-cell>
          <table:table-cell office:value-type="string" table:style-name="ce1">
            <text:p>H52820180501oamtyffpp</text:p>
          </table:table-cell>
          <table:table-cell office:value-type="float" office:value="13.5" table:style-name="ce1">
            <text:p>1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arriott</text:p>
          </table:table-cell>
          <table:table-cell office:value-type="date" office:date-value="2018-04-29T00:00:00" table:style-name="ce2">
            <text:p>29/04/2018</text:p>
          </table:table-cell>
          <table:table-cell office:value-type="string" table:style-name="ce1">
            <text:p>H52820180503fvxqgakyc</text:p>
          </table:table-cell>
          <table:table-cell office:value-type="float" office:value="109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Portmerion</text:p>
          </table:table-cell>
          <table:table-cell office:value-type="date" office:date-value="2018-04-29T00:00:00" table:style-name="ce2">
            <text:p>29/04/2018</text:p>
          </table:table-cell>
          <table:table-cell office:value-type="string" table:style-name="ce1">
            <text:p>H52820180501ahjssmnox</text:p>
          </table:table-cell>
          <table:table-cell office:value-type="float" office:value="201.05" table:style-name="ce1">
            <text:p>201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Gxi7c</text:p>
          </table:table-cell>
          <table:table-cell office:value-type="date" office:date-value="2018-04-29T00:00:00" table:style-name="ce2">
            <text:p>29/04/2018</text:p>
          </table:table-cell>
          <table:table-cell office:value-type="string" table:style-name="ce1">
            <text:p>H52820180501otdwsuone</text:p>
          </table:table-cell>
          <table:table-cell office:value-type="float" office:value="26.71" table:style-name="ce1">
            <text:p>2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Ykhf4</text:p>
          </table:table-cell>
          <table:table-cell office:value-type="date" office:date-value="2018-04-29T00:00:00" table:style-name="ce2">
            <text:p>29/04/2018</text:p>
          </table:table-cell>
          <table:table-cell office:value-type="string" table:style-name="ce1">
            <text:p>H52820180501tjxdxxqgl</text:p>
          </table:table-cell>
          <table:table-cell office:value-type="float" office:value="18.100000000000001" table:style-name="ce1">
            <text:p>18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keting Support Items</text:p>
          </table:table-cell>
          <table:table-cell office:value-type="string" table:style-name="ce1">
            <text:p>Www.Zipworld.Co.Uk</text:p>
          </table:table-cell>
          <table:table-cell office:value-type="date" office:date-value="2018-04-29T00:00:00" table:style-name="ce2">
            <text:p>29/04/2018</text:p>
          </table:table-cell>
          <table:table-cell office:value-type="string" table:style-name="ce1">
            <text:p>H52820180502ipecrcytm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ir Canada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3fsxhsxubt</text:p>
          </table:table-cell>
          <table:table-cell office:value-type="float" office:value="125.63" table:style-name="ce1">
            <text:p>125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ir Canada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3xklsqeobm</text:p>
          </table:table-cell>
          <table:table-cell office:value-type="float" office:value="55.83" table:style-name="ce1">
            <text:p>55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cnistlgpn</text:p>
          </table:table-cell>
          <table:table-cell office:value-type="float" office:value="238.8" table:style-name="ce1">
            <text:p>238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fgbbndtul</text:p>
          </table:table-cell>
          <table:table-cell office:value-type="float" office:value="8.99" table:style-name="ce1">
            <text:p>8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nqhyywfim</text:p>
          </table:table-cell>
          <table:table-cell office:value-type="float" office:value="12.99" table:style-name="ce1">
            <text:p>12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qptgvfasf</text:p>
          </table:table-cell>
          <table:table-cell office:value-type="float" office:value="230.8" table:style-name="ce1">
            <text:p>23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Amazon UK Marketplace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xvabshhwg</text:p>
          </table:table-cell>
          <table:table-cell office:value-type="float" office:value="7.99" table:style-name="ce1">
            <text:p>7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mtrak Mobil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3gbhaojqgi</text:p>
          </table:table-cell>
          <table:table-cell office:value-type="float" office:value="87.89" table:style-name="ce1">
            <text:p>87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mtrak Mobil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3qqnvwypti</text:p>
          </table:table-cell>
          <table:table-cell office:value-type="float" office:value="87.89" table:style-name="ce1">
            <text:p>87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Apple Online Store Gbp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czpmzogrj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s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pdjebkkju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Arriva Trains Wales Lt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fabavceyo</text:p>
          </table:table-cell>
          <table:table-cell office:value-type="float" office:value="117.1" table:style-name="ce1">
            <text:p>117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s Lt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mrhntjrjc</text:p>
          </table:table-cell>
          <table:table-cell office:value-type="float" office:value="3.6" table:style-name="ce1">
            <text:p>3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Asda Petrol Upt 4327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ojkhreebv</text:p>
          </table:table-cell>
          <table:table-cell office:value-type="float" office:value="45.3" table:style-name="ce1">
            <text:p>45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pitol Grounds - B Termi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3yvolqpxah</text:p>
          </table:table-cell>
          <table:table-cell office:value-type="float" office:value="10.39" table:style-name="ce1">
            <text:p>10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wyjpiieip</text:p>
          </table:table-cell>
          <table:table-cell office:value-type="float" office:value="3.7" table:style-name="ce1">
            <text:p>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pmxbgagan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fessional Membership Fees</text:p>
          </table:table-cell>
          <table:table-cell office:value-type="string" table:style-name="ce1">
            <text:p>Cilip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kkekwelgd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ences &amp; Maintenance</text:p>
          </table:table-cell>
          <table:table-cell office:value-type="string" table:style-name="ce1">
            <text:p>F1bkj5rgcy Wordpress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kwxnynmbd</text:p>
          </table:table-cell>
          <table:table-cell office:value-type="float" office:value="84" table:style-name="ce1">
            <text:p>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ar Hotels Limited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gwiwmeici</text:p>
          </table:table-cell>
          <table:table-cell office:value-type="float" office:value="190" table:style-name="ce1">
            <text:p>1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ar Hotels Limited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iscqmjhuk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wr Bristol Pway To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cponoyyhl</text:p>
          </table:table-cell>
          <table:table-cell office:value-type="float" office:value="113.6" table:style-name="ce1">
            <text:p>113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wr Lond Padd Sst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efltsrjgq</text:p>
          </table:table-cell>
          <table:table-cell office:value-type="float" office:value="34.299999999999997" table:style-name="ce1">
            <text:p>34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Websales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onnmxvtbn</text:p>
          </table:table-cell>
          <table:table-cell office:value-type="float" office:value="125.8" table:style-name="ce1">
            <text:p>125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ilton Hotels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3mkrxdtdmg</text:p>
          </table:table-cell>
          <table:table-cell office:value-type="float" office:value="290" table:style-name="ce1">
            <text:p>2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tel Indigo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3yibrnmvob</text:p>
          </table:table-cell>
          <table:table-cell office:value-type="float" office:value="382" table:style-name="ce1">
            <text:p>3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yatt Regency Houston F&amp;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3uongdkoif</text:p>
          </table:table-cell>
          <table:table-cell office:value-type="float" office:value="18.62" table:style-name="ce1">
            <text:p>18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J2 Efax Plus Service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hmthpjdeu</text:p>
          </table:table-cell>
          <table:table-cell office:value-type="float" office:value="132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Martin McColl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xuhqqmxnx</text:p>
          </table:table-cell>
          <table:table-cell office:value-type="float" office:value="2.35" table:style-name="ce1">
            <text:p>2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3hzzugrgro</text:p>
          </table:table-cell>
          <table:table-cell office:value-type="float" office:value="4.07" table:style-name="ce1">
            <text:p>4.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ational Marine Aquarium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pmuufqfse</text:p>
          </table:table-cell>
          <table:table-cell office:value-type="float" office:value="6.89" table:style-name="ce1">
            <text:p>6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embs Cc Cb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hbuntkvfd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Post Office Counter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ylabhqmqc</text:p>
          </table:table-cell>
          <table:table-cell office:value-type="float" office:value="1.01" table:style-name="ce1">
            <text:p>1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3605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3enrukuhto</text:p>
          </table:table-cell>
          <table:table-cell office:value-type="float" office:value="66.5" table:style-name="ce1">
            <text:p>6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530345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3ocbscupmv</text:p>
          </table:table-cell>
          <table:table-cell office:value-type="float" office:value="207.47" table:style-name="ce1">
            <text:p>207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t A Manger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3npxntgufy</text:p>
          </table:table-cell>
          <table:table-cell office:value-type="float" office:value="9.7899999999999991" table:style-name="ce1">
            <text:p>9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Q Park Cardiff Bay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poheygcab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eception 2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gdbwseqmk</text:p>
          </table:table-cell>
          <table:table-cell office:value-type="float" office:value="124.45" table:style-name="ce1">
            <text:p>124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anctuary House Hotel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pqbrtgnqs</text:p>
          </table:table-cell>
          <table:table-cell office:value-type="float" office:value="38.9" table:style-name="ce1">
            <text:p>38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evern River Crossing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pxebsdkml</text:p>
          </table:table-cell>
          <table:table-cell office:value-type="float" office:value="5.6" table:style-name="ce1">
            <text:p>5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Harbour Seafood Resta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qmkhppfku</text:p>
          </table:table-cell>
          <table:table-cell office:value-type="float" office:value="16.95" table:style-name="ce1">
            <text:p>16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kjishqygt</text:p>
          </table:table-cell>
          <table:table-cell office:value-type="float" office:value="63.5" table:style-name="ce1">
            <text:p>6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Gfpmp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fhrbnrisw</text:p>
          </table:table-cell>
          <table:table-cell office:value-type="float" office:value="34.72" table:style-name="ce1">
            <text:p>34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Lcqul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ijeryjmym</text:p>
          </table:table-cell>
          <table:table-cell office:value-type="float" office:value="11.28" table:style-name="ce1">
            <text:p>11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Rju24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wcbwpveqf</text:p>
          </table:table-cell>
          <table:table-cell office:value-type="float" office:value="26.37" table:style-name="ce1">
            <text:p>26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Vaa Mobileap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2vdnjypmul</text:p>
          </table:table-cell>
          <table:table-cell office:value-type="float" office:value="1689.5" table:style-name="ce1">
            <text:p>1689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W M Morrison Plc</text:p>
          </table:table-cell>
          <table:table-cell office:value-type="date" office:date-value="2018-04-30T00:00:00" table:style-name="ce2">
            <text:p>30/04/2018</text:p>
          </table:table-cell>
          <table:table-cell office:value-type="string" table:style-name="ce1">
            <text:p>H52820180503mvceotcdo</text:p>
          </table:table-cell>
          <table:table-cell office:value-type="float" office:value="5.9" table:style-name="ce1">
            <text:p>5.9</text:p>
          </table:table-cell>
          <table:table-cell table:number-columns-repeated="16379"/>
        </table:table-row>
        <table:table-row table:number-rows-repeated="1047577" table:style-name="ro1">
          <table:table-cell table:number-columns-repeated="16384"/>
        </table:table-row>
      </table:table>
      <table:table table:name="2018_-_Period_2_-_Publish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Expense Type</text:p>
          </table:table-cell>
          <table:table-cell office:value-type="string" table:style-name="ce1">
            <text:p>Supplier Name</text:p>
          </table:table-cell>
          <table:table-cell office:value-type="string" table:style-name="ce1">
            <text:p>Transaction Date</text:p>
          </table:table-cell>
          <table:table-cell office:value-type="string" table:style-name="ce1">
            <text:p>Transaction Reference</text:p>
          </table:table-cell>
          <table:table-cell office:value-type="string" table:style-name="ce1">
            <text:p>Amou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mada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4gdermcsgq</text:p>
          </table:table-cell>
          <table:table-cell office:value-type="float" office:value="20.21" table:style-name="ce1">
            <text:p>20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mada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4mkilpmghx</text:p>
          </table:table-cell>
          <table:table-cell office:value-type="float" office:value="19.75" table:style-name="ce1">
            <text:p>19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pghbrqlwc</text:p>
          </table:table-cell>
          <table:table-cell office:value-type="float" office:value="33.68" table:style-name="ce1">
            <text:p>33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rriva Trains Wale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qjldsihwy</text:p>
          </table:table-cell>
          <table:table-cell office:value-type="float" office:value="13.4" table:style-name="ce1">
            <text:p>13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B &amp; M Retail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ebvzlknjy</text:p>
          </table:table-cell>
          <table:table-cell office:value-type="float" office:value="13.98" table:style-name="ce1">
            <text:p>13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 Bar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4uoxstdxsc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Cardiff Airport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ofyjlngnm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buhrycofy</text:p>
          </table:table-cell>
          <table:table-cell office:value-type="float" office:value="4.5999999999999996" table:style-name="ce1">
            <text:p>4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hmdhykkwh</text:p>
          </table:table-cell>
          <table:table-cell office:value-type="float" office:value="3.7" table:style-name="ce1">
            <text:p>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rowfbhfcc</text:p>
          </table:table-cell>
          <table:table-cell office:value-type="float" office:value="5.5" table:style-name="ce1">
            <text:p>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xmyzpgfwn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Conference Pass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ovwhnowsx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keting Support Items</text:p>
          </table:table-cell>
          <table:table-cell office:value-type="string" table:style-name="ce1">
            <text:p>Dragon Laser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miqewemmq</text:p>
          </table:table-cell>
          <table:table-cell office:value-type="float" office:value="534.5" table:style-name="ce1">
            <text:p>53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Expo Canada France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4iqjysnyrz</text:p>
          </table:table-cell>
          <table:table-cell office:value-type="float" office:value="88.61" table:style-name="ce1">
            <text:p>88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Gpfytb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olsmdqjdd</text:p>
          </table:table-cell>
          <table:table-cell office:value-type="float" office:value="279.60000000000002" table:style-name="ce1">
            <text:p>279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Four Seasons Hotel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4bkktebvws</text:p>
          </table:table-cell>
          <table:table-cell office:value-type="float" office:value="21.91" table:style-name="ce1">
            <text:p>21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Four Seasons Hotel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4uoxipdfgy</text:p>
          </table:table-cell>
          <table:table-cell office:value-type="float" office:value="43.83" table:style-name="ce1">
            <text:p>43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yatt Regency Houston F&amp;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4wgqyudcce</text:p>
          </table:table-cell>
          <table:table-cell office:value-type="float" office:value="6.56" table:style-name="ce1">
            <text:p>6.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ydrant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enuczxlzj</text:p>
          </table:table-cell>
          <table:table-cell office:value-type="float" office:value="52.31" table:style-name="ce1">
            <text:p>52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Irish Rail 38920117-Yn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txrtcprps</text:p>
          </table:table-cell>
          <table:table-cell office:value-type="float" office:value="25.06" table:style-name="ce1">
            <text:p>25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Ivy Service Statio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cpezgysfs</text:p>
          </table:table-cell>
          <table:table-cell office:value-type="float" office:value="3.25" table:style-name="ce1">
            <text:p>3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iverpool James St Stn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4pxgboojyf</text:p>
          </table:table-cell>
          <table:table-cell office:value-type="float" office:value="6.5" table:style-name="ce1">
            <text:p>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Marks&amp;spencer Plc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xqhpxpuvr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Mayo General Hospital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tttvtxlrr</text:p>
          </table:table-cell>
          <table:table-cell office:value-type="float" office:value="90.84" table:style-name="ce1">
            <text:p>90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nbpsrkuhi</text:p>
          </table:table-cell>
          <table:table-cell office:value-type="float" office:value="6.55" table:style-name="ce1">
            <text:p>6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uwxkjfgfz</text:p>
          </table:table-cell>
          <table:table-cell office:value-type="float" office:value="3.67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ile End Service S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xhcvvicnu</text:p>
          </table:table-cell>
          <table:table-cell office:value-type="float" office:value="82.62" table:style-name="ce1">
            <text:p>82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ational Marine Aquarium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ntgzwhuot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Park Plaza Cardiff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digpidrmq</text:p>
          </table:table-cell>
          <table:table-cell office:value-type="float" office:value="122.93" table:style-name="ce1">
            <text:p>122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Post Office Counter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cnmvenelm</text:p>
          </table:table-cell>
          <table:table-cell office:value-type="float" office:value="8.0399999999999991" table:style-name="ce1">
            <text:p>8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axgnurgvk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jowbrbwql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 A F Club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omgbcbinr</text:p>
          </table:table-cell>
          <table:table-cell office:value-type="float" office:value="142" table:style-name="ce1">
            <text:p>1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ampan Double Knot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4ksrqsiefp</text:p>
          </table:table-cell>
          <table:table-cell office:value-type="float" office:value="24.25" table:style-name="ce1">
            <text:p>24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ampan Double Knot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4onrmjypvb</text:p>
          </table:table-cell>
          <table:table-cell office:value-type="float" office:value="24.25" table:style-name="ce1">
            <text:p>24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tknkenrvq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67000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dyjmkyuzv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1816000c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jwbdsdoej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St Davids Hotel And Spa F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ulqgunmlc</text:p>
          </table:table-cell>
          <table:table-cell office:value-type="float" office:value="13.4" table:style-name="ce1">
            <text:p>13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lbot Tregaron Cyfyng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etpbksjli</text:p>
          </table:table-cell>
          <table:table-cell office:value-type="float" office:value="230" table:style-name="ce1">
            <text:p>2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xi Svc Long Island C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4bbgofwbom</text:p>
          </table:table-cell>
          <table:table-cell office:value-type="float" office:value="10.95" table:style-name="ce1">
            <text:p>10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sco Pfs 2597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demttmxec</text:p>
          </table:table-cell>
          <table:table-cell office:value-type="float" office:value="78.5" table:style-name="ce1">
            <text:p>7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lbxixpzof</text:p>
          </table:table-cell>
          <table:table-cell office:value-type="float" office:value="704.1" table:style-name="ce1">
            <text:p>704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inline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ymeufaheh</text:p>
          </table:table-cell>
          <table:table-cell office:value-type="float" office:value="98.5" table:style-name="ce1">
            <text:p>9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6hrtw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siwxqnwsi</text:p>
          </table:table-cell>
          <table:table-cell office:value-type="float" office:value="5.29" table:style-name="ce1">
            <text:p>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Dhjtr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2uyjwaxbyq</text:p>
          </table:table-cell>
          <table:table-cell office:value-type="float" office:value="16.190000000000001" table:style-name="ce1">
            <text:p>16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Eji22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bpkztkhis</text:p>
          </table:table-cell>
          <table:table-cell office:value-type="float" office:value="6.23" table:style-name="ce1">
            <text:p>6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Hqcha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kjesudlcb</text:p>
          </table:table-cell>
          <table:table-cell office:value-type="float" office:value="7.68" table:style-name="ce1">
            <text:p>7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L6vex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2pwbdenjck</text:p>
          </table:table-cell>
          <table:table-cell office:value-type="float" office:value="5.75" table:style-name="ce1">
            <text:p>5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Nkcgs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2megctbhqn</text:p>
          </table:table-cell>
          <table:table-cell office:value-type="float" office:value="18.84" table:style-name="ce1">
            <text:p>18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Rlbji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vpiggbpdn</text:p>
          </table:table-cell>
          <table:table-cell office:value-type="float" office:value="11.44" table:style-name="ce1">
            <text:p>11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Ti5of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jjfrzoowe</text:p>
          </table:table-cell>
          <table:table-cell office:value-type="float" office:value="15.01" table:style-name="ce1">
            <text:p>15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Ydfps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2xohapsuoq</text:p>
          </table:table-cell>
          <table:table-cell office:value-type="float" office:value="7.06" table:style-name="ce1">
            <text:p>7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Virgin Trains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fzouiqcdo</text:p>
          </table:table-cell>
          <table:table-cell office:value-type="float" office:value="53" table:style-name="ce1">
            <text:p>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W M Morrison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pddohznfq</text:p>
          </table:table-cell>
          <table:table-cell office:value-type="float" office:value="68.23" table:style-name="ce1">
            <text:p>68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Www.Uk2.Net</text:p>
          </table:table-cell>
          <table:table-cell office:value-type="date" office:date-value="2018-05-01T00:00:00" table:style-name="ce2">
            <text:p>01/05/2018</text:p>
          </table:table-cell>
          <table:table-cell office:value-type="string" table:style-name="ce1">
            <text:p>H52820180503jruqlddxx</text:p>
          </table:table-cell>
          <table:table-cell office:value-type="float" office:value="17.989999999999998" table:style-name="ce1">
            <text:p>17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dxnewkboa</text:p>
          </table:table-cell>
          <table:table-cell office:value-type="float" office:value="18.89" table:style-name="ce1">
            <text:p>18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mtrak Mobil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elplipfnx</text:p>
          </table:table-cell>
          <table:table-cell office:value-type="float" office:value="13.7" table:style-name="ce1">
            <text:p>1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mtrak Mobil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omewkyyyh</text:p>
          </table:table-cell>
          <table:table-cell office:value-type="float" office:value="28.14" table:style-name="ce1">
            <text:p>2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ivomnjiwx</text:p>
          </table:table-cell>
          <table:table-cell office:value-type="float" office:value="140.4" table:style-name="ce1">
            <text:p>14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rriva Trains Wale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jqaxztldf</text:p>
          </table:table-cell>
          <table:table-cell office:value-type="float" office:value="13.4" table:style-name="ce1">
            <text:p>13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fessional Membership Fees</text:p>
          </table:table-cell>
          <table:table-cell office:value-type="string" table:style-name="ce1">
            <text:p>B I F M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ggsfkksjy</text:p>
          </table:table-cell>
          <table:table-cell office:value-type="float" office:value="202" table:style-name="ce1">
            <text:p>2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Bay Island Voyages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oplnbizef</text:p>
          </table:table-cell>
          <table:table-cell office:value-type="float" office:value="235" table:style-name="ce1">
            <text:p>2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exdwidpdu</text:p>
          </table:table-cell>
          <table:table-cell office:value-type="float" office:value="4.5999999999999996" table:style-name="ce1">
            <text:p>4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ksjwlahka</text:p>
          </table:table-cell>
          <table:table-cell office:value-type="float" office:value="5.5" table:style-name="ce1">
            <text:p>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snrvnasfi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Dhl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cyffnkkbh</text:p>
          </table:table-cell>
          <table:table-cell office:value-type="float" office:value="60.29" table:style-name="ce1">
            <text:p>6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District 7 Grill - M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ogbjwnolj</text:p>
          </table:table-cell>
          <table:table-cell office:value-type="float" office:value="16.38" table:style-name="ce1">
            <text:p>16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Expedia 7349443571585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mswgjgrdf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Expedia 7349445056464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ahdzypgem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Expedia 7349445296810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nemsdqcvi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ences &amp; Maintenance</text:p>
          </table:table-cell>
          <table:table-cell office:value-type="string" table:style-name="ce1">
            <text:p>Facebk Ycwlhf6vj2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ykrkqgbsr</text:p>
          </table:table-cell>
          <table:table-cell office:value-type="float" office:value="2.13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ampton Inns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egyeuwnrr</text:p>
          </table:table-cell>
          <table:table-cell office:value-type="float" office:value="101.15" table:style-name="ce1">
            <text:p>101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Holm House Hotel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termttqps</text:p>
          </table:table-cell>
          <table:table-cell office:value-type="float" office:value="518.75" table:style-name="ce1">
            <text:p>518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tel Indigo Cardiff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xybgtzexm</text:p>
          </table:table-cell>
          <table:table-cell office:value-type="float" office:value="89.1" table:style-name="ce1">
            <text:p>89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Itunes.Com/Bill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yguutukln</text:p>
          </table:table-cell>
          <table:table-cell office:value-type="float" office:value="18.489999999999998" table:style-name="ce1">
            <text:p>18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Klm Uk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vvlofjoyy</text:p>
          </table:table-cell>
          <table:table-cell office:value-type="float" office:value="2031.68" table:style-name="ce1">
            <text:p>2031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iverpool James St Stn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cyxrgtewz</text:p>
          </table:table-cell>
          <table:table-cell office:value-type="float" office:value="6.5" table:style-name="ce1">
            <text:p>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Lufthansa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nafxiwidm</text:p>
          </table:table-cell>
          <table:table-cell office:value-type="float" office:value="567.58000000000004" table:style-name="ce1">
            <text:p>567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Lufthansa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wdlchauuq</text:p>
          </table:table-cell>
          <table:table-cell office:value-type="float" office:value="567.58000000000004" table:style-name="ce1">
            <text:p>567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Lufthansa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xrvwbtueb</text:p>
          </table:table-cell>
          <table:table-cell office:value-type="float" office:value="567.58000000000004" table:style-name="ce1">
            <text:p>567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Lufthansa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ywrbtknyi</text:p>
          </table:table-cell>
          <table:table-cell office:value-type="float" office:value="524" table:style-name="ce1">
            <text:p>5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M&amp;s Simply Food - Ssp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rkjrxwytk</text:p>
          </table:table-cell>
          <table:table-cell office:value-type="float" office:value="9.65" table:style-name="ce1">
            <text:p>9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yvejtvcbi</text:p>
          </table:table-cell>
          <table:table-cell office:value-type="float" office:value="3.97" table:style-name="ce1">
            <text:p>3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ile End Service S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mktwtcubf</text:p>
          </table:table-cell>
          <table:table-cell office:value-type="float" office:value="32.68" table:style-name="ce1">
            <text:p>32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Moz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tegecumnl</text:p>
          </table:table-cell>
          <table:table-cell office:value-type="float" office:value="135.97" table:style-name="ce1">
            <text:p>135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k5hv9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vhpvcwite</text:p>
          </table:table-cell>
          <table:table-cell office:value-type="float" office:value="32.729999999999997" table:style-name="ce1">
            <text:p>32.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ant Ddu Lodge Hotel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mnnxpizlj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ational Marine Aquarium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omnoaxinr</text:p>
          </table:table-cell>
          <table:table-cell office:value-type="float" office:value="7.44" table:style-name="ce1">
            <text:p>7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orton Grange Hotel &amp;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mwraqtsox</text:p>
          </table:table-cell>
          <table:table-cell office:value-type="float" office:value="314.75" table:style-name="ce1">
            <text:p>314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Nyctaxi2m60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ltvnnqsgm</text:p>
          </table:table-cell>
          <table:table-cell office:value-type="float" office:value="14.4" table:style-name="ce1">
            <text:p>14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Postoffice Selfservice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mdokukcle</text:p>
          </table:table-cell>
          <table:table-cell office:value-type="float" office:value="6.5" table:style-name="ce1">
            <text:p>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hell Black Cat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huagqdyvd</text:p>
          </table:table-cell>
          <table:table-cell office:value-type="float" office:value="74.84" table:style-name="ce1">
            <text:p>74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q *bao By Kaya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gmgljdrhl</text:p>
          </table:table-cell>
          <table:table-cell office:value-type="float" office:value="16.86" table:style-name="ce1">
            <text:p>1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q *bao By Kaya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viwpfkvim</text:p>
          </table:table-cell>
          <table:table-cell office:value-type="float" office:value="14.05" table:style-name="ce1">
            <text:p>14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m Lucien L All Din10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auztlqgmy</text:p>
          </table:table-cell>
          <table:table-cell office:value-type="float" office:value="5.91" table:style-name="ce1">
            <text:p>5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sco Pfs 3732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ffkendhus</text:p>
          </table:table-cell>
          <table:table-cell office:value-type="float" office:value="64.8" table:style-name="ce1">
            <text:p>64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xaco Tivoli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5tmcrtdnfo</text:p>
          </table:table-cell>
          <table:table-cell office:value-type="float" office:value="25.86" table:style-name="ce1">
            <text:p>2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Stable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mnyzpfhvd</text:p>
          </table:table-cell>
          <table:table-cell office:value-type="float" office:value="17.5" table:style-name="ce1">
            <text:p>1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rbiwtbrmd</text:p>
          </table:table-cell>
          <table:table-cell office:value-type="float" office:value="109.05" table:style-name="ce1">
            <text:p>109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uodwnvqsl</text:p>
          </table:table-cell>
          <table:table-cell office:value-type="float" office:value="176" table:style-name="ce1">
            <text:p>1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whnnrqtzd</text:p>
          </table:table-cell>
          <table:table-cell office:value-type="float" office:value="171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4bh5m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cybzzjzjo</text:p>
          </table:table-cell>
          <table:table-cell office:value-type="float" office:value="14.33" table:style-name="ce1">
            <text:p>14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A2enq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3jxjwcuhps</text:p>
          </table:table-cell>
          <table:table-cell office:value-type="float" office:value="5.78" table:style-name="ce1">
            <text:p>5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B5cwu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plqpljdpq</text:p>
          </table:table-cell>
          <table:table-cell office:value-type="float" office:value="8.91" table:style-name="ce1">
            <text:p>8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E2dch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uoosnhfnl</text:p>
          </table:table-cell>
          <table:table-cell office:value-type="float" office:value="7.51" table:style-name="ce1">
            <text:p>7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Jbibw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ftoiqdizs</text:p>
          </table:table-cell>
          <table:table-cell office:value-type="float" office:value="5.95" table:style-name="ce1">
            <text:p>5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Pmsbo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3cmgnxflrd</text:p>
          </table:table-cell>
          <table:table-cell office:value-type="float" office:value="5.79" table:style-name="ce1">
            <text:p>5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fessional Membership Fees</text:p>
          </table:table-cell>
          <table:table-cell office:value-type="string" table:style-name="ce1">
            <text:p>Www.Walesinlondon.Com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npuxoonnn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Zeera</text:p>
          </table:table-cell>
          <table:table-cell office:value-type="date" office:date-value="2018-05-02T00:00:00" table:style-name="ce2">
            <text:p>02/05/2018</text:p>
          </table:table-cell>
          <table:table-cell office:value-type="string" table:style-name="ce1">
            <text:p>H52820180504hnoaipibo</text:p>
          </table:table-cell>
          <table:table-cell office:value-type="float" office:value="61.35" table:style-name="ce1">
            <text:p>61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Mktplace Pmts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chqmqcdlg</text:p>
          </table:table-cell>
          <table:table-cell office:value-type="float" office:value="131.47999999999999" table:style-name="ce1">
            <text:p>131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Mktplace Pmts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kvfdggmmr</text:p>
          </table:table-cell>
          <table:table-cell office:value-type="float" office:value="1.27" table:style-name="ce1">
            <text:p>1.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tware Servivces</text:p>
          </table:table-cell>
          <table:table-cell office:value-type="string" table:style-name="ce1">
            <text:p>Amazon Mktplace Pmts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yiyqfwkmm</text:p>
          </table:table-cell>
          <table:table-cell office:value-type="float" office:value="0.71" table:style-name="ce1">
            <text:p>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guwburpkb</text:p>
          </table:table-cell>
          <table:table-cell office:value-type="float" office:value="27.96" table:style-name="ce1">
            <text:p>27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Web Services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blznvhohq</text:p>
          </table:table-cell>
          <table:table-cell office:value-type="float" office:value="4.1399999999999997" table:style-name="ce1">
            <text:p>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Amazon Web Services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gadxpkrqj</text:p>
          </table:table-cell>
          <table:table-cell office:value-type="float" office:value="14.46" table:style-name="ce1">
            <text:p>14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pcoa Connect - Fgw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xnzkbgfep</text:p>
          </table:table-cell>
          <table:table-cell office:value-type="float" office:value="6.9" table:style-name="ce1">
            <text:p>6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rriva Trains Wale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vubquhwid</text:p>
          </table:table-cell>
          <table:table-cell office:value-type="float" office:value="13.4" table:style-name="ce1">
            <text:p>13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sda Petrol-Upt 4251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sxpbdcotm</text:p>
          </table:table-cell>
          <table:table-cell office:value-type="float" office:value="31.04" table:style-name="ce1">
            <text:p>31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Big Pit:national C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fcxevshnp</text:p>
          </table:table-cell>
          <table:table-cell office:value-type="float" office:value="10.25" table:style-name="ce1">
            <text:p>10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fessional Membership Fees</text:p>
          </table:table-cell>
          <table:table-cell office:value-type="string" table:style-name="ce1">
            <text:p>C I L I P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ewwsmisnx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fe Draig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zqnkfdoma</text:p>
          </table:table-cell>
          <table:table-cell office:value-type="float" office:value="4.0999999999999996" table:style-name="ce1">
            <text:p>4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8huyckjoec</text:p>
          </table:table-cell>
          <table:table-cell office:value-type="float" office:value="4.5999999999999996" table:style-name="ce1">
            <text:p>4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nibpflyej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harles Cross Car Park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wbbctpjcf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Delta Air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8kjpuinfiy</text:p>
          </table:table-cell>
          <table:table-cell office:value-type="float" office:value="165.65" table:style-name="ce1">
            <text:p>165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Esso Halt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rsoddatur</text:p>
          </table:table-cell>
          <table:table-cell office:value-type="float" office:value="8.19" table:style-name="ce1">
            <text:p>8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Faenol Fawr Hotel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ugsxiljik</text:p>
          </table:table-cell>
          <table:table-cell office:value-type="float" office:value="185" table:style-name="ce1">
            <text:p>1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Advmfp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fdxaqsqch</text:p>
          </table:table-cell>
          <table:table-cell office:value-type="float" office:value="259.32" table:style-name="ce1">
            <text:p>259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Advxhk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bohgvnyzl</text:p>
          </table:table-cell>
          <table:table-cell office:value-type="float" office:value="59.99" table:style-name="ce1">
            <text:p>59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aleri Caernarfon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kfrspxwor</text:p>
          </table:table-cell>
          <table:table-cell office:value-type="float" office:value="19.600000000000001" table:style-name="ce1">
            <text:p>19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Geckoboard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xlmpcvnxd</text:p>
          </table:table-cell>
          <table:table-cell office:value-type="float" office:value="135.99" table:style-name="ce1">
            <text:p>135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Chippenham To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attmiqhpc</text:p>
          </table:table-cell>
          <table:table-cell office:value-type="float" office:value="178.7" table:style-name="ce1">
            <text:p>178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yatt Regency Houston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8mrwngzhil</text:p>
          </table:table-cell>
          <table:table-cell office:value-type="float" office:value="868.14" table:style-name="ce1">
            <text:p>86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Iah The Breakfast Club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8wnmcmvxty</text:p>
          </table:table-cell>
          <table:table-cell office:value-type="float" office:value="14.59" table:style-name="ce1">
            <text:p>14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Ka Shi Jia Ka Fei (Shang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8ovsxetfrd</text:p>
          </table:table-cell>
          <table:table-cell office:value-type="float" office:value="4.8099999999999996" table:style-name="ce1">
            <text:p>4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ake Vyrnwy Hotel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novcqwwkv</text:p>
          </table:table-cell>
          <table:table-cell office:value-type="float" office:value="449.5" table:style-name="ce1">
            <text:p>449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Maesteg Garage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tsygtmdge</text:p>
          </table:table-cell>
          <table:table-cell office:value-type="float" office:value="83.95" table:style-name="ce1">
            <text:p>83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ermaid Quay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udobwyiap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Morawelon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lukmhljsv</text:p>
          </table:table-cell>
          <table:table-cell office:value-type="float" office:value="30.25" table:style-name="ce1">
            <text:p>30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kazff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kwrfpilcx</text:p>
          </table:table-cell>
          <table:table-cell office:value-type="float" office:value="17.11" table:style-name="ce1">
            <text:p>17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ational Marine Aquarium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ilxeyqizl</text:p>
          </table:table-cell>
          <table:table-cell office:value-type="float" office:value="3.9" table:style-name="ce1">
            <text:p>3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Paypal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qobhixqvg</text:p>
          </table:table-cell>
          <table:table-cell office:value-type="float" office:value="29.98" table:style-name="ce1">
            <text:p>29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Paypal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yjugimemu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blhlyqjeb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ofcmdyhkr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Qatar Air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8kxbvryjch</text:p>
          </table:table-cell>
          <table:table-cell office:value-type="float" office:value="668.57" table:style-name="ce1">
            <text:p>66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Qatar Air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8lwqqzdzwo</text:p>
          </table:table-cell>
          <table:table-cell office:value-type="float" office:value="692.67" table:style-name="ce1">
            <text:p>692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eception 2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ewoxjbali</text:p>
          </table:table-cell>
          <table:table-cell office:value-type="float" office:value="18.55" table:style-name="ce1">
            <text:p>18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ockfish (Plymouth)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8mvcbrpkww</text:p>
          </table:table-cell>
          <table:table-cell office:value-type="float" office:value="14.9" table:style-name="ce1">
            <text:p>1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Rspb Sales Ltd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blhkygmnf</text:p>
          </table:table-cell>
          <table:table-cell office:value-type="float" office:value="53.89" table:style-name="ce1">
            <text:p>53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Rspb Sales Ltd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brauxfcim</text:p>
          </table:table-cell>
          <table:table-cell office:value-type="float" office:value="46.19" table:style-name="ce1">
            <text:p>46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Rspb Sales Ltd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cogrmcnfx</text:p>
          </table:table-cell>
          <table:table-cell office:value-type="float" office:value="29.94" table:style-name="ce1">
            <text:p>29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Rspb Sales Ltd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ekdyfjdng</text:p>
          </table:table-cell>
          <table:table-cell office:value-type="float" office:value="40.44" table:style-name="ce1">
            <text:p>40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Rspb Sales Ltd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rzqbtszvw</text:p>
          </table:table-cell>
          <table:table-cell office:value-type="float" office:value="52.43" table:style-name="ce1">
            <text:p>5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heraton Society Hill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8klrwsjvmi</text:p>
          </table:table-cell>
          <table:table-cell office:value-type="float" office:value="19.96" table:style-name="ce1">
            <text:p>19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87000ll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jsyezffjs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m Guy Concordi Dio10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gjgnibizq</text:p>
          </table:table-cell>
          <table:table-cell office:value-type="float" office:value="5.91" table:style-name="ce1">
            <text:p>5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ble Table41010770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8nfzjnxbii</text:p>
          </table:table-cell>
          <table:table-cell office:value-type="float" office:value="28.47" table:style-name="ce1">
            <text:p>28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lbot Tregaron Cyfyng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ecnuaiciv</text:p>
          </table:table-cell>
          <table:table-cell office:value-type="float" office:value="87.9" table:style-name="ce1">
            <text:p>87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Lamphey Hall Hotel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nghggmdzr</text:p>
          </table:table-cell>
          <table:table-cell office:value-type="float" office:value="86.25" table:style-name="ce1">
            <text:p>86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Mill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ceclkeugk</text:p>
          </table:table-cell>
          <table:table-cell office:value-type="float" office:value="10.94" table:style-name="ce1">
            <text:p>10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Ticketsource Ltd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mkhqmxiky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Ticketsource Ltd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wyvtwkhcl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dallmmjkt</text:p>
          </table:table-cell>
          <table:table-cell office:value-type="float" office:value="106" table:style-name="ce1">
            <text:p>1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nyrnehtbj</text:p>
          </table:table-cell>
          <table:table-cell office:value-type="float" office:value="20.25" table:style-name="ce1">
            <text:p>20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cvydfkyix</text:p>
          </table:table-cell>
          <table:table-cell office:value-type="float" office:value="-124" table:style-name="ce1">
            <text:p>-1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4x427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4rihiuctus</text:p>
          </table:table-cell>
          <table:table-cell office:value-type="float" office:value="9.01" table:style-name="ce1">
            <text:p>9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7gfgv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4nvzrlvhfn</text:p>
          </table:table-cell>
          <table:table-cell office:value-type="float" office:value="13.93" table:style-name="ce1">
            <text:p>13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Ahgma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4cmxwqtrgp</text:p>
          </table:table-cell>
          <table:table-cell office:value-type="float" office:value="11.24" table:style-name="ce1">
            <text:p>11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E37zb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ayqjmtovh</text:p>
          </table:table-cell>
          <table:table-cell office:value-type="float" office:value="24.76" table:style-name="ce1">
            <text:p>24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Waterstones</text:p>
          </table:table-cell>
          <table:table-cell office:value-type="date" office:date-value="2018-05-03T00:00:00" table:style-name="ce2">
            <text:p>03/05/2018</text:p>
          </table:table-cell>
          <table:table-cell office:value-type="string" table:style-name="ce1">
            <text:p>H52820180505bfurujyil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tware Servivces</text:p>
          </table:table-cell>
          <table:table-cell office:value-type="string" table:style-name="ce1">
            <text:p>Avira Antivir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dddglelvw</text:p>
          </table:table-cell>
          <table:table-cell office:value-type="float" office:value="505.46" table:style-name="ce1">
            <text:p>505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russels Air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zxgnidvfi</text:p>
          </table:table-cell>
          <table:table-cell office:value-type="float" office:value="196" table:style-name="ce1">
            <text:p>1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Carreg Cennen Castle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gubkhyfbf</text:p>
          </table:table-cell>
          <table:table-cell office:value-type="float" office:value="38.5" table:style-name="ce1">
            <text:p>3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stle Hotel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gcyyrczef</text:p>
          </table:table-cell>
          <table:table-cell office:value-type="float" office:value="58.95" table:style-name="ce1">
            <text:p>58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Cross Service Stat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bkjoyonjb</text:p>
          </table:table-cell>
          <table:table-cell office:value-type="float" office:value="81.89" table:style-name="ce1">
            <text:p>81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Dnh*sucuri Website Securi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xiujezmfg</text:p>
          </table:table-cell>
          <table:table-cell office:value-type="float" office:value="21.9" table:style-name="ce1">
            <text:p>2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tware Servivces</text:p>
          </table:table-cell>
          <table:table-cell office:value-type="string" table:style-name="ce1">
            <text:p>Dropbox*1ts1sgp4gpdd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blanqvjmr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mirates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nijinulqc</text:p>
          </table:table-cell>
          <table:table-cell office:value-type="float" office:value="646.4" table:style-name="ce1">
            <text:p>646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Amysrm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hsdtzkcpd</text:p>
          </table:table-cell>
          <table:table-cell office:value-type="float" office:value="182.99" table:style-name="ce1">
            <text:p>182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Food Hall C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xtdibysfo</text:p>
          </table:table-cell>
          <table:table-cell office:value-type="float" office:value="4.99" table:style-name="ce1">
            <text:p>4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Websales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10okezrnhii</text:p>
          </table:table-cell>
          <table:table-cell office:value-type="float" office:value="196.8" table:style-name="ce1">
            <text:p>196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Haverfordwest School O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ycflgimwv</text:p>
          </table:table-cell>
          <table:table-cell office:value-type="float" office:value="360" table:style-name="ce1">
            <text:p>3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ub By Premier Inn 496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liiqbktml</text:p>
          </table:table-cell>
          <table:table-cell office:value-type="float" office:value="188" table:style-name="ce1">
            <text:p>1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ps Marina Parking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wblrmlebh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althurst Petroleu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scqixrxjh</text:p>
          </table:table-cell>
          <table:table-cell office:value-type="float" office:value="59.3" table:style-name="ce1">
            <text:p>59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an. Airport Car Parks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ogskcctxd</text:p>
          </table:table-cell>
          <table:table-cell office:value-type="float" office:value="63.99" table:style-name="ce1">
            <text:p>63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kbhsh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ofnwefzyb</text:p>
          </table:table-cell>
          <table:table-cell office:value-type="float" office:value="7.84" table:style-name="ce1">
            <text:p>7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kc5jc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qypinxmcl</text:p>
          </table:table-cell>
          <table:table-cell office:value-type="float" office:value="18.22" table:style-name="ce1">
            <text:p>18.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kcygz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fucxgcmth</text:p>
          </table:table-cell>
          <table:table-cell office:value-type="float" office:value="9.84" table:style-name="ce1">
            <text:p>9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kd99b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ufatbnxgl</text:p>
          </table:table-cell>
          <table:table-cell office:value-type="float" office:value="12.2" table:style-name="ce1">
            <text:p>12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eploes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easdeqzon</text:p>
          </table:table-cell>
          <table:table-cell office:value-type="float" office:value="129.22999999999999" table:style-name="ce1">
            <text:p>129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Przcharge.Prezi.Com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kwvwnfggd</text:p>
          </table:table-cell>
          <table:table-cell office:value-type="float" office:value="121.2" table:style-name="ce1">
            <text:p>121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Maint</text:p>
          </table:table-cell>
          <table:table-cell office:value-type="string" table:style-name="ce1">
            <text:p>Scan Coin-Omser /Uk/ L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11svidgecgd</text:p>
          </table:table-cell>
          <table:table-cell office:value-type="float" office:value="430.42" table:style-name="ce1">
            <text:p>430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ncb - Nmbs Eu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inpikbttp</text:p>
          </table:table-cell>
          <table:table-cell office:value-type="float" office:value="240.42" table:style-name="ce1">
            <text:p>240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m Georges Vani Din10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cjnonhnnr</text:p>
          </table:table-cell>
          <table:table-cell office:value-type="float" office:value="5.93" table:style-name="ce1">
            <text:p>5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nby Road Filling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tnjdburjv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gtdlgmkog</text:p>
          </table:table-cell>
          <table:table-cell office:value-type="float" office:value="176.2" table:style-name="ce1">
            <text:p>176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6k47k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5hprmiarlp</text:p>
          </table:table-cell>
          <table:table-cell office:value-type="float" office:value="15.73" table:style-name="ce1">
            <text:p>15.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7354m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5toikldwav</text:p>
          </table:table-cell>
          <table:table-cell office:value-type="float" office:value="5.81" table:style-name="ce1">
            <text:p>5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Rewcy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5euihktsee</text:p>
          </table:table-cell>
          <table:table-cell office:value-type="float" office:value="3.8" table:style-name="ce1">
            <text:p>3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Vckj2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5jwebbargx</text:p>
          </table:table-cell>
          <table:table-cell office:value-type="float" office:value="15.62" table:style-name="ce1">
            <text:p>15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Www.Bannerbox.Co.Uk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kqhqtwxgo</text:p>
          </table:table-cell>
          <table:table-cell office:value-type="float" office:value="279.62" table:style-name="ce1">
            <text:p>279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Y Polyn</text:p>
          </table:table-cell>
          <table:table-cell office:value-type="date" office:date-value="2018-05-04T00:00:00" table:style-name="ce2">
            <text:p>04/05/2018</text:p>
          </table:table-cell>
          <table:table-cell office:value-type="string" table:style-name="ce1">
            <text:p>H52820180508utmnukzcb</text:p>
          </table:table-cell>
          <table:table-cell office:value-type="float" office:value="211.5" table:style-name="ce1">
            <text:p>211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keting Support Items</text:p>
          </table:table-cell>
          <table:table-cell office:value-type="string" table:style-name="ce1">
            <text:p>159pin* Schedugr.A</text:p>
          </table:table-cell>
          <table:table-cell office:value-type="date" office:date-value="2018-05-05T00:00:00" table:style-name="ce2">
            <text:p>05/05/2018</text:p>
          </table:table-cell>
          <table:table-cell office:value-type="string" table:style-name="ce1">
            <text:p>H52820180508uwyiawjnh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Dylans Boathouse</text:p>
          </table:table-cell>
          <table:table-cell office:value-type="date" office:date-value="2018-05-05T00:00:00" table:style-name="ce2">
            <text:p>05/05/2018</text:p>
          </table:table-cell>
          <table:table-cell office:value-type="string" table:style-name="ce1">
            <text:p>H52820180508xvgrrfnon</text:p>
          </table:table-cell>
          <table:table-cell office:value-type="float" office:value="25.2" table:style-name="ce1">
            <text:p>25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Itunes.Com/Bill</text:p>
          </table:table-cell>
          <table:table-cell office:value-type="date" office:date-value="2018-05-05T00:00:00" table:style-name="ce2">
            <text:p>05/05/2018</text:p>
          </table:table-cell>
          <table:table-cell office:value-type="string" table:style-name="ce1">
            <text:p>H52820180508qfxyogked</text:p>
          </table:table-cell>
          <table:table-cell office:value-type="float" office:value="0.79" table:style-name="ce1">
            <text:p>0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Itunes.Com/Bill</text:p>
          </table:table-cell>
          <table:table-cell office:value-type="date" office:date-value="2018-05-05T00:00:00" table:style-name="ce2">
            <text:p>05/05/2018</text:p>
          </table:table-cell>
          <table:table-cell office:value-type="string" table:style-name="ce1">
            <text:p>H52820180508qgvjnotgv</text:p>
          </table:table-cell>
          <table:table-cell office:value-type="float" office:value="3.49" table:style-name="ce1">
            <text:p>3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The Imperial Hotel</text:p>
          </table:table-cell>
          <table:table-cell office:value-type="date" office:date-value="2018-05-05T00:00:00" table:style-name="ce2">
            <text:p>05/05/2018</text:p>
          </table:table-cell>
          <table:table-cell office:value-type="string" table:style-name="ce1">
            <text:p>H52820180508linhhqkth</text:p>
          </table:table-cell>
          <table:table-cell office:value-type="float" office:value="360" table:style-name="ce1">
            <text:p>3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tware Servivces</text:p>
          </table:table-cell>
          <table:table-cell office:value-type="string" table:style-name="ce1">
            <text:p>Adobe Creative Cloud</text:p>
          </table:table-cell>
          <table:table-cell office:value-type="date" office:date-value="2018-05-06T00:00:00" table:style-name="ce2">
            <text:p>06/05/2018</text:p>
          </table:table-cell>
          <table:table-cell office:value-type="string" table:style-name="ce1">
            <text:p>H52820180508jelpdcmoi</text:p>
          </table:table-cell>
          <table:table-cell office:value-type="float" office:value="472" table:style-name="ce1">
            <text:p>4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5-06T00:00:00" table:style-name="ce2">
            <text:p>06/05/2018</text:p>
          </table:table-cell>
          <table:table-cell office:value-type="string" table:style-name="ce1">
            <text:p>H52820180508atnklxqat</text:p>
          </table:table-cell>
          <table:table-cell office:value-type="float" office:value="84.41" table:style-name="ce1">
            <text:p>84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ences &amp; Maintenance</text:p>
          </table:table-cell>
          <table:table-cell office:value-type="string" table:style-name="ce1">
            <text:p>Browserstack.Com</text:p>
          </table:table-cell>
          <table:table-cell office:value-type="date" office:date-value="2018-05-06T00:00:00" table:style-name="ce2">
            <text:p>06/05/2018</text:p>
          </table:table-cell>
          <table:table-cell office:value-type="string" table:style-name="ce1">
            <text:p>H52820180508bfvnlhodj</text:p>
          </table:table-cell>
          <table:table-cell office:value-type="float" office:value="906.88" table:style-name="ce1">
            <text:p>906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Canva For Work Monthly</text:p>
          </table:table-cell>
          <table:table-cell office:value-type="date" office:date-value="2018-05-06T00:00:00" table:style-name="ce2">
            <text:p>06/05/2018</text:p>
          </table:table-cell>
          <table:table-cell office:value-type="string" table:style-name="ce1">
            <text:p>H52820180508eucihyjeu</text:p>
          </table:table-cell>
          <table:table-cell office:value-type="float" office:value="9.89" table:style-name="ce1">
            <text:p>9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Pulrose Motor Serv</text:p>
          </table:table-cell>
          <table:table-cell office:value-type="date" office:date-value="2018-05-06T00:00:00" table:style-name="ce2">
            <text:p>06/05/2018</text:p>
          </table:table-cell>
          <table:table-cell office:value-type="string" table:style-name="ce1">
            <text:p>H52820180508civudjoww</text:p>
          </table:table-cell>
          <table:table-cell office:value-type="float" office:value="4.5" table:style-name="ce1">
            <text:p>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arbucks Airport Airside</text:p>
          </table:table-cell>
          <table:table-cell office:value-type="date" office:date-value="2018-05-06T00:00:00" table:style-name="ce2">
            <text:p>06/05/2018</text:p>
          </table:table-cell>
          <table:table-cell office:value-type="string" table:style-name="ce1">
            <text:p>H52820180509vasihpbkm</text:p>
          </table:table-cell>
          <table:table-cell office:value-type="float" office:value="5.07" table:style-name="ce1">
            <text:p>5.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Bv</text:p>
          </table:table-cell>
          <table:table-cell office:value-type="date" office:date-value="2018-05-06T00:00:00" table:style-name="ce2">
            <text:p>06/05/2018</text:p>
          </table:table-cell>
          <table:table-cell office:value-type="string" table:style-name="ce1">
            <text:p>H52820180508nzwugseyl</text:p>
          </table:table-cell>
          <table:table-cell office:value-type="float" office:value="7.92" table:style-name="ce1">
            <text:p>7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Best Buy Mht 00008011</text:p>
          </table:table-cell>
          <table:table-cell office:value-type="date" office:date-value="2018-05-07T00:00:00" table:style-name="ce2">
            <text:p>07/05/2018</text:p>
          </table:table-cell>
          <table:table-cell office:value-type="string" table:style-name="ce1">
            <text:p>H52820180509xpyckxmif</text:p>
          </table:table-cell>
          <table:table-cell office:value-type="float" office:value="44.28" table:style-name="ce1">
            <text:p>44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Envato</text:p>
          </table:table-cell>
          <table:table-cell office:value-type="date" office:date-value="2018-05-07T00:00:00" table:style-name="ce2">
            <text:p>07/05/2018</text:p>
          </table:table-cell>
          <table:table-cell office:value-type="string" table:style-name="ce1">
            <text:p>H52820180508whkeantov</text:p>
          </table:table-cell>
          <table:table-cell office:value-type="float" office:value="26.57" table:style-name="ce1">
            <text:p>2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Itunes.Com/Bill</text:p>
          </table:table-cell>
          <table:table-cell office:value-type="date" office:date-value="2018-05-07T00:00:00" table:style-name="ce2">
            <text:p>07/05/2018</text:p>
          </table:table-cell>
          <table:table-cell office:value-type="string" table:style-name="ce1">
            <text:p>H52820180509qdthbuxfk</text:p>
          </table:table-cell>
          <table:table-cell office:value-type="float" office:value="15.98" table:style-name="ce1">
            <text:p>15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Ijhy7</text:p>
          </table:table-cell>
          <table:table-cell office:value-type="date" office:date-value="2018-05-07T00:00:00" table:style-name="ce2">
            <text:p>07/05/2018</text:p>
          </table:table-cell>
          <table:table-cell office:value-type="string" table:style-name="ce1">
            <text:p>H52820180509qkafbdqhb</text:p>
          </table:table-cell>
          <table:table-cell office:value-type="float" office:value="22.63" table:style-name="ce1">
            <text:p>22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Kdzrf</text:p>
          </table:table-cell>
          <table:table-cell office:value-type="date" office:date-value="2018-05-07T00:00:00" table:style-name="ce2">
            <text:p>07/05/2018</text:p>
          </table:table-cell>
          <table:table-cell office:value-type="string" table:style-name="ce1">
            <text:p>H52820180509pponnnpis</text:p>
          </table:table-cell>
          <table:table-cell office:value-type="float" office:value="32.119999999999997" table:style-name="ce1">
            <text:p>32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ayside Brasserie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kutkheeck</text:p>
          </table:table-cell>
          <table:table-cell office:value-type="float" office:value="296.45" table:style-name="ce1">
            <text:p>296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lecom non Merlin</text:p>
          </table:table-cell>
          <table:table-cell office:value-type="string" table:style-name="ce1">
            <text:p>Bt Bill Payment 2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gnopbuupr</text:p>
          </table:table-cell>
          <table:table-cell office:value-type="float" office:value="97.87" table:style-name="ce1">
            <text:p>97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lecom non Merlin</text:p>
          </table:table-cell>
          <table:table-cell office:value-type="string" table:style-name="ce1">
            <text:p>Clickatell Ltd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1nelwitpjc</text:p>
          </table:table-cell>
          <table:table-cell office:value-type="float" office:value="285.60000000000002" table:style-name="ce1">
            <text:p>285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lecom non Merlin</text:p>
          </table:table-cell>
          <table:table-cell office:value-type="string" table:style-name="ce1">
            <text:p>Clickatell Ltd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1nfdjnktxu</text:p>
          </table:table-cell>
          <table:table-cell office:value-type="float" office:value="212.16" table:style-name="ce1">
            <text:p>212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asyjet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zkxkpnwtn</text:p>
          </table:table-cell>
          <table:table-cell office:value-type="float" office:value="147" table:style-name="ce1">
            <text:p>1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 *bcv37t-2672166922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glblatrmv</text:p>
          </table:table-cell>
          <table:table-cell office:value-type="float" office:value="126.68" table:style-name="ce1">
            <text:p>126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 Bc1zfz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sywscwoeh</text:p>
          </table:table-cell>
          <table:table-cell office:value-type="float" office:value="129.66" table:style-name="ce1">
            <text:p>129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Flybe Bchvs9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jsgswhlrd</text:p>
          </table:table-cell>
          <table:table-cell office:value-type="float" office:value="79.98" table:style-name="ce1">
            <text:p>79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Flybe.Com Bcqysh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psexgrkbh</text:p>
          </table:table-cell>
          <table:table-cell office:value-type="float" office:value="71.98" table:style-name="ce1">
            <text:p>71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Bcqz76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syeonrlbk</text:p>
          </table:table-cell>
          <table:table-cell office:value-type="float" office:value="39.99" table:style-name="ce1">
            <text:p>39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wr Lond Padd Sst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uvxrlljpa</text:p>
          </table:table-cell>
          <table:table-cell office:value-type="float" office:value="117.1" table:style-name="ce1">
            <text:p>117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Iz *the Plough Inn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fcfomygsu</text:p>
          </table:table-cell>
          <table:table-cell office:value-type="float" office:value="420" table:style-name="ce1">
            <text:p>4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Jurys Inn Cardiff Ecomm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vkqfvnhdy</text:p>
          </table:table-cell>
          <table:table-cell office:value-type="float" office:value="86.5" table:style-name="ce1">
            <text:p>8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oods Qatar Llc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1evtzyxbgx</text:p>
          </table:table-cell>
          <table:table-cell office:value-type="float" office:value="7.13" table:style-name="ce1">
            <text:p>7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mpuxxhvym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ntcnnmhbo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ed Deck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1rqolsccvk</text:p>
          </table:table-cell>
          <table:table-cell office:value-type="float" office:value="11.44" table:style-name="ce1">
            <text:p>11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Stk*shutterstock.Com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zlvofylnt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ay At Pump 3765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wlaumjvqx</text:p>
          </table:table-cell>
          <table:table-cell office:value-type="float" office:value="59.91" table:style-name="ce1">
            <text:p>59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fs 3731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bwaqvmjiy</text:p>
          </table:table-cell>
          <table:table-cell office:value-type="float" office:value="74.569999999999993" table:style-name="ce1">
            <text:p>7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Imperial Hotel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hryfqmgcl</text:p>
          </table:table-cell>
          <table:table-cell office:value-type="float" office:value="270" table:style-name="ce1">
            <text:p>2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Vale Resort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oespiedpu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pzwkphbcq</text:p>
          </table:table-cell>
          <table:table-cell office:value-type="float" office:value="94.6" table:style-name="ce1">
            <text:p>94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Umfja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qnlfynmwz</text:p>
          </table:table-cell>
          <table:table-cell office:value-type="float" office:value="7.23" table:style-name="ce1">
            <text:p>7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Vp3gh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babhviczh</text:p>
          </table:table-cell>
          <table:table-cell office:value-type="float" office:value="15.54" table:style-name="ce1">
            <text:p>15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Uk Caa Gatwick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sclsvnenj</text:p>
          </table:table-cell>
          <table:table-cell office:value-type="float" office:value="247" table:style-name="ce1">
            <text:p>2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Vuelingmcp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hkwwnihwb</text:p>
          </table:table-cell>
          <table:table-cell office:value-type="float" office:value="135.63" table:style-name="ce1">
            <text:p>135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 Doha Hotels &amp; Residence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1ildluksti</text:p>
          </table:table-cell>
          <table:table-cell office:value-type="float" office:value="99.54" table:style-name="ce1">
            <text:p>99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ww.Heathrowexpress.Co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fxyxvbxxd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Www.Posturite.Co.Uk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jqpyjhzbh</text:p>
          </table:table-cell>
          <table:table-cell office:value-type="float" office:value="47.99" table:style-name="ce1">
            <text:p>47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H52820180510jnvbdupeh</text:p>
          </table:table-cell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bggzpwomc</text:p>
          </table:table-cell>
          <table:table-cell office:value-type="float" office:value="218" table:style-name="ce1">
            <text:p>2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qbpdjulcu</text:p>
          </table:table-cell>
          <table:table-cell office:value-type="float" office:value="39.950000000000003" table:style-name="ce1">
            <text:p>39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uuxcxpxpc</text:p>
          </table:table-cell>
          <table:table-cell office:value-type="float" office:value="7.99" table:style-name="ce1">
            <text:p>7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yrgykadvf</text:p>
          </table:table-cell>
          <table:table-cell office:value-type="float" office:value="83.99" table:style-name="ce1">
            <text:p>83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Atlassian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wsoitquhn</text:p>
          </table:table-cell>
          <table:table-cell office:value-type="float" office:value="12.82" table:style-name="ce1">
            <text:p>12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p Glandon Spar Express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2bidritapb</text:p>
          </table:table-cell>
          <table:table-cell office:value-type="float" office:value="73.540000000000006" table:style-name="ce1">
            <text:p>73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iqglhrgtx</text:p>
          </table:table-cell>
          <table:table-cell office:value-type="float" office:value="3.7" table:style-name="ce1">
            <text:p>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wousmwsfl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Maint</text:p>
          </table:table-cell>
          <table:table-cell office:value-type="string" table:style-name="ce1">
            <text:p>Crystaltech Services (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fmukvnuhn</text:p>
          </table:table-cell>
          <table:table-cell office:value-type="float" office:value="138" table:style-name="ce1">
            <text:p>1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Dc Taxi G205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2pcbmcvual</text:p>
          </table:table-cell>
          <table:table-cell office:value-type="float" office:value="15.63" table:style-name="ce1">
            <text:p>15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agle Parking 888 3rd St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fesrzakad</text:p>
          </table:table-cell>
          <table:table-cell office:value-type="float" office:value="3.05" table:style-name="ce1">
            <text:p>3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Esso Herons Way Fstn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bebkmynbb</text:p>
          </table:table-cell>
          <table:table-cell office:value-type="float" office:value="67.95" table:style-name="ce1">
            <text:p>67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urostar Internet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jfssindpp</text:p>
          </table:table-cell>
          <table:table-cell office:value-type="float" office:value="220.5" table:style-name="ce1">
            <text:p>22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 B7wbve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kuxbbkexr</text:p>
          </table:table-cell>
          <table:table-cell office:value-type="float" office:value="240" table:style-name="ce1">
            <text:p>2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Websales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nmxredjsp</text:p>
          </table:table-cell>
          <table:table-cell office:value-type="float" office:value="345" table:style-name="ce1">
            <text:p>3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eathrow Airport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inwpdwrff</text:p>
          </table:table-cell>
          <table:table-cell office:value-type="float" office:value="28.95" table:style-name="ce1">
            <text:p>28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Nantycaws Filling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pbtbpypjh</text:p>
          </table:table-cell>
          <table:table-cell office:value-type="float" office:value="81.73" table:style-name="ce1">
            <text:p>81.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lecom non Merlin</text:p>
          </table:table-cell>
          <table:table-cell office:value-type="string" table:style-name="ce1">
            <text:p>Ooredoo - Lagoona Mall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2dfnzvgxtd</text:p>
          </table:table-cell>
          <table:table-cell office:value-type="float" office:value="7.35" table:style-name="ce1">
            <text:p>7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Photoshelter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yrtvfmtff</text:p>
          </table:table-cell>
          <table:table-cell office:value-type="float" office:value="411.89" table:style-name="ce1">
            <text:p>411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Positive News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moebcmrel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0230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2ookmwqncp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hiexjvbyy</text:p>
          </table:table-cell>
          <table:table-cell office:value-type="float" office:value="6.5" table:style-name="ce1">
            <text:p>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tjgqowemi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 A F Club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kugyyuhpb</text:p>
          </table:table-cell>
          <table:table-cell office:value-type="float" office:value="142" table:style-name="ce1">
            <text:p>1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adisson Blu Hotel Doha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2mrblmrbck</text:p>
          </table:table-cell>
          <table:table-cell office:value-type="float" office:value="11.61" table:style-name="ce1">
            <text:p>11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adisson Blu Hotel Doha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2woinoscfp</text:p>
          </table:table-cell>
          <table:table-cell office:value-type="float" office:value="42.94" table:style-name="ce1">
            <text:p>42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hilam Restaurant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2qwczdbonm</text:p>
          </table:table-cell>
          <table:table-cell office:value-type="float" office:value="17.3" table:style-name="ce1">
            <text:p>1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uwznvyotg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67000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hnfqhqujw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Lamphey Hall Hotel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gcbfdlfmg</text:p>
          </table:table-cell>
          <table:table-cell office:value-type="float" office:value="94.15" table:style-name="ce1">
            <text:p>94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Llanerch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2kskmeilmp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Marine Hotel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qvgokjiwc</text:p>
          </table:table-cell>
          <table:table-cell office:value-type="float" office:value="69" table:style-name="ce1">
            <text:p>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Vale Resort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osjbswqvh</text:p>
          </table:table-cell>
          <table:table-cell office:value-type="float" office:value="26.29" table:style-name="ce1">
            <text:p>2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wjihsvkec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bominvman</text:p>
          </table:table-cell>
          <table:table-cell office:value-type="float" office:value="52" table:style-name="ce1">
            <text:p>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Klur4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polvygyop</text:p>
          </table:table-cell>
          <table:table-cell office:value-type="float" office:value="7.61" table:style-name="ce1">
            <text:p>7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Vision Express Ltd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tyvctagrz</text:p>
          </table:table-cell>
          <table:table-cell office:value-type="float" office:value="20.9" table:style-name="ce1">
            <text:p>2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Westair Reproductions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qbliiwnru</text:p>
          </table:table-cell>
          <table:table-cell office:value-type="float" office:value="228" table:style-name="ce1">
            <text:p>2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ww.Airportdirecttravel.C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2wisynljkl</text:p>
          </table:table-cell>
          <table:table-cell office:value-type="float" office:value="74" table:style-name="ce1">
            <text:p>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ww.Hxpayments.Com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1frntwqppy</text:p>
          </table:table-cell>
          <table:table-cell office:value-type="float" office:value="24.99" table:style-name="ce1">
            <text:p>24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5-09T00:00:00" table:style-name="ce2">
            <text:p>09/05/2018</text:p>
          </table:table-cell>
          <table:table-cell office:value-type="string" table:style-name="ce1">
            <text:p>H52820180512xmlnbugbv</text:p>
          </table:table-cell>
          <table:table-cell office:value-type="float" office:value="47.06" table:style-name="ce1">
            <text:p>47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fessional Membership Fees</text:p>
          </table:table-cell>
          <table:table-cell office:value-type="string" table:style-name="ce1">
            <text:p>Acca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qwofvsdex</text:p>
          </table:table-cell>
          <table:table-cell office:value-type="float" office:value="236" table:style-name="ce1">
            <text:p>2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lttqnvhnv</text:p>
          </table:table-cell>
          <table:table-cell office:value-type="float" office:value="149.99" table:style-name="ce1">
            <text:p>149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sxtexipdc</text:p>
          </table:table-cell>
          <table:table-cell office:value-type="float" office:value="14.99" table:style-name="ce1">
            <text:p>14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Avangate.Com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5hurrsvxxz</text:p>
          </table:table-cell>
          <table:table-cell office:value-type="float" office:value="140.88" table:style-name="ce1">
            <text:p>140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russels Air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qklulnrmo</text:p>
          </table:table-cell>
          <table:table-cell office:value-type="float" office:value="454.37" table:style-name="ce1">
            <text:p>454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ymyran Hotel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ihblmycwx</text:p>
          </table:table-cell>
          <table:table-cell office:value-type="float" office:value="201.6" table:style-name="ce1">
            <text:p>201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ymyran Hotel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xjshenbcj</text:p>
          </table:table-cell>
          <table:table-cell office:value-type="float" office:value="99.9" table:style-name="ce1">
            <text:p>9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Dept Of Optometry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blwrwqnvk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Edwards Of Conwy Ltd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enjmdrryp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mpire Hotel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tsqbsjcqp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ight Centre Ltd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ptlunumaz</text:p>
          </table:table-cell>
          <table:table-cell office:value-type="float" office:value="8242" table:style-name="ce1">
            <text:p>82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ight Centre Ltd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rbccsyvcq</text:p>
          </table:table-cell>
          <table:table-cell office:value-type="float" office:value="24726" table:style-name="ce1">
            <text:p>247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Gwalia S/stn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fchwjasvg</text:p>
          </table:table-cell>
          <table:table-cell office:value-type="float" office:value="40.25" table:style-name="ce1">
            <text:p>40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Hotels.Com147954035701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mlppxdltc</text:p>
          </table:table-cell>
          <table:table-cell office:value-type="float" office:value="145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ub By Premier Inn 391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5jomosoyki</text:p>
          </table:table-cell>
          <table:table-cell office:value-type="float" office:value="175" table:style-name="ce1">
            <text:p>1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cnaopwiey</text:p>
          </table:table-cell>
          <table:table-cell office:value-type="float" office:value="3.69" table:style-name="ce1">
            <text:p>3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kydbm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maomqsivk</text:p>
          </table:table-cell>
          <table:table-cell office:value-type="float" office:value="18.57" table:style-name="ce1">
            <text:p>1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Patricks With Rooms Bar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frrbkjkdn</text:p>
          </table:table-cell>
          <table:table-cell office:value-type="float" office:value="-115" table:style-name="ce1">
            <text:p>-1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Preseli Services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hiueiqsii</text:p>
          </table:table-cell>
          <table:table-cell office:value-type="float" office:value="78.5" table:style-name="ce1">
            <text:p>7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ainsburys S/Mkts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xwedxshny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g Marshall Opticians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hpqolclnk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hell Black Cat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thwxmiahc</text:p>
          </table:table-cell>
          <table:table-cell office:value-type="float" office:value="86.41" table:style-name="ce1">
            <text:p>86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158000pon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cceselwnp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67000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xvnovebfe</text:p>
          </table:table-cell>
          <table:table-cell office:value-type="float" office:value="81.31" table:style-name="ce1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pilman Hotel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fwbedwqsp</text:p>
          </table:table-cell>
          <table:table-cell office:value-type="float" office:value="475.2" table:style-name="ce1">
            <text:p>475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Starbucks Dolgellau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vprhuogxb</text:p>
          </table:table-cell>
          <table:table-cell office:value-type="float" office:value="28.55" table:style-name="ce1">
            <text:p>28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fs 3747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jpffvvrot</text:p>
          </table:table-cell>
          <table:table-cell office:value-type="float" office:value="49.27" table:style-name="ce1">
            <text:p>49.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esco Pfs 4100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nfgyjzljz</text:p>
          </table:table-cell>
          <table:table-cell office:value-type="float" office:value="54.32" table:style-name="ce1">
            <text:p>54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Tesco Store 3433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usroudeoh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ndry Property Costs</text:p>
          </table:table-cell>
          <table:table-cell office:value-type="string" table:style-name="ce1">
            <text:p>The Hospitality Partne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cmogpcyjl</text:p>
          </table:table-cell>
          <table:table-cell office:value-type="float" office:value="110.26" table:style-name="ce1">
            <text:p>110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managementcentr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ulrjtqfpm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bnkdhwhro</text:p>
          </table:table-cell>
          <table:table-cell office:value-type="float" office:value="16.05" table:style-name="ce1">
            <text:p>16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velodge Gb0000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vdtomvxjw</text:p>
          </table:table-cell>
          <table:table-cell office:value-type="float" office:value="62.75" table:style-name="ce1">
            <text:p>62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7el2b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uuylrgzba</text:p>
          </table:table-cell>
          <table:table-cell office:value-type="float" office:value="51.19" table:style-name="ce1">
            <text:p>51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Dernt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albwsfjbv</text:p>
          </table:table-cell>
          <table:table-cell office:value-type="float" office:value="24.97" table:style-name="ce1">
            <text:p>24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Dik4m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1texmccsju</text:p>
          </table:table-cell>
          <table:table-cell office:value-type="float" office:value="3.81" table:style-name="ce1">
            <text:p>3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Pnhqe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wyylutfhn</text:p>
          </table:table-cell>
          <table:table-cell office:value-type="float" office:value="26.41" table:style-name="ce1">
            <text:p>26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Wadpx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ixvapgokj</text:p>
          </table:table-cell>
          <table:table-cell office:value-type="float" office:value="13.67" table:style-name="ce1">
            <text:p>13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elsh Government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dbybmcomi</text:p>
          </table:table-cell>
          <table:table-cell office:value-type="float" office:value="1.21" table:style-name="ce1">
            <text:p>1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g Treforest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2tcokbrxug</text:p>
          </table:table-cell>
          <table:table-cell office:value-type="float" office:value="4.51" table:style-name="ce1">
            <text:p>4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Xi An Veterans Hotel Co</text:p>
          </table:table-cell>
          <table:table-cell office:value-type="date" office:date-value="2018-05-10T00:00:00" table:style-name="ce2">
            <text:p>10/05/2018</text:p>
          </table:table-cell>
          <table:table-cell office:value-type="string" table:style-name="ce1">
            <text:p>H52820180516xaufypnbf</text:p>
          </table:table-cell>
          <table:table-cell office:value-type="float" office:value="134.01" table:style-name="ce1">
            <text:p>134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Acquia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ftrusozvs</text:p>
          </table:table-cell>
          <table:table-cell office:value-type="float" office:value="171.29" table:style-name="ce1">
            <text:p>17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UK Retail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zyqgqfptf</text:p>
          </table:table-cell>
          <table:table-cell office:value-type="float" office:value="24.58" table:style-name="ce1">
            <text:p>24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rriva Trains Wale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iudoccfip</text:p>
          </table:table-cell>
          <table:table-cell office:value-type="float" office:value="117.1" table:style-name="ce1">
            <text:p>117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ristol Airport Limite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jjiuccyjd</text:p>
          </table:table-cell>
          <table:table-cell office:value-type="float" office:value="76.989999999999995" table:style-name="ce1">
            <text:p>76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Airport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taflwknpk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Exclaimer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iikjckhfw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ences &amp; Maintenance</text:p>
          </table:table-cell>
          <table:table-cell office:value-type="string" table:style-name="ce1">
            <text:p>Facebk 5xhclf6vj2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ozjdrxkde</text:p>
          </table:table-cell>
          <table:table-cell office:value-type="float" office:value="19.670000000000002" table:style-name="ce1">
            <text:p>19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Google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rwjvybzld</text:p>
          </table:table-cell>
          <table:table-cell office:value-type="float" office:value="104.86" table:style-name="ce1">
            <text:p>10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Iz *sherbet London Taxis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mkdesvjej</text:p>
          </table:table-cell>
          <table:table-cell office:value-type="float" office:value="14.4" table:style-name="ce1">
            <text:p>14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ndry Property Costs</text:p>
          </table:table-cell>
          <table:table-cell office:value-type="string" table:style-name="ce1">
            <text:p>Management Centre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fktqbjrbu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l0gwb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gwgumbelo</text:p>
          </table:table-cell>
          <table:table-cell office:value-type="float" office:value="11.45" table:style-name="ce1">
            <text:p>11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l18d9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rvwjuhtvc</text:p>
          </table:table-cell>
          <table:table-cell office:value-type="float" office:value="11.09" table:style-name="ce1">
            <text:p>11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Qatar Duty Free - Seal An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prmnqkfze</text:p>
          </table:table-cell>
          <table:table-cell office:value-type="float" office:value="9.43" table:style-name="ce1">
            <text:p>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Screwfix Direct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hvnikhcpm</text:p>
          </table:table-cell>
          <table:table-cell office:value-type="float" office:value="26.89" table:style-name="ce1">
            <text:p>26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keting Support Items</text:p>
          </table:table-cell>
          <table:table-cell office:value-type="string" table:style-name="ce1">
            <text:p>St Georges Hotel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cmcihewtr</text:p>
          </table:table-cell>
          <table:table-cell office:value-type="float" office:value="50.7" table:style-name="ce1">
            <text:p>50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Stationery Office Book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ghjniqnxg</text:p>
          </table:table-cell>
          <table:table-cell office:value-type="float" office:value="23.25" table:style-name="ce1">
            <text:p>23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ay At Pump 3765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nsxnovwfo</text:p>
          </table:table-cell>
          <table:table-cell office:value-type="float" office:value="27.99" table:style-name="ce1">
            <text:p>27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Tesco Stores 2836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iolyvruxf</text:p>
          </table:table-cell>
          <table:table-cell office:value-type="float" office:value="27.24" table:style-name="ce1">
            <text:p>27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x Llanrhystud S/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sqfossneh</text:p>
          </table:table-cell>
          <table:table-cell office:value-type="float" office:value="79.23" table:style-name="ce1">
            <text:p>79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ining &amp; Pers Devt</text:p>
          </table:table-cell>
          <table:table-cell office:value-type="string" table:style-name="ce1">
            <text:p>Themanagementcentr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xkcwqdcsc</text:p>
          </table:table-cell>
          <table:table-cell office:value-type="float" office:value="107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ining &amp; Pers Devt</text:p>
          </table:table-cell>
          <table:table-cell office:value-type="string" table:style-name="ce1">
            <text:p>Themanagementcentr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yuvvfegwt</text:p>
          </table:table-cell>
          <table:table-cell office:value-type="float" office:value="107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A3k5a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tdrugcnvl</text:p>
          </table:table-cell>
          <table:table-cell office:value-type="float" office:value="35.5" table:style-name="ce1">
            <text:p>3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Lutpo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rgjwxdunx</text:p>
          </table:table-cell>
          <table:table-cell office:value-type="float" office:value="26.76" table:style-name="ce1">
            <text:p>26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Nio2d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gyqmuxfme</text:p>
          </table:table-cell>
          <table:table-cell office:value-type="float" office:value="5.72" table:style-name="ce1">
            <text:p>5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Vvztk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2cbjnwculf</text:p>
          </table:table-cell>
          <table:table-cell office:value-type="float" office:value="16.07" table:style-name="ce1">
            <text:p>16.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ww.Heathrowexpress.Co</text:p>
          </table:table-cell>
          <table:table-cell office:value-type="date" office:date-value="2018-05-11T00:00:00" table:style-name="ce2">
            <text:p>11/05/2018</text:p>
          </table:table-cell>
          <table:table-cell office:value-type="string" table:style-name="ce1">
            <text:p>H52820180515lxbhuxlpw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dobe Creative Cloud</text:p>
          </table:table-cell>
          <table:table-cell office:value-type="date" office:date-value="2018-05-12T00:00:00" table:style-name="ce2">
            <text:p>12/05/2018</text:p>
          </table:table-cell>
          <table:table-cell office:value-type="string" table:style-name="ce1">
            <text:p>H52820180515ntmvvptjn</text:p>
          </table:table-cell>
          <table:table-cell office:value-type="float" office:value="131.47" table:style-name="ce1">
            <text:p>131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12T00:00:00" table:style-name="ce2">
            <text:p>12/05/2018</text:p>
          </table:table-cell>
          <table:table-cell office:value-type="string" table:style-name="ce1">
            <text:p>H52820180515hrvnrdppe</text:p>
          </table:table-cell>
          <table:table-cell office:value-type="float" office:value="3.99" table:style-name="ce1">
            <text:p>3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ences &amp; Maintenance</text:p>
          </table:table-cell>
          <table:table-cell office:value-type="string" table:style-name="ce1">
            <text:p>Fonts Com</text:p>
          </table:table-cell>
          <table:table-cell office:value-type="date" office:date-value="2018-05-12T00:00:00" table:style-name="ce2">
            <text:p>12/05/2018</text:p>
          </table:table-cell>
          <table:table-cell office:value-type="string" table:style-name="ce1">
            <text:p>H52820180515stwkoyslt</text:p>
          </table:table-cell>
          <table:table-cell office:value-type="float" office:value="18.309999999999999" table:style-name="ce1">
            <text:p>18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uay Hotel</text:p>
          </table:table-cell>
          <table:table-cell office:value-type="date" office:date-value="2018-05-12T00:00:00" table:style-name="ce2">
            <text:p>12/05/2018</text:p>
          </table:table-cell>
          <table:table-cell office:value-type="string" table:style-name="ce1">
            <text:p>H52820180515ztmnwvrtb</text:p>
          </table:table-cell>
          <table:table-cell office:value-type="float" office:value="115.45" table:style-name="ce1">
            <text:p>115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Shop Wine Direct Event Supplies<text:s/></text:p>
          </table:table-cell>
          <table:table-cell office:value-type="date" office:date-value="2018-05-12T00:00:00" table:style-name="ce2">
            <text:p>12/05/2018</text:p>
          </table:table-cell>
          <table:table-cell office:value-type="string" table:style-name="ce1">
            <text:p>H52820180515vrjlfhiqk</text:p>
          </table:table-cell>
          <table:table-cell office:value-type="float" office:value="67.86" table:style-name="ce1">
            <text:p>6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Tesco Stores 2836</text:p>
          </table:table-cell>
          <table:table-cell office:value-type="date" office:date-value="2018-05-12T00:00:00" table:style-name="ce2">
            <text:p>12/05/2018</text:p>
          </table:table-cell>
          <table:table-cell office:value-type="string" table:style-name="ce1">
            <text:p>H52820180515qptlirask</text:p>
          </table:table-cell>
          <table:table-cell office:value-type="float" office:value="8.4499999999999993" table:style-name="ce1">
            <text:p>8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xaco Tivoli</text:p>
          </table:table-cell>
          <table:table-cell office:value-type="date" office:date-value="2018-05-12T00:00:00" table:style-name="ce2">
            <text:p>12/05/2018</text:p>
          </table:table-cell>
          <table:table-cell office:value-type="string" table:style-name="ce1">
            <text:p>H52820180515konswfujn</text:p>
          </table:table-cell>
          <table:table-cell office:value-type="float" office:value="56.36" table:style-name="ce1">
            <text:p>56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The Financial Times</text:p>
          </table:table-cell>
          <table:table-cell office:value-type="date" office:date-value="2018-05-12T00:00:00" table:style-name="ce2">
            <text:p>12/05/2018</text:p>
          </table:table-cell>
          <table:table-cell office:value-type="string" table:style-name="ce1">
            <text:p>H52820180515esnzyuqot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Marine Hotel</text:p>
          </table:table-cell>
          <table:table-cell office:value-type="date" office:date-value="2018-05-12T00:00:00" table:style-name="ce2">
            <text:p>12/05/2018</text:p>
          </table:table-cell>
          <table:table-cell office:value-type="string" table:style-name="ce1">
            <text:p>H52820180515ibdcsodpr</text:p>
          </table:table-cell>
          <table:table-cell office:value-type="float" office:value="285" table:style-name="ce1">
            <text:p>2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Lfmw2</text:p>
          </table:table-cell>
          <table:table-cell office:value-type="date" office:date-value="2018-05-12T00:00:00" table:style-name="ce2">
            <text:p>12/05/2018</text:p>
          </table:table-cell>
          <table:table-cell office:value-type="string" table:style-name="ce1">
            <text:p>H52820180515hsqvaygzv</text:p>
          </table:table-cell>
          <table:table-cell office:value-type="float" office:value="31.65" table:style-name="ce1">
            <text:p>31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Zpses</text:p>
          </table:table-cell>
          <table:table-cell office:value-type="date" office:date-value="2018-05-12T00:00:00" table:style-name="ce2">
            <text:p>12/05/2018</text:p>
          </table:table-cell>
          <table:table-cell office:value-type="string" table:style-name="ce1">
            <text:p>H52820180515cvqpwhbhy</text:p>
          </table:table-cell>
          <table:table-cell office:value-type="float" office:value="13.2" table:style-name="ce1">
            <text:p>13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ings</text:p>
          </table:table-cell>
          <table:table-cell office:value-type="date" office:date-value="2018-05-12T00:00:00" table:style-name="ce2">
            <text:p>12/05/2018</text:p>
          </table:table-cell>
          <table:table-cell office:value-type="string" table:style-name="ce1">
            <text:p>H52820180515fwttkkadl</text:p>
          </table:table-cell>
          <table:table-cell office:value-type="float" office:value="4.5" table:style-name="ce1">
            <text:p>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lex Skyline Plaza Frankf</text:p>
          </table:table-cell>
          <table:table-cell office:value-type="date" office:date-value="2018-05-13T00:00:00" table:style-name="ce2">
            <text:p>13/05/2018</text:p>
          </table:table-cell>
          <table:table-cell office:value-type="string" table:style-name="ce1">
            <text:p>H52820180516zvptzrreu</text:p>
          </table:table-cell>
          <table:table-cell office:value-type="float" office:value="28.28" table:style-name="ce1">
            <text:p>28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13T00:00:00" table:style-name="ce2">
            <text:p>13/05/2018</text:p>
          </table:table-cell>
          <table:table-cell office:value-type="string" table:style-name="ce1">
            <text:p>H52820180515uyzcitgmd</text:p>
          </table:table-cell>
          <table:table-cell office:value-type="float" office:value="2.11" table:style-name="ce1">
            <text:p>2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ristol Airport Limite</text:p>
          </table:table-cell>
          <table:table-cell office:value-type="date" office:date-value="2018-05-13T00:00:00" table:style-name="ce2">
            <text:p>13/05/2018</text:p>
          </table:table-cell>
          <table:table-cell office:value-type="string" table:style-name="ce1">
            <text:p>H52820180515vysclfjzk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ritish A</text:p>
          </table:table-cell>
          <table:table-cell office:value-type="date" office:date-value="2018-05-13T00:00:00" table:style-name="ce2">
            <text:p>13/05/2018</text:p>
          </table:table-cell>
          <table:table-cell office:value-type="string" table:style-name="ce1">
            <text:p>H52820180516iehvhqrei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Nri*new Relic</text:p>
          </table:table-cell>
          <table:table-cell office:value-type="date" office:date-value="2018-05-13T00:00:00" table:style-name="ce2">
            <text:p>13/05/2018</text:p>
          </table:table-cell>
          <table:table-cell office:value-type="string" table:style-name="ce1">
            <text:p>H52820180515ohnfvzpps</text:p>
          </table:table-cell>
          <table:table-cell office:value-type="float" office:value="57.19" table:style-name="ce1">
            <text:p>57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 Gmbh</text:p>
          </table:table-cell>
          <table:table-cell office:value-type="date" office:date-value="2018-05-13T00:00:00" table:style-name="ce2">
            <text:p>13/05/2018</text:p>
          </table:table-cell>
          <table:table-cell office:value-type="string" table:style-name="ce1">
            <text:p>H52820180515cbebcmlvq</text:p>
          </table:table-cell>
          <table:table-cell office:value-type="float" office:value="1450.12" table:style-name="ce1">
            <text:p>1450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axi Frankfurt</text:p>
          </table:table-cell>
          <table:table-cell office:value-type="date" office:date-value="2018-05-13T00:00:00" table:style-name="ce2">
            <text:p>13/05/2018</text:p>
          </table:table-cell>
          <table:table-cell office:value-type="string" table:style-name="ce1">
            <text:p>H52820180515ogxaeyvvx</text:p>
          </table:table-cell>
          <table:table-cell office:value-type="float" office:value="36.36" table:style-name="ce1">
            <text:p>36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Thousand Island Expedi</text:p>
          </table:table-cell>
          <table:table-cell office:value-type="date" office:date-value="2018-05-13T00:00:00" table:style-name="ce2">
            <text:p>13/05/2018</text:p>
          </table:table-cell>
          <table:table-cell office:value-type="string" table:style-name="ce1">
            <text:p>H52820180515ccuxwyzck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Vsijf</text:p>
          </table:table-cell>
          <table:table-cell office:value-type="date" office:date-value="2018-05-13T00:00:00" table:style-name="ce2">
            <text:p>13/05/2018</text:p>
          </table:table-cell>
          <table:table-cell office:value-type="string" table:style-name="ce1">
            <text:p>H52820180515yhghkjbme</text:p>
          </table:table-cell>
          <table:table-cell office:value-type="float" office:value="12.91" table:style-name="ce1">
            <text:p>12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ir Canada On Board Ca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qppltkkow</text:p>
          </table:table-cell>
          <table:table-cell office:value-type="float" office:value="5.6" table:style-name="ce1">
            <text:p>5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ir Taxi Frankfurt Gmbh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lyxmupeey</text:p>
          </table:table-cell>
          <table:table-cell office:value-type="float" office:value="13.64" table:style-name="ce1">
            <text:p>13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Amadeus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kwgujeysh</text:p>
          </table:table-cell>
          <table:table-cell office:value-type="float" office:value="11.2" table:style-name="ce1">
            <text:p>11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Ambassador Wines &amp; Spirit Event Supplies<text:s/>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7ntuxpnwlf</text:p>
          </table:table-cell>
          <table:table-cell office:value-type="float" office:value="197.48" table:style-name="ce1">
            <text:p>197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wtywcbozf</text:p>
          </table:table-cell>
          <table:table-cell office:value-type="float" office:value="98" table:style-name="ce1">
            <text:p>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Bp Malpas S/stn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7ihlrxkgkl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ristol Airport Limite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kihdzfckj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gxktslmup</text:p>
          </table:table-cell>
          <table:table-cell office:value-type="float" office:value="3.1" table:style-name="ce1">
            <text:p>3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rcnhmoqvp</text:p>
          </table:table-cell>
          <table:table-cell office:value-type="float" office:value="5.5" table:style-name="ce1">
            <text:p>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xwlheefxi</text:p>
          </table:table-cell>
          <table:table-cell office:value-type="float" office:value="3.7" table:style-name="ce1">
            <text:p>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Dyrham Service Station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xkzqhgcwx</text:p>
          </table:table-cell>
          <table:table-cell office:value-type="float" office:value="28.01" table:style-name="ce1">
            <text:p>28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Expedia 7352098056062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hdylujorn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Flybe Bsp Gb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7ejekonztb</text:p>
          </table:table-cell>
          <table:table-cell office:value-type="float" office:value="107.1" table:style-name="ce1">
            <text:p>107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Flybe Bsp Gb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7emjdvdtuo</text:p>
          </table:table-cell>
          <table:table-cell office:value-type="float" office:value="125.67" table:style-name="ce1">
            <text:p>125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 Che4h9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iefqtmpgq</text:p>
          </table:table-cell>
          <table:table-cell office:value-type="float" office:value="533.97" table:style-name="ce1">
            <text:p>533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 Chz35k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hxubhemsd</text:p>
          </table:table-cell>
          <table:table-cell office:value-type="float" office:value="116.98" table:style-name="ce1">
            <text:p>116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C7fr9t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jcuzdrwkd</text:p>
          </table:table-cell>
          <table:table-cell office:value-type="float" office:value="39.979999999999997" table:style-name="ce1">
            <text:p>39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Cfzv4s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rynfishlv</text:p>
          </table:table-cell>
          <table:table-cell office:value-type="float" office:value="125.98" table:style-name="ce1">
            <text:p>125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Go Outdoors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jryoinoms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Websales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lttptbfhq</text:p>
          </table:table-cell>
          <table:table-cell office:value-type="float" office:value="162.4" table:style-name="ce1">
            <text:p>162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Hotels.Com148055202060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mctvptboe</text:p>
          </table:table-cell>
          <table:table-cell office:value-type="float" office:value="139" table:style-name="ce1">
            <text:p>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Hotels.Com148062384219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bixqyqcgt</text:p>
          </table:table-cell>
          <table:table-cell office:value-type="float" office:value="282.02" table:style-name="ce1">
            <text:p>282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Iz *colin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7huhdfhrjq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ul Ticket Machine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nwlcnvhhq</text:p>
          </table:table-cell>
          <table:table-cell office:value-type="float" office:value="12.7" table:style-name="ce1">
            <text:p>12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Lynda.Com, Inc.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7qxmbftxwq</text:p>
          </table:table-cell>
          <table:table-cell office:value-type="float" office:value="22.95" table:style-name="ce1">
            <text:p>22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tware Servivces</text:p>
          </table:table-cell>
          <table:table-cell office:value-type="string" table:style-name="ce1">
            <text:p>Mailchimp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kusnmjpik</text:p>
          </table:table-cell>
          <table:table-cell office:value-type="float" office:value="37.31" table:style-name="ce1">
            <text:p>37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t Franchise Gmbh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ebezcncqe</text:p>
          </table:table-cell>
          <table:table-cell office:value-type="float" office:value="15.55" table:style-name="ce1">
            <text:p>15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minars, Conferences, Worksho</text:p>
          </table:table-cell>
          <table:table-cell office:value-type="string" table:style-name="ce1">
            <text:p>Nizza Gmbh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cnxnalwbo</text:p>
          </table:table-cell>
          <table:table-cell office:value-type="float" office:value="45.47" table:style-name="ce1">
            <text:p>45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izza Gmbh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nhpnexolc</text:p>
          </table:table-cell>
          <table:table-cell office:value-type="float" office:value="705.11" table:style-name="ce1">
            <text:p>705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No1lounges.Com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skjrfrojr</text:p>
          </table:table-cell>
          <table:table-cell office:value-type="float" office:value="78" table:style-name="ce1">
            <text:p>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rk Plaza County Hall Ho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7btwtfkwem</text:p>
          </table:table-cell>
          <table:table-cell office:value-type="float" office:value="192" table:style-name="ce1">
            <text:p>1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hicle Maintenance</text:p>
          </table:table-cell>
          <table:table-cell office:value-type="string" table:style-name="ce1">
            <text:p>Pentraeth Automotive L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pvybwbbdy</text:p>
          </table:table-cell>
          <table:table-cell office:value-type="float" office:value="189.6" table:style-name="ce1">
            <text:p>189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 Gmbh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dvwffowit</text:p>
          </table:table-cell>
          <table:table-cell office:value-type="float" office:value="460.77" table:style-name="ce1">
            <text:p>460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 Gmbh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gjqvqglrf</text:p>
          </table:table-cell>
          <table:table-cell office:value-type="float" office:value="460.77" table:style-name="ce1">
            <text:p>460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 Gmbh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iohvehotk</text:p>
          </table:table-cell>
          <table:table-cell office:value-type="float" office:value="460.77" table:style-name="ce1">
            <text:p>460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 Gmbh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swjidncmd</text:p>
          </table:table-cell>
          <table:table-cell office:value-type="float" office:value="8.4600000000000009" table:style-name="ce1">
            <text:p>8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0775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7gcbkwdioq</text:p>
          </table:table-cell>
          <table:table-cell office:value-type="float" office:value="406" table:style-name="ce1">
            <text:p>4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amada Plaza Wrexham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huiqdocir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amada Plaza Wrexham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hxdountkr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Ryanair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7tusnpeiyt</text:p>
          </table:table-cell>
          <table:table-cell office:value-type="float" office:value="159.87" table:style-name="ce1">
            <text:p>159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al House Ss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uzkpovnct</text:p>
          </table:table-cell>
          <table:table-cell office:value-type="float" office:value="71.72" table:style-name="ce1">
            <text:p>71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fqzqggjgf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158000pon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jffssudyg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hicle Maintenance</text:p>
          </table:table-cell>
          <table:table-cell office:value-type="string" table:style-name="ce1">
            <text:p>Stermat Hardware C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jvfastohl</text:p>
          </table:table-cell>
          <table:table-cell office:value-type="float" office:value="47.96" table:style-name="ce1">
            <text:p>47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axi Frankfurt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hrcvtzyhn</text:p>
          </table:table-cell>
          <table:table-cell office:value-type="float" office:value="18.2" table:style-name="ce1">
            <text:p>18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axi Frankfurt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losiwkmzd</text:p>
          </table:table-cell>
          <table:table-cell office:value-type="float" office:value="11.28" table:style-name="ce1">
            <text:p>11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axi Frankfurt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xpjncdtte</text:p>
          </table:table-cell>
          <table:table-cell office:value-type="float" office:value="15.47" table:style-name="ce1">
            <text:p>15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axi Latif Ahmad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kthqvmfct</text:p>
          </table:table-cell>
          <table:table-cell office:value-type="float" office:value="32.74" table:style-name="ce1">
            <text:p>32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axi Svc New York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7hxzacgrfd</text:p>
          </table:table-cell>
          <table:table-cell office:value-type="float" office:value="17.03" table:style-name="ce1">
            <text:p>17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x Pentraeth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smgogzrjh</text:p>
          </table:table-cell>
          <table:table-cell office:value-type="float" office:value="73.86" table:style-name="ce1">
            <text:p>7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Europa Hotel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7fhurawgih</text:p>
          </table:table-cell>
          <table:table-cell office:value-type="float" office:value="220" table:style-name="ce1">
            <text:p>2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intern Abbey A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uqgopqikr</text:p>
          </table:table-cell>
          <table:table-cell office:value-type="float" office:value="6.1" table:style-name="ce1">
            <text:p>6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ytykiasvb</text:p>
          </table:table-cell>
          <table:table-cell office:value-type="float" office:value="633.5" table:style-name="ce1">
            <text:p>63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Universitaetsklinikum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zruleoulf</text:p>
          </table:table-cell>
          <table:table-cell office:value-type="float" office:value="73.52" table:style-name="ce1">
            <text:p>73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 M Morrison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czybqryam</text:p>
          </table:table-cell>
          <table:table-cell office:value-type="float" office:value="50.6" table:style-name="ce1">
            <text:p>5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 M Morrison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hknrgqrhq</text:p>
          </table:table-cell>
          <table:table-cell office:value-type="float" office:value="67.53" table:style-name="ce1">
            <text:p>67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 M Morrison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idpsylgvx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W M Morrisons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nbbdmjvvr</text:p>
          </table:table-cell>
          <table:table-cell office:value-type="float" office:value="14.05" table:style-name="ce1">
            <text:p>14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ww.Hxpayments.Com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ixpnyhhkx</text:p>
          </table:table-cell>
          <table:table-cell office:value-type="float" office:value="29.98" table:style-name="ce1">
            <text:p>29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Zabars &amp; Co., Inc.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7iupkgccgr</text:p>
          </table:table-cell>
          <table:table-cell office:value-type="float" office:value="48.48" table:style-name="ce1">
            <text:p>48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Zoho Corporation</text:p>
          </table:table-cell>
          <table:table-cell office:value-type="date" office:date-value="2018-05-14T00:00:00" table:style-name="ce2">
            <text:p>14/05/2018</text:p>
          </table:table-cell>
          <table:table-cell office:value-type="string" table:style-name="ce1">
            <text:p>H52820180516vphpbpsvt</text:p>
          </table:table-cell>
          <table:table-cell office:value-type="float" office:value="3.05" table:style-name="ce1">
            <text:p>3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ccente Restaurant Servic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xmytekoum</text:p>
          </table:table-cell>
          <table:table-cell office:value-type="float" office:value="44.04" table:style-name="ce1">
            <text:p>44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fttcryrgv</text:p>
          </table:table-cell>
          <table:table-cell office:value-type="float" office:value="25.98" table:style-name="ce1">
            <text:p>25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UK Retail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tgopgdepk</text:p>
          </table:table-cell>
          <table:table-cell office:value-type="float" office:value="32.24" table:style-name="ce1">
            <text:p>32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Retail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xfvbljblg</text:p>
          </table:table-cell>
          <table:table-cell office:value-type="float" office:value="56.09" table:style-name="ce1">
            <text:p>56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mtrak Mobil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8mnnhkzhjc</text:p>
          </table:table-cell>
          <table:table-cell office:value-type="float" office:value="202.01" table:style-name="ce1">
            <text:p>202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Atlassian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pwygyrltu</text:p>
          </table:table-cell>
          <table:table-cell office:value-type="float" office:value="292.55" table:style-name="ce1">
            <text:p>292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mpanile Lyon 4522922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8euemrcroi</text:p>
          </table:table-cell>
          <table:table-cell office:value-type="float" office:value="109.42" table:style-name="ce1">
            <text:p>109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sjhbkcdpo</text:p>
          </table:table-cell>
          <table:table-cell office:value-type="float" office:value="4.5999999999999996" table:style-name="ce1">
            <text:p>4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szbvlqfrg</text:p>
          </table:table-cell>
          <table:table-cell office:value-type="float" office:value="4.5999999999999996" table:style-name="ce1">
            <text:p>4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yvfbwlrif</text:p>
          </table:table-cell>
          <table:table-cell office:value-type="float" office:value="5.5" table:style-name="ce1">
            <text:p>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ssions, Fairs</text:p>
          </table:table-cell>
          <table:table-cell office:value-type="string" table:style-name="ce1">
            <text:p>Chapel Bar And Restaur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bmfgfelrs</text:p>
          </table:table-cell>
          <table:table-cell office:value-type="float" office:value="492.07" table:style-name="ce1">
            <text:p>492.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Charlies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hcbqfnfnb</text:p>
          </table:table-cell>
          <table:table-cell office:value-type="float" office:value="2.99" table:style-name="ce1">
            <text:p>2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Dylans Restaurant Ltd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8lxbilgfnp</text:p>
          </table:table-cell>
          <table:table-cell office:value-type="float" office:value="79.650000000000006" table:style-name="ce1">
            <text:p>79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Dyrham Service Station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grgrcswxx</text:p>
          </table:table-cell>
          <table:table-cell office:value-type="float" office:value="80.28" table:style-name="ce1">
            <text:p>80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asyjet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ffhoqtfro</text:p>
          </table:table-cell>
          <table:table-cell office:value-type="float" office:value="118.13" table:style-name="ce1">
            <text:p>118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asyjet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jdjhmtrvd</text:p>
          </table:table-cell>
          <table:table-cell office:value-type="float" office:value="86.84" table:style-name="ce1">
            <text:p>86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lecom non Merlin</text:p>
          </table:table-cell>
          <table:table-cell office:value-type="string" table:style-name="ce1">
            <text:p>Ee &amp; T-Mobile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sqndrfnmm</text:p>
          </table:table-cell>
          <table:table-cell office:value-type="float" office:value="87.36" table:style-name="ce1">
            <text:p>87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urostar Internet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qtszhwrvh</text:p>
          </table:table-cell>
          <table:table-cell office:value-type="float" office:value="179" table:style-name="ce1">
            <text:p>1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xpedia 7352301023912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gcnsrahhz</text:p>
          </table:table-cell>
          <table:table-cell office:value-type="float" office:value="102.58" table:style-name="ce1">
            <text:p>102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 Cq5kyz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yexloeanm</text:p>
          </table:table-cell>
          <table:table-cell office:value-type="float" office:value="179.98" table:style-name="ce1">
            <text:p>179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Cqj9dg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nwwgmyqax</text:p>
          </table:table-cell>
          <table:table-cell office:value-type="float" office:value="78.489999999999995" table:style-name="ce1">
            <text:p>78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o Metro Schumann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norfypmep</text:p>
          </table:table-cell>
          <table:table-cell office:value-type="float" office:value="1.91" table:style-name="ce1">
            <text:p>1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 Hire</text:p>
          </table:table-cell>
          <table:table-cell office:value-type="string" table:style-name="ce1">
            <text:p>Hertz UK Limited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8pojjystmv</text:p>
          </table:table-cell>
          <table:table-cell office:value-type="float" office:value="40.75" table:style-name="ce1">
            <text:p>40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Hotels.Com148097419964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dtxwrdbuj</text:p>
          </table:table-cell>
          <table:table-cell office:value-type="float" office:value="150.02000000000001" table:style-name="ce1">
            <text:p>150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Itunes.Com/Bill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bhqjxndvy</text:p>
          </table:table-cell>
          <table:table-cell office:value-type="float" office:value="21.49" table:style-name="ce1">
            <text:p>21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Itunes.Com/Bill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sdprxvmzy</text:p>
          </table:table-cell>
          <table:table-cell office:value-type="float" office:value="3.49" table:style-name="ce1">
            <text:p>3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Jurys Inn Cardiff Front D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ownkrbfor</text:p>
          </table:table-cell>
          <table:table-cell office:value-type="float" office:value="82" table:style-name="ce1">
            <text:p>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andarin Chinese Resta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mxverplof</text:p>
          </table:table-cell>
          <table:table-cell office:value-type="float" office:value="19.2" table:style-name="ce1">
            <text:p>19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fa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woluxjtbw</text:p>
          </table:table-cell>
          <table:table-cell office:value-type="float" office:value="2.2799999999999998" table:style-name="ce1">
            <text:p>2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ulaner Am Dom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tvvjmnhzr</text:p>
          </table:table-cell>
          <table:table-cell office:value-type="float" office:value="174.33" table:style-name="ce1">
            <text:p>174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Paypal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lmnnulgca</text:p>
          </table:table-cell>
          <table:table-cell office:value-type="float" office:value="26.61" table:style-name="ce1">
            <text:p>26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 44536520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8pxdshfgsw</text:p>
          </table:table-cell>
          <table:table-cell office:value-type="float" office:value="102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 Gmbh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6vlozjunrw</text:p>
          </table:table-cell>
          <table:table-cell office:value-type="float" office:value="81.03" table:style-name="ce1">
            <text:p>81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t A Manger 0106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8xdvnyestl</text:p>
          </table:table-cell>
          <table:table-cell office:value-type="float" office:value="5.52" table:style-name="ce1">
            <text:p>5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flcdtoktw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 A F Club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dnnbwunas</text:p>
          </table:table-cell>
          <table:table-cell office:value-type="float" office:value="142" table:style-name="ce1">
            <text:p>1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oyal Oak Hotel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8ertvsmnig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oyal Victoria Hotel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8gochocvnu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niforms &amp; Protective Clothing</text:p>
          </table:table-cell>
          <table:table-cell office:value-type="string" table:style-name="ce1">
            <text:p>Simon Safety Lifting Ce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gefzhqupd</text:p>
          </table:table-cell>
          <table:table-cell office:value-type="float" office:value="30.72" table:style-name="ce1">
            <text:p>30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mithy Garage Ltd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tbxwljvrq</text:p>
          </table:table-cell>
          <table:table-cell office:value-type="float" office:value="84.27" table:style-name="ce1">
            <text:p>84.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ncb Nmbs Bru Cent Tv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lctrrqpvq</text:p>
          </table:table-cell>
          <table:table-cell office:value-type="float" office:value="13.98" table:style-name="ce1">
            <text:p>13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155000bri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nslnozdsv</text:p>
          </table:table-cell>
          <table:table-cell office:value-type="float" office:value="81.31" table:style-name="ce1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158000pon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ytazzvwvw</text:p>
          </table:table-cell>
          <table:table-cell office:value-type="float" office:value="81.31" table:style-name="ce1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31000car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grljcigsg</text:p>
          </table:table-cell>
          <table:table-cell office:value-type="float" office:value="76.31" table:style-name="ce1">
            <text:p>76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31000car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jmvubbmwj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31000car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mpkcxvirv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67000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pgpjiqgbr</text:p>
          </table:table-cell>
          <table:table-cell office:value-type="float" office:value="81.31" table:style-name="ce1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511000abt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ljtuobsut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umup *a&amp;n Taxibetrieb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bcicuzrlo</text:p>
          </table:table-cell>
          <table:table-cell office:value-type="float" office:value="13.26" table:style-name="ce1">
            <text:p>13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umup *taxi Ateeq Ahmad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hjzfyhibj</text:p>
          </table:table-cell>
          <table:table-cell office:value-type="float" office:value="13.62" table:style-name="ce1">
            <text:p>13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ay At Pump 3765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fmtxgkrgw</text:p>
          </table:table-cell>
          <table:table-cell office:value-type="float" office:value="56.15" table:style-name="ce1">
            <text:p>56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x Aberystwyth S/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fcvjveehy</text:p>
          </table:table-cell>
          <table:table-cell office:value-type="float" office:value="63.44" table:style-name="ce1">
            <text:p>63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Lamphey Hall Hotel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8qrecfmneg</text:p>
          </table:table-cell>
          <table:table-cell office:value-type="float" office:value="25.9" table:style-name="ce1">
            <text:p>2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Ticketsource Ltd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ybtpkvkes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gbqjdngxt</text:p>
          </table:table-cell>
          <table:table-cell office:value-type="float" office:value="210.5" table:style-name="ce1">
            <text:p>21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knvdbiopg</text:p>
          </table:table-cell>
          <table:table-cell office:value-type="float" office:value="47.3" table:style-name="ce1">
            <text:p>4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uqcmubaxg</text:p>
          </table:table-cell>
          <table:table-cell office:value-type="float" office:value="41.77" table:style-name="ce1">
            <text:p>41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hfgopfxtv</text:p>
          </table:table-cell>
          <table:table-cell office:value-type="float" office:value="104" table:style-name="ce1">
            <text:p>1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pibzmslsm</text:p>
          </table:table-cell>
          <table:table-cell office:value-type="float" office:value="235" table:style-name="ce1">
            <text:p>2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waguveueu</text:p>
          </table:table-cell>
          <table:table-cell office:value-type="float" office:value="176.95" table:style-name="ce1">
            <text:p>176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wr Y Felin Hotel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xxqhjwzmq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3dmez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vbdrxpihr</text:p>
          </table:table-cell>
          <table:table-cell office:value-type="float" office:value="19.940000000000001" table:style-name="ce1">
            <text:p>19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7fuzh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kdmfuxojr</text:p>
          </table:table-cell>
          <table:table-cell office:value-type="float" office:value="8.32" table:style-name="ce1">
            <text:p>8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Cs7fz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xwxinnacd</text:p>
          </table:table-cell>
          <table:table-cell office:value-type="float" office:value="6.11" table:style-name="ce1">
            <text:p>6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Fvqxy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6bhojenpid</text:p>
          </table:table-cell>
          <table:table-cell office:value-type="float" office:value="7.85" table:style-name="ce1">
            <text:p>7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Rmzjh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rwhqbqpkx</text:p>
          </table:table-cell>
          <table:table-cell office:value-type="float" office:value="6.05" table:style-name="ce1">
            <text:p>6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Snwlo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howmbblfz</text:p>
          </table:table-cell>
          <table:table-cell office:value-type="float" office:value="19.440000000000001" table:style-name="ce1">
            <text:p>19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Ss5v2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6epiywhrye</text:p>
          </table:table-cell>
          <table:table-cell office:value-type="float" office:value="7.14" table:style-name="ce1">
            <text:p>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Unq3y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6qvosyxkud</text:p>
          </table:table-cell>
          <table:table-cell office:value-type="float" office:value="20.85" table:style-name="ce1">
            <text:p>20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Z4prb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6vslyuhlzg</text:p>
          </table:table-cell>
          <table:table-cell office:value-type="float" office:value="16.88" table:style-name="ce1">
            <text:p>16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Www.Cymrucabs.Com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qohyidgbk</text:p>
          </table:table-cell>
          <table:table-cell office:value-type="float" office:value="19.899999999999999" table:style-name="ce1">
            <text:p>1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ining &amp; Pers Devt</text:p>
          </table:table-cell>
          <table:table-cell office:value-type="string" table:style-name="ce1">
            <text:p>Www.Fdf.Org.Uk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vvnsxqqrc</text:p>
          </table:table-cell>
          <table:table-cell office:value-type="float" office:value="450" table:style-name="ce1">
            <text:p>4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ww.Flightlinkwales.Com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unsdvowlu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Www.Tyncornelcamping.C</text:p>
          </table:table-cell>
          <table:table-cell office:value-type="date" office:date-value="2018-05-15T00:00:00" table:style-name="ce2">
            <text:p>15/05/2018</text:p>
          </table:table-cell>
          <table:table-cell office:value-type="string" table:style-name="ce1">
            <text:p>H52820180517jmkwuiakc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lex Skyline Plaza Frankf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fvhrgrzth</text:p>
          </table:table-cell>
          <table:table-cell office:value-type="float" office:value="54.44" table:style-name="ce1">
            <text:p>54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20gilibtmjy</text:p>
          </table:table-cell>
          <table:table-cell office:value-type="float" office:value="126.49" table:style-name="ce1">
            <text:p>126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Maint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dexdxwwda</text:p>
          </table:table-cell>
          <table:table-cell office:value-type="float" office:value="48.99" table:style-name="ce1">
            <text:p>48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qiluoojoa</text:p>
          </table:table-cell>
          <table:table-cell office:value-type="float" office:value="7.88" table:style-name="ce1">
            <text:p>7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tajxrnapk</text:p>
          </table:table-cell>
          <table:table-cell office:value-type="float" office:value="28.1" table:style-name="ce1">
            <text:p>28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ssions, Fairs</text:p>
          </table:table-cell>
          <table:table-cell office:value-type="string" table:style-name="ce1">
            <text:p>Brecon Beacons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pgzkotiao</text:p>
          </table:table-cell>
          <table:table-cell office:value-type="float" office:value="195" table:style-name="ce1">
            <text:p>1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ristol Airport Limite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aycffgtju</text:p>
          </table:table-cell>
          <table:table-cell office:value-type="float" office:value="57.99" table:style-name="ce1">
            <text:p>57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russels Air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20ifyxqcnxk</text:p>
          </table:table-cell>
          <table:table-cell office:value-type="float" office:value="115.97" table:style-name="ce1">
            <text:p>115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russels Air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20ycjhtkqrb</text:p>
          </table:table-cell>
          <table:table-cell office:value-type="float" office:value="115.97" table:style-name="ce1">
            <text:p>115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ewdnwiuix</text:p>
          </table:table-cell>
          <table:table-cell office:value-type="float" office:value="8.4" table:style-name="ce1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Co Operative Fuel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othpmtydm</text:p>
          </table:table-cell>
          <table:table-cell office:value-type="float" office:value="8.76" table:style-name="ce1">
            <text:p>8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onrah Country Hot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20vqokupfpo</text:p>
          </table:table-cell>
          <table:table-cell office:value-type="float" office:value="365.45" table:style-name="ce1">
            <text:p>365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o-Op Group Food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enwbxkvcl</text:p>
          </table:table-cell>
          <table:table-cell office:value-type="float" office:value="11.08" table:style-name="ce1">
            <text:p>11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Dhl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tdeqmgpch</text:p>
          </table:table-cell>
          <table:table-cell office:value-type="float" office:value="33.299999999999997" table:style-name="ce1">
            <text:p>33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asyjet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wtkraninn</text:p>
          </table:table-cell>
          <table:table-cell office:value-type="float" office:value="283.06" table:style-name="ce1">
            <text:p>283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urostar Internet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jfgnbtvcf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xpedia 7352535426177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naolzridy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ssions, Fairs</text:p>
          </table:table-cell>
          <table:table-cell office:value-type="string" table:style-name="ce1">
            <text:p>Flybe *c702wb-2672167915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tpjswdpgn</text:p>
          </table:table-cell>
          <table:table-cell office:value-type="float" office:value="19.989999999999998" table:style-name="ce1">
            <text:p>19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Flybe C791gs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krkrkmmie</text:p>
          </table:table-cell>
          <table:table-cell office:value-type="float" office:value="7.5" table:style-name="ce1">
            <text:p>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 Cxex2n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puccdedrb</text:p>
          </table:table-cell>
          <table:table-cell office:value-type="float" office:value="89.67" table:style-name="ce1">
            <text:p>89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 Cxp060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elpzodhlw</text:p>
          </table:table-cell>
          <table:table-cell office:value-type="float" office:value="179.34" table:style-name="ce1">
            <text:p>179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Cxx5sr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xgxyeviny</text:p>
          </table:table-cell>
          <table:table-cell office:value-type="float" office:value="146.99" table:style-name="ce1">
            <text:p>146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ar Hotels Limited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hdnlxaqgh</text:p>
          </table:table-cell>
          <table:table-cell office:value-type="float" office:value="-95" table:style-name="ce1">
            <text:p>-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ar Hotels Limited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tosshbggz</text:p>
          </table:table-cell>
          <table:table-cell office:value-type="float" office:value="29.15" table:style-name="ce1">
            <text:p>29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rosvenor Pulford Hote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rcjbyuslt</text:p>
          </table:table-cell>
          <table:table-cell office:value-type="float" office:value="75.75" table:style-name="ce1">
            <text:p>75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Gwr Websales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imowxbqga</text:p>
          </table:table-cell>
          <table:table-cell office:value-type="float" office:value="265.2" table:style-name="ce1">
            <text:p>265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ampton Inns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nbqdbzhnf</text:p>
          </table:table-cell>
          <table:table-cell office:value-type="float" office:value="-8.5" table:style-name="ce1">
            <text:p>-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Harvard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7mnvjcplix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lland House Hotel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20fwmilzuzv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lland House Hotel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20jkutkxhlu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lland House Hotel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20zipinivix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tel On Booking.Com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qvcschfdl</text:p>
          </table:table-cell>
          <table:table-cell office:value-type="float" office:value="190" table:style-name="ce1">
            <text:p>1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Hotels.Com148128234756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gpisvrspn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Insightly Crm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svqujquvl</text:p>
          </table:table-cell>
          <table:table-cell office:value-type="float" office:value="57.39" table:style-name="ce1">
            <text:p>57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Irish Ferries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wmiyslssd</text:p>
          </table:table-cell>
          <table:table-cell office:value-type="float" office:value="114.84" table:style-name="ce1">
            <text:p>114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Jurys Inn Cardiff Front D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wtphwfsyl</text:p>
          </table:table-cell>
          <table:table-cell office:value-type="float" office:value="164" table:style-name="ce1">
            <text:p>1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amphey Court Hotel &amp;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abiybjcue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ight Of Asia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fpkwdtugq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ercure London Bloomsbury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20izrwhcsno</text:p>
          </table:table-cell>
          <table:table-cell office:value-type="float" office:value="351.5" table:style-name="ce1">
            <text:p>351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rk Inn Belfast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gnjbzvhch</text:p>
          </table:table-cell>
          <table:table-cell office:value-type="float" office:value="248" table:style-name="ce1">
            <text:p>2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rk Inn Hotel Belfast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ujmppulxo</text:p>
          </table:table-cell>
          <table:table-cell office:value-type="float" office:value="17.5" table:style-name="ce1">
            <text:p>1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ining &amp; Pers Devt</text:p>
          </table:table-cell>
          <table:table-cell office:value-type="string" table:style-name="ce1">
            <text:p>Paypal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hfkamwbrz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ge &amp; Carriage</text:p>
          </table:table-cell>
          <table:table-cell office:value-type="string" table:style-name="ce1">
            <text:p>Postoffice Selfservice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gunuonioa</text:p>
          </table:table-cell>
          <table:table-cell office:value-type="float" office:value="26.6" table:style-name="ce1">
            <text:p>26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0775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20mprbmbxdj</text:p>
          </table:table-cell>
          <table:table-cell office:value-type="float" office:value="304.5" table:style-name="ce1">
            <text:p>30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0775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20xcoxzlmfk</text:p>
          </table:table-cell>
          <table:table-cell office:value-type="float" office:value="243" table:style-name="ce1">
            <text:p>2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eopciwyce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oyal Oak Hotel Lt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tjulvgson</text:p>
          </table:table-cell>
          <table:table-cell office:value-type="float" office:value="21.4" table:style-name="ce1">
            <text:p>21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acashfsvq</text:p>
          </table:table-cell>
          <table:table-cell office:value-type="float" office:value="81.31" table:style-name="ce1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idzlmguuo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511000abt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skkwlaewl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ble Table41010770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mgrhkbbqo</text:p>
          </table:table-cell>
          <table:table-cell office:value-type="float" office:value="40.880000000000003" table:style-name="ce1">
            <text:p>40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axi Svc Long Isalnd C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20hoophbqkx</text:p>
          </table:table-cell>
          <table:table-cell office:value-type="float" office:value="8.4" table:style-name="ce1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nby Road Filling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xcmentvlk</text:p>
          </table:table-cell>
          <table:table-cell office:value-type="float" office:value="67.98" table:style-name="ce1">
            <text:p>67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Scotsman Hotel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20ygigqaeaa</text:p>
          </table:table-cell>
          <table:table-cell office:value-type="float" office:value="692.85" table:style-name="ce1">
            <text:p>692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porate Hospitality</text:p>
          </table:table-cell>
          <table:table-cell office:value-type="string" table:style-name="ce1">
            <text:p>The Welsh Whisky C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iuksjcttz</text:p>
          </table:table-cell>
          <table:table-cell office:value-type="float" office:value="37.549999999999997" table:style-name="ce1">
            <text:p>37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inline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wqfnutnfn</text:p>
          </table:table-cell>
          <table:table-cell office:value-type="float" office:value="34.75" table:style-name="ce1">
            <text:p>34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vlgepxxkg</text:p>
          </table:table-cell>
          <table:table-cell office:value-type="float" office:value="99" table:style-name="ce1">
            <text:p>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Mrca2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ljfhcqurk</text:p>
          </table:table-cell>
          <table:table-cell office:value-type="float" office:value="13.28" table:style-name="ce1">
            <text:p>13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Nlgci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7hbaycubku</text:p>
          </table:table-cell>
          <table:table-cell office:value-type="float" office:value="8.0299999999999994" table:style-name="ce1">
            <text:p>8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Ruamc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bzvrxliwu</text:p>
          </table:table-cell>
          <table:table-cell office:value-type="float" office:value="14.05" table:style-name="ce1">
            <text:p>14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Www.Sahgb.Org.Uk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uxhruwaua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Yachtshop</text:p>
          </table:table-cell>
          <table:table-cell office:value-type="date" office:date-value="2018-05-16T00:00:00" table:style-name="ce2">
            <text:p>16/05/2018</text:p>
          </table:table-cell>
          <table:table-cell office:value-type="string" table:style-name="ce1">
            <text:p>H52820180518sjdtruerv</text:p>
          </table:table-cell>
          <table:table-cell office:value-type="float" office:value="28.79" table:style-name="ce1">
            <text:p>28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kbdgeewom</text:p>
          </table:table-cell>
          <table:table-cell office:value-type="float" office:value="32.71" table:style-name="ce1">
            <text:p>3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2toosqpkry</text:p>
          </table:table-cell>
          <table:table-cell office:value-type="float" office:value="21.97" table:style-name="ce1">
            <text:p>21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UK Retail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gppfiseqi</text:p>
          </table:table-cell>
          <table:table-cell office:value-type="float" office:value="18.809999999999999" table:style-name="ce1">
            <text:p>18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Aramark Ltd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qauinbquo</text:p>
          </table:table-cell>
          <table:table-cell office:value-type="float" office:value="9.6999999999999993" table:style-name="ce1">
            <text:p>9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s Lt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otwbyvxdj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russels Air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2plnckwhbk</text:p>
          </table:table-cell>
          <table:table-cell office:value-type="float" office:value="259.13" table:style-name="ce1">
            <text:p>259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Cadwaladers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jobtuvwic</text:p>
          </table:table-cell>
          <table:table-cell office:value-type="float" office:value="7.5" table:style-name="ce1">
            <text:p>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ergwrle Tates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putbosxtf</text:p>
          </table:table-cell>
          <table:table-cell office:value-type="float" office:value="4.3499999999999996" table:style-name="ce1">
            <text:p>4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laremont House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2xgjcsprrx</text:p>
          </table:table-cell>
          <table:table-cell office:value-type="float" office:value="306.42" table:style-name="ce1">
            <text:p>306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mt (UK) Ltd - Glasgow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icgpxnyrq</text:p>
          </table:table-cell>
          <table:table-cell office:value-type="float" office:value="4.83" table:style-name="ce1">
            <text:p>4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 Hire</text:p>
          </table:table-cell>
          <table:table-cell office:value-type="string" table:style-name="ce1">
            <text:p>Enterprise Rent-A-Car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zmmuuuesd</text:p>
          </table:table-cell>
          <table:table-cell office:value-type="float" office:value="75.94" table:style-name="ce1">
            <text:p>75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 Hire</text:p>
          </table:table-cell>
          <table:table-cell office:value-type="string" table:style-name="ce1">
            <text:p>Europcar.Com/uk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2enrgyhzkb</text:p>
          </table:table-cell>
          <table:table-cell office:value-type="float" office:value="95.93" table:style-name="ce1">
            <text:p>95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oethe Bar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parunkmmp</text:p>
          </table:table-cell>
          <table:table-cell office:value-type="float" office:value="48.71" table:style-name="ce1">
            <text:p>4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rapes Hotel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ifzkyylhm</text:p>
          </table:table-cell>
          <table:table-cell office:value-type="float" office:value="17.239999999999998" table:style-name="ce1">
            <text:p>17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rosvenor Pulford Hote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nfbrntfqp</text:p>
          </table:table-cell>
          <table:table-cell office:value-type="float" office:value="125" table:style-name="ce1">
            <text:p>1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 Hire</text:p>
          </table:table-cell>
          <table:table-cell office:value-type="string" table:style-name="ce1">
            <text:p>Hertz UK Limited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2lqhhrispu</text:p>
          </table:table-cell>
          <table:table-cell office:value-type="float" office:value="38.979999999999997" table:style-name="ce1">
            <text:p>38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liday Inns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2ebjksxkdw</text:p>
          </table:table-cell>
          <table:table-cell office:value-type="float" office:value="186" table:style-name="ce1">
            <text:p>1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liday Inns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2ekngdqpkw</text:p>
          </table:table-cell>
          <table:table-cell office:value-type="float" office:value="186" table:style-name="ce1">
            <text:p>1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Ijazz Restaurant Limit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sxupfhlbm</text:p>
          </table:table-cell>
          <table:table-cell office:value-type="float" office:value="36.65" table:style-name="ce1">
            <text:p>36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ul Ticket Machine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tvdvcsxcs</text:p>
          </table:table-cell>
          <table:table-cell office:value-type="float" office:value="19.600000000000001" table:style-name="ce1">
            <text:p>19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 F3345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2ufxgfwyri</text:p>
          </table:table-cell>
          <table:table-cell office:value-type="float" office:value="6.51" table:style-name="ce1">
            <text:p>6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 F3345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2wvlqtxypp</text:p>
          </table:table-cell>
          <table:table-cell office:value-type="float" office:value="10.66" table:style-name="ce1">
            <text:p>10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eyer Feinkost Airport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avryxuzmc</text:p>
          </table:table-cell>
          <table:table-cell office:value-type="float" office:value="7.45" table:style-name="ce1">
            <text:p>7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ichmond Hotel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dcdwmvygp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Ryanair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2ovvhpffhk</text:p>
          </table:table-cell>
          <table:table-cell office:value-type="float" office:value="232.34" table:style-name="ce1">
            <text:p>232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ainsburys S/Mkts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mdkxauswz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evern River Crossing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wvyqoriqp</text:p>
          </table:table-cell>
          <table:table-cell office:value-type="float" office:value="5.6" table:style-name="ce1">
            <text:p>5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hell Oil 57545186207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2bkpkzvxsy</text:p>
          </table:table-cell>
          <table:table-cell office:value-type="float" office:value="30.61" table:style-name="ce1">
            <text:p>30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par Ceredigion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jfknxirqh</text:p>
          </table:table-cell>
          <table:table-cell office:value-type="float" office:value="6.69" table:style-name="ce1">
            <text:p>6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umup *taxibetrieb Aimal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cwjgpmfwi</text:p>
          </table:table-cell>
          <table:table-cell office:value-type="float" office:value="34.28" table:style-name="ce1">
            <text:p>34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weeney Hall Hotel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okedgrhrd</text:p>
          </table:table-cell>
          <table:table-cell office:value-type="float" office:value="97.2" table:style-name="ce1">
            <text:p>97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axi Frankfurt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rbgkmirmj</text:p>
          </table:table-cell>
          <table:table-cell office:value-type="float" office:value="36.08" table:style-name="ce1">
            <text:p>36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axibetrieb Erceg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wehnffzqa</text:p>
          </table:table-cell>
          <table:table-cell office:value-type="float" office:value="36.08" table:style-name="ce1">
            <text:p>36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fessional Membership Fees</text:p>
          </table:table-cell>
          <table:table-cell office:value-type="string" table:style-name="ce1">
            <text:p>Technology Association Of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2ncoecgtxe</text:p>
          </table:table-cell>
          <table:table-cell office:value-type="float" office:value="237.24" table:style-name="ce1">
            <text:p>237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fs 3846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bbhshdezl</text:p>
          </table:table-cell>
          <table:table-cell office:value-type="float" office:value="36.92" table:style-name="ce1">
            <text:p>36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x Bradley Newtow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dxkqwqwxh</text:p>
          </table:table-cell>
          <table:table-cell office:value-type="float" office:value="4.79" table:style-name="ce1">
            <text:p>4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Imperial Hotel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inipkgwfh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crbkhfihg</text:p>
          </table:table-cell>
          <table:table-cell office:value-type="float" office:value="998.5" table:style-name="ce1">
            <text:p>99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ehxynudet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iqlibocds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odge Gb0000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uuxdnacsh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yny Cornel Hotel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kgcjtmdsj</text:p>
          </table:table-cell>
          <table:table-cell office:value-type="float" office:value="97.6" table:style-name="ce1">
            <text:p>97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Ducx3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18bfnepvgsh</text:p>
          </table:table-cell>
          <table:table-cell office:value-type="float" office:value="8.52" table:style-name="ce1">
            <text:p>8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36lto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lgcbccoci</text:p>
          </table:table-cell>
          <table:table-cell office:value-type="float" office:value="22.19" table:style-name="ce1">
            <text:p>22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Aeg7t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18frxhibvwl</text:p>
          </table:table-cell>
          <table:table-cell office:value-type="float" office:value="9.76" table:style-name="ce1">
            <text:p>9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Huvmh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18jfyqvnqyi</text:p>
          </table:table-cell>
          <table:table-cell office:value-type="float" office:value="11.16" table:style-name="ce1">
            <text:p>11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 M Morrison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kojcncbte</text:p>
          </table:table-cell>
          <table:table-cell office:value-type="float" office:value="70.34" table:style-name="ce1">
            <text:p>70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Webticketmanager Ltd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2ywdlpvmec</text:p>
          </table:table-cell>
          <table:table-cell office:value-type="float" office:value="298.8" table:style-name="ce1">
            <text:p>298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Welcome Break Starbuck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ibbfotlik</text:p>
          </table:table-cell>
          <table:table-cell office:value-type="float" office:value="5.05" table:style-name="ce1">
            <text:p>5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Welcome Break Starbuck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kuliyqzvi</text:p>
          </table:table-cell>
          <table:table-cell office:value-type="float" office:value="4.5" table:style-name="ce1">
            <text:p>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indy Corner Garag</text:p>
          </table:table-cell>
          <table:table-cell office:value-type="date" office:date-value="2018-05-17T00:00:00" table:style-name="ce2">
            <text:p>17/05/2018</text:p>
          </table:table-cell>
          <table:table-cell office:value-type="string" table:style-name="ce1">
            <text:p>H52820180520fohvdhoja</text:p>
          </table:table-cell>
          <table:table-cell office:value-type="float" office:value="84.19" table:style-name="ce1">
            <text:p>84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dunqriqfx</text:p>
          </table:table-cell>
          <table:table-cell office:value-type="float" office:value="2.5499999999999998" table:style-name="ce1">
            <text:p>2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emersjqyh</text:p>
          </table:table-cell>
          <table:table-cell office:value-type="float" office:value="26.97" table:style-name="ce1">
            <text:p>26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wxcwmcrzw</text:p>
          </table:table-cell>
          <table:table-cell office:value-type="float" office:value="53.95" table:style-name="ce1">
            <text:p>53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ences &amp; Maintenance</text:p>
          </table:table-cell>
          <table:table-cell office:value-type="string" table:style-name="ce1">
            <text:p>Avangate*bitdefender.C 70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phfnnmldk</text:p>
          </table:table-cell>
          <table:table-cell office:value-type="float" office:value="429.99" table:style-name="ce1">
            <text:p>429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askerville Hall Hotel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dfwvcyvxr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zeujevugg</text:p>
          </table:table-cell>
          <table:table-cell office:value-type="float" office:value="7.8" table:style-name="ce1">
            <text:p>7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Demiros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bxplkvchm</text:p>
          </table:table-cell>
          <table:table-cell office:value-type="float" office:value="530.4" table:style-name="ce1">
            <text:p>53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Flybe Dc691w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pjmocoacx</text:p>
          </table:table-cell>
          <table:table-cell office:value-type="float" office:value="129.66" table:style-name="ce1">
            <text:p>129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 Dh22d7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gbselxdtp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Gallup Inc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txyrnuioe</text:p>
          </table:table-cell>
          <table:table-cell office:value-type="float" office:value="688.43" table:style-name="ce1">
            <text:p>68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tel Bw City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3jveofqmes</text:p>
          </table:table-cell>
          <table:table-cell office:value-type="float" office:value="298.31" table:style-name="ce1">
            <text:p>298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Hsm (UK) Ltd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pcbtpftne</text:p>
          </table:table-cell>
          <table:table-cell office:value-type="float" office:value="144" table:style-name="ce1">
            <text:p>1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Jet Airways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btlywhash</text:p>
          </table:table-cell>
          <table:table-cell office:value-type="float" office:value="4.8099999999999996" table:style-name="ce1">
            <text:p>4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&amp;s Simply Food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ftplftxlt</text:p>
          </table:table-cell>
          <table:table-cell office:value-type="float" office:value="8.3000000000000007" table:style-name="ce1">
            <text:p>8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ori Sushi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wkozindik</text:p>
          </table:table-cell>
          <table:table-cell office:value-type="float" office:value="30.8" table:style-name="ce1">
            <text:p>3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ori Sushi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wvonvjkrg</text:p>
          </table:table-cell>
          <table:table-cell office:value-type="float" office:value="29.85" table:style-name="ce1">
            <text:p>29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Msft *&lt;e04005trs3&gt;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prulgqorw</text:p>
          </table:table-cell>
          <table:table-cell office:value-type="float" office:value="37.799999999999997" table:style-name="ce1">
            <text:p>37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Msft *&lt;e04005ttck&gt;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nqeburmbm</text:p>
          </table:table-cell>
          <table:table-cell office:value-type="float" office:value="120.66" table:style-name="ce1">
            <text:p>120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icnic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xyjkhxyfy</text:p>
          </table:table-cell>
          <table:table-cell office:value-type="float" office:value="16.13" table:style-name="ce1">
            <text:p>16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Pp*valuecabsli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xbcomqpvx</text:p>
          </table:table-cell>
          <table:table-cell office:value-type="float" office:value="10.4" table:style-name="ce1">
            <text:p>10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0775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hjojipsgm</text:p>
          </table:table-cell>
          <table:table-cell office:value-type="float" office:value="87.5" table:style-name="ce1">
            <text:p>8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hell Britannia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vrlxmnatt</text:p>
          </table:table-cell>
          <table:table-cell office:value-type="float" office:value="76.290000000000006" table:style-name="ce1">
            <text:p>7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Shopify * 51074224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tebgvtsos</text:p>
          </table:table-cell>
          <table:table-cell office:value-type="float" office:value="35.590000000000003" table:style-name="ce1">
            <text:p>35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Tesco Stores 4630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ccetiyvuw</text:p>
          </table:table-cell>
          <table:table-cell office:value-type="float" office:value="13.61" table:style-name="ce1">
            <text:p>13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City Of Cardiff Co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ivqrgxbng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lgyyglybc</text:p>
          </table:table-cell>
          <table:table-cell office:value-type="float" office:value="235.7" table:style-name="ce1">
            <text:p>235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Www.Secure-Payment-Ser</text:p>
          </table:table-cell>
          <table:table-cell office:value-type="date" office:date-value="2018-05-18T00:00:00" table:style-name="ce2">
            <text:p>18/05/2018</text:p>
          </table:table-cell>
          <table:table-cell office:value-type="string" table:style-name="ce1">
            <text:p>H52820180522gtoccnbdb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Retail</text:p>
          </table:table-cell>
          <table:table-cell office:value-type="date" office:date-value="2018-05-19T00:00:00" table:style-name="ce2">
            <text:p>19/05/2018</text:p>
          </table:table-cell>
          <table:table-cell office:value-type="string" table:style-name="ce1">
            <text:p>H52820180522nmkfhbpmn</text:p>
          </table:table-cell>
          <table:table-cell office:value-type="float" office:value="40.29" table:style-name="ce1">
            <text:p>4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Maint</text:p>
          </table:table-cell>
          <table:table-cell office:value-type="string" table:style-name="ce1">
            <text:p>Amazon UK Retail</text:p>
          </table:table-cell>
          <table:table-cell office:value-type="date" office:date-value="2018-05-19T00:00:00" table:style-name="ce2">
            <text:p>19/05/2018</text:p>
          </table:table-cell>
          <table:table-cell office:value-type="string" table:style-name="ce1">
            <text:p>H52820180522rhvmratrl</text:p>
          </table:table-cell>
          <table:table-cell office:value-type="float" office:value="18.39" table:style-name="ce1">
            <text:p>18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Jet Airways</text:p>
          </table:table-cell>
          <table:table-cell office:value-type="date" office:date-value="2018-05-19T00:00:00" table:style-name="ce2">
            <text:p>19/05/2018</text:p>
          </table:table-cell>
          <table:table-cell office:value-type="string" table:style-name="ce1">
            <text:p>H52820180522godytusor</text:p>
          </table:table-cell>
          <table:table-cell office:value-type="float" office:value="4.8099999999999996" table:style-name="ce1">
            <text:p>4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osemary And Thyme Cafe</text:p>
          </table:table-cell>
          <table:table-cell office:value-type="date" office:date-value="2018-05-19T00:00:00" table:style-name="ce2">
            <text:p>19/05/2018</text:p>
          </table:table-cell>
          <table:table-cell office:value-type="string" table:style-name="ce1">
            <text:p>H52820180522dnmmnqzsc</text:p>
          </table:table-cell>
          <table:table-cell office:value-type="float" office:value="18.12" table:style-name="ce1">
            <text:p>18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ta Starbucks Limited</text:p>
          </table:table-cell>
          <table:table-cell office:value-type="date" office:date-value="2018-05-19T00:00:00" table:style-name="ce2">
            <text:p>19/05/2018</text:p>
          </table:table-cell>
          <table:table-cell office:value-type="string" table:style-name="ce1">
            <text:p>H52820180522sslknljwf</text:p>
          </table:table-cell>
          <table:table-cell office:value-type="float" office:value="7.21" table:style-name="ce1">
            <text:p>7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sco Pfs 4233</text:p>
          </table:table-cell>
          <table:table-cell office:value-type="date" office:date-value="2018-05-19T00:00:00" table:style-name="ce2">
            <text:p>19/05/2018</text:p>
          </table:table-cell>
          <table:table-cell office:value-type="string" table:style-name="ce1">
            <text:p>H52820180522tbngoflsd</text:p>
          </table:table-cell>
          <table:table-cell office:value-type="float" office:value="80.58" table:style-name="ce1">
            <text:p>80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44x4q</text:p>
          </table:table-cell>
          <table:table-cell office:value-type="date" office:date-value="2018-05-19T00:00:00" table:style-name="ce2">
            <text:p>19/05/2018</text:p>
          </table:table-cell>
          <table:table-cell office:value-type="string" table:style-name="ce1">
            <text:p>H52820180522xnbfcacch</text:p>
          </table:table-cell>
          <table:table-cell office:value-type="float" office:value="4.54" table:style-name="ce1">
            <text:p>4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4p6xs</text:p>
          </table:table-cell>
          <table:table-cell office:value-type="date" office:date-value="2018-05-19T00:00:00" table:style-name="ce2">
            <text:p>19/05/2018</text:p>
          </table:table-cell>
          <table:table-cell office:value-type="string" table:style-name="ce1">
            <text:p>H52820180522cjdmcdwqt</text:p>
          </table:table-cell>
          <table:table-cell office:value-type="float" office:value="4.54" table:style-name="ce1">
            <text:p>4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6nve6</text:p>
          </table:table-cell>
          <table:table-cell office:value-type="date" office:date-value="2018-05-19T00:00:00" table:style-name="ce2">
            <text:p>19/05/2018</text:p>
          </table:table-cell>
          <table:table-cell office:value-type="string" table:style-name="ce1">
            <text:p>H52820180522qjamehzup</text:p>
          </table:table-cell>
          <table:table-cell office:value-type="float" office:value="10.18" table:style-name="ce1">
            <text:p>10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Hdvrf</text:p>
          </table:table-cell>
          <table:table-cell office:value-type="date" office:date-value="2018-05-19T00:00:00" table:style-name="ce2">
            <text:p>19/05/2018</text:p>
          </table:table-cell>
          <table:table-cell office:value-type="string" table:style-name="ce1">
            <text:p>H52820180522oumtqbesg</text:p>
          </table:table-cell>
          <table:table-cell office:value-type="float" office:value="7.09" table:style-name="ce1">
            <text:p>7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Mhzti</text:p>
          </table:table-cell>
          <table:table-cell office:value-type="date" office:date-value="2018-05-19T00:00:00" table:style-name="ce2">
            <text:p>19/05/2018</text:p>
          </table:table-cell>
          <table:table-cell office:value-type="string" table:style-name="ce1">
            <text:p>H52820180522ywcufyjee</text:p>
          </table:table-cell>
          <table:table-cell office:value-type="float" office:value="7.04" table:style-name="ce1">
            <text:p>7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Retail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H52820180522yhbwggrcx</text:p>
          </table:table-cell>
          <table:table-cell office:value-type="float" office:value="30.3" table:style-name="ce1">
            <text:p>3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Cameo Club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H52820180522jrlciomqw</text:p>
          </table:table-cell>
          <table:table-cell office:value-type="float" office:value="10.3" table:style-name="ce1">
            <text:p>1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xxonmobil 97422976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H52820180523iechmlflc</text:p>
          </table:table-cell>
          <table:table-cell office:value-type="float" office:value="23.06" table:style-name="ce1">
            <text:p>23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meward Suites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H52820180523yrpiysfjd</text:p>
          </table:table-cell>
          <table:table-cell office:value-type="float" office:value="536.91999999999996" table:style-name="ce1">
            <text:p>536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Iz *the Bearded Taco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H52820180522yohypsrtf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Jw Marriott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H52820180522ydliseuqv</text:p>
          </table:table-cell>
          <table:table-cell office:value-type="float" office:value="150.96" table:style-name="ce1">
            <text:p>150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Logmein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H52820180522exaqwdrob</text:p>
          </table:table-cell>
          <table:table-cell office:value-type="float" office:value="9.59" table:style-name="ce1">
            <text:p>9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aesteg Garage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H52820180522snanmfdrn</text:p>
          </table:table-cell>
          <table:table-cell office:value-type="float" office:value="85.84" table:style-name="ce1">
            <text:p>85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 F11823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H52820180523wexqijuuj</text:p>
          </table:table-cell>
          <table:table-cell office:value-type="float" office:value="11.19" table:style-name="ce1">
            <text:p>11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 F11823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H52820180523xwseodhbc</text:p>
          </table:table-cell>
          <table:table-cell office:value-type="float" office:value="8.49" table:style-name="ce1">
            <text:p>8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Dead Canary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H52820180522twsmvobud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Fvszh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H52820180522rogqokwxo</text:p>
          </table:table-cell>
          <table:table-cell office:value-type="float" office:value="5.84" table:style-name="ce1">
            <text:p>5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Menb7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H52820180522nmgikjytc</text:p>
          </table:table-cell>
          <table:table-cell office:value-type="float" office:value="7.14" table:style-name="ce1">
            <text:p>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Rfk2y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H52820180522dcmxbetuc</text:p>
          </table:table-cell>
          <table:table-cell office:value-type="float" office:value="14.52" table:style-name="ce1">
            <text:p>14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Bafta Cymru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yojeexhax</text:p>
          </table:table-cell>
          <table:table-cell office:value-type="float" office:value="352.5" table:style-name="ce1">
            <text:p>352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Cardif Bay Sst Aw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regotgbkh</text:p>
          </table:table-cell>
          <table:table-cell office:value-type="float" office:value="4.2" table:style-name="ce1">
            <text:p>4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Celtic Opticians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dutskehbf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Commodore Hotel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tjjaqumwx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Craig-Y-Dderwen Hotel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4ymqnqtwou</text:p>
          </table:table-cell>
          <table:table-cell office:value-type="float" office:value="447" table:style-name="ce1">
            <text:p>4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Crossways Service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swcfgovux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Cwtch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hmcfbehjt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Gwalia S/stn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bgqivjzji</text:p>
          </table:table-cell>
          <table:table-cell office:value-type="float" office:value="23.23" table:style-name="ce1">
            <text:p>23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Websales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jcxiyfxev</text:p>
          </table:table-cell>
          <table:table-cell office:value-type="float" office:value="78.8" table:style-name="ce1">
            <text:p>78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Haverford West Ss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jrhzjsthx</text:p>
          </table:table-cell>
          <table:table-cell office:value-type="float" office:value="44.99" table:style-name="ce1">
            <text:p>44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tfnreizfy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Radyr Eye Care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yjxtspnyn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g Marshall Opticians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tvfatynhs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mithy Garage Ltd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psihmaybr</text:p>
          </table:table-cell>
          <table:table-cell office:value-type="float" office:value="81.430000000000007" table:style-name="ce1">
            <text:p>8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082000car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wuquadhza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158000pon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feotmodxc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1816000c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voitrekxk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ble Table41010770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4wtvxvfqgc</text:p>
          </table:table-cell>
          <table:table-cell office:value-type="float" office:value="18.96" table:style-name="ce1">
            <text:p>18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fs 3856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jliikijjb</text:p>
          </table:table-cell>
          <table:table-cell office:value-type="float" office:value="21.95" table:style-name="ce1">
            <text:p>21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fs 3856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ygqrgeyyh</text:p>
          </table:table-cell>
          <table:table-cell office:value-type="float" office:value="83.82" table:style-name="ce1">
            <text:p>83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Timpson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imlxyqdfe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A63e4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gyisdfcol</text:p>
          </table:table-cell>
          <table:table-cell office:value-type="float" office:value="9.99" table:style-name="ce1">
            <text:p>9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H367z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2xleipvcpb</text:p>
          </table:table-cell>
          <table:table-cell office:value-type="float" office:value="8.14" table:style-name="ce1">
            <text:p>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Jgvlw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vgdvvhjsd</text:p>
          </table:table-cell>
          <table:table-cell office:value-type="float" office:value="3.69" table:style-name="ce1">
            <text:p>3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Swo3z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fgvnkihxp</text:p>
          </table:table-cell>
          <table:table-cell office:value-type="float" office:value="9.99" table:style-name="ce1">
            <text:p>9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Vintage Tea And Coffee Co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gntourxmi</text:p>
          </table:table-cell>
          <table:table-cell office:value-type="float" office:value="5.8" table:style-name="ce1">
            <text:p>5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Windjammer Marine Ltd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yeltsilcp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Yacht Chandlers Conwy L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mcmbkngfa</text:p>
          </table:table-cell>
          <table:table-cell office:value-type="float" office:value="47.49" table:style-name="ce1">
            <text:p>47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Yard</text:p>
          </table:table-cell>
          <table:table-cell office:value-type="date" office:date-value="2018-05-21T00:00:00" table:style-name="ce2">
            <text:p>21/05/2018</text:p>
          </table:table-cell>
          <table:table-cell office:value-type="string" table:style-name="ce1">
            <text:p>H52820180523uhctjdtbk</text:p>
          </table:table-cell>
          <table:table-cell office:value-type="float" office:value="23.1" table:style-name="ce1">
            <text:p>23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gpopgdoyx</text:p>
          </table:table-cell>
          <table:table-cell office:value-type="float" office:value="43.3" table:style-name="ce1">
            <text:p>43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pcoa Connect - Fgw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gzrjqnonc</text:p>
          </table:table-cell>
          <table:table-cell office:value-type="float" office:value="6.9" table:style-name="ce1">
            <text:p>6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Arriva Trains Wale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wyoqwcrgl</text:p>
          </table:table-cell>
          <table:table-cell office:value-type="float" office:value="4.5999999999999996" table:style-name="ce1">
            <text:p>4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ritish A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5ygbsjmiwm</text:p>
          </table:table-cell>
          <table:table-cell office:value-type="float" office:value="280.88" table:style-name="ce1">
            <text:p>280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russels Air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hdpkqrjuh</text:p>
          </table:table-cell>
          <table:table-cell office:value-type="float" office:value="330.09" table:style-name="ce1">
            <text:p>330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mndveilkj</text:p>
          </table:table-cell>
          <table:table-cell office:value-type="float" office:value="7.2" table:style-name="ce1">
            <text:p>7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pnvgjenpm</text:p>
          </table:table-cell>
          <table:table-cell office:value-type="float" office:value="7.8" table:style-name="ce1">
            <text:p>7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usgdjbssz</text:p>
          </table:table-cell>
          <table:table-cell office:value-type="float" office:value="8.4" table:style-name="ce1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porate Hospitality</text:p>
          </table:table-cell>
          <table:table-cell office:value-type="string" table:style-name="ce1">
            <text:p>Cote Brasserie - Cardi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5wxggwhufl</text:p>
          </table:table-cell>
          <table:table-cell office:value-type="float" office:value="50.46" table:style-name="ce1">
            <text:p>50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ssions, Fairs</text:p>
          </table:table-cell>
          <table:table-cell office:value-type="string" table:style-name="ce1">
            <text:p>Demiros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rwghowkiq</text:p>
          </table:table-cell>
          <table:table-cell office:value-type="float" office:value="-11.8" table:style-name="ce1">
            <text:p>-11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Dnh*sucuri Website Securi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yprafrnyh</text:p>
          </table:table-cell>
          <table:table-cell office:value-type="float" office:value="184.05" table:style-name="ce1">
            <text:p>184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asyjet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fetuygjeh</text:p>
          </table:table-cell>
          <table:table-cell office:value-type="float" office:value="1132.7" table:style-name="ce1">
            <text:p>1132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asyjet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sxoxwlxvw</text:p>
          </table:table-cell>
          <table:table-cell office:value-type="float" office:value="70.510000000000005" table:style-name="ce1">
            <text:p>70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asyjet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tmmgrfmoh</text:p>
          </table:table-cell>
          <table:table-cell office:value-type="float" office:value="70.510000000000005" table:style-name="ce1">
            <text:p>70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Elior@st Fagans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cqexllngq</text:p>
          </table:table-cell>
          <table:table-cell office:value-type="float" office:value="4.1500000000000004" table:style-name="ce1">
            <text:p>4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 Hire</text:p>
          </table:table-cell>
          <table:table-cell office:value-type="string" table:style-name="ce1">
            <text:p>Enterprise Rent-A-Car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gchfkjbjw</text:p>
          </table:table-cell>
          <table:table-cell office:value-type="float" office:value="391.38" table:style-name="ce1">
            <text:p>391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urostar Internet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rlnkrbiqo</text:p>
          </table:table-cell>
          <table:table-cell office:value-type="float" office:value="219.4" table:style-name="ce1">
            <text:p>219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urostar Internet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vecvtksgn</text:p>
          </table:table-cell>
          <table:table-cell office:value-type="float" office:value="124.5" table:style-name="ce1">
            <text:p>12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Farmersguardian.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tknxbrsza</text:p>
          </table:table-cell>
          <table:table-cell office:value-type="float" office:value="145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D5bblh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zjbgzqinb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westy Cymru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pxxbejwiy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Chippenham To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pemtiqwri</text:p>
          </table:table-cell>
          <table:table-cell office:value-type="float" office:value="178.7" table:style-name="ce1">
            <text:p>178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 Hire</text:p>
          </table:table-cell>
          <table:table-cell office:value-type="string" table:style-name="ce1">
            <text:p>Jenkins Bros Bishopton Lt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wusulciuh</text:p>
          </table:table-cell>
          <table:table-cell office:value-type="float" office:value="54.9" table:style-name="ce1">
            <text:p>5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ul Ticket Machine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xwadtuckf</text:p>
          </table:table-cell>
          <table:table-cell office:value-type="float" office:value="9.8000000000000007" table:style-name="ce1">
            <text:p>9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M K Scales Ltd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sbmxyeofq</text:p>
          </table:table-cell>
          <table:table-cell office:value-type="float" office:value="117.54" table:style-name="ce1">
            <text:p>117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qqcwjpnao</text:p>
          </table:table-cell>
          <table:table-cell office:value-type="float" office:value="7.38" table:style-name="ce1">
            <text:p>7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ermaid Quay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wvvrdfbmr</text:p>
          </table:table-cell>
          <table:table-cell office:value-type="float" office:value="4.5" table:style-name="ce1">
            <text:p>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etro Taxi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knjvdmhaz</text:p>
          </table:table-cell>
          <table:table-cell office:value-type="float" office:value="8.99" table:style-name="ce1">
            <text:p>8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cp Limited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okujnuhtc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cp Limited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qbdmmcnec</text:p>
          </table:table-cell>
          <table:table-cell office:value-type="float" office:value="5.5" table:style-name="ce1">
            <text:p>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Parish Opticians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nnnoqauea</text:p>
          </table:table-cell>
          <table:table-cell office:value-type="float" office:value="81.31" table:style-name="ce1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fessional Membership Fees</text:p>
          </table:table-cell>
          <table:table-cell office:value-type="string" table:style-name="ce1">
            <text:p>Portswigger Ltd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eqhojvist</text:p>
          </table:table-cell>
          <table:table-cell office:value-type="float" office:value="330" table:style-name="ce1">
            <text:p>3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 44536920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5lnotbkxho</text:p>
          </table:table-cell>
          <table:table-cell office:value-type="float" office:value="146.5" table:style-name="ce1">
            <text:p>14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0775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vvhtsvqim</text:p>
          </table:table-cell>
          <table:table-cell office:value-type="float" office:value="-9.5" table:style-name="ce1">
            <text:p>-9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Pulrose Motor Serv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rttottugm</text:p>
          </table:table-cell>
          <table:table-cell office:value-type="float" office:value="64.510000000000005" table:style-name="ce1">
            <text:p>64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ebmbjhpxi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 Park Cardiff Bay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hivoniehu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amada Plaza Wrexham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nbtrbvpdi</text:p>
          </table:table-cell>
          <table:table-cell office:value-type="float" office:value="329.85" table:style-name="ce1">
            <text:p>329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hicle Maintenance</text:p>
          </table:table-cell>
          <table:table-cell office:value-type="string" table:style-name="ce1">
            <text:p>Spar St Clears (Br0714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hcwibgjqh</text:p>
          </table:table-cell>
          <table:table-cell office:value-type="float" office:value="3.99" table:style-name="ce1">
            <text:p>3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m Georges Vani Din10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whnqbypdv</text:p>
          </table:table-cell>
          <table:table-cell office:value-type="float" office:value="6.02" table:style-name="ce1">
            <text:p>6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fs 4129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mhflkppky</text:p>
          </table:table-cell>
          <table:table-cell office:value-type="float" office:value="63.97" table:style-name="ce1">
            <text:p>63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The Plymouth Arms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vvgjafwsc</text:p>
          </table:table-cell>
          <table:table-cell office:value-type="float" office:value="31.85" table:style-name="ce1">
            <text:p>31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iya Tours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kicaxdcip</text:p>
          </table:table-cell>
          <table:table-cell office:value-type="float" office:value="182.11" table:style-name="ce1">
            <text:p>182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raveleads.Co.Uk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ilmpynnsr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Q2iv6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bogulglrg</text:p>
          </table:table-cell>
          <table:table-cell office:value-type="float" office:value="10.47" table:style-name="ce1">
            <text:p>10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 M Morrison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ynjeyklmi</text:p>
          </table:table-cell>
          <table:table-cell office:value-type="float" office:value="46.09" table:style-name="ce1">
            <text:p>46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anda Realm Hotel Wuhan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fpdpboqgp</text:p>
          </table:table-cell>
          <table:table-cell office:value-type="float" office:value="113.76" table:style-name="ce1">
            <text:p>113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anda Realm Hotel Wuhan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sugdsgpoq</text:p>
          </table:table-cell>
          <table:table-cell office:value-type="float" office:value="113.76" table:style-name="ce1">
            <text:p>113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ct Catering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H52820180524klqdfkzty</text:p>
          </table:table-cell>
          <table:table-cell office:value-type="float" office:value="5.5" table:style-name="ce1">
            <text:p>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jqjunslmg</text:p>
          </table:table-cell>
          <table:table-cell office:value-type="float" office:value="65.41" table:style-name="ce1">
            <text:p>65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tkbtzdblr</text:p>
          </table:table-cell>
          <table:table-cell office:value-type="float" office:value="33.29" table:style-name="ce1">
            <text:p>3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ugbhfmodn</text:p>
          </table:table-cell>
          <table:table-cell office:value-type="float" office:value="120.48" table:style-name="ce1">
            <text:p>120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Amazon UK Retail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phgmhcyij</text:p>
          </table:table-cell>
          <table:table-cell office:value-type="float" office:value="53.98" table:style-name="ce1">
            <text:p>53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ffe Nero 355 City Airpo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wlexgklse</text:p>
          </table:table-cell>
          <table:table-cell office:value-type="float" office:value="3.95" table:style-name="ce1">
            <text:p>3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koyhhpltk</text:p>
          </table:table-cell>
          <table:table-cell office:value-type="float" office:value="3.1" table:style-name="ce1">
            <text:p>3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ntrebudvl</text:p>
          </table:table-cell>
          <table:table-cell office:value-type="float" office:value="8.4" table:style-name="ce1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Currys Pc World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iffddljti</text:p>
          </table:table-cell>
          <table:table-cell office:value-type="float" office:value="14.99" table:style-name="ce1">
            <text:p>14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Delta Air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6jjopgdlrx</text:p>
          </table:table-cell>
          <table:table-cell office:value-type="float" office:value="357.17" table:style-name="ce1">
            <text:p>357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asyjet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dpufpurmr</text:p>
          </table:table-cell>
          <table:table-cell office:value-type="float" office:value="110.58" table:style-name="ce1">
            <text:p>110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Erskine Arms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6dkknwjest</text:p>
          </table:table-cell>
          <table:table-cell office:value-type="float" office:value="88.05" table:style-name="ce1">
            <text:p>88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irst/Keolis Trans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tjyyoeizi</text:p>
          </table:table-cell>
          <table:table-cell office:value-type="float" office:value="39.299999999999997" table:style-name="ce1">
            <text:p>39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ib Travel International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dbcvgenou</text:p>
          </table:table-cell>
          <table:table-cell office:value-type="float" office:value="25.68" table:style-name="ce1">
            <text:p>25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westy Cymru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crzgxvytl</text:p>
          </table:table-cell>
          <table:table-cell office:value-type="float" office:value="15.95" table:style-name="ce1">
            <text:p>15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westy Cymru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mkhumhxnd</text:p>
          </table:table-cell>
          <table:table-cell office:value-type="float" office:value="25.75" table:style-name="ce1">
            <text:p>25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otel+comptoir Des Ga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gkincuodk</text:p>
          </table:table-cell>
          <table:table-cell office:value-type="float" office:value="304.2" table:style-name="ce1">
            <text:p>304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Illy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xygyrznuc</text:p>
          </table:table-cell>
          <table:table-cell office:value-type="float" office:value="3.7" table:style-name="ce1">
            <text:p>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hicle Maintenance</text:p>
          </table:table-cell>
          <table:table-cell office:value-type="string" table:style-name="ce1">
            <text:p>Ivy Service Statio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piijecsvb</text:p>
          </table:table-cell>
          <table:table-cell office:value-type="float" office:value="4.75" table:style-name="ce1">
            <text:p>4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Locanda Marina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6tcjrwiosg</text:p>
          </table:table-cell>
          <table:table-cell office:value-type="float" office:value="82" table:style-name="ce1">
            <text:p>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othian Buses Ltd. - Bus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vfyjkijyx</text:p>
          </table:table-cell>
          <table:table-cell office:value-type="float" office:value="4.5" table:style-name="ce1">
            <text:p>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aryborough House Hotel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tswirkefe</text:p>
          </table:table-cell>
          <table:table-cell office:value-type="float" office:value="280.75" table:style-name="ce1">
            <text:p>280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cDonalds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tofbncslk</text:p>
          </table:table-cell>
          <table:table-cell office:value-type="float" office:value="5.08" table:style-name="ce1">
            <text:p>5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ile End Service S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entupcfbj</text:p>
          </table:table-cell>
          <table:table-cell office:value-type="float" office:value="74.67" table:style-name="ce1">
            <text:p>74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m6r0m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mxngqkbdg</text:p>
          </table:table-cell>
          <table:table-cell office:value-type="float" office:value="30.08" table:style-name="ce1">
            <text:p>30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cp Limited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mkymgzpzi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Novotel Hotels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wjybenhxi</text:p>
          </table:table-cell>
          <table:table-cell office:value-type="float" office:value="117" table:style-name="ce1">
            <text:p>1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rk Plaza Riverbank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6unhppxvlc</text:p>
          </table:table-cell>
          <table:table-cell office:value-type="float" office:value="186" table:style-name="ce1">
            <text:p>1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Premier Cars Cardiff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gfvrlenfm</text:p>
          </table:table-cell>
          <table:table-cell office:value-type="float" office:value="127.3" table:style-name="ce1">
            <text:p>12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010775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6vvsumjkhx</text:p>
          </table:table-cell>
          <table:table-cell office:value-type="float" office:value="100.5" table:style-name="ce1">
            <text:p>10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hotels Reservations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jxyiknkfk</text:p>
          </table:table-cell>
          <table:table-cell office:value-type="float" office:value="210" table:style-name="ce1">
            <text:p>2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uay Hotel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zuzlnwiwt</text:p>
          </table:table-cell>
          <table:table-cell office:value-type="float" office:value="26.45" table:style-name="ce1">
            <text:p>26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milcvrdmj</text:p>
          </table:table-cell>
          <table:table-cell office:value-type="float" office:value="63.93" table:style-name="ce1">
            <text:p>63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vovcryirf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able Table41010770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fbdnglcht</text:p>
          </table:table-cell>
          <table:table-cell office:value-type="float" office:value="19.97" table:style-name="ce1">
            <text:p>19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Cottage Loaf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6nprrudsxd</text:p>
          </table:table-cell>
          <table:table-cell office:value-type="float" office:value="122.75" table:style-name="ce1">
            <text:p>122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Holyrood Hotel Ltd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ewxxcylxy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Timpson Ltd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ahrrdtftj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Turnham Arts &amp; Crafts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mouurmpqv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E2vja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4jedkpulsm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Umtg7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4yoenkvgcm</text:p>
          </table:table-cell>
          <table:table-cell office:value-type="float" office:value="4.09" table:style-name="ce1">
            <text:p>4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Visithay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zrrlzwpys</text:p>
          </table:table-cell>
          <table:table-cell office:value-type="float" office:value="470" table:style-name="ce1">
            <text:p>4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 Hotels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fklcckwts</text:p>
          </table:table-cell>
          <table:table-cell office:value-type="float" office:value="232.15" table:style-name="ce1">
            <text:p>232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W M Morrison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6ydfpezkjy</text:p>
          </table:table-cell>
          <table:table-cell office:value-type="float" office:value="6.99" table:style-name="ce1">
            <text:p>6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Www.Nwflags.Co.Uk</text:p>
          </table:table-cell>
          <table:table-cell office:value-type="date" office:date-value="2018-05-23T00:00:00" table:style-name="ce2">
            <text:p>23/05/2018</text:p>
          </table:table-cell>
          <table:table-cell office:value-type="string" table:style-name="ce1">
            <text:p>H52820180525odztulzql</text:p>
          </table:table-cell>
          <table:table-cell office:value-type="float" office:value="34.97" table:style-name="ce1">
            <text:p>34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All Bar One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gomjttlsx</text:p>
          </table:table-cell>
          <table:table-cell office:value-type="float" office:value="33.950000000000003" table:style-name="ce1">
            <text:p>33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gfvskktlg</text:p>
          </table:table-cell>
          <table:table-cell office:value-type="float" office:value="21.96" table:style-name="ce1">
            <text:p>21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kvemgvekr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keting Support Item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ocvtyuelm</text:p>
          </table:table-cell>
          <table:table-cell office:value-type="float" office:value="46.87" table:style-name="ce1">
            <text:p>46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tulrxvywa</text:p>
          </table:table-cell>
          <table:table-cell office:value-type="float" office:value="18.170000000000002" table:style-name="ce1">
            <text:p>18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Bc.Basecamp 3 3878914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tngkkwivl</text:p>
          </table:table-cell>
          <table:table-cell office:value-type="float" office:value="37.85" table:style-name="ce1">
            <text:p>37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ritish A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9uuiqxmdgt</text:p>
          </table:table-cell>
          <table:table-cell office:value-type="float" office:value="87.96" table:style-name="ce1">
            <text:p>87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ozswnkqpg</text:p>
          </table:table-cell>
          <table:table-cell office:value-type="float" office:value="7.8" table:style-name="ce1">
            <text:p>7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Crossbow Education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bdhampkyf</text:p>
          </table:table-cell>
          <table:table-cell office:value-type="float" office:value="29.93" table:style-name="ce1">
            <text:p>29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Currys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pqhblivmw</text:p>
          </table:table-cell>
          <table:table-cell office:value-type="float" office:value="21.98" table:style-name="ce1">
            <text:p>21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ymyran Hotel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mwfepjuhg</text:p>
          </table:table-cell>
          <table:table-cell office:value-type="float" office:value="195.1" table:style-name="ce1">
            <text:p>195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Delta Air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9klhpvvnvy</text:p>
          </table:table-cell>
          <table:table-cell office:value-type="float" office:value="1771.98" table:style-name="ce1">
            <text:p>1771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mpire Hotel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ggahsxkfl</text:p>
          </table:table-cell>
          <table:table-cell office:value-type="float" office:value="399" table:style-name="ce1">
            <text:p>3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xpedia 7354413318129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azeyjheup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Emv1qv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fmnbboxio</text:p>
          </table:table-cell>
          <table:table-cell office:value-type="float" office:value="59.98" table:style-name="ce1">
            <text:p>59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Lond Padd Sst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jbrybpbrl</text:p>
          </table:table-cell>
          <table:table-cell office:value-type="float" office:value="117.1" table:style-name="ce1">
            <text:p>117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Heathrow Airport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cibnifdqh</text:p>
          </table:table-cell>
          <table:table-cell office:value-type="float" office:value="97.3" table:style-name="ce1">
            <text:p>9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J K Lewis &amp; Son Lt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vnllydlef</text:p>
          </table:table-cell>
          <table:table-cell office:value-type="float" office:value="86.88" table:style-name="ce1">
            <text:p>86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Lightingeve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oilksqsut</text:p>
          </table:table-cell>
          <table:table-cell office:value-type="float" office:value="17.36" table:style-name="ce1">
            <text:p>17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anchester Airport Car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urjglukik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Marks &amp; Spencer Plc Sa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wlcaqpqcr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edina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pwbmbnppc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edina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ywdpnvrlt</text:p>
          </table:table-cell>
          <table:table-cell office:value-type="float" office:value="15.5" table:style-name="ce1">
            <text:p>1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rs Macintyres Coffee And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pbmjwosbm</text:p>
          </table:table-cell>
          <table:table-cell office:value-type="float" office:value="8.4499999999999993" table:style-name="ce1">
            <text:p>8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Nigel Soulsby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xbjhmjsdy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rliament House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ytigleybd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aypal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rmtrksrbq</text:p>
          </table:table-cell>
          <table:table-cell office:value-type="float" office:value="34.86" table:style-name="ce1">
            <text:p>3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 44534410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9tkfhjdria</text:p>
          </table:table-cell>
          <table:table-cell office:value-type="float" office:value="177" table:style-name="ce1">
            <text:p>1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uay Hotel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erysxzdeu</text:p>
          </table:table-cell>
          <table:table-cell office:value-type="float" office:value="30.15" table:style-name="ce1">
            <text:p>30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uay Hotel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kgqtjmwmi</text:p>
          </table:table-cell>
          <table:table-cell office:value-type="float" office:value="118.65" table:style-name="ce1">
            <text:p>118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adisson Blu Hotel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9vsjvwkwmn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Shell Expressway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glhuibgch</text:p>
          </table:table-cell>
          <table:table-cell office:value-type="float" office:value="10.74" table:style-name="ce1">
            <text:p>10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26000mer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kijfiffsf</text:p>
          </table:table-cell>
          <table:table-cell office:value-type="float" office:value="85.24" table:style-name="ce1">
            <text:p>85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31000car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gmsnpkuca</text:p>
          </table:table-cell>
          <table:table-cell office:value-type="float" office:value="102.62" table:style-name="ce1">
            <text:p>102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Starbucks Dolgellau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jdqshnygl</text:p>
          </table:table-cell>
          <table:table-cell office:value-type="float" office:value="7.75" table:style-name="ce1">
            <text:p>7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Starbucks Dolgellau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pjmoacngd</text:p>
          </table:table-cell>
          <table:table-cell office:value-type="float" office:value="2.95" table:style-name="ce1">
            <text:p>2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Surveymonkey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pefensjgs</text:p>
          </table:table-cell>
          <table:table-cell office:value-type="float" office:value="23.95" table:style-name="ce1">
            <text:p>23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anerdy Garage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rikdchtcr</text:p>
          </table:table-cell>
          <table:table-cell office:value-type="float" office:value="73" table:style-name="ce1">
            <text:p>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Tesco Stores 4630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kmlstwrwn</text:p>
          </table:table-cell>
          <table:table-cell office:value-type="float" office:value="11.86" table:style-name="ce1">
            <text:p>1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x Pentraeth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cxxlrfkjm</text:p>
          </table:table-cell>
          <table:table-cell office:value-type="float" office:value="78.86" table:style-name="ce1">
            <text:p>7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*trip T2vfx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dgesyohfk</text:p>
          </table:table-cell>
          <table:table-cell office:value-type="float" office:value="8.24" table:style-name="ce1">
            <text:p>8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4ybnb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ehjnsfphz</text:p>
          </table:table-cell>
          <table:table-cell office:value-type="float" office:value="19.190000000000001" table:style-name="ce1">
            <text:p>19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Pworh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5oeejjllvc</text:p>
          </table:table-cell>
          <table:table-cell office:value-type="float" office:value="10.62" table:style-name="ce1">
            <text:p>10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Pwsj4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mchvfctja</text:p>
          </table:table-cell>
          <table:table-cell office:value-type="float" office:value="9.3699999999999992" table:style-name="ce1">
            <text:p>9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Vr7f2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5phwvevhwy</text:p>
          </table:table-cell>
          <table:table-cell office:value-type="float" office:value="5.41" table:style-name="ce1">
            <text:p>5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Vueling Airlines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kbwhyxtqo</text:p>
          </table:table-cell>
          <table:table-cell office:value-type="float" office:value="204.96" table:style-name="ce1">
            <text:p>204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Vueling Airlines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szimyskvt</text:p>
          </table:table-cell>
          <table:table-cell office:value-type="float" office:value="86.76" table:style-name="ce1">
            <text:p>86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Vuelingmcp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rarvkoljo</text:p>
          </table:table-cell>
          <table:table-cell office:value-type="float" office:value="66.8" table:style-name="ce1">
            <text:p>66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 M Morrison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lnqygeoic</text:p>
          </table:table-cell>
          <table:table-cell office:value-type="float" office:value="51.09" table:style-name="ce1">
            <text:p>51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turs &amp; Fittngs not capitali</text:p>
          </table:table-cell>
          <table:table-cell office:value-type="string" table:style-name="ce1">
            <text:p>W M Morrisons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trojxxdgr</text:p>
          </table:table-cell>
          <table:table-cell office:value-type="float" office:value="9.32" table:style-name="ce1">
            <text:p>9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Wm Morrisons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otuoqqtkn</text:p>
          </table:table-cell>
          <table:table-cell office:value-type="float" office:value="8.6" table:style-name="ce1">
            <text:p>8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ww.Conrah.Co.Uk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sblpwtppf</text:p>
          </table:table-cell>
          <table:table-cell office:value-type="float" office:value="250.1" table:style-name="ce1">
            <text:p>25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ww.Hxpayments.Com</text:p>
          </table:table-cell>
          <table:table-cell office:value-type="date" office:date-value="2018-05-24T00:00:00" table:style-name="ce2">
            <text:p>24/05/2018</text:p>
          </table:table-cell>
          <table:table-cell office:value-type="string" table:style-name="ce1">
            <text:p>H52820180526ifjkijwxc</text:p>
          </table:table-cell>
          <table:table-cell office:value-type="float" office:value="256" table:style-name="ce1">
            <text:p>2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hcufwsphj</text:p>
          </table:table-cell>
          <table:table-cell office:value-type="float" office:value="9.99" table:style-name="ce1">
            <text:p>9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ymkuiisti</text:p>
          </table:table-cell>
          <table:table-cell office:value-type="float" office:value="34.97" table:style-name="ce1">
            <text:p>34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ences &amp; Maintenance</text:p>
          </table:table-cell>
          <table:table-cell office:value-type="string" table:style-name="ce1">
            <text:p>Apple Online Store Gbp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fagxlhuyx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tlassian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roypxrdbn</text:p>
          </table:table-cell>
          <table:table-cell office:value-type="float" office:value="9.3000000000000007" table:style-name="ce1">
            <text:p>9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mi Regional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logdmfgnd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mi Regional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pewuoystb</text:p>
          </table:table-cell>
          <table:table-cell office:value-type="float" office:value="204.9" table:style-name="ce1">
            <text:p>20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onrad Pune Front Off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tsqzkdgok</text:p>
          </table:table-cell>
          <table:table-cell office:value-type="float" office:value="10.210000000000001" table:style-name="ce1">
            <text:p>10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onrad Pune Front Off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vprgixsdc</text:p>
          </table:table-cell>
          <table:table-cell office:value-type="float" office:value="7.1" table:style-name="ce1">
            <text:p>7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asyjet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tqdqgqcgu</text:p>
          </table:table-cell>
          <table:table-cell office:value-type="float" office:value="344.3" table:style-name="ce1">
            <text:p>344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asyjet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vsnyionwb</text:p>
          </table:table-cell>
          <table:table-cell office:value-type="float" office:value="92.28" table:style-name="ce1">
            <text:p>92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Erskine Arms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qflwsnjbq</text:p>
          </table:table-cell>
          <table:table-cell office:value-type="float" office:value="780" table:style-name="ce1">
            <text:p>7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Fabulous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xqlcobzbq</text:p>
          </table:table-cell>
          <table:table-cell office:value-type="float" office:value="88.5" table:style-name="ce1">
            <text:p>8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 Ltd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leyqszoxu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ilton Hotels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citwjwxuy</text:p>
          </table:table-cell>
          <table:table-cell office:value-type="float" office:value="137.91" table:style-name="ce1">
            <text:p>137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ilton Hotels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pjgonyjbs</text:p>
          </table:table-cell>
          <table:table-cell office:value-type="float" office:value="137.91" table:style-name="ce1">
            <text:p>137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porate Hospitality</text:p>
          </table:table-cell>
          <table:table-cell office:value-type="string" table:style-name="ce1">
            <text:p>Hotel Indigo Cardiff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vhtgwoqce</text:p>
          </table:table-cell>
          <table:table-cell office:value-type="float" office:value="266.42" table:style-name="ce1">
            <text:p>266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ionery</text:p>
          </table:table-cell>
          <table:table-cell office:value-type="string" table:style-name="ce1">
            <text:p>Hsm (UK) Ltd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chdxtrqji</text:p>
          </table:table-cell>
          <table:table-cell office:value-type="float" office:value="242" table:style-name="ce1">
            <text:p>2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Morplan Ltd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gvschgzkg</text:p>
          </table:table-cell>
          <table:table-cell office:value-type="float" office:value="1084.44" table:style-name="ce1">
            <text:p>1084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Phillips Opticians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qlkcyqoso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Quay Hotel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irkdbvsoo</text:p>
          </table:table-cell>
          <table:table-cell office:value-type="float" office:value="184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ichmond Hotel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mjyjptnxu</text:p>
          </table:table-cell>
          <table:table-cell office:value-type="float" office:value="225" table:style-name="ce1">
            <text:p>2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Richmond Hotel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rpluyrwqr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Soundstripe Membership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tximwfcgb</text:p>
          </table:table-cell>
          <table:table-cell office:value-type="float" office:value="104.59" table:style-name="ce1">
            <text:p>104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 Hire</text:p>
          </table:table-cell>
          <table:table-cell office:value-type="string" table:style-name="ce1">
            <text:p>Tesco Pay At Pump 3732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ulaqemyjj</text:p>
          </table:table-cell>
          <table:table-cell office:value-type="float" office:value="0.69" table:style-name="ce1">
            <text:p>0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sco Pfs 3732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okcrwugco</text:p>
          </table:table-cell>
          <table:table-cell office:value-type="float" office:value="15.63" table:style-name="ce1">
            <text:p>15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icketsource Ltd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evmygtsdo</text:p>
          </table:table-cell>
          <table:table-cell office:value-type="float" office:value="11.05" table:style-name="ce1">
            <text:p>11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icketsource Ltd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lbcccwgdc</text:p>
          </table:table-cell>
          <table:table-cell office:value-type="float" office:value="11.05" table:style-name="ce1">
            <text:p>11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obccevgpp</text:p>
          </table:table-cell>
          <table:table-cell office:value-type="float" office:value="70.45" table:style-name="ce1">
            <text:p>70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slorjbtoz</text:p>
          </table:table-cell>
          <table:table-cell office:value-type="float" office:value="19.25" table:style-name="ce1">
            <text:p>19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Go3br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6ndiwikgdu</text:p>
          </table:table-cell>
          <table:table-cell office:value-type="float" office:value="6.87" table:style-name="ce1">
            <text:p>6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ptown 132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xdoddfcvg</text:p>
          </table:table-cell>
          <table:table-cell office:value-type="float" office:value="265.33" table:style-name="ce1">
            <text:p>265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Maint</text:p>
          </table:table-cell>
          <table:table-cell office:value-type="string" table:style-name="ce1">
            <text:p>Www.Dji.Com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xrghelxxo</text:p>
          </table:table-cell>
          <table:table-cell office:value-type="float" office:value="21.17" table:style-name="ce1">
            <text:p>21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Www.Nwhc.Co.Uk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lyxytsihr</text:p>
          </table:table-cell>
          <table:table-cell office:value-type="float" office:value="440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ndry Property Costs</text:p>
          </table:table-cell>
          <table:table-cell office:value-type="string" table:style-name="ce1">
            <text:p>Www.Reftech.Com</text:p>
          </table:table-cell>
          <table:table-cell office:value-type="date" office:date-value="2018-05-25T00:00:00" table:style-name="ce2">
            <text:p>25/05/2018</text:p>
          </table:table-cell>
          <table:table-cell office:value-type="string" table:style-name="ce1">
            <text:p>H52820180529flfvfggon</text:p>
          </table:table-cell>
          <table:table-cell office:value-type="float" office:value="336" table:style-name="ce1">
            <text:p>3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Maint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26T00:00:00" table:style-name="ce2">
            <text:p>26/05/2018</text:p>
          </table:table-cell>
          <table:table-cell office:value-type="string" table:style-name="ce1">
            <text:p>H52820180529cnubukvly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onrad Pune</text:p>
          </table:table-cell>
          <table:table-cell office:value-type="date" office:date-value="2018-05-26T00:00:00" table:style-name="ce2">
            <text:p>26/05/2018</text:p>
          </table:table-cell>
          <table:table-cell office:value-type="string" table:style-name="ce1">
            <text:p>H52820180529gryxqyvnj</text:p>
          </table:table-cell>
          <table:table-cell office:value-type="float" office:value="35.9" table:style-name="ce1">
            <text:p>3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onrad Pune</text:p>
          </table:table-cell>
          <table:table-cell office:value-type="date" office:date-value="2018-05-26T00:00:00" table:style-name="ce2">
            <text:p>26/05/2018</text:p>
          </table:table-cell>
          <table:table-cell office:value-type="string" table:style-name="ce1">
            <text:p>H52820180529lvrqxsbqq</text:p>
          </table:table-cell>
          <table:table-cell office:value-type="float" office:value="117.12" table:style-name="ce1">
            <text:p>117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Eurostar Internet</text:p>
          </table:table-cell>
          <table:table-cell office:value-type="date" office:date-value="2018-05-26T00:00:00" table:style-name="ce2">
            <text:p>26/05/2018</text:p>
          </table:table-cell>
          <table:table-cell office:value-type="string" table:style-name="ce1">
            <text:p>H52820180529fziqwvlqm</text:p>
          </table:table-cell>
          <table:table-cell office:value-type="float" office:value="126" table:style-name="ce1">
            <text:p>1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ar*hotel Reservation</text:p>
          </table:table-cell>
          <table:table-cell office:value-type="date" office:date-value="2018-05-26T00:00:00" table:style-name="ce2">
            <text:p>26/05/2018</text:p>
          </table:table-cell>
          <table:table-cell office:value-type="string" table:style-name="ce1">
            <text:p>H52820180529kkqldurac</text:p>
          </table:table-cell>
          <table:table-cell office:value-type="float" office:value="459.21" table:style-name="ce1">
            <text:p>459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Guizhou Restaurant</text:p>
          </table:table-cell>
          <table:table-cell office:value-type="date" office:date-value="2018-05-26T00:00:00" table:style-name="ce2">
            <text:p>26/05/2018</text:p>
          </table:table-cell>
          <table:table-cell office:value-type="string" table:style-name="ce1">
            <text:p>H52820180529fqzfmdnud</text:p>
          </table:table-cell>
          <table:table-cell office:value-type="float" office:value="82.25" table:style-name="ce1">
            <text:p>82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Smart Survey System</text:p>
          </table:table-cell>
          <table:table-cell office:value-type="date" office:date-value="2018-05-26T00:00:00" table:style-name="ce2">
            <text:p>26/05/2018</text:p>
          </table:table-cell>
          <table:table-cell office:value-type="string" table:style-name="ce1">
            <text:p>H52820180529glwseelij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tware Servivces</text:p>
          </table:table-cell>
          <table:table-cell office:value-type="string" table:style-name="ce1">
            <text:p>Twitter Online Ads</text:p>
          </table:table-cell>
          <table:table-cell office:value-type="date" office:date-value="2018-05-26T00:00:00" table:style-name="ce2">
            <text:p>26/05/2018</text:p>
          </table:table-cell>
          <table:table-cell office:value-type="string" table:style-name="ce1">
            <text:p>H52820180529wwsihwdwr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aikiki Beach House Restaurant</text:p>
          </table:table-cell>
          <table:table-cell office:value-type="date" office:date-value="2018-05-26T00:00:00" table:style-name="ce2">
            <text:p>26/05/2018</text:p>
          </table:table-cell>
          <table:table-cell office:value-type="string" table:style-name="ce1">
            <text:p>H52820180529wllskibwr</text:p>
          </table:table-cell>
          <table:table-cell office:value-type="float" office:value="19.190000000000001" table:style-name="ce1">
            <text:p>19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Maint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27T00:00:00" table:style-name="ce2">
            <text:p>27/05/2018</text:p>
          </table:table-cell>
          <table:table-cell office:value-type="string" table:style-name="ce1">
            <text:p>H52820180529xzomfuaqt</text:p>
          </table:table-cell>
          <table:table-cell office:value-type="float" office:value="10.49" table:style-name="ce1">
            <text:p>10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hicle Maintenance</text:p>
          </table:table-cell>
          <table:table-cell office:value-type="string" table:style-name="ce1">
            <text:p>Anduff Carwash</text:p>
          </table:table-cell>
          <table:table-cell office:value-type="date" office:date-value="2018-05-27T00:00:00" table:style-name="ce2">
            <text:p>27/05/2018</text:p>
          </table:table-cell>
          <table:table-cell office:value-type="string" table:style-name="ce1">
            <text:p>H52820180529winwvfrkk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o Metro Gare Du Midi</text:p>
          </table:table-cell>
          <table:table-cell office:value-type="date" office:date-value="2018-05-27T00:00:00" table:style-name="ce2">
            <text:p>27/05/2018</text:p>
          </table:table-cell>
          <table:table-cell office:value-type="string" table:style-name="ce1">
            <text:p>H52820180529kbemyuxfs</text:p>
          </table:table-cell>
          <table:table-cell office:value-type="float" office:value="3.8" table:style-name="ce1">
            <text:p>3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Ivy Service Statio</text:p>
          </table:table-cell>
          <table:table-cell office:value-type="date" office:date-value="2018-05-27T00:00:00" table:style-name="ce2">
            <text:p>27/05/2018</text:p>
          </table:table-cell>
          <table:table-cell office:value-type="string" table:style-name="ce1">
            <text:p>H52820180529mgvxecwej</text:p>
          </table:table-cell>
          <table:table-cell office:value-type="float" office:value="75.36" table:style-name="ce1">
            <text:p>75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National Express Limited</text:p>
          </table:table-cell>
          <table:table-cell office:value-type="date" office:date-value="2018-05-27T00:00:00" table:style-name="ce2">
            <text:p>27/05/2018</text:p>
          </table:table-cell>
          <table:table-cell office:value-type="string" table:style-name="ce1">
            <text:p>H52820180529cdkoicmxf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Kmrkp</text:p>
          </table:table-cell>
          <table:table-cell office:value-type="date" office:date-value="2018-05-27T00:00:00" table:style-name="ce2">
            <text:p>27/05/2018</text:p>
          </table:table-cell>
          <table:table-cell office:value-type="string" table:style-name="ce1">
            <text:p>H52820180529qpofrodnx</text:p>
          </table:table-cell>
          <table:table-cell office:value-type="float" office:value="14.83" table:style-name="ce1">
            <text:p>14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Maint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5-28T00:00:00" table:style-name="ce2">
            <text:p>28/05/2018</text:p>
          </table:table-cell>
          <table:table-cell office:value-type="string" table:style-name="ce1">
            <text:p>H52820180531bacyebvef</text:p>
          </table:table-cell>
          <table:table-cell office:value-type="float" office:value="2.99" table:style-name="ce1">
            <text:p>2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lth and Safety</text:p>
          </table:table-cell>
          <table:table-cell office:value-type="string" table:style-name="ce1">
            <text:p>Amazon UK Marketplace</text:p>
          </table:table-cell>
          <table:table-cell office:value-type="date" office:date-value="2018-05-28T00:00:00" table:style-name="ce2">
            <text:p>28/05/2018</text:p>
          </table:table-cell>
          <table:table-cell office:value-type="string" table:style-name="ce1">
            <text:p>H52820180530lvmmtxyfp</text:p>
          </table:table-cell>
          <table:table-cell office:value-type="float" office:value="37.47" table:style-name="ce1">
            <text:p>37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Logmein</text:p>
          </table:table-cell>
          <table:table-cell office:value-type="date" office:date-value="2018-05-28T00:00:00" table:style-name="ce2">
            <text:p>28/05/2018</text:p>
          </table:table-cell>
          <table:table-cell office:value-type="string" table:style-name="ce1">
            <text:p>H52820180530mfsgswmhl</text:p>
          </table:table-cell>
          <table:table-cell office:value-type="float" office:value="106.8" table:style-name="ce1">
            <text:p>106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The Financial Times</text:p>
          </table:table-cell>
          <table:table-cell office:value-type="date" office:date-value="2018-05-28T00:00:00" table:style-name="ce2">
            <text:p>28/05/2018</text:p>
          </table:table-cell>
          <table:table-cell office:value-type="string" table:style-name="ce1">
            <text:p>H52820180530lyxgbiclw</text:p>
          </table:table-cell>
          <table:table-cell office:value-type="float" office:value="447" table:style-name="ce1">
            <text:p>4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28T00:00:00" table:style-name="ce2">
            <text:p>28/05/2018</text:p>
          </table:table-cell>
          <table:table-cell office:value-type="string" table:style-name="ce1">
            <text:p>H52820180530slvarejet</text:p>
          </table:table-cell>
          <table:table-cell office:value-type="float" office:value="180.63" table:style-name="ce1">
            <text:p>180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ations</text:p>
          </table:table-cell>
          <table:table-cell office:value-type="string" table:style-name="ce1">
            <text:p>Amazon UK Retail</text:p>
          </table:table-cell>
          <table:table-cell office:value-type="date" office:date-value="2018-05-29T00:00:00" table:style-name="ce2">
            <text:p>29/05/2018</text:p>
          </table:table-cell>
          <table:table-cell office:value-type="string" table:style-name="ce1">
            <text:p>H52820180531qqxwdcpkh</text:p>
          </table:table-cell>
          <table:table-cell office:value-type="float" office:value="32.53" table:style-name="ce1">
            <text:p>32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Dos Cmns 3rd Ave</text:p>
          </table:table-cell>
          <table:table-cell office:value-type="date" office:date-value="2018-05-29T00:00:00" table:style-name="ce2">
            <text:p>29/05/2018</text:p>
          </table:table-cell>
          <table:table-cell office:value-type="string" table:style-name="ce1">
            <text:p>H52820180531vqwckpomw</text:p>
          </table:table-cell>
          <table:table-cell office:value-type="float" office:value="68.150000000000006" table:style-name="ce1">
            <text:p>68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ences &amp; Maintenance</text:p>
          </table:table-cell>
          <table:table-cell office:value-type="string" table:style-name="ce1">
            <text:p>Facebk Xk7vrf6vj2</text:p>
          </table:table-cell>
          <table:table-cell office:value-type="date" office:date-value="2018-05-29T00:00:00" table:style-name="ce2">
            <text:p>29/05/2018</text:p>
          </table:table-cell>
          <table:table-cell office:value-type="string" table:style-name="ce1">
            <text:p>H52820180530mbbsolwtv</text:p>
          </table:table-cell>
          <table:table-cell office:value-type="float" office:value="8.1999999999999993" table:style-name="ce1">
            <text:p>8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tib Schuman</text:p>
          </table:table-cell>
          <table:table-cell office:value-type="date" office:date-value="2018-05-29T00:00:00" table:style-name="ce2">
            <text:p>29/05/2018</text:p>
          </table:table-cell>
          <table:table-cell office:value-type="string" table:style-name="ce1">
            <text:p>H52820180531fcofnqyqd</text:p>
          </table:table-cell>
          <table:table-cell office:value-type="float" office:value="3.78" table:style-name="ce1">
            <text:p>3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29T00:00:00" table:style-name="ce2">
            <text:p>29/05/2018</text:p>
          </table:table-cell>
          <table:table-cell office:value-type="string" table:style-name="ce1">
            <text:p>H52820180531lfbwxgbrf</text:p>
          </table:table-cell>
          <table:table-cell office:value-type="float" office:value="70.45" table:style-name="ce1">
            <text:p>70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29T00:00:00" table:style-name="ce2">
            <text:p>29/05/2018</text:p>
          </table:table-cell>
          <table:table-cell office:value-type="string" table:style-name="ce1">
            <text:p>H52820180531yilcwifce</text:p>
          </table:table-cell>
          <table:table-cell office:value-type="float" office:value="334.78" table:style-name="ce1">
            <text:p>334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lecom non Merlin</text:p>
          </table:table-cell>
          <table:table-cell office:value-type="string" table:style-name="ce1">
            <text:p>Vodafone</text:p>
          </table:table-cell>
          <table:table-cell office:value-type="date" office:date-value="2018-05-29T00:00:00" table:style-name="ce2">
            <text:p>29/05/2018</text:p>
          </table:table-cell>
          <table:table-cell office:value-type="string" table:style-name="ce1">
            <text:p>H52820180531fjouihezg</text:p>
          </table:table-cell>
          <table:table-cell office:value-type="float" office:value="23.52" table:style-name="ce1">
            <text:p>23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Amazon Eu Amazon.Co.Uk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xefwqcjgg</text:p>
          </table:table-cell>
          <table:table-cell office:value-type="float" office:value="33.26" table:style-name="ce1">
            <text:p>33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raxeckavt</text:p>
          </table:table-cell>
          <table:table-cell office:value-type="float" office:value="28.24" table:style-name="ce1">
            <text:p>28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T Low Value Purch</text:p>
          </table:table-cell>
          <table:table-cell office:value-type="string" table:style-name="ce1">
            <text:p>Amazon UK Retail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imtnikmse</text:p>
          </table:table-cell>
          <table:table-cell office:value-type="float" office:value="124.99" table:style-name="ce1">
            <text:p>124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spitality</text:p>
          </table:table-cell>
          <table:table-cell office:value-type="string" table:style-name="ce1">
            <text:p>Bear Hotel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wvfuvkbsn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Maint</text:p>
          </table:table-cell>
          <table:table-cell office:value-type="string" table:style-name="ce1">
            <text:p>Charlies Stores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tbfiupxhc</text:p>
          </table:table-cell>
          <table:table-cell office:value-type="float" office:value="10.54" table:style-name="ce1">
            <text:p>10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Dept Of Optometry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bopupqdxj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Enterprise Car Tolls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2ystyuvweo</text:p>
          </table:table-cell>
          <table:table-cell office:value-type="float" office:value="37.04" table:style-name="ce1">
            <text:p>37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F957dy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wmcjgkywx</text:p>
          </table:table-cell>
          <table:table-cell office:value-type="float" office:value="179.34" table:style-name="ce1">
            <text:p>179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F9vbv5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hvjkmbfuc</text:p>
          </table:table-cell>
          <table:table-cell office:value-type="float" office:value="39.979999999999997" table:style-name="ce1">
            <text:p>39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Flybe.Com Ft76jk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tferissmg</text:p>
          </table:table-cell>
          <table:table-cell office:value-type="float" office:value="1249.9000000000001" table:style-name="ce1">
            <text:p>124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Gareth Roberts Opticia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pwriwrbro</text:p>
          </table:table-cell>
          <table:table-cell office:value-type="float" office:value="81.31" table:style-name="ce1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alia Garage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xagjmnzcd</text:p>
          </table:table-cell>
          <table:table-cell office:value-type="float" office:value="83.9" table:style-name="ce1">
            <text:p>83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ub By Premier Inn 496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2ycpehzfpl</text:p>
          </table:table-cell>
          <table:table-cell office:value-type="float" office:value="400" table:style-name="ce1">
            <text:p>4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Irish Rail 32295772-Ry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sndfmdnpq</text:p>
          </table:table-cell>
          <table:table-cell office:value-type="float" office:value="122.1" table:style-name="ce1">
            <text:p>122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bscription Fees</text:p>
          </table:table-cell>
          <table:table-cell office:value-type="string" table:style-name="ce1">
            <text:p>Itunes.Com/Bill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uvcbpjers</text:p>
          </table:table-cell>
          <table:table-cell office:value-type="float" office:value="7.99" table:style-name="ce1">
            <text:p>7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Klasterni Pivovar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2iirnqteeg</text:p>
          </table:table-cell>
          <table:table-cell office:value-type="float" office:value="17.23" table:style-name="ce1">
            <text:p>17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Klasterni Pivovar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2zkcncsrzi</text:p>
          </table:table-cell>
          <table:table-cell office:value-type="float" office:value="7.04" table:style-name="ce1">
            <text:p>7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Maint</text:p>
          </table:table-cell>
          <table:table-cell office:value-type="string" table:style-name="ce1">
            <text:p>Lidl UK Aberystwyth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uqccoqkiu</text:p>
          </table:table-cell>
          <table:table-cell office:value-type="float" office:value="7.99" table:style-name="ce1">
            <text:p>7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mzdlq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sanjvojpt</text:p>
          </table:table-cell>
          <table:table-cell office:value-type="float" office:value="11.4" table:style-name="ce1">
            <text:p>11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mzz6x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kfkbscnyi</text:p>
          </table:table-cell>
          <table:table-cell office:value-type="float" office:value="11.95" table:style-name="ce1">
            <text:p>11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n1ctt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iycarvdxt</text:p>
          </table:table-cell>
          <table:table-cell office:value-type="float" office:value="18.64" table:style-name="ce1">
            <text:p>18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remier Inn44530345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2ptqlyjges</text:p>
          </table:table-cell>
          <table:table-cell office:value-type="float" office:value="735" table:style-name="ce1">
            <text:p>7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ssions, Fairs</text:p>
          </table:table-cell>
          <table:table-cell office:value-type="string" table:style-name="ce1">
            <text:p>Restaurant James Somme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naqlqniwb</text:p>
          </table:table-cell>
          <table:table-cell office:value-type="float" office:value="957.43" table:style-name="ce1">
            <text:p>95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heraton Heathrow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2bcqmiqfsm</text:p>
          </table:table-cell>
          <table:table-cell office:value-type="float" office:value="37.9" table:style-name="ce1">
            <text:p>37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hilam Restaurant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dlydcpukr</text:p>
          </table:table-cell>
          <table:table-cell office:value-type="float" office:value="58.35" table:style-name="ce1">
            <text:p>58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Smithy Garage Ltd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ojkgkfuox</text:p>
          </table:table-cell>
          <table:table-cell office:value-type="float" office:value="83.65" table:style-name="ce1">
            <text:p>83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158000pon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elqewzxri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31000car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vseysnuts</text:p>
          </table:table-cell>
          <table:table-cell office:value-type="float" office:value="42.62" table:style-name="ce1">
            <text:p>42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267000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gcmhiklbt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511000abt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cdsfxgqyc</text:p>
          </table:table-cell>
          <table:table-cell office:value-type="float" office:value="63.93" table:style-name="ce1">
            <text:p>63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lfare</text:p>
          </table:table-cell>
          <table:table-cell office:value-type="string" table:style-name="ce1">
            <text:p>Specsavers 00511000abt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gesnexsym</text:p>
          </table:table-cell>
          <table:table-cell office:value-type="float" office:value="21.31" table:style-name="ce1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q *dc Vip Cab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ebdslvtds</text:p>
          </table:table-cell>
          <table:table-cell office:value-type="float" office:value="8.31" table:style-name="ce1">
            <text:p>8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arling Cloud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2bgeotutel</text:p>
          </table:table-cell>
          <table:table-cell office:value-type="float" office:value="95.95" table:style-name="ce1">
            <text:p>95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arling Cloud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2mhvyimjnd</text:p>
          </table:table-cell>
          <table:table-cell office:value-type="float" office:value="95.95" table:style-name="ce1">
            <text:p>95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Starling Cloud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2mhwktjshy</text:p>
          </table:table-cell>
          <table:table-cell office:value-type="float" office:value="95.95" table:style-name="ce1">
            <text:p>95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drsdvpvyd</text:p>
          </table:table-cell>
          <table:table-cell office:value-type="float" office:value="-58.95" table:style-name="ce1">
            <text:p>-58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ecopqjpwp</text:p>
          </table:table-cell>
          <table:table-cell office:value-type="float" office:value="928.5" table:style-name="ce1">
            <text:p>92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gftcuffcl</text:p>
          </table:table-cell>
          <table:table-cell office:value-type="float" office:value="148.5" table:style-name="ce1">
            <text:p>14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hxfdzkatp</text:p>
          </table:table-cell>
          <table:table-cell office:value-type="float" office:value="331.5" table:style-name="ce1">
            <text:p>331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Dy5po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531olhcswvsq</text:p>
          </table:table-cell>
          <table:table-cell office:value-type="float" office:value="10.94" table:style-name="ce1">
            <text:p>10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Gzukm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531oguhrncux</text:p>
          </table:table-cell>
          <table:table-cell office:value-type="float" office:value="7.18" table:style-name="ce1">
            <text:p>7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Www.Bookfhr.Co.Uk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ugfjemjhv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Www.British-Airport-Tr</text:p>
          </table:table-cell>
          <table:table-cell office:value-type="date" office:date-value="2018-05-30T00:00:00" table:style-name="ce2">
            <text:p>30/05/2018</text:p>
          </table:table-cell>
          <table:table-cell office:value-type="string" table:style-name="ce1">
            <text:p>H52820180601iucvhnxhj</text:p>
          </table:table-cell>
          <table:table-cell office:value-type="float" office:value="495" table:style-name="ce1">
            <text:p>4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Amazon Svcs Eu-Uk Amazon.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5vpysqthjp</text:p>
          </table:table-cell>
          <table:table-cell office:value-type="float" office:value="21.08" table:style-name="ce1">
            <text:p>21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mables</text:p>
          </table:table-cell>
          <table:table-cell office:value-type="string" table:style-name="ce1">
            <text:p>Amazon UK Retail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arwdjwieb</text:p>
          </table:table-cell>
          <table:table-cell office:value-type="float" office:value="56.49" table:style-name="ce1">
            <text:p>56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Bp Glandon Spar Express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5kxnclysld</text:p>
          </table:table-cell>
          <table:table-cell office:value-type="float" office:value="76.099999999999994" table:style-name="ce1">
            <text:p>76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Buswells Hotel Dublin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pugyppfhh</text:p>
          </table:table-cell>
          <table:table-cell office:value-type="float" office:value="9.52" table:style-name="ce1">
            <text:p>9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ardiff Council Parkin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lbnovutai</text:p>
          </table:table-cell>
          <table:table-cell office:value-type="float" office:value="5.5" table:style-name="ce1">
            <text:p>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Cocu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pesosvdpm</text:p>
          </table:table-cell>
          <table:table-cell office:value-type="float" office:value="16.309999999999999" table:style-name="ce1">
            <text:p>16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Co-Op Group Petrol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5ujhegedzq</text:p>
          </table:table-cell>
          <table:table-cell office:value-type="float" office:value="46.7" table:style-name="ce1">
            <text:p>46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tware Servivces</text:p>
          </table:table-cell>
          <table:table-cell office:value-type="string" table:style-name="ce1">
            <text:p>Facebk Qv5urfwsl2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jnucotvki</text:p>
          </table:table-cell>
          <table:table-cell office:value-type="float" office:value="86.06" table:style-name="ce1">
            <text:p>86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tware Servivces</text:p>
          </table:table-cell>
          <table:table-cell office:value-type="string" table:style-name="ce1">
            <text:p>Facebk Rv5urfwsl2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jmbigfbyr</text:p>
          </table:table-cell>
          <table:table-cell office:value-type="float" office:value="153.56" table:style-name="ce1">
            <text:p>153.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Gwr Websales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ebhabjmrq</text:p>
          </table:table-cell>
          <table:table-cell office:value-type="float" office:value="315.2" table:style-name="ce1">
            <text:p>315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 Hire</text:p>
          </table:table-cell>
          <table:table-cell office:value-type="string" table:style-name="ce1">
            <text:p>Hertz UK Limited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5gharvznmb</text:p>
          </table:table-cell>
          <table:table-cell office:value-type="float" office:value="28.96" table:style-name="ce1">
            <text:p>28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Hub By Premier Inn 496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5awcqbuwex</text:p>
          </table:table-cell>
          <table:table-cell office:value-type="float" office:value="256" table:style-name="ce1">
            <text:p>2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Jimmy Johns - 2071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dhaiifilx</text:p>
          </table:table-cell>
          <table:table-cell office:value-type="float" office:value="35.57" table:style-name="ce1">
            <text:p>3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Lightingeve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otqdpxfmb</text:p>
          </table:table-cell>
          <table:table-cell office:value-type="float" office:value="10.37" table:style-name="ce1">
            <text:p>10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Lul Ticket Machine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5mhmokpkyq</text:p>
          </table:table-cell>
          <table:table-cell office:value-type="float" office:value="12.7" table:style-name="ce1">
            <text:p>12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M&amp;s Simply Food - Ssp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vybfhfwud</text:p>
          </table:table-cell>
          <table:table-cell office:value-type="float" office:value="14.5" table:style-name="ce1">
            <text:p>1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Maldron Hotel Belfast Cit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fxgnfcnmu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Mytaxi *1n36n7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niecvgkcr</text:p>
          </table:table-cell>
          <table:table-cell office:value-type="float" office:value="10.33" table:style-name="ce1">
            <text:p>10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Pj Clarkes Washing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xsmeongyq</text:p>
          </table:table-cell>
          <table:table-cell office:value-type="float" office:value="164.99" table:style-name="ce1">
            <text:p>164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Quinquari Marine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mxgjnetdm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Maint</text:p>
          </table:table-cell>
          <table:table-cell office:value-type="string" table:style-name="ce1">
            <text:p>Swissvac G B Ltd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drktewjdp</text:p>
          </table:table-cell>
          <table:table-cell office:value-type="float" office:value="116.39" table:style-name="ce1">
            <text:p>116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axi Atlas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kpilhuwxk</text:p>
          </table:table-cell>
          <table:table-cell office:value-type="float" office:value="7.73" table:style-name="ce1">
            <text:p>7.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esco Pfs 3759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enapfskru</text:p>
          </table:table-cell>
          <table:table-cell office:value-type="float" office:value="76.03" table:style-name="ce1">
            <text:p>76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l</text:p>
          </table:table-cell>
          <table:table-cell office:value-type="string" table:style-name="ce1">
            <text:p>Tesco Pfs 4233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glrlovqpq</text:p>
          </table:table-cell>
          <table:table-cell office:value-type="float" office:value="72.7" table:style-name="ce1">
            <text:p>72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hibitions, Events</text:p>
          </table:table-cell>
          <table:table-cell office:value-type="string" table:style-name="ce1">
            <text:p>Tesco Stores 5948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ksuwghlxg</text:p>
          </table:table-cell>
          <table:table-cell office:value-type="float" office:value="1.1499999999999999" table:style-name="ce1">
            <text:p>1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The Ginger Bistro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vxretnmun</text:p>
          </table:table-cell>
          <table:table-cell office:value-type="float" office:value="51" table:style-name="ce1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fluscymhc</text:p>
          </table:table-cell>
          <table:table-cell office:value-type="float" office:value="23.25" table:style-name="ce1">
            <text:p>23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Trainline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vnocejfbc</text:p>
          </table:table-cell>
          <table:table-cell office:value-type="float" office:value="47.3" table:style-name="ce1">
            <text:p>4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*trip 7wghw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1dyhcvfkbo</text:p>
          </table:table-cell>
          <table:table-cell office:value-type="float" office:value="7.39" table:style-name="ce1">
            <text:p>7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76742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qqbjnggek</text:p>
          </table:table-cell>
          <table:table-cell office:value-type="float" office:value="6.2" table:style-name="ce1">
            <text:p>6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H35kq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btlqokeau</text:p>
          </table:table-cell>
          <table:table-cell office:value-type="float" office:value="7.32" table:style-name="ce1">
            <text:p>7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Iiudg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1shnhunmlk</text:p>
          </table:table-cell>
          <table:table-cell office:value-type="float" office:value="3.9" table:style-name="ce1">
            <text:p>3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Uber Trip Mng4q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drdqpiune</text:p>
          </table:table-cell>
          <table:table-cell office:value-type="float" office:value="6.2" table:style-name="ce1">
            <text:p>6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Only</text:p>
          </table:table-cell>
          <table:table-cell office:value-type="string" table:style-name="ce1">
            <text:p>Uber Trip Vpjzb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uexgxdfva</text:p>
          </table:table-cell>
          <table:table-cell office:value-type="float" office:value="12.93" table:style-name="ce1">
            <text:p>12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l &amp; Subsistence</text:p>
          </table:table-cell>
          <table:table-cell office:value-type="string" table:style-name="ce1">
            <text:p>W Hotels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qfrbtodii</text:p>
          </table:table-cell>
          <table:table-cell office:value-type="float" office:value="484.07" table:style-name="ce1">
            <text:p>484.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ering</text:p>
          </table:table-cell>
          <table:table-cell office:value-type="string" table:style-name="ce1">
            <text:p>W M Morrisons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5vuvescjqg</text:p>
          </table:table-cell>
          <table:table-cell office:value-type="float" office:value="19.29" table:style-name="ce1">
            <text:p>1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ffice equip (not capitalised)</text:p>
          </table:table-cell>
          <table:table-cell office:value-type="string" table:style-name="ce1">
            <text:p>Www.Fridgeland.Co.Uk</text:p>
          </table:table-cell>
          <table:table-cell office:value-type="date" office:date-value="2018-05-31T00:00:00" table:style-name="ce2">
            <text:p>31/05/2018</text:p>
          </table:table-cell>
          <table:table-cell office:value-type="string" table:style-name="ce1">
            <text:p>H52820180602lystsbqss</text:p>
          </table:table-cell>
          <table:table-cell office:value-type="float" office:value="214.8" table:style-name="ce1">
            <text:p>214.8</text:p>
          </table:table-cell>
          <table:table-cell table:number-columns-repeated="16379"/>
        </table:table-row>
        <table:table-row table:number-rows-repeated="1047577" table:style-name="ro1">
          <table:table-cell table:number-columns-repeated="16384"/>
        </table:table-row>
      </table:table>
      <table:table table:name="2018-Period-3" table:style-name="ta2">
        <table:table-column table:style-name="co5" table:number-columns-repeated="2" table:default-cell-style-name="ce4"/>
        <table:table-column table:style-name="co10" table:default-cell-style-name="ce4"/>
        <table:table-column table:style-name="co5" table:number-columns-repeated="16381" table:default-cell-style-name="ce4"/>
        <table:table-row table:style-name="ro1">
          <table:table-cell office:value-type="string" table:style-name="ce4">
            <text:p>Expense Type</text:p>
          </table:table-cell>
          <table:table-cell office:value-type="string" table:style-name="ce4">
            <text:p>Supplier Name</text:p>
          </table:table-cell>
          <table:table-cell office:value-type="string" table:style-name="ce4">
            <text:p>Transaction Date</text:p>
          </table:table-cell>
          <table:table-cell office:value-type="string" table:style-name="ce4">
            <text:p>Transaction Reference</text:p>
          </table:table-cell>
          <table:table-cell office:value-type="string" table:style-name="ce4">
            <text:p>Amount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Old Ebbitt Grill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bbcbfodnt</text:p>
          </table:table-cell>
          <table:table-cell office:value-type="float" office:value="173.88" table:style-name="ce4">
            <text:p>173.8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M2rab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5bwnkhuneb</text:p>
          </table:table-cell>
          <table:table-cell office:value-type="float" office:value="18.079999999999998" table:style-name="ce4">
            <text:p>18.0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l Centro Df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cjygoyahe</text:p>
          </table:table-cell>
          <table:table-cell office:value-type="float" office:value="17.09" table:style-name="ce4">
            <text:p>17.0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ristol Airport Limite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colxmpejw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odnant Guest House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ctsibfkzk</text:p>
          </table:table-cell>
          <table:table-cell office:value-type="float" office:value="65" table:style-name="ce4">
            <text:p>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3z7ml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5drwinhmrc</text:p>
          </table:table-cell>
          <table:table-cell office:value-type="float" office:value="10.220000000000001" table:style-name="ce4">
            <text:p>10.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C5jo2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5egehihhud</text:p>
          </table:table-cell>
          <table:table-cell office:value-type="float" office:value="18.14" table:style-name="ce4">
            <text:p>18.1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Yr Hen Fecws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eqxrjgcds</text:p>
          </table:table-cell>
          <table:table-cell office:value-type="float" office:value="95" table:style-name="ce4">
            <text:p>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Google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erfrmuqdq</text:p>
          </table:table-cell>
          <table:table-cell office:value-type="float" office:value="114.31" table:style-name="ce4">
            <text:p>114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J2i75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ewmtpcvdq</text:p>
          </table:table-cell>
          <table:table-cell office:value-type="float" office:value="19.95" table:style-name="ce4">
            <text:p>19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x Llanrhystud S/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feshytife</text:p>
          </table:table-cell>
          <table:table-cell office:value-type="float" office:value="84.37" table:style-name="ce4">
            <text:p>84.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Apcoa-Hal-Ss T2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fmuxcaeck</text:p>
          </table:table-cell>
          <table:table-cell office:value-type="float" office:value="11.5" table:style-name="ce4">
            <text:p>11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oftware Servivces</text:p>
          </table:table-cell>
          <table:table-cell office:value-type="string" table:style-name="ce4">
            <text:p>Twitter Online Ads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gbczeknhj</text:p>
          </table:table-cell>
          <table:table-cell office:value-type="float" office:value="120" table:style-name="ce4">
            <text:p>12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oti Mediterranean Grill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gfofflvsx</text:p>
          </table:table-cell>
          <table:table-cell office:value-type="float" office:value="11.72" table:style-name="ce4">
            <text:p>11.7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Atlantic Hotel Ltd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gleajntmt</text:p>
          </table:table-cell>
          <table:table-cell office:value-type="float" office:value="195" table:style-name="ce4">
            <text:p>1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Amazon Mktplace Pmts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gnkkwpsee</text:p>
          </table:table-cell>
          <table:table-cell office:value-type="float" office:value="1.3" table:style-name="ce4">
            <text:p>1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7kam7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gpejxkumr</text:p>
          </table:table-cell>
          <table:table-cell office:value-type="float" office:value="15.88" table:style-name="ce4">
            <text:p>15.8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oftware Servivces</text:p>
          </table:table-cell>
          <table:table-cell office:value-type="string" table:style-name="ce4">
            <text:p>Amazon Mktplace Pmts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hmvfdcsux</text:p>
          </table:table-cell>
          <table:table-cell office:value-type="float" office:value="0.72" table:style-name="ce4">
            <text:p>0.7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tionery</text:p>
          </table:table-cell>
          <table:table-cell office:value-type="string" table:style-name="ce4">
            <text:p>Amazon Mktplace Pmts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ihreibfft</text:p>
          </table:table-cell>
          <table:table-cell office:value-type="float" office:value="135.97" table:style-name="ce4">
            <text:p>135.9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W5d5p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ijnmgibqo</text:p>
          </table:table-cell>
          <table:table-cell office:value-type="float" office:value="6.21" table:style-name="ce4">
            <text:p>6.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B6kb4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iykjtnmxy</text:p>
          </table:table-cell>
          <table:table-cell office:value-type="float" office:value="10.66" table:style-name="ce4">
            <text:p>10.6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Rizqt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5jecwdzprf</text:p>
          </table:table-cell>
          <table:table-cell office:value-type="float" office:value="16.07" table:style-name="ce4">
            <text:p>16.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Gtcmh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jmwkdhrbn</text:p>
          </table:table-cell>
          <table:table-cell office:value-type="float" office:value="6.07" table:style-name="ce4">
            <text:p>6.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U7ywk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kdfusglol</text:p>
          </table:table-cell>
          <table:table-cell office:value-type="float" office:value="7.2" table:style-name="ce4">
            <text:p>7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6mumu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kdxpurcsi</text:p>
          </table:table-cell>
          <table:table-cell office:value-type="float" office:value="12.58" table:style-name="ce4">
            <text:p>12.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termat Hardware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kedtmqdla</text:p>
          </table:table-cell>
          <table:table-cell office:value-type="float" office:value="74.650000000000006" table:style-name="ce4">
            <text:p>74.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M2cij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kmiaphuyv</text:p>
          </table:table-cell>
          <table:table-cell office:value-type="float" office:value="8.93" table:style-name="ce4">
            <text:p>8.9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oper 21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kqsoaevew</text:p>
          </table:table-cell>
          <table:table-cell office:value-type="float" office:value="205.74" table:style-name="ce4">
            <text:p>205.7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Y3qnv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lebpqiffj</text:p>
          </table:table-cell>
          <table:table-cell office:value-type="float" office:value="6.73" table:style-name="ce4">
            <text:p>6.7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Xlfyx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llxwkwtha</text:p>
          </table:table-cell>
          <table:table-cell office:value-type="float" office:value="16.170000000000002" table:style-name="ce4">
            <text:p>16.1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elecom non Merlin</text:p>
          </table:table-cell>
          <table:table-cell office:value-type="string" table:style-name="ce4">
            <text:p>Bt Bill Payment 2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lrmyolqlw</text:p>
          </table:table-cell>
          <table:table-cell office:value-type="float" office:value="97.87" table:style-name="ce4">
            <text:p>97.8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Fx3zt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ltpskmbfe</text:p>
          </table:table-cell>
          <table:table-cell office:value-type="float" office:value="13.2" table:style-name="ce4">
            <text:p>13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Amazon Web Services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lzawlpofk</text:p>
          </table:table-cell>
          <table:table-cell office:value-type="float" office:value="4.3499999999999996" table:style-name="ce4">
            <text:p>4.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Dtc7x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mrquuldkv</text:p>
          </table:table-cell>
          <table:table-cell office:value-type="float" office:value="13.2" table:style-name="ce4">
            <text:p>13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Lul Ticket Machine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nqrqljoen</text:p>
          </table:table-cell>
          <table:table-cell office:value-type="float" office:value="25.4" table:style-name="ce4">
            <text:p>25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Hm65u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nstumwpdh</text:p>
          </table:table-cell>
          <table:table-cell office:value-type="float" office:value="9.64" table:style-name="ce4">
            <text:p>9.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B76c4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nyeblduhm</text:p>
          </table:table-cell>
          <table:table-cell office:value-type="float" office:value="6.21" table:style-name="ce4">
            <text:p>6.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Delta Air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oamldxcrp</text:p>
          </table:table-cell>
          <table:table-cell office:value-type="float" office:value="19.420000000000002" table:style-name="ce4">
            <text:p>19.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Yq3tk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okachlsiw</text:p>
          </table:table-cell>
          <table:table-cell office:value-type="float" office:value="14.76" table:style-name="ce4">
            <text:p>14.7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otreesplm</text:p>
          </table:table-cell>
          <table:table-cell office:value-type="float" office:value="232.8" table:style-name="ce4">
            <text:p>232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rinting</text:p>
          </table:table-cell>
          <table:table-cell office:value-type="string" table:style-name="ce4">
            <text:p>Sq *tyler Mahal Pho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pasiwlhxo</text:p>
          </table:table-cell>
          <table:table-cell office:value-type="float" office:value="271.91000000000003" table:style-name="ce4">
            <text:p>271.9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7k2ac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5plorwzhws</text:p>
          </table:table-cell>
          <table:table-cell office:value-type="float" office:value="3.89" table:style-name="ce4">
            <text:p>3.8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J K Lewis &amp; Son Lt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plygcmtio</text:p>
          </table:table-cell>
          <table:table-cell office:value-type="float" office:value="90.41" table:style-name="ce4">
            <text:p>90.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Ws6jf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puumkvpww</text:p>
          </table:table-cell>
          <table:table-cell office:value-type="float" office:value="11.03" table:style-name="ce4">
            <text:p>11.0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Ttdqb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qceggrrfi</text:p>
          </table:table-cell>
          <table:table-cell office:value-type="float" office:value="19.45" table:style-name="ce4">
            <text:p>19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7qs4l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qgldjrwvd</text:p>
          </table:table-cell>
          <table:table-cell office:value-type="float" office:value="11.64" table:style-name="ce4">
            <text:p>11.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Jjnep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qgxwxgiwf</text:p>
          </table:table-cell>
          <table:table-cell office:value-type="float" office:value="8.57" table:style-name="ce4">
            <text:p>8.5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elta Air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qmdjtagcs</text:p>
          </table:table-cell>
          <table:table-cell office:value-type="float" office:value="19.420000000000002" table:style-name="ce4">
            <text:p>19.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oti Mediterranean Grill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rbjwnynxn</text:p>
          </table:table-cell>
          <table:table-cell office:value-type="float" office:value="9.58" table:style-name="ce4">
            <text:p>9.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Whb36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rfpibjgeh</text:p>
          </table:table-cell>
          <table:table-cell office:value-type="float" office:value="32.14" table:style-name="ce4">
            <text:p>32.1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The Cliff Hotel And Spa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rhrjkvmol</text:p>
          </table:table-cell>
          <table:table-cell office:value-type="float" office:value="130" table:style-name="ce4">
            <text:p>1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Kt3j2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rmkqbndib</text:p>
          </table:table-cell>
          <table:table-cell office:value-type="float" office:value="5.82" table:style-name="ce4">
            <text:p>5.8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Ddczg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rndmrtooh</text:p>
          </table:table-cell>
          <table:table-cell office:value-type="float" office:value="15.15" table:style-name="ce4">
            <text:p>15.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D623f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roypterhh</text:p>
          </table:table-cell>
          <table:table-cell office:value-type="float" office:value="19.829999999999998" table:style-name="ce4">
            <text:p>19.8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rsbfondrp</text:p>
          </table:table-cell>
          <table:table-cell office:value-type="float" office:value="235.7" table:style-name="ce4">
            <text:p>235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Amazon Web Services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rttldbwco</text:p>
          </table:table-cell>
          <table:table-cell office:value-type="float" office:value="15.24" table:style-name="ce4">
            <text:p>15.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tlas Taxi 3856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rxlzkjwtm</text:p>
          </table:table-cell>
          <table:table-cell office:value-type="float" office:value="7.11" table:style-name="ce4">
            <text:p>7.1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izza Express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szbtttrfl</text:p>
          </table:table-cell>
          <table:table-cell office:value-type="float" office:value="12.75" table:style-name="ce4">
            <text:p>12.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Rwbut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tchmbbcyv</text:p>
          </table:table-cell>
          <table:table-cell office:value-type="float" office:value="7.33" table:style-name="ce4">
            <text:p>7.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Sbrjg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tggwsswsk</text:p>
          </table:table-cell>
          <table:table-cell office:value-type="float" office:value="9.93" table:style-name="ce4">
            <text:p>9.9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Emuhy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tubmsbdcv</text:p>
          </table:table-cell>
          <table:table-cell office:value-type="float" office:value="7.05" table:style-name="ce4">
            <text:p>7.0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anos(Hotel)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uhxlhthrq</text:p>
          </table:table-cell>
          <table:table-cell office:value-type="float" office:value="362.09" table:style-name="ce4">
            <text:p>362.0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4t24u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5uwoxskycc</text:p>
          </table:table-cell>
          <table:table-cell office:value-type="float" office:value="26.81" table:style-name="ce4">
            <text:p>26.8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Clayton Hotel Cardiff Rec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vcpwlcssi</text:p>
          </table:table-cell>
          <table:table-cell office:value-type="float" office:value="238.41" table:style-name="ce4">
            <text:p>238.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 M Morrison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wbdbivatp</text:p>
          </table:table-cell>
          <table:table-cell office:value-type="float" office:value="64.16" table:style-name="ce4">
            <text:p>64.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Geckoboard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wfmqdtfoq</text:p>
          </table:table-cell>
          <table:table-cell office:value-type="float" office:value="138.9" table:style-name="ce4">
            <text:p>138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Ukafk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wtwrigewj</text:p>
          </table:table-cell>
          <table:table-cell office:value-type="float" office:value="12.39" table:style-name="ce4">
            <text:p>12.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wxqodzilt</text:p>
          </table:table-cell>
          <table:table-cell office:value-type="float" office:value="68.5" table:style-name="ce4">
            <text:p>68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Axiwx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xhkaqiugj</text:p>
          </table:table-cell>
          <table:table-cell office:value-type="float" office:value="13.2" table:style-name="ce4">
            <text:p>13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4yalk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xhthxjkdd</text:p>
          </table:table-cell>
          <table:table-cell office:value-type="float" office:value="13.77" table:style-name="ce4">
            <text:p>13.7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 Wash Dc Dining</text:p>
          </table:table-cell>
          <table:table-cell office:value-type="date" office:date-value="2018-06-01T00:00:00" table:style-name="ce5">
            <text:p>01/06/2018</text:p>
          </table:table-cell>
          <table:table-cell office:value-type="string" table:style-name="ce4">
            <text:p>H52820180605xnpxmddsu</text:p>
          </table:table-cell>
          <table:table-cell office:value-type="float" office:value="19.27" table:style-name="ce4">
            <text:p>19.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W4vdd</text:p>
          </table:table-cell>
          <table:table-cell office:value-type="date" office:date-value="2018-06-02T00:00:00" table:style-name="ce5">
            <text:p>02/06/2018</text:p>
          </table:table-cell>
          <table:table-cell office:value-type="string" table:style-name="ce4">
            <text:p>H52820180605xnxrmoxzu</text:p>
          </table:table-cell>
          <table:table-cell office:value-type="float" office:value="14.36" table:style-name="ce4">
            <text:p>14.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Bxegt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5xpcctkqou</text:p>
          </table:table-cell>
          <table:table-cell office:value-type="float" office:value="15.35" table:style-name="ce4">
            <text:p>15.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3o55c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xyenjcqld</text:p>
          </table:table-cell>
          <table:table-cell office:value-type="float" office:value="13.53" table:style-name="ce4">
            <text:p>13.5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Rwpuk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5yvfywtskf</text:p>
          </table:table-cell>
          <table:table-cell office:value-type="float" office:value="12.28" table:style-name="ce4">
            <text:p>12.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ww.Hxpayments.Com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aurmwpkdw</text:p>
          </table:table-cell>
          <table:table-cell office:value-type="float" office:value="67.88" table:style-name="ce4">
            <text:p>67.8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Q Park Cardiff Bay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aykusxfkx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 M Morrison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baepjyyyx</text:p>
          </table:table-cell>
          <table:table-cell office:value-type="float" office:value="67.900000000000006" table:style-name="ce4">
            <text:p>67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ark Plaza Cardiff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bbnmhlvhn</text:p>
          </table:table-cell>
          <table:table-cell office:value-type="float" office:value="31.8" table:style-name="ce4">
            <text:p>31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xi Svc Long Island C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6bfsymteqx</text:p>
          </table:table-cell>
          <table:table-cell office:value-type="float" office:value="9.65" table:style-name="ce4">
            <text:p>9.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xpedia 7356966265972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bmmnvzveh</text:p>
          </table:table-cell>
          <table:table-cell office:value-type="float" office:value="206.4" table:style-name="ce4">
            <text:p>206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 Alygl7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dfwjqonoi</text:p>
          </table:table-cell>
          <table:table-cell office:value-type="float" office:value="129.66" table:style-name="ce4">
            <text:p>129.6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diulpkvci</text:p>
          </table:table-cell>
          <table:table-cell office:value-type="float" office:value="80.5" table:style-name="ce4">
            <text:p>80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ffice equip (not capitalised)</text:p>
          </table:table-cell>
          <table:table-cell office:value-type="string" table:style-name="ce4">
            <text:p>Paypal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dltopbnwo</text:p>
          </table:table-cell>
          <table:table-cell office:value-type="float" office:value="3.98" table:style-name="ce4">
            <text:p>3.9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Vintage Tea And Coffee Co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dnllpdxpb</text:p>
          </table:table-cell>
          <table:table-cell office:value-type="float" office:value="8.68" table:style-name="ce4">
            <text:p>8.6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tel On Booking.Com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dvmjrssuk</text:p>
          </table:table-cell>
          <table:table-cell office:value-type="float" office:value="296" table:style-name="ce4">
            <text:p>29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issions, Fairs</text:p>
          </table:table-cell>
          <table:table-cell office:value-type="string" table:style-name="ce4">
            <text:p>Chapel Bar And Restaur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ecaujkbmr</text:p>
          </table:table-cell>
          <table:table-cell office:value-type="float" office:value="160" table:style-name="ce4">
            <text:p>16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M&amp;s Simply Food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eqwjcgywt</text:p>
          </table:table-cell>
          <table:table-cell office:value-type="float" office:value="5.39" table:style-name="ce4">
            <text:p>5.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fqheihjph</text:p>
          </table:table-cell>
          <table:table-cell office:value-type="float" office:value="115.2" table:style-name="ce4">
            <text:p>115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Kzmok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frosnzdmn</text:p>
          </table:table-cell>
          <table:table-cell office:value-type="float" office:value="5.93" table:style-name="ce4">
            <text:p>5.9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ate Street Provision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6fvgrkiyim</text:p>
          </table:table-cell>
          <table:table-cell office:value-type="float" office:value="32.22" table:style-name="ce4">
            <text:p>32.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 Hotels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gdjckwwin</text:p>
          </table:table-cell>
          <table:table-cell office:value-type="float" office:value="943.19" table:style-name="ce4">
            <text:p>943.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.Com Alpb2l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ggyswjuqk</text:p>
          </table:table-cell>
          <table:table-cell office:value-type="float" office:value="149.66" table:style-name="ce4">
            <text:p>149.6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ravelodge Gb0000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hhocirrqp</text:p>
          </table:table-cell>
          <table:table-cell office:value-type="float" office:value="165.5" table:style-name="ce4">
            <text:p>165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est Western Ambassador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hmaqfcxtq</text:p>
          </table:table-cell>
          <table:table-cell office:value-type="float" office:value="70.489999999999995" table:style-name="ce4">
            <text:p>70.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 Hotels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hnilrwaeu</text:p>
          </table:table-cell>
          <table:table-cell office:value-type="float" office:value="887.43" table:style-name="ce4">
            <text:p>887.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O7jr2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hpbqopmyd</text:p>
          </table:table-cell>
          <table:table-cell office:value-type="float" office:value="10.62" table:style-name="ce4">
            <text:p>10.6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Gwaelod Y Garth Inn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hsdjbddro</text:p>
          </table:table-cell>
          <table:table-cell office:value-type="float" office:value="22.6" table:style-name="ce4">
            <text:p>22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Db Reisezentrum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humbccncr</text:p>
          </table:table-cell>
          <table:table-cell office:value-type="float" office:value="20.82" table:style-name="ce4">
            <text:p>20.8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Royal Hotel Cardiff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ipemftuxb</text:p>
          </table:table-cell>
          <table:table-cell office:value-type="float" office:value="55" table:style-name="ce4">
            <text:p>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jcdmspwya</text:p>
          </table:table-cell>
          <table:table-cell office:value-type="float" office:value="106" table:style-name="ce4">
            <text:p>10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Websales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jcmzjorfo</text:p>
          </table:table-cell>
          <table:table-cell office:value-type="float" office:value="95" table:style-name="ce4">
            <text:p>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joskekttq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ospitality</text:p>
          </table:table-cell>
          <table:table-cell office:value-type="string" table:style-name="ce4">
            <text:p>Park Plaza Cardiff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kqdehwoyn</text:p>
          </table:table-cell>
          <table:table-cell office:value-type="float" office:value="82.34" table:style-name="ce4">
            <text:p>82.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tewart R Greenber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llblniass</text:p>
          </table:table-cell>
          <table:table-cell office:value-type="float" office:value="81.31" table:style-name="ce4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Portmeirion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lzhdweopm</text:p>
          </table:table-cell>
          <table:table-cell office:value-type="float" office:value="398" table:style-name="ce4">
            <text:p>39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Www.Insidehousing.Co.U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mhodwbfqw</text:p>
          </table:table-cell>
          <table:table-cell office:value-type="float" office:value="206" table:style-name="ce4">
            <text:p>20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 Hotels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mhstbmche</text:p>
          </table:table-cell>
          <table:table-cell office:value-type="float" office:value="843.52" table:style-name="ce4">
            <text:p>843.5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ndry Property Costs</text:p>
          </table:table-cell>
          <table:table-cell office:value-type="string" table:style-name="ce4">
            <text:p>Aquascribe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mnhwrmtgz</text:p>
          </table:table-cell>
          <table:table-cell office:value-type="float" office:value="131.22" table:style-name="ce4">
            <text:p>131.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moititvql</text:p>
          </table:table-cell>
          <table:table-cell office:value-type="float" office:value="310.5" table:style-name="ce4">
            <text:p>310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Mfrkz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6mvrmwupio</text:p>
          </table:table-cell>
          <table:table-cell office:value-type="float" office:value="13.57" table:style-name="ce4">
            <text:p>13.5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Xw5df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6nnpsizlmk</text:p>
          </table:table-cell>
          <table:table-cell office:value-type="float" office:value="4.83" table:style-name="ce4">
            <text:p>4.8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Xvat7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noxbqmofj</text:p>
          </table:table-cell>
          <table:table-cell office:value-type="float" office:value="13.37" table:style-name="ce4">
            <text:p>13.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ffice equip (not capitalised)</text:p>
          </table:table-cell>
          <table:table-cell office:value-type="string" table:style-name="ce4">
            <text:p>Paypal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ooxglztnk</text:p>
          </table:table-cell>
          <table:table-cell office:value-type="float" office:value="19.899999999999999" table:style-name="ce4">
            <text:p>19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 Hotels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qfhjpwybj</text:p>
          </table:table-cell>
          <table:table-cell office:value-type="float" office:value="895.57" table:style-name="ce4">
            <text:p>895.5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est Western Ambassador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qqjcbioui</text:p>
          </table:table-cell>
          <table:table-cell office:value-type="float" office:value="70.489999999999995" table:style-name="ce4">
            <text:p>70.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ate Street Provision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6seyvnqcfd</text:p>
          </table:table-cell>
          <table:table-cell office:value-type="float" office:value="32.22" table:style-name="ce4">
            <text:p>32.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Cibo Express Retail C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sfaxczlif</text:p>
          </table:table-cell>
          <table:table-cell office:value-type="float" office:value="2.39" table:style-name="ce4">
            <text:p>2.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ate Street Provision</text:p>
          </table:table-cell>
          <table:table-cell office:value-type="date" office:date-value="2018-06-03T00:00:00" table:style-name="ce5">
            <text:p>03/06/2018</text:p>
          </table:table-cell>
          <table:table-cell office:value-type="string" table:style-name="ce4">
            <text:p>H52820180606thiufmxva</text:p>
          </table:table-cell>
          <table:table-cell office:value-type="float" office:value="32.22" table:style-name="ce4">
            <text:p>32.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ont Y Pair Inn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tpdkpxsof</text:p>
          </table:table-cell>
          <table:table-cell office:value-type="float" office:value="450" table:style-name="ce4">
            <text:p>4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sco Pfs 3731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ttvukohvk</text:p>
          </table:table-cell>
          <table:table-cell office:value-type="float" office:value="51.97" table:style-name="ce4">
            <text:p>51.9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Royal Mail Online Shop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ucisnwsan</text:p>
          </table:table-cell>
          <table:table-cell office:value-type="float" office:value="365" table:style-name="ce4">
            <text:p>3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ndry Property Costs</text:p>
          </table:table-cell>
          <table:table-cell office:value-type="string" table:style-name="ce4">
            <text:p>Eb *european Data And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ukvemjtrc</text:p>
          </table:table-cell>
          <table:table-cell office:value-type="float" office:value="70" table:style-name="ce4">
            <text:p>7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Texaco 3 Arches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utryguwlw</text:p>
          </table:table-cell>
          <table:table-cell office:value-type="float" office:value="22.12" table:style-name="ce4">
            <text:p>22.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tel Indigo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vdnlwlyji</text:p>
          </table:table-cell>
          <table:table-cell office:value-type="float" office:value="478" table:style-name="ce4">
            <text:p>47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rketing Support Items</text:p>
          </table:table-cell>
          <table:table-cell office:value-type="string" table:style-name="ce4">
            <text:p>Dialogue Consultin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6wliflxilp</text:p>
          </table:table-cell>
          <table:table-cell office:value-type="float" office:value="31" table:style-name="ce4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Websales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xgbjodfmt</text:p>
          </table:table-cell>
          <table:table-cell office:value-type="float" office:value="203.5" table:style-name="ce4">
            <text:p>203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Food Hall C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yoietjtqy</text:p>
          </table:table-cell>
          <table:table-cell office:value-type="float" office:value="15.4" table:style-name="ce4">
            <text:p>15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tib Schuman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6zdgukkaex</text:p>
          </table:table-cell>
          <table:table-cell office:value-type="float" office:value="3.8" table:style-name="ce4">
            <text:p>3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Www.Pensunlimited.Co.U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bxhdxrpbn</text:p>
          </table:table-cell>
          <table:table-cell office:value-type="float" office:value="388.8" table:style-name="ce4">
            <text:p>388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Airport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chufbejyl</text:p>
          </table:table-cell>
          <table:table-cell office:value-type="float" office:value="25" table:style-name="ce4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rporate Hospitality</text:p>
          </table:table-cell>
          <table:table-cell office:value-type="string" table:style-name="ce4">
            <text:p>Yo! Sushi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cqbutxkns</text:p>
          </table:table-cell>
          <table:table-cell office:value-type="float" office:value="34.700000000000003" table:style-name="ce4">
            <text:p>34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Ivy Service Statio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cshyvkxst</text:p>
          </table:table-cell>
          <table:table-cell office:value-type="float" office:value="88.28" table:style-name="ce4">
            <text:p>88.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Itunes.Com/Bill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debmiiirz</text:p>
          </table:table-cell>
          <table:table-cell office:value-type="float" office:value="0.79" table:style-name="ce4">
            <text:p>0.7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Preseli Venture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dmihnthkk</text:p>
          </table:table-cell>
          <table:table-cell office:value-type="float" office:value="118" table:style-name="ce4">
            <text:p>1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Royal Hotel Cardiff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egxinrwxl</text:p>
          </table:table-cell>
          <table:table-cell office:value-type="float" office:value="16" table:style-name="ce4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J R Lane Limited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etsovprpj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est Western Ambassador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fpxfojvuk</text:p>
          </table:table-cell>
          <table:table-cell office:value-type="float" office:value="0.91" table:style-name="ce4">
            <text:p>0.9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arbucks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frbuhdwvo</text:p>
          </table:table-cell>
          <table:table-cell office:value-type="float" office:value="10.35" table:style-name="ce4">
            <text:p>10.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yers &amp; Chang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fvwhjgslp</text:p>
          </table:table-cell>
          <table:table-cell office:value-type="float" office:value="34.450000000000003" table:style-name="ce4">
            <text:p>34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bz6bistrokavana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fwbdcepwx</text:p>
          </table:table-cell>
          <table:table-cell office:value-type="float" office:value="18.88" table:style-name="ce4">
            <text:p>18.8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Dtkho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7hblurkdwo</text:p>
          </table:table-cell>
          <table:table-cell office:value-type="float" office:value="13.03" table:style-name="ce4">
            <text:p>13.0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o Metro Gare Du Midi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hdsahsrxa</text:p>
          </table:table-cell>
          <table:table-cell office:value-type="float" office:value="3.8" table:style-name="ce4">
            <text:p>3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arbucks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hgydbqueu</text:p>
          </table:table-cell>
          <table:table-cell office:value-type="float" office:value="1.65" table:style-name="ce4">
            <text:p>1.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Angel Hotel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hkfqcmxap</text:p>
          </table:table-cell>
          <table:table-cell office:value-type="float" office:value="78" table:style-name="ce4">
            <text:p>7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ylans Boathouse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ibsgpbohd</text:p>
          </table:table-cell>
          <table:table-cell office:value-type="float" office:value="13.5" table:style-name="ce4">
            <text:p>13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ffice equip (not capitalised)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ixetlnsmq</text:p>
          </table:table-cell>
          <table:table-cell office:value-type="float" office:value="27.76" table:style-name="ce4">
            <text:p>27.7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Commodore Hotel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jxfqtytzi</text:p>
          </table:table-cell>
          <table:table-cell office:value-type="float" office:value="512" table:style-name="ce4">
            <text:p>5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Rxqyn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7kkhdyrcqj</text:p>
          </table:table-cell>
          <table:table-cell office:value-type="float" office:value="9.8699999999999992" table:style-name="ce4">
            <text:p>9.8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Jvkb5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mbltqaxym</text:p>
          </table:table-cell>
          <table:table-cell office:value-type="float" office:value="8.94" table:style-name="ce4">
            <text:p>8.9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rketing Support Items</text:p>
          </table:table-cell>
          <table:table-cell office:value-type="string" table:style-name="ce4">
            <text:p>Selwyn Samuel Bar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mqrdeswbv</text:p>
          </table:table-cell>
          <table:table-cell office:value-type="float" office:value="300" table:style-name="ce4">
            <text:p>3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Q Park Cardiff Bay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obyrogkom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Rzjqc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ocmqtpxhn</text:p>
          </table:table-cell>
          <table:table-cell office:value-type="float" office:value="4.54" table:style-name="ce4">
            <text:p>4.5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oubletree By Hilton D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olxcbrlgl</text:p>
          </table:table-cell>
          <table:table-cell office:value-type="float" office:value="302.39999999999998" table:style-name="ce4">
            <text:p>302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sco Pfs 3747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qblrbdqwo</text:p>
          </table:table-cell>
          <table:table-cell office:value-type="float" office:value="29.68" table:style-name="ce4">
            <text:p>29.6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Postoffice Selfservice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qltfyfxil</text:p>
          </table:table-cell>
          <table:table-cell office:value-type="float" office:value="6.5" table:style-name="ce4">
            <text:p>6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Tesco Stores 3017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qpvmzljqx</text:p>
          </table:table-cell>
          <table:table-cell office:value-type="float" office:value="21.08" table:style-name="ce4">
            <text:p>21.0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5t3oh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7rjonwyivv</text:p>
          </table:table-cell>
          <table:table-cell office:value-type="float" office:value="21.19" table:style-name="ce4">
            <text:p>21.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yers &amp; Chang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roxptxaxd</text:p>
          </table:table-cell>
          <table:table-cell office:value-type="float" office:value="34" table:style-name="ce4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xi Svc Long Island C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7rrsusyugp</text:p>
          </table:table-cell>
          <table:table-cell office:value-type="float" office:value="13.56" table:style-name="ce4">
            <text:p>13.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Old Hall St (M2go) Stn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shfhsrbjh</text:p>
          </table:table-cell>
          <table:table-cell office:value-type="float" office:value="6.5" table:style-name="ce4">
            <text:p>6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ndry Property Costs</text:p>
          </table:table-cell>
          <table:table-cell office:value-type="string" table:style-name="ce4">
            <text:p>Nec Parking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smnwehdvc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Www.Simplylamps.Co.Uk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upofvdcjp</text:p>
          </table:table-cell>
          <table:table-cell office:value-type="float" office:value="164.34" table:style-name="ce4">
            <text:p>164.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 44534410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7vwngxbdlh</text:p>
          </table:table-cell>
          <table:table-cell office:value-type="float" office:value="26.28" table:style-name="ce4">
            <text:p>26.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Www.Avpartmaster.Net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wewkqsdpg</text:p>
          </table:table-cell>
          <table:table-cell office:value-type="float" office:value="823.68" table:style-name="ce4">
            <text:p>823.6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asyjet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wgiltspur</text:p>
          </table:table-cell>
          <table:table-cell office:value-type="float" office:value="62.27" table:style-name="ce4">
            <text:p>62.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Giovannis Restaur</text:p>
          </table:table-cell>
          <table:table-cell office:value-type="date" office:date-value="2018-06-04T00:00:00" table:style-name="ce5">
            <text:p>04/06/2018</text:p>
          </table:table-cell>
          <table:table-cell office:value-type="string" table:style-name="ce4">
            <text:p>H52820180607wlxhxoktl</text:p>
          </table:table-cell>
          <table:table-cell office:value-type="float" office:value="45.75" table:style-name="ce4">
            <text:p>45.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yers &amp; Chang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xpyibayfc</text:p>
          </table:table-cell>
          <table:table-cell office:value-type="float" office:value="34.39" table:style-name="ce4">
            <text:p>34.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Surveymonkey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xsymgumcg</text:p>
          </table:table-cell>
          <table:table-cell office:value-type="float" office:value="70" table:style-name="ce4">
            <text:p>7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7ygtvngyps</text:p>
          </table:table-cell>
          <table:table-cell office:value-type="float" office:value="34.47" table:style-name="ce4">
            <text:p>34.4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avxsijzwr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rewers Fayre41510225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bgzjshuai</text:p>
          </table:table-cell>
          <table:table-cell office:value-type="float" office:value="31.26" table:style-name="ce4">
            <text:p>31.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Xywnm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edaexwbpb</text:p>
          </table:table-cell>
          <table:table-cell office:value-type="float" office:value="38.840000000000003" table:style-name="ce4">
            <text:p>38.8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2boston Cnv Cr10702306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8edfspmxza</text:p>
          </table:table-cell>
          <table:table-cell office:value-type="float" office:value="7.7" table:style-name="ce4">
            <text:p>7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 A F Club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ephdnorxi</text:p>
          </table:table-cell>
          <table:table-cell office:value-type="float" office:value="142" table:style-name="ce4">
            <text:p>1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Apcoa-Hal-Ss T3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exlfvucgm</text:p>
          </table:table-cell>
          <table:table-cell office:value-type="float" office:value="11.5" table:style-name="ce4">
            <text:p>11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Bhosb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exvjifuey</text:p>
          </table:table-cell>
          <table:table-cell office:value-type="float" office:value="5.38" table:style-name="ce4">
            <text:p>5.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2boston Cnv Cr10702306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8eyrrpshco</text:p>
          </table:table-cell>
          <table:table-cell office:value-type="float" office:value="7.7" table:style-name="ce4">
            <text:p>7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X7ei3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fhkjfceof</text:p>
          </table:table-cell>
          <table:table-cell office:value-type="float" office:value="7.64" table:style-name="ce4">
            <text:p>7.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Kimchi Cardiff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8fjmwqprja</text:p>
          </table:table-cell>
          <table:table-cell office:value-type="float" office:value="10.7" table:style-name="ce4">
            <text:p>10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fwmxholdl</text:p>
          </table:table-cell>
          <table:table-cell office:value-type="float" office:value="7.2" table:style-name="ce4">
            <text:p>7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asabi Birmingham New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gpyygcyke</text:p>
          </table:table-cell>
          <table:table-cell office:value-type="float" office:value="19.5" table:style-name="ce4">
            <text:p>19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Amazon UK Retail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hdhhbyfgw</text:p>
          </table:table-cell>
          <table:table-cell office:value-type="float" office:value="90.5" table:style-name="ce4">
            <text:p>90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heuvahxcw</text:p>
          </table:table-cell>
          <table:table-cell office:value-type="float" office:value="21.59" table:style-name="ce4">
            <text:p>21.5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rinting</text:p>
          </table:table-cell>
          <table:table-cell office:value-type="string" table:style-name="ce4">
            <text:p>Www.Dodonline.Co.Uk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hfsnlvbze</text:p>
          </table:table-cell>
          <table:table-cell office:value-type="float" office:value="39.5" table:style-name="ce4">
            <text:p>39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2boston Cnv Cr10702306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8hitvgmsxv</text:p>
          </table:table-cell>
          <table:table-cell office:value-type="float" office:value="7.7" table:style-name="ce4">
            <text:p>7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Www.Rss.Org.Uk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jyweuikzf</text:p>
          </table:table-cell>
          <table:table-cell office:value-type="float" office:value="270" table:style-name="ce4">
            <text:p>27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ravelodge Gb0000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kmqyhgele</text:p>
          </table:table-cell>
          <table:table-cell office:value-type="float" office:value="446" table:style-name="ce4">
            <text:p>44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Ncp Limited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knsemsjpi</text:p>
          </table:table-cell>
          <table:table-cell office:value-type="float" office:value="20" table:style-name="ce4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45aii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8konhgceoo</text:p>
          </table:table-cell>
          <table:table-cell office:value-type="float" office:value="17.32" table:style-name="ce4">
            <text:p>17.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ravelodge Gb0000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lejnjjrtm</text:p>
          </table:table-cell>
          <table:table-cell office:value-type="float" office:value="-59" table:style-name="ce4">
            <text:p>-5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010230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8mefhvwxsv</text:p>
          </table:table-cell>
          <table:table-cell office:value-type="float" office:value="384" table:style-name="ce4">
            <text:p>38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esco Pay At Pump 3846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mggvxtsyr</text:p>
          </table:table-cell>
          <table:table-cell office:value-type="float" office:value="44.62" table:style-name="ce4">
            <text:p>44.6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lior@st Fagans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mphxicchg</text:p>
          </table:table-cell>
          <table:table-cell office:value-type="float" office:value="6.5" table:style-name="ce4">
            <text:p>6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tionery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mqivqgjkl</text:p>
          </table:table-cell>
          <table:table-cell office:value-type="float" office:value="8.65" table:style-name="ce4">
            <text:p>8.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Envato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8mrdokdehi</text:p>
          </table:table-cell>
          <table:table-cell office:value-type="float" office:value="26.8" table:style-name="ce4">
            <text:p>26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Premier Notting Hill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nxninvhjn</text:p>
          </table:table-cell>
          <table:table-cell office:value-type="float" office:value="25.9" table:style-name="ce4">
            <text:p>25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tel On Booking.Com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pfqughmrj</text:p>
          </table:table-cell>
          <table:table-cell office:value-type="float" office:value="67" table:style-name="ce4">
            <text:p>6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lland House Hotel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8plcdwlctq</text:p>
          </table:table-cell>
          <table:table-cell office:value-type="float" office:value="112.45" table:style-name="ce4">
            <text:p>112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abbity Bowster Hotel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pnljiemqp</text:p>
          </table:table-cell>
          <table:table-cell office:value-type="float" office:value="33.950000000000003" table:style-name="ce4">
            <text:p>33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Eb *india UK Tech Summ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pqfvewpyv</text:p>
          </table:table-cell>
          <table:table-cell office:value-type="float" office:value="51.8" table:style-name="ce4">
            <text:p>51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Falcon Hotel &amp; Res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psjprgvxw</text:p>
          </table:table-cell>
          <table:table-cell office:value-type="float" office:value="227" table:style-name="ce4">
            <text:p>2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merican Air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8psvymrgat</text:p>
          </table:table-cell>
          <table:table-cell office:value-type="float" office:value="45" table:style-name="ce4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Eq2vv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ptryehcee</text:p>
          </table:table-cell>
          <table:table-cell office:value-type="float" office:value="10.75" table:style-name="ce4">
            <text:p>10.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Tesco Stores 6482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pwccochrc</text:p>
          </table:table-cell>
          <table:table-cell office:value-type="float" office:value="4.59" table:style-name="ce4">
            <text:p>4.5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Www.Istock.Com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qeiljxjwt</text:p>
          </table:table-cell>
          <table:table-cell office:value-type="float" office:value="24" table:style-name="ce4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qgyibmqxz</text:p>
          </table:table-cell>
          <table:table-cell office:value-type="float" office:value="334.8" table:style-name="ce4">
            <text:p>334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oftware Servivces</text:p>
          </table:table-cell>
          <table:table-cell office:value-type="string" table:style-name="ce4">
            <text:p>Adobe Creative Cloud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qmjbwqski</text:p>
          </table:table-cell>
          <table:table-cell office:value-type="float" office:value="472" table:style-name="ce4">
            <text:p>47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4rs2z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8qtswkyrxu</text:p>
          </table:table-cell>
          <table:table-cell office:value-type="float" office:value="13.19" table:style-name="ce4">
            <text:p>13.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ark Plaza Cardiff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rebcjpbhj</text:p>
          </table:table-cell>
          <table:table-cell office:value-type="float" office:value="128.44999999999999" table:style-name="ce4">
            <text:p>128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Maggs Optics Ltd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rvzzilzcw</text:p>
          </table:table-cell>
          <table:table-cell office:value-type="float" office:value="81.31" table:style-name="ce4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010775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8tmpxhuhwl</text:p>
          </table:table-cell>
          <table:table-cell office:value-type="float" office:value="96" table:style-name="ce4">
            <text:p>9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Tvihx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tnkgoxfig</text:p>
          </table:table-cell>
          <table:table-cell office:value-type="float" office:value="15.4" table:style-name="ce4">
            <text:p>15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ble Table41029185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tudmvfqei</text:p>
          </table:table-cell>
          <table:table-cell office:value-type="float" office:value="20.72" table:style-name="ce4">
            <text:p>20.7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.Com Hotel Cavendish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8uddielehr</text:p>
          </table:table-cell>
          <table:table-cell office:value-type="float" office:value="145" table:style-name="ce4">
            <text:p>1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Nmgwenterpr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uncebrwne</text:p>
          </table:table-cell>
          <table:table-cell office:value-type="float" office:value="84" table:style-name="ce4">
            <text:p>8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2boston Cnv Cr10702306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8vfumeidvn</text:p>
          </table:table-cell>
          <table:table-cell office:value-type="float" office:value="4.63" table:style-name="ce4">
            <text:p>4.6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Birkenhead Hamilton Sq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vmdlrknxp</text:p>
          </table:table-cell>
          <table:table-cell office:value-type="float" office:value="3.25" table:style-name="ce4">
            <text:p>3.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ther expenses</text:p>
          </table:table-cell>
          <table:table-cell office:value-type="string" table:style-name="ce4">
            <text:p>Newcastle Uni Webstore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vounsbkeq</text:p>
          </table:table-cell>
          <table:table-cell office:value-type="float" office:value="195" table:style-name="ce4">
            <text:p>1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q *arlington Ride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xohdsygoc</text:p>
          </table:table-cell>
          <table:table-cell office:value-type="float" office:value="19.670000000000002" table:style-name="ce4">
            <text:p>19.6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 M Morrison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yfkkmycis</text:p>
          </table:table-cell>
          <table:table-cell office:value-type="float" office:value="77.099999999999994" table:style-name="ce4">
            <text:p>77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Ncp Adaptis Atw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8yofdhuwwf</text:p>
          </table:table-cell>
          <table:table-cell office:value-type="float" office:value="9.1999999999999993" table:style-name="ce4">
            <text:p>9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Lion Quays Hotel And S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ajxpccydu</text:p>
          </table:table-cell>
          <table:table-cell office:value-type="float" office:value="92" table:style-name="ce4">
            <text:p>9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Vehicle Maintenance</text:p>
          </table:table-cell>
          <table:table-cell office:value-type="string" table:style-name="ce4">
            <text:p>Celtic Tyres Cardiff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asngeyzyb</text:p>
          </table:table-cell>
          <table:table-cell office:value-type="float" office:value="452.04" table:style-name="ce4">
            <text:p>452.0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Vale Resort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bkjwngcen</text:p>
          </table:table-cell>
          <table:table-cell office:value-type="float" office:value="85" table:style-name="ce4">
            <text:p>8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2boston Cnv Cr10702306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brbxdycuo</text:p>
          </table:table-cell>
          <table:table-cell office:value-type="float" office:value="10.01" table:style-name="ce4">
            <text:p>10.0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ealth and Safety</text:p>
          </table:table-cell>
          <table:table-cell office:value-type="string" table:style-name="ce4">
            <text:p>Amazon UK Retail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cwilgomlr</text:p>
          </table:table-cell>
          <table:table-cell office:value-type="float" office:value="17.46" table:style-name="ce4">
            <text:p>17.4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Ncp Limited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dpcfokvxp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elta Air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dpuvytjgb</text:p>
          </table:table-cell>
          <table:table-cell office:value-type="float" office:value="19.260000000000002" table:style-name="ce4">
            <text:p>19.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ealth and Safety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dqjmgpjqi</text:p>
          </table:table-cell>
          <table:table-cell office:value-type="float" office:value="76.8" table:style-name="ce4">
            <text:p>76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ndry Property Costs</text:p>
          </table:table-cell>
          <table:table-cell office:value-type="string" table:style-name="ce4">
            <text:p>Eb *woodbuild Wales 20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drpkxnomu</text:p>
          </table:table-cell>
          <table:table-cell office:value-type="float" office:value="120" table:style-name="ce4">
            <text:p>12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evern River Crossing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ejyqaduko</text:p>
          </table:table-cell>
          <table:table-cell office:value-type="float" office:value="5.6" table:style-name="ce4">
            <text:p>5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Tesco Stores 5194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faigmsnns</text:p>
          </table:table-cell>
          <table:table-cell office:value-type="float" office:value="29.9" table:style-name="ce4">
            <text:p>29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mithy Garage Ltd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fchpctunc</text:p>
          </table:table-cell>
          <table:table-cell office:value-type="float" office:value="76.38" table:style-name="ce4">
            <text:p>76.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Canva For Work Monthly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fquwxjunm</text:p>
          </table:table-cell>
          <table:table-cell office:value-type="float" office:value="9.9700000000000006" table:style-name="ce4">
            <text:p>9.9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Maesteg Garage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frixaphec</text:p>
          </table:table-cell>
          <table:table-cell office:value-type="float" office:value="82.7" table:style-name="ce4">
            <text:p>82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Uwcye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09fudnfxcgm</text:p>
          </table:table-cell>
          <table:table-cell office:value-type="float" office:value="5.33" table:style-name="ce4">
            <text:p>5.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Aramark Ltd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gvithmtrh</text:p>
          </table:table-cell>
          <table:table-cell office:value-type="float" office:value="3.8" table:style-name="ce4">
            <text:p>3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Gilgj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09hdvasbvdu</text:p>
          </table:table-cell>
          <table:table-cell office:value-type="float" office:value="9.2200000000000006" table:style-name="ce4">
            <text:p>9.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ealth and Safety</text:p>
          </table:table-cell>
          <table:table-cell office:value-type="string" table:style-name="ce4">
            <text:p>Tesco Stores 5306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hmkheqqil</text:p>
          </table:table-cell>
          <table:table-cell office:value-type="float" office:value="15" table:style-name="ce4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hyxcudhxm</text:p>
          </table:table-cell>
          <table:table-cell office:value-type="float" office:value="128.4" table:style-name="ce4">
            <text:p>128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Cmt UK Ltd Taxi Fare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iekrsmyfh</text:p>
          </table:table-cell>
          <table:table-cell office:value-type="float" office:value="16.399999999999999" table:style-name="ce4">
            <text:p>16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ikebiyzjl</text:p>
          </table:table-cell>
          <table:table-cell office:value-type="float" office:value="16.38" table:style-name="ce4">
            <text:p>16.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Delta Air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inohhcmbv</text:p>
          </table:table-cell>
          <table:table-cell office:value-type="float" office:value="19.260000000000002" table:style-name="ce4">
            <text:p>19.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s Lt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jevdfprom</text:p>
          </table:table-cell>
          <table:table-cell office:value-type="float" office:value="4.5999999999999996" table:style-name="ce4">
            <text:p>4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owne Stove &amp; Spirits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jxbqzzbgq</text:p>
          </table:table-cell>
          <table:table-cell office:value-type="float" office:value="27.72" table:style-name="ce4">
            <text:p>27.7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sda Petrol 4251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kjymdnexg</text:p>
          </table:table-cell>
          <table:table-cell office:value-type="float" office:value="76.760000000000005" table:style-name="ce4">
            <text:p>76.7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Angel Hotel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kkdkyiowf</text:p>
          </table:table-cell>
          <table:table-cell office:value-type="float" office:value="21.5" table:style-name="ce4">
            <text:p>21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ristol Airport Limite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kkmkxbuhb</text:p>
          </table:table-cell>
          <table:table-cell office:value-type="float" office:value="28.99" table:style-name="ce4">
            <text:p>28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Garden Deli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kljmysylf</text:p>
          </table:table-cell>
          <table:table-cell office:value-type="float" office:value="4.18" table:style-name="ce4">
            <text:p>4.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Parish Opticians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klwvyceaw</text:p>
          </table:table-cell>
          <table:table-cell office:value-type="float" office:value="81.31" table:style-name="ce4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Ldbht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lcdxyeyii</text:p>
          </table:table-cell>
          <table:table-cell office:value-type="float" office:value="18.21" table:style-name="ce4">
            <text:p>18.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Inter-Continental Hotels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ljcpuvuwh</text:p>
          </table:table-cell>
          <table:table-cell office:value-type="float" office:value="160" table:style-name="ce4">
            <text:p>16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o Metro Schumann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lmnryhypc</text:p>
          </table:table-cell>
          <table:table-cell office:value-type="float" office:value="1.92" table:style-name="ce4">
            <text:p>1.9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Olympia Parking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lqujnchnt</text:p>
          </table:table-cell>
          <table:table-cell office:value-type="float" office:value="18" table:style-name="ce4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Red Oak Transportation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mjejxbqwh</text:p>
          </table:table-cell>
          <table:table-cell office:value-type="float" office:value="122.3" table:style-name="ce4">
            <text:p>122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Orthoworld Inc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nfgjlkspe</text:p>
          </table:table-cell>
          <table:table-cell office:value-type="float" office:value="692.18" table:style-name="ce4">
            <text:p>692.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2boston Cnv Cr10702306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nhivicnve</text:p>
          </table:table-cell>
          <table:table-cell office:value-type="float" office:value="9.24" table:style-name="ce4">
            <text:p>9.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Costa/Travelines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nkwlstgog</text:p>
          </table:table-cell>
          <table:table-cell office:value-type="float" office:value="6.64" table:style-name="ce4">
            <text:p>6.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tionery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nplfnscre</text:p>
          </table:table-cell>
          <table:table-cell office:value-type="float" office:value="309.39999999999998" table:style-name="ce4">
            <text:p>309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okejrkbsy</text:p>
          </table:table-cell>
          <table:table-cell office:value-type="float" office:value="26" table:style-name="ce4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arls Kitchen + Bar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orqinqjif</text:p>
          </table:table-cell>
          <table:table-cell office:value-type="float" office:value="32.96" table:style-name="ce4">
            <text:p>32.9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mbassy Suites Boston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otjrtbmwh</text:p>
          </table:table-cell>
          <table:table-cell office:value-type="float" office:value="711.12" table:style-name="ce4">
            <text:p>711.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Prince Edward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oykycttch</text:p>
          </table:table-cell>
          <table:table-cell office:value-type="float" office:value="63" table:style-name="ce4">
            <text:p>6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Vale Resort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pinqjxwop</text:p>
          </table:table-cell>
          <table:table-cell office:value-type="float" office:value="85" table:style-name="ce4">
            <text:p>8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Lucjg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09puipwwdis</text:p>
          </table:table-cell>
          <table:table-cell office:value-type="float" office:value="8.9700000000000006" table:style-name="ce4">
            <text:p>8.9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6fuv2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09rrwsdantb</text:p>
          </table:table-cell>
          <table:table-cell office:value-type="float" office:value="7.91" table:style-name="ce4">
            <text:p>7.9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p*valuecabsli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rrxfxjtjg</text:p>
          </table:table-cell>
          <table:table-cell office:value-type="float" office:value="9.6" table:style-name="ce4">
            <text:p>9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tionery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rybbwsiiy</text:p>
          </table:table-cell>
          <table:table-cell office:value-type="float" office:value="50.1" table:style-name="ce4">
            <text:p>50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os Taxi 0615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serbexhjb</text:p>
          </table:table-cell>
          <table:table-cell office:value-type="float" office:value="21.56" table:style-name="ce4">
            <text:p>21.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British A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smrofgyci</text:p>
          </table:table-cell>
          <table:table-cell office:value-type="float" office:value="397.59" table:style-name="ce4">
            <text:p>397.5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unkin #330704 Q35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sucpwnqud</text:p>
          </table:table-cell>
          <table:table-cell office:value-type="float" office:value="7.17" table:style-name="ce4">
            <text:p>7.1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Heathrow Express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swbpheche</text:p>
          </table:table-cell>
          <table:table-cell office:value-type="float" office:value="16.5" table:style-name="ce4">
            <text:p>16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Lul Ticket Machine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sywpppbrs</text:p>
          </table:table-cell>
          <table:table-cell office:value-type="float" office:value="30" table:style-name="ce4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elta Air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szgeldjfi</text:p>
          </table:table-cell>
          <table:table-cell office:value-type="float" office:value="19.260000000000002" table:style-name="ce4">
            <text:p>19.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2boston Cnv Cr10702306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tbxcohbxz</text:p>
          </table:table-cell>
          <table:table-cell office:value-type="float" office:value="7.7" table:style-name="ce4">
            <text:p>7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ble Table41010770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tdgcfrrsq</text:p>
          </table:table-cell>
          <table:table-cell office:value-type="float" office:value="17.28" table:style-name="ce4">
            <text:p>17.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Retail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thnlndvfu</text:p>
          </table:table-cell>
          <table:table-cell office:value-type="float" office:value="16.989999999999998" table:style-name="ce4">
            <text:p>16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estin Copley Place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tkughwlbj</text:p>
          </table:table-cell>
          <table:table-cell office:value-type="float" office:value="593.47" table:style-name="ce4">
            <text:p>593.4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issions, Fairs</text:p>
          </table:table-cell>
          <table:table-cell office:value-type="string" table:style-name="ce4">
            <text:p>Chapel Bar And Restaur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ucmpiceaa</text:p>
          </table:table-cell>
          <table:table-cell office:value-type="float" office:value="329.5" table:style-name="ce4">
            <text:p>329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layton Hotel Cardiff Bar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vlpgyqpdm</text:p>
          </table:table-cell>
          <table:table-cell office:value-type="float" office:value="11.95" table:style-name="ce4">
            <text:p>11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226000mer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voibcpnch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Guss World Famous Frie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wjcnaydnf</text:p>
          </table:table-cell>
          <table:table-cell office:value-type="float" office:value="16.72" table:style-name="ce4">
            <text:p>16.7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eminars, Conferences, Worksho</text:p>
          </table:table-cell>
          <table:table-cell office:value-type="string" table:style-name="ce4">
            <text:p>Airport Functions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wmirqivio</text:p>
          </table:table-cell>
          <table:table-cell office:value-type="float" office:value="157.91999999999999" table:style-name="ce4">
            <text:p>157.9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rofessional Membership Fees</text:p>
          </table:table-cell>
          <table:table-cell office:value-type="string" table:style-name="ce4">
            <text:p>Supplier Name Removed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wpkvqecbt</text:p>
          </table:table-cell>
          <table:table-cell office:value-type="float" office:value="99.33" table:style-name="ce4">
            <text:p>99.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g Immigration Fees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09wvclvjlyi</text:p>
          </table:table-cell>
          <table:table-cell office:value-type="float" office:value="39.659999999999997" table:style-name="ce4">
            <text:p>39.6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arls Kitchen + Bar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xvmlkrrwr</text:p>
          </table:table-cell>
          <table:table-cell office:value-type="float" office:value="32.96" table:style-name="ce4">
            <text:p>32.9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eminars, Conferences, Worksho</text:p>
          </table:table-cell>
          <table:table-cell office:value-type="string" table:style-name="ce4">
            <text:p>Eb *innovate Israel 20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09yagonnteu</text:p>
          </table:table-cell>
          <table:table-cell office:value-type="float" office:value="160.31" table:style-name="ce4">
            <text:p>160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ilton Point Of View</text:p>
          </table:table-cell>
          <table:table-cell office:value-type="date" office:date-value="2018-06-06T00:00:00" table:style-name="ce5">
            <text:p>06/06/2018</text:p>
          </table:table-cell>
          <table:table-cell office:value-type="string" table:style-name="ce4">
            <text:p>H52820180609zneuockfq</text:p>
          </table:table-cell>
          <table:table-cell office:value-type="float" office:value="19.07" table:style-name="ce4">
            <text:p>19.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Rbi Qss Subs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12ajvepljgc</text:p>
          </table:table-cell>
          <table:table-cell office:value-type="float" office:value="278" table:style-name="ce4">
            <text:p>27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ilton Hotels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12aypsuxcfv</text:p>
          </table:table-cell>
          <table:table-cell office:value-type="float" office:value="274.49" table:style-name="ce4">
            <text:p>274.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 44536035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12bbeeojlbu</text:p>
          </table:table-cell>
          <table:table-cell office:value-type="float" office:value="65" table:style-name="ce4">
            <text:p>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Galgorm Resort &amp; Spa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bcuptpbfy</text:p>
          </table:table-cell>
          <table:table-cell office:value-type="float" office:value="90" table:style-name="ce4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ristol Stn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2btdtgssut</text:p>
          </table:table-cell>
          <table:table-cell office:value-type="float" office:value="21.8" table:style-name="ce4">
            <text:p>21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s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bxbqpswjf</text:p>
          </table:table-cell>
          <table:table-cell office:value-type="float" office:value="155.9" table:style-name="ce4">
            <text:p>155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elecom non Merlin</text:p>
          </table:table-cell>
          <table:table-cell office:value-type="string" table:style-name="ce4">
            <text:p>Ee &amp; T-Mobile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cdhynfhrx</text:p>
          </table:table-cell>
          <table:table-cell office:value-type="float" office:value="78.42" table:style-name="ce4">
            <text:p>78.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Gledrid Sf Connect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12chjcujulx</text:p>
          </table:table-cell>
          <table:table-cell office:value-type="float" office:value="3.2" table:style-name="ce4">
            <text:p>3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Apple Online Store Gbp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cnpoyshuh</text:p>
          </table:table-cell>
          <table:table-cell office:value-type="float" office:value="129" table:style-name="ce4">
            <text:p>12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Premier Cars Cardiff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cwizhokks</text:p>
          </table:table-cell>
          <table:table-cell office:value-type="float" office:value="6" table:style-name="ce4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267000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cyveibprb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Premier Cars Cardiff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ddctnqesd</text:p>
          </table:table-cell>
          <table:table-cell office:value-type="float" office:value="15.7" table:style-name="ce4">
            <text:p>15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T52w7</text:p>
          </table:table-cell>
          <table:table-cell office:value-type="date" office:date-value="2018-06-09T00:00:00" table:style-name="ce5">
            <text:p>09/06/2018</text:p>
          </table:table-cell>
          <table:table-cell office:value-type="string" table:style-name="ce4">
            <text:p>H52820180612edurvvnce</text:p>
          </table:table-cell>
          <table:table-cell office:value-type="float" office:value="5.88" table:style-name="ce4">
            <text:p>5.8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The Hand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ejfwlmrtt</text:p>
          </table:table-cell>
          <table:table-cell office:value-type="float" office:value="110" table:style-name="ce4">
            <text:p>11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eggars Reach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eqlpntspu</text:p>
          </table:table-cell>
          <table:table-cell office:value-type="float" office:value="85" table:style-name="ce4">
            <text:p>8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Raileasy Web Site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etjulihoe</text:p>
          </table:table-cell>
          <table:table-cell office:value-type="float" office:value="165.08" table:style-name="ce4">
            <text:p>165.0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Parcel2go_uk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fkjnkbwyc</text:p>
          </table:table-cell>
          <table:table-cell office:value-type="float" office:value="5.39" table:style-name="ce4">
            <text:p>5.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unkin #330704 Q35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fkkuemkgt</text:p>
          </table:table-cell>
          <table:table-cell office:value-type="float" office:value="7.17" table:style-name="ce4">
            <text:p>7.1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ower Hotel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freezabch</text:p>
          </table:table-cell>
          <table:table-cell office:value-type="float" office:value="199" table:style-name="ce4">
            <text:p>1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ower Hotel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fshsemnqb</text:p>
          </table:table-cell>
          <table:table-cell office:value-type="float" office:value="199" table:style-name="ce4">
            <text:p>1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Galgorm Resort &amp; Spa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fvposutoi</text:p>
          </table:table-cell>
          <table:table-cell office:value-type="float" office:value="116.85" table:style-name="ce4">
            <text:p>116.8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2hgbhehhhw</text:p>
          </table:table-cell>
          <table:table-cell office:value-type="float" office:value="119.85" table:style-name="ce4">
            <text:p>119.8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12hhvrjhmtg</text:p>
          </table:table-cell>
          <table:table-cell office:value-type="float" office:value="8.4" table:style-name="ce4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Retail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2himupjrku</text:p>
          </table:table-cell>
          <table:table-cell office:value-type="float" office:value="21.05" table:style-name="ce4">
            <text:p>21.0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tionery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2hjkqsbjyn</text:p>
          </table:table-cell>
          <table:table-cell office:value-type="float" office:value="66.86" table:style-name="ce4">
            <text:p>66.8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heraton Boston Hotel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iknafniuh</text:p>
          </table:table-cell>
          <table:table-cell office:value-type="float" office:value="263.83" table:style-name="ce4">
            <text:p>263.8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Iaflf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ikxiugyxs</text:p>
          </table:table-cell>
          <table:table-cell office:value-type="float" office:value="40.44" table:style-name="ce4">
            <text:p>40.4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Sportsdirect.Com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jdffqejbh</text:p>
          </table:table-cell>
          <table:table-cell office:value-type="float" office:value="26.99" table:style-name="ce4">
            <text:p>26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esco Pfs 3765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jdwqioycy</text:p>
          </table:table-cell>
          <table:table-cell office:value-type="float" office:value="73.33" table:style-name="ce4">
            <text:p>73.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Ncp Dewi St Davids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jqhqicnjd</text:p>
          </table:table-cell>
          <table:table-cell office:value-type="float" office:value="6" table:style-name="ce4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H7o5t</text:p>
          </table:table-cell>
          <table:table-cell office:value-type="date" office:date-value="2018-06-09T00:00:00" table:style-name="ce5">
            <text:p>09/06/2018</text:p>
          </table:table-cell>
          <table:table-cell office:value-type="string" table:style-name="ce4">
            <text:p>H52820180612jsqeuxbqj</text:p>
          </table:table-cell>
          <table:table-cell office:value-type="float" office:value="7.36" table:style-name="ce4">
            <text:p>7.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12kebcmhsdf</text:p>
          </table:table-cell>
          <table:table-cell office:value-type="float" office:value="7.2" table:style-name="ce4">
            <text:p>7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Falcon Hotel &amp; Res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kgqlbnekt</text:p>
          </table:table-cell>
          <table:table-cell office:value-type="float" office:value="45.8" table:style-name="ce4">
            <text:p>45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Parcel2go_uk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kgrzvkjjj</text:p>
          </table:table-cell>
          <table:table-cell office:value-type="float" office:value="5.39" table:style-name="ce4">
            <text:p>5.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axi Svc New York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lbcrrlonk</text:p>
          </table:table-cell>
          <table:table-cell office:value-type="float" office:value="16.93" table:style-name="ce4">
            <text:p>16.9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estin Copley Place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lcgoscmvj</text:p>
          </table:table-cell>
          <table:table-cell office:value-type="float" office:value="890.62" table:style-name="ce4">
            <text:p>890.6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Quaker Ridge Golf Club</text:p>
          </table:table-cell>
          <table:table-cell office:value-type="date" office:date-value="2018-06-09T00:00:00" table:style-name="ce5">
            <text:p>09/06/2018</text:p>
          </table:table-cell>
          <table:table-cell office:value-type="string" table:style-name="ce4">
            <text:p>H52820180612limcgqtpt</text:p>
          </table:table-cell>
          <table:table-cell office:value-type="float" office:value="13.88" table:style-name="ce4">
            <text:p>13.8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tionery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ljwdtwhpe</text:p>
          </table:table-cell>
          <table:table-cell office:value-type="float" office:value="17.89" table:style-name="ce4">
            <text:p>17.8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Jurys Inn Sheffield Front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2lmucygymz</text:p>
          </table:table-cell>
          <table:table-cell office:value-type="float" office:value="218" table:style-name="ce4">
            <text:p>2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oftware Servivces</text:p>
          </table:table-cell>
          <table:table-cell office:value-type="string" table:style-name="ce4">
            <text:p>Twitter Online Ads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2loprwxwbn</text:p>
          </table:table-cell>
          <table:table-cell office:value-type="float" office:value="21.4" table:style-name="ce4">
            <text:p>21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4aulo</text:p>
          </table:table-cell>
          <table:table-cell office:value-type="date" office:date-value="2018-06-09T00:00:00" table:style-name="ce5">
            <text:p>09/06/2018</text:p>
          </table:table-cell>
          <table:table-cell office:value-type="string" table:style-name="ce4">
            <text:p>H52820180612lpgpzbjtx</text:p>
          </table:table-cell>
          <table:table-cell office:value-type="float" office:value="13.13" table:style-name="ce4">
            <text:p>13.1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Premier Cars Cardiff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lsmklnzbv</text:p>
          </table:table-cell>
          <table:table-cell office:value-type="float" office:value="13.9" table:style-name="ce4">
            <text:p>13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issions, Fairs</text:p>
          </table:table-cell>
          <table:table-cell office:value-type="string" table:style-name="ce4">
            <text:p>Cobbles Kitchen &amp; Deli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lvqprzvov</text:p>
          </table:table-cell>
          <table:table-cell office:value-type="float" office:value="411.3" table:style-name="ce4">
            <text:p>411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Bkesu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2lygrwkkkv</text:p>
          </table:table-cell>
          <table:table-cell office:value-type="float" office:value="6.8" table:style-name="ce4">
            <text:p>6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Argosy-Recepcija</text:p>
          </table:table-cell>
          <table:table-cell office:value-type="date" office:date-value="2018-06-09T00:00:00" table:style-name="ce5">
            <text:p>09/06/2018</text:p>
          </table:table-cell>
          <table:table-cell office:value-type="string" table:style-name="ce4">
            <text:p>H52820180612mdsyluxml</text:p>
          </table:table-cell>
          <table:table-cell office:value-type="float" office:value="1154.46" table:style-name="ce4">
            <text:p>1154.4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Llangoed Hall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12mlkwlwoji</text:p>
          </table:table-cell>
          <table:table-cell office:value-type="float" office:value="40" table:style-name="ce4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ower Hotel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mmxmuqfmw</text:p>
          </table:table-cell>
          <table:table-cell office:value-type="float" office:value="199" table:style-name="ce4">
            <text:p>1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mnnidqefm</text:p>
          </table:table-cell>
          <table:table-cell office:value-type="float" office:value="78.5" table:style-name="ce4">
            <text:p>78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Co-Op Group Petrol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mulnduzwp</text:p>
          </table:table-cell>
          <table:table-cell office:value-type="float" office:value="25" table:style-name="ce4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 *av979t-2672168141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nscrxqpzp</text:p>
          </table:table-cell>
          <table:table-cell office:value-type="float" office:value="217.28" table:style-name="ce4">
            <text:p>217.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oeifwnjuu</text:p>
          </table:table-cell>
          <table:table-cell office:value-type="float" office:value="72.2" table:style-name="ce4">
            <text:p>72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Legal Sea Foods #212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12peurrktpk</text:p>
          </table:table-cell>
          <table:table-cell office:value-type="float" office:value="30.07" table:style-name="ce4">
            <text:p>30.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sco Pfs 3731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pumypljkq</text:p>
          </table:table-cell>
          <table:table-cell office:value-type="float" office:value="44.61" table:style-name="ce4">
            <text:p>44.6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Premier Cars Cardiff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pysrnobpc</text:p>
          </table:table-cell>
          <table:table-cell office:value-type="float" office:value="10" table:style-name="ce4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sco Pfs 3731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qleygjpms</text:p>
          </table:table-cell>
          <table:table-cell office:value-type="float" office:value="76" table:style-name="ce4">
            <text:p>7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Sainsburys Petrol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2qlfhlxhtb</text:p>
          </table:table-cell>
          <table:table-cell office:value-type="float" office:value="6" table:style-name="ce4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Legal Sea Foods #212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12qtuwixehn</text:p>
          </table:table-cell>
          <table:table-cell office:value-type="float" office:value="29.61" table:style-name="ce4">
            <text:p>29.6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Tesco Pfs 3732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rbuqqlfcz</text:p>
          </table:table-cell>
          <table:table-cell office:value-type="float" office:value="69.38" table:style-name="ce4">
            <text:p>69.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Cyngor Gwynedd Cou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rikdevxft</text:p>
          </table:table-cell>
          <table:table-cell office:value-type="float" office:value="194.6" table:style-name="ce4">
            <text:p>194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elta Air</text:p>
          </table:table-cell>
          <table:table-cell office:value-type="date" office:date-value="2018-06-09T00:00:00" table:style-name="ce5">
            <text:p>09/06/2018</text:p>
          </table:table-cell>
          <table:table-cell office:value-type="string" table:style-name="ce4">
            <text:p>H52820180612rlwlnweif</text:p>
          </table:table-cell>
          <table:table-cell office:value-type="float" office:value="19.28" table:style-name="ce4">
            <text:p>19.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Cobblestone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ssktkhxpe</text:p>
          </table:table-cell>
          <table:table-cell office:value-type="float" office:value="40.79" table:style-name="ce4">
            <text:p>40.7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Atlanta Airport</text:p>
          </table:table-cell>
          <table:table-cell office:value-type="date" office:date-value="2018-06-09T00:00:00" table:style-name="ce5">
            <text:p>09/06/2018</text:p>
          </table:table-cell>
          <table:table-cell office:value-type="string" table:style-name="ce4">
            <text:p>H52820180612sudjibgfg</text:p>
          </table:table-cell>
          <table:table-cell office:value-type="float" office:value="8.0299999999999994" table:style-name="ce4">
            <text:p>8.0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xpress By Holiday Inn Ca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2sxlsgvery</text:p>
          </table:table-cell>
          <table:table-cell office:value-type="float" office:value="107" table:style-name="ce4">
            <text:p>1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ilton Hotels</text:p>
          </table:table-cell>
          <table:table-cell office:value-type="date" office:date-value="2018-06-09T00:00:00" table:style-name="ce5">
            <text:p>09/06/2018</text:p>
          </table:table-cell>
          <table:table-cell office:value-type="string" table:style-name="ce4">
            <text:p>H52820180612syhkjrnti</text:p>
          </table:table-cell>
          <table:table-cell office:value-type="float" office:value="274.49" table:style-name="ce4">
            <text:p>274.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Gravells Ltd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2szcmechmr</text:p>
          </table:table-cell>
          <table:table-cell office:value-type="float" office:value="84.88" table:style-name="ce4">
            <text:p>84.8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asyjet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szvxbufyu</text:p>
          </table:table-cell>
          <table:table-cell office:value-type="float" office:value="64.290000000000006" table:style-name="ce4">
            <text:p>64.2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Zc5a2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2tfwstzfnv</text:p>
          </table:table-cell>
          <table:table-cell office:value-type="float" office:value="20.43" table:style-name="ce4">
            <text:p>20.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Lwvv2</text:p>
          </table:table-cell>
          <table:table-cell office:value-type="date" office:date-value="2018-06-09T00:00:00" table:style-name="ce5">
            <text:p>09/06/2018</text:p>
          </table:table-cell>
          <table:table-cell office:value-type="string" table:style-name="ce4">
            <text:p>H52820180612tuoiwujih</text:p>
          </table:table-cell>
          <table:table-cell office:value-type="float" office:value="6.18" table:style-name="ce4">
            <text:p>6.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tionery</text:p>
          </table:table-cell>
          <table:table-cell office:value-type="string" table:style-name="ce4">
            <text:p>Stamps Direct Ltd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txpfquubm</text:p>
          </table:table-cell>
          <table:table-cell office:value-type="float" office:value="146.19999999999999" table:style-name="ce4">
            <text:p>146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issions, Fairs</text:p>
          </table:table-cell>
          <table:table-cell office:value-type="string" table:style-name="ce4">
            <text:p>Www.Ribride.Co.Uk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ugjzpyvtr</text:p>
          </table:table-cell>
          <table:table-cell office:value-type="float" office:value="100" table:style-name="ce4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ower Hotel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ullquhkyu</text:p>
          </table:table-cell>
          <table:table-cell office:value-type="float" office:value="199" table:style-name="ce4">
            <text:p>1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Atlassian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uowgqukmn</text:p>
          </table:table-cell>
          <table:table-cell office:value-type="float" office:value="12.96" table:style-name="ce4">
            <text:p>12.9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mshost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vkcuizgjf</text:p>
          </table:table-cell>
          <table:table-cell office:value-type="float" office:value="12.95" table:style-name="ce4">
            <text:p>12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Cq36r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vkcxeftvi</text:p>
          </table:table-cell>
          <table:table-cell office:value-type="float" office:value="24.55" table:style-name="ce4">
            <text:p>24.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K3vqk</text:p>
          </table:table-cell>
          <table:table-cell office:value-type="date" office:date-value="2018-06-09T00:00:00" table:style-name="ce5">
            <text:p>09/06/2018</text:p>
          </table:table-cell>
          <table:table-cell office:value-type="string" table:style-name="ce4">
            <text:p>H52820180612vripwwvxx</text:p>
          </table:table-cell>
          <table:table-cell office:value-type="float" office:value="8.24" table:style-name="ce4">
            <text:p>8.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issions, Fairs</text:p>
          </table:table-cell>
          <table:table-cell office:value-type="string" table:style-name="ce4">
            <text:p>Red Lion Inn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wvzbrpavo</text:p>
          </table:table-cell>
          <table:table-cell office:value-type="float" office:value="376" table:style-name="ce4">
            <text:p>37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Pbztlindocaffe</text:p>
          </table:table-cell>
          <table:table-cell office:value-type="date" office:date-value="2018-06-09T00:00:00" table:style-name="ce5">
            <text:p>09/06/2018</text:p>
          </table:table-cell>
          <table:table-cell office:value-type="string" table:style-name="ce4">
            <text:p>H52820180612xhgshomhs</text:p>
          </table:table-cell>
          <table:table-cell office:value-type="float" office:value="25.33" table:style-name="ce4">
            <text:p>25.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Z Hotel Piccadilly</text:p>
          </table:table-cell>
          <table:table-cell office:value-type="date" office:date-value="2018-06-07T00:00:00" table:style-name="ce5">
            <text:p>07/06/2018</text:p>
          </table:table-cell>
          <table:table-cell office:value-type="string" table:style-name="ce4">
            <text:p>H52820180612xnkydtbcm</text:p>
          </table:table-cell>
          <table:table-cell office:value-type="float" office:value="199" table:style-name="ce4">
            <text:p>1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sco Pfs 3731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xpepyophw</text:p>
          </table:table-cell>
          <table:table-cell office:value-type="float" office:value="87.86" table:style-name="ce4">
            <text:p>87.8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xwptbyvym</text:p>
          </table:table-cell>
          <table:table-cell office:value-type="float" office:value="5.5" table:style-name="ce4">
            <text:p>5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Jimmy Johns # 788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xxzojxykl</text:p>
          </table:table-cell>
          <table:table-cell office:value-type="float" office:value="9.0500000000000007" table:style-name="ce4">
            <text:p>9.0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Ivy Service Statio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ykfkmcsik</text:p>
          </table:table-cell>
          <table:table-cell office:value-type="float" office:value="80.16" table:style-name="ce4">
            <text:p>80.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Tesco Store 2901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ylcscoktz</text:p>
          </table:table-cell>
          <table:table-cell office:value-type="float" office:value="8.6199999999999992" table:style-name="ce4">
            <text:p>8.6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Retail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2ytdtlyiqi</text:p>
          </table:table-cell>
          <table:table-cell office:value-type="float" office:value="13.37" table:style-name="ce4">
            <text:p>13.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I2sy4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yxbtsqmzs</text:p>
          </table:table-cell>
          <table:table-cell office:value-type="float" office:value="8.85" table:style-name="ce4">
            <text:p>8.8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Shell Wrexham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2yxsqbdmuj</text:p>
          </table:table-cell>
          <table:table-cell office:value-type="float" office:value="10.08" table:style-name="ce4">
            <text:p>10.0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Nnhnt</text:p>
          </table:table-cell>
          <table:table-cell office:value-type="date" office:date-value="2018-06-09T00:00:00" table:style-name="ce5">
            <text:p>09/06/2018</text:p>
          </table:table-cell>
          <table:table-cell office:value-type="string" table:style-name="ce4">
            <text:p>H52820180612zdyehlnrj</text:p>
          </table:table-cell>
          <table:table-cell office:value-type="float" office:value="15.44" table:style-name="ce4">
            <text:p>15.4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Metro-North Tvm &amp; Tom</text:p>
          </table:table-cell>
          <table:table-cell office:value-type="date" office:date-value="2018-06-08T00:00:00" table:style-name="ce5">
            <text:p>08/06/2018</text:p>
          </table:table-cell>
          <table:table-cell office:value-type="string" table:style-name="ce4">
            <text:p>H52820180612zijhwypty</text:p>
          </table:table-cell>
          <table:table-cell office:value-type="float" office:value="28.53" table:style-name="ce4">
            <text:p>28.5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Retail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2ztjeakdfe</text:p>
          </table:table-cell>
          <table:table-cell office:value-type="float" office:value="12.32" table:style-name="ce4">
            <text:p>12.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rketing Support Items</text:p>
          </table:table-cell>
          <table:table-cell office:value-type="string" table:style-name="ce4">
            <text:p>Quinquari Marine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anixlcnbs</text:p>
          </table:table-cell>
          <table:table-cell office:value-type="float" office:value="30" table:style-name="ce4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ast Coast Mainline Co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bbswoedff</text:p>
          </table:table-cell>
          <table:table-cell office:value-type="float" office:value="142" table:style-name="ce4">
            <text:p>1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bspckcbfv</text:p>
          </table:table-cell>
          <table:table-cell office:value-type="float" office:value="7.8" table:style-name="ce4">
            <text:p>7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cbaoptwxf</text:p>
          </table:table-cell>
          <table:table-cell office:value-type="float" office:value="39" table:style-name="ce4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Economist Subscription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cbrjdgqyj</text:p>
          </table:table-cell>
          <table:table-cell office:value-type="float" office:value="145" table:style-name="ce4">
            <text:p>1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Harbourmaster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cdkerxhxt</text:p>
          </table:table-cell>
          <table:table-cell office:value-type="float" office:value="13.7" table:style-name="ce4">
            <text:p>13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ymyran Hotel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cgwtthnjo</text:p>
          </table:table-cell>
          <table:table-cell office:value-type="float" office:value="86.75" table:style-name="ce4">
            <text:p>86.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Lul Ticket Machine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ckumipjss</text:p>
          </table:table-cell>
          <table:table-cell office:value-type="float" office:value="10" table:style-name="ce4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Poundland Ltd 1363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ctxtofnst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Lawrence &amp; Harris Ltd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cymxtigcz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Tesco Store 2901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dhbohocio</text:p>
          </table:table-cell>
          <table:table-cell office:value-type="float" office:value="22.55" table:style-name="ce4">
            <text:p>22.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ir Can*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eisibuwqb</text:p>
          </table:table-cell>
          <table:table-cell office:value-type="float" office:value="892.33" table:style-name="ce4">
            <text:p>892.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eggars Reach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eqivbowwd</text:p>
          </table:table-cell>
          <table:table-cell office:value-type="float" office:value="19.25" table:style-name="ce4">
            <text:p>19.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enaissance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fjnkdxyxt</text:p>
          </table:table-cell>
          <table:table-cell office:value-type="float" office:value="171" table:style-name="ce4">
            <text:p>17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Starbucks Ludlow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fvibjdodh</text:p>
          </table:table-cell>
          <table:table-cell office:value-type="float" office:value="18.7" table:style-name="ce4">
            <text:p>18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Cwtch</text:p>
          </table:table-cell>
          <table:table-cell office:value-type="date" office:date-value="2018-06-10T00:00:00" table:style-name="ce5">
            <text:p>10/06/2018</text:p>
          </table:table-cell>
          <table:table-cell office:value-type="string" table:style-name="ce4">
            <text:p>H52820180613geptwgfyf</text:p>
          </table:table-cell>
          <table:table-cell office:value-type="float" office:value="440" table:style-name="ce4">
            <text:p>4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Cilip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gqnxcssfe</text:p>
          </table:table-cell>
          <table:table-cell office:value-type="float" office:value="500" table:style-name="ce4">
            <text:p>5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ww.Gladstoneslibrary.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hlkeruflx</text:p>
          </table:table-cell>
          <table:table-cell office:value-type="float" office:value="100" table:style-name="ce4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Wilko Retail Limit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hrxgaltxu</text:p>
          </table:table-cell>
          <table:table-cell office:value-type="float" office:value="6" table:style-name="ce4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Websales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igvekvwjf</text:p>
          </table:table-cell>
          <table:table-cell office:value-type="float" office:value="159.69999999999999" table:style-name="ce4">
            <text:p>159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 Hotels</text:p>
          </table:table-cell>
          <table:table-cell office:value-type="date" office:date-value="2018-06-05T00:00:00" table:style-name="ce5">
            <text:p>05/06/2018</text:p>
          </table:table-cell>
          <table:table-cell office:value-type="string" table:style-name="ce4">
            <text:p>H52820180613ihrwcvcid</text:p>
          </table:table-cell>
          <table:table-cell office:value-type="float" office:value="-63.18" table:style-name="ce4">
            <text:p>-63.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Acquia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jaamovjol</text:p>
          </table:table-cell>
          <table:table-cell office:value-type="float" office:value="176.33" table:style-name="ce4">
            <text:p>176.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Cartridgepeople.Com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jhpdrhjtm</text:p>
          </table:table-cell>
          <table:table-cell office:value-type="float" office:value="33.450000000000003" table:style-name="ce4">
            <text:p>33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Licences &amp; Maintenance</text:p>
          </table:table-cell>
          <table:table-cell office:value-type="string" table:style-name="ce4">
            <text:p>Fonts Com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joplebbtt</text:p>
          </table:table-cell>
          <table:table-cell office:value-type="float" office:value="18.52" table:style-name="ce4">
            <text:p>18.5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Premier Cars Cardiff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jwioiocrt</text:p>
          </table:table-cell>
          <table:table-cell office:value-type="float" office:value="10" table:style-name="ce4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ast Coast Mainline Co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lcyvzmpbv</text:p>
          </table:table-cell>
          <table:table-cell office:value-type="float" office:value="23" table:style-name="ce4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tionery</text:p>
          </table:table-cell>
          <table:table-cell office:value-type="string" table:style-name="ce4">
            <text:p>Wh Smith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lspqktnop</text:p>
          </table:table-cell>
          <table:table-cell office:value-type="float" office:value="12.99" table:style-name="ce4">
            <text:p>12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Premier Cars Cardiff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mbezjuchc</text:p>
          </table:table-cell>
          <table:table-cell office:value-type="float" office:value="24.9" table:style-name="ce4">
            <text:p>24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ast Coast Mainline Co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nwgyhkrla</text:p>
          </table:table-cell>
          <table:table-cell office:value-type="float" office:value="23" table:style-name="ce4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pnjbokawo</text:p>
          </table:table-cell>
          <table:table-cell office:value-type="float" office:value="81.31" table:style-name="ce4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esco Store 2901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pxibsjqqe</text:p>
          </table:table-cell>
          <table:table-cell office:value-type="float" office:value="4.92" table:style-name="ce4">
            <text:p>4.9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ffice Equip Maint</text:p>
          </table:table-cell>
          <table:table-cell office:value-type="string" table:style-name="ce4">
            <text:p>Lightingeve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qhlxmbkgk</text:p>
          </table:table-cell>
          <table:table-cell office:value-type="float" office:value="25.35" table:style-name="ce4">
            <text:p>25.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ravelodge Gb0000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qhwfionxd</text:p>
          </table:table-cell>
          <table:table-cell office:value-type="float" office:value="98.25" table:style-name="ce4">
            <text:p>98.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urostar Internet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rmgobcjlo</text:p>
          </table:table-cell>
          <table:table-cell office:value-type="float" office:value="165" table:style-name="ce4">
            <text:p>1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231000car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tmksmduoe</text:p>
          </table:table-cell>
          <table:table-cell office:value-type="float" office:value="183.93" table:style-name="ce4">
            <text:p>183.9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uwziovngo</text:p>
          </table:table-cell>
          <table:table-cell office:value-type="float" office:value="48.98" table:style-name="ce4">
            <text:p>48.9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ining &amp; Pers Devt</text:p>
          </table:table-cell>
          <table:table-cell office:value-type="string" table:style-name="ce4">
            <text:p>Cardiff University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yqtijghcv</text:p>
          </table:table-cell>
          <table:table-cell office:value-type="float" office:value="217.75" table:style-name="ce4">
            <text:p>217.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Sawyers Arms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3yyruimnck</text:p>
          </table:table-cell>
          <table:table-cell office:value-type="float" office:value="4.55" table:style-name="ce4">
            <text:p>4.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atvcqoblu</text:p>
          </table:table-cell>
          <table:table-cell office:value-type="float" office:value="1327.5" table:style-name="ce4">
            <text:p>1327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tionery</text:p>
          </table:table-cell>
          <table:table-cell office:value-type="string" table:style-name="ce4">
            <text:p>Paypal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4bxlrdsjyk</text:p>
          </table:table-cell>
          <table:table-cell office:value-type="float" office:value="38.5" table:style-name="ce4">
            <text:p>38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.Com Cdwp2p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clqonhhta</text:p>
          </table:table-cell>
          <table:table-cell office:value-type="float" office:value="70.209999999999994" table:style-name="ce4">
            <text:p>70.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231000car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dcoznyljq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511000abt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delwveuyj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537315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4dfbvsxgtm</text:p>
          </table:table-cell>
          <table:table-cell office:value-type="float" office:value="87" table:style-name="ce4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Q Park Cardiff Bay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dquthcixl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ermaid Quay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dzeemsgjo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Heathrow Airport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eubsijfdq</text:p>
          </table:table-cell>
          <table:table-cell office:value-type="float" office:value="68.599999999999994" table:style-name="ce4">
            <text:p>68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Future Inns Cardiff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faqshplfh</text:p>
          </table:table-cell>
          <table:table-cell office:value-type="float" office:value="78" table:style-name="ce4">
            <text:p>7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ficoehoet</text:p>
          </table:table-cell>
          <table:table-cell office:value-type="float" office:value="90.2" table:style-name="ce4">
            <text:p>90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Exclaimer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gdrpiukxc</text:p>
          </table:table-cell>
          <table:table-cell office:value-type="float" office:value="90" table:style-name="ce4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Tesco-Pfs 4112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gigxktmhg</text:p>
          </table:table-cell>
          <table:table-cell office:value-type="float" office:value="59.13" table:style-name="ce4">
            <text:p>59.1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ww.Clontarfhotel.Co.U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4gjynkcolf</text:p>
          </table:table-cell>
          <table:table-cell office:value-type="float" office:value="47" table:style-name="ce4">
            <text:p>4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rinting</text:p>
          </table:table-cell>
          <table:table-cell office:value-type="string" table:style-name="ce4">
            <text:p>Moo.Com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glznncwsl</text:p>
          </table:table-cell>
          <table:table-cell office:value-type="float" office:value="128.07" table:style-name="ce4">
            <text:p>128.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 Cdx53d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gwlurrqxc</text:p>
          </table:table-cell>
          <table:table-cell office:value-type="float" office:value="36.99" table:style-name="ce4">
            <text:p>36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tel On Booking.Com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hikcuedtw</text:p>
          </table:table-cell>
          <table:table-cell office:value-type="float" office:value="103.5" table:style-name="ce4">
            <text:p>103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Angel Hotel</text:p>
          </table:table-cell>
          <table:table-cell office:value-type="date" office:date-value="2018-06-11T00:00:00" table:style-name="ce5">
            <text:p>11/06/2018</text:p>
          </table:table-cell>
          <table:table-cell office:value-type="string" table:style-name="ce4">
            <text:p>H52820180614hxzmrpjnn</text:p>
          </table:table-cell>
          <table:table-cell office:value-type="float" office:value="78" table:style-name="ce4">
            <text:p>7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g Marshall Opticians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ictoqvaln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4lvct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4igomnbluo</text:p>
          </table:table-cell>
          <table:table-cell office:value-type="float" office:value="14.96" table:style-name="ce4">
            <text:p>14.9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Lond Padd Sst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ioobubbjf</text:p>
          </table:table-cell>
          <table:table-cell office:value-type="float" office:value="62.2" table:style-name="ce4">
            <text:p>62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ksvzipnlb</text:p>
          </table:table-cell>
          <table:table-cell office:value-type="float" office:value="24.16" table:style-name="ce4">
            <text:p>24.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kykejiper</text:p>
          </table:table-cell>
          <table:table-cell office:value-type="float" office:value="45.8" table:style-name="ce4">
            <text:p>45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Websales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lfrbbheik</text:p>
          </table:table-cell>
          <table:table-cell office:value-type="float" office:value="153.80000000000001" table:style-name="ce4">
            <text:p>153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lklgkieik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onrah Country Hot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mhxzklzut</text:p>
          </table:table-cell>
          <table:table-cell office:value-type="float" office:value="90" table:style-name="ce4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Novotel Hotels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mipxqedmi</text:p>
          </table:table-cell>
          <table:table-cell office:value-type="float" office:value="176" table:style-name="ce4">
            <text:p>17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ristol Airport Limite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niiussrdd</text:p>
          </table:table-cell>
          <table:table-cell office:value-type="float" office:value="25.99" table:style-name="ce4">
            <text:p>25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Gowristbandswristband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pjyjedgiv</text:p>
          </table:table-cell>
          <table:table-cell office:value-type="float" office:value="279" table:style-name="ce4">
            <text:p>27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ealth and Safety</text:p>
          </table:table-cell>
          <table:table-cell office:value-type="string" table:style-name="ce4">
            <text:p>Starlab (UK), Ltd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qiihajbid</text:p>
          </table:table-cell>
          <table:table-cell office:value-type="float" office:value="32.840000000000003" table:style-name="ce4">
            <text:p>32.8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asyjet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qloxnbinf</text:p>
          </table:table-cell>
          <table:table-cell office:value-type="float" office:value="54.4" table:style-name="ce4">
            <text:p>54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 M Morrison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qtwlkhgqq</text:p>
          </table:table-cell>
          <table:table-cell office:value-type="float" office:value="85.8" table:style-name="ce4">
            <text:p>85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Bristol Pway To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spnhujbux</text:p>
          </table:table-cell>
          <table:table-cell office:value-type="float" office:value="217.4" table:style-name="ce4">
            <text:p>217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231000car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swknftvti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Directf*dfp119580730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trgrykhpf</text:p>
          </table:table-cell>
          <table:table-cell office:value-type="float" office:value="736.1" table:style-name="ce4">
            <text:p>736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s Lt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ttxfkhgsd</text:p>
          </table:table-cell>
          <table:table-cell office:value-type="float" office:value="4.9000000000000004" table:style-name="ce4">
            <text:p>4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ndry Property Costs</text:p>
          </table:table-cell>
          <table:table-cell office:value-type="string" table:style-name="ce4">
            <text:p>Www.Cseplc.Com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uplfefuho</text:p>
          </table:table-cell>
          <table:table-cell office:value-type="float" office:value="165" table:style-name="ce4">
            <text:p>1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Law Society Financ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uvvwjuidw</text:p>
          </table:table-cell>
          <table:table-cell office:value-type="float" office:value="139" table:style-name="ce4">
            <text:p>1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Www.Nci.Co.Uk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vrqmtluek</text:p>
          </table:table-cell>
          <table:table-cell office:value-type="float" office:value="150" table:style-name="ce4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Rowlands Marine Electr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wohlsrwed</text:p>
          </table:table-cell>
          <table:table-cell office:value-type="float" office:value="193" table:style-name="ce4">
            <text:p>19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The Financial Times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xhlcgogfe</text:p>
          </table:table-cell>
          <table:table-cell office:value-type="float" office:value="48" table:style-name="ce4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Gar Hotels Limited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yojjzhcyz</text:p>
          </table:table-cell>
          <table:table-cell office:value-type="float" office:value="59.5" table:style-name="ce4">
            <text:p>59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arbuck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4zfxcymjgv</text:p>
          </table:table-cell>
          <table:table-cell office:value-type="float" office:value="10.25" table:style-name="ce4">
            <text:p>10.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013605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5bwvpwkagu</text:p>
          </table:table-cell>
          <table:table-cell office:value-type="float" office:value="303" table:style-name="ce4">
            <text:p>30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eghna Tandoori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ccxuqswro</text:p>
          </table:table-cell>
          <table:table-cell office:value-type="float" office:value="13.2" table:style-name="ce4">
            <text:p>13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 Cj5fns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cdeqkzwrr</text:p>
          </table:table-cell>
          <table:table-cell office:value-type="float" office:value="107.98" table:style-name="ce4">
            <text:p>107.9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hr Cardiff Ltd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ddsldbdwv</text:p>
          </table:table-cell>
          <table:table-cell office:value-type="float" office:value="55.3" table:style-name="ce4">
            <text:p>55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z Meiya Internatinal Bus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dexkthvlg</text:p>
          </table:table-cell>
          <table:table-cell office:value-type="float" office:value="170.1" table:style-name="ce4">
            <text:p>170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dldllnayt</text:p>
          </table:table-cell>
          <table:table-cell office:value-type="float" office:value="8.8000000000000007" table:style-name="ce4">
            <text:p>8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7edt7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5dofrgvjsb</text:p>
          </table:table-cell>
          <table:table-cell office:value-type="float" office:value="18.579999999999998" table:style-name="ce4">
            <text:p>18.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w Eat Ltd (Ma)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5dpwyowqoj</text:p>
          </table:table-cell>
          <table:table-cell office:value-type="float" office:value="27" table:style-name="ce4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hell Orme View326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dqoaxlyfn</text:p>
          </table:table-cell>
          <table:table-cell office:value-type="float" office:value="20.21" table:style-name="ce4">
            <text:p>20.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Nri*new Relic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dtcogybzj</text:p>
          </table:table-cell>
          <table:table-cell office:value-type="float" office:value="58.03" table:style-name="ce4">
            <text:p>58.0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eehjyuffa</text:p>
          </table:table-cell>
          <table:table-cell office:value-type="float" office:value="140.80000000000001" table:style-name="ce4">
            <text:p>140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ainsburys S/Mkts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eiyhvnnlv</text:p>
          </table:table-cell>
          <table:table-cell office:value-type="float" office:value="24.02" table:style-name="ce4">
            <text:p>24.0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ealth and Safety</text:p>
          </table:table-cell>
          <table:table-cell office:value-type="string" table:style-name="ce4">
            <text:p>Tesco Stores 4630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fedonsvtn</text:p>
          </table:table-cell>
          <table:table-cell office:value-type="float" office:value="25.08" table:style-name="ce4">
            <text:p>25.0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Victoria Hotel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5fhnhwhwoq</text:p>
          </table:table-cell>
          <table:table-cell office:value-type="float" office:value="109" table:style-name="ce4">
            <text:p>10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finnghxev</text:p>
          </table:table-cell>
          <table:table-cell office:value-type="float" office:value="15.25" table:style-name="ce4">
            <text:p>15.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British A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5frhraimij</text:p>
          </table:table-cell>
          <table:table-cell office:value-type="float" office:value="280.27" table:style-name="ce4">
            <text:p>280.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gfrcdnzeg</text:p>
          </table:table-cell>
          <table:table-cell office:value-type="float" office:value="23.94" table:style-name="ce4">
            <text:p>23.9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oppies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gpliucifu</text:p>
          </table:table-cell>
          <table:table-cell office:value-type="float" office:value="22.21" table:style-name="ce4">
            <text:p>22.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rketing Support Items</text:p>
          </table:table-cell>
          <table:table-cell office:value-type="string" table:style-name="ce4">
            <text:p>Celticquest.Co.Uk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gsvpreknz</text:p>
          </table:table-cell>
          <table:table-cell office:value-type="float" office:value="90" table:style-name="ce4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rexham Car And Van Hire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gufwmtqxp</text:p>
          </table:table-cell>
          <table:table-cell office:value-type="float" office:value="90" table:style-name="ce4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Eu Amazon.Co.Uk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gulmmesnq</text:p>
          </table:table-cell>
          <table:table-cell office:value-type="float" office:value="43.03" table:style-name="ce4">
            <text:p>43.0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xpedia 7359076051178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hlicpvkgk</text:p>
          </table:table-cell>
          <table:table-cell office:value-type="float" office:value="209.23" table:style-name="ce4">
            <text:p>209.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Arlba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homwtjruv</text:p>
          </table:table-cell>
          <table:table-cell office:value-type="float" office:value="19.3" table:style-name="ce4">
            <text:p>19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hzwcjqawm</text:p>
          </table:table-cell>
          <table:table-cell office:value-type="float" office:value="232" table:style-name="ce4">
            <text:p>2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iaglojunk</text:p>
          </table:table-cell>
          <table:table-cell office:value-type="float" office:value="29.47" table:style-name="ce4">
            <text:p>29.4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ristol Airport Limite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iounbhpmt</text:p>
          </table:table-cell>
          <table:table-cell office:value-type="float" office:value="25.99" table:style-name="ce4">
            <text:p>25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eltic Royal Hotel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ivbmlekxg</text:p>
          </table:table-cell>
          <table:table-cell office:value-type="float" office:value="21" table:style-name="ce4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ivsquipem</text:p>
          </table:table-cell>
          <table:table-cell office:value-type="float" office:value="15.29" table:style-name="ce4">
            <text:p>15.2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asyjet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izfnyxutl</text:p>
          </table:table-cell>
          <table:table-cell office:value-type="float" office:value="251.36" table:style-name="ce4">
            <text:p>251.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Ym7jz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jekdxiemp</text:p>
          </table:table-cell>
          <table:table-cell office:value-type="float" office:value="12.18" table:style-name="ce4">
            <text:p>12.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 A F Club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jstqfvzxr</text:p>
          </table:table-cell>
          <table:table-cell office:value-type="float" office:value="151.75" table:style-name="ce4">
            <text:p>151.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531960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5lfiimdeoe</text:p>
          </table:table-cell>
          <table:table-cell office:value-type="float" office:value="215" table:style-name="ce4">
            <text:p>2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llanevcdo</text:p>
          </table:table-cell>
          <table:table-cell office:value-type="float" office:value="15.68" table:style-name="ce4">
            <text:p>15.6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ncb - Nmbs Eu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lnftmgijh</text:p>
          </table:table-cell>
          <table:table-cell office:value-type="float" office:value="49.07" table:style-name="ce4">
            <text:p>49.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ffice Equip Maint</text:p>
          </table:table-cell>
          <table:table-cell office:value-type="string" table:style-name="ce4">
            <text:p>Amazon UK Retail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mbyitsfqc</text:p>
          </table:table-cell>
          <table:table-cell office:value-type="float" office:value="78.150000000000006" table:style-name="ce4">
            <text:p>78.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Hotels.Com148971576684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5meecnlgtm</text:p>
          </table:table-cell>
          <table:table-cell office:value-type="float" office:value="158" table:style-name="ce4">
            <text:p>1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s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mobjkzwww</text:p>
          </table:table-cell>
          <table:table-cell office:value-type="float" office:value="246.9" table:style-name="ce4">
            <text:p>246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Adobe Creative Cloud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mzbibpolk</text:p>
          </table:table-cell>
          <table:table-cell office:value-type="float" office:value="131.47" table:style-name="ce4">
            <text:p>131.4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lfinders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olavcxtqe</text:p>
          </table:table-cell>
          <table:table-cell office:value-type="float" office:value="6804" table:style-name="ce4">
            <text:p>680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elecom non Merlin</text:p>
          </table:table-cell>
          <table:table-cell office:value-type="string" table:style-name="ce4">
            <text:p>Mip*vodafone Topup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5oldopussv</text:p>
          </table:table-cell>
          <table:table-cell office:value-type="float" office:value="50" table:style-name="ce4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oojcgherc</text:p>
          </table:table-cell>
          <table:table-cell office:value-type="float" office:value="80.78" table:style-name="ce4">
            <text:p>80.7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rinting</text:p>
          </table:table-cell>
          <table:table-cell office:value-type="string" table:style-name="ce4">
            <text:p>Max Tesco 3246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pkxruiwgl</text:p>
          </table:table-cell>
          <table:table-cell office:value-type="float" office:value="10.8" table:style-name="ce4">
            <text:p>10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Cba*tenable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pmgsnicic</text:p>
          </table:table-cell>
          <table:table-cell office:value-type="float" office:value="2135.5700000000002" table:style-name="ce4">
            <text:p>2135.5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Disruptive Hr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pntptjlfc</text:p>
          </table:table-cell>
          <table:table-cell office:value-type="float" office:value="17.399999999999999" table:style-name="ce4">
            <text:p>17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z Meiya Internatinal Bus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pxxlhywkb</text:p>
          </table:table-cell>
          <table:table-cell office:value-type="float" office:value="170.1" table:style-name="ce4">
            <text:p>170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ffice equip (not capitalised)</text:p>
          </table:table-cell>
          <table:table-cell office:value-type="string" table:style-name="ce4">
            <text:p>Poundland Ltd 1363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qjifnvdxp</text:p>
          </table:table-cell>
          <table:table-cell office:value-type="float" office:value="6" table:style-name="ce4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ristol Airport Limite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qjohsknyx</text:p>
          </table:table-cell>
          <table:table-cell office:value-type="float" office:value="50.99" table:style-name="ce4">
            <text:p>50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Fs *jotform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qkaldwghd</text:p>
          </table:table-cell>
          <table:table-cell office:value-type="float" office:value="17.64" table:style-name="ce4">
            <text:p>17.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ffice equip (not capitalised)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qlbdjmgix</text:p>
          </table:table-cell>
          <table:table-cell office:value-type="float" office:value="30.98" table:style-name="ce4">
            <text:p>30.9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slvurohqo</text:p>
          </table:table-cell>
          <table:table-cell office:value-type="float" office:value="66.069999999999993" table:style-name="ce4">
            <text:p>66.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rinting</text:p>
          </table:table-cell>
          <table:table-cell office:value-type="string" table:style-name="ce4">
            <text:p>Www.Premierplasticcard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trxuydqpv</text:p>
          </table:table-cell>
          <table:table-cell office:value-type="float" office:value="33.479999999999997" table:style-name="ce4">
            <text:p>33.4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tionery</text:p>
          </table:table-cell>
          <table:table-cell office:value-type="string" table:style-name="ce4">
            <text:p>Tesco-Stores 3056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tzsfovydk</text:p>
          </table:table-cell>
          <table:table-cell office:value-type="float" office:value="9" table:style-name="ce4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Irish Rail 30845842-Rj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upctvnnok</text:p>
          </table:table-cell>
          <table:table-cell office:value-type="float" office:value="36.340000000000003" table:style-name="ce4">
            <text:p>36.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ravelodge Gb0000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uuwzhhjcl</text:p>
          </table:table-cell>
          <table:table-cell office:value-type="float" office:value="200.5" table:style-name="ce4">
            <text:p>200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ste Of India</text:p>
          </table:table-cell>
          <table:table-cell office:value-type="date" office:date-value="2018-06-12T00:00:00" table:style-name="ce5">
            <text:p>12/06/2018</text:p>
          </table:table-cell>
          <table:table-cell office:value-type="string" table:style-name="ce4">
            <text:p>H52820180615uvpjioqui</text:p>
          </table:table-cell>
          <table:table-cell office:value-type="float" office:value="31.9" table:style-name="ce4">
            <text:p>31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ncb - Nmbs Eu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wkebynnnm</text:p>
          </table:table-cell>
          <table:table-cell office:value-type="float" office:value="49.07" table:style-name="ce4">
            <text:p>49.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xkgshswcx</text:p>
          </table:table-cell>
          <table:table-cell office:value-type="float" office:value="23.8" table:style-name="ce4">
            <text:p>23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Principality Stadi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5zerelvxng</text:p>
          </table:table-cell>
          <table:table-cell office:value-type="float" office:value="25" table:style-name="ce4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g Marshall Opticians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abqdcshcn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rketing Support Items</text:p>
          </table:table-cell>
          <table:table-cell office:value-type="string" table:style-name="ce4">
            <text:p>B&amp;m Retail Ltd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axngnorve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bfhvserzu</text:p>
          </table:table-cell>
          <table:table-cell office:value-type="float" office:value="4.5999999999999996" table:style-name="ce4">
            <text:p>4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Hotels.Com149027232946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bgydafkmh</text:p>
          </table:table-cell>
          <table:table-cell office:value-type="float" office:value="870.5" table:style-name="ce4">
            <text:p>870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elfserve Ticket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biietyfni</text:p>
          </table:table-cell>
          <table:table-cell office:value-type="float" office:value="3.5" table:style-name="ce4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Iqkgp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6cbqjwwrsc</text:p>
          </table:table-cell>
          <table:table-cell office:value-type="float" office:value="12.76" table:style-name="ce4">
            <text:p>12.7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Via Rail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6cnjgtqiap</text:p>
          </table:table-cell>
          <table:table-cell office:value-type="float" office:value="33.520000000000003" table:style-name="ce4">
            <text:p>33.5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Postoffice Selfservice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ehqnyfwcl</text:p>
          </table:table-cell>
          <table:table-cell office:value-type="float" office:value="3.95" table:style-name="ce4">
            <text:p>3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xaco Stripestar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ehqrszmsk</text:p>
          </table:table-cell>
          <table:table-cell office:value-type="float" office:value="27.29" table:style-name="ce4">
            <text:p>27.2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oyal Overseas League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eqeqscyjn</text:p>
          </table:table-cell>
          <table:table-cell office:value-type="float" office:value="326" table:style-name="ce4">
            <text:p>3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Q Park Cardiff Bay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evgxxpvkc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N26ek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6fhpbwjncz</text:p>
          </table:table-cell>
          <table:table-cell office:value-type="float" office:value="18.5" table:style-name="ce4">
            <text:p>18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Jurys Inn Cardiff Front D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fhsnmwahw</text:p>
          </table:table-cell>
          <table:table-cell office:value-type="float" office:value="107" table:style-name="ce4">
            <text:p>1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Lon Padd To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halqnpfjb</text:p>
          </table:table-cell>
          <table:table-cell office:value-type="float" office:value="18.399999999999999" table:style-name="ce4">
            <text:p>18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Ctc6p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hbdtkslct</text:p>
          </table:table-cell>
          <table:table-cell office:value-type="float" office:value="16.41" table:style-name="ce4">
            <text:p>16.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Morrison Petrol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6hopiqrxfq</text:p>
          </table:table-cell>
          <table:table-cell office:value-type="float" office:value="66.8" table:style-name="ce4">
            <text:p>66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Vehicle Maintenance</text:p>
          </table:table-cell>
          <table:table-cell office:value-type="string" table:style-name="ce4">
            <text:p>Haverford West Ss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ichqitkvt</text:p>
          </table:table-cell>
          <table:table-cell office:value-type="float" office:value="6.99" table:style-name="ce4">
            <text:p>6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Postoffice Selfservice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iqftwqlin</text:p>
          </table:table-cell>
          <table:table-cell office:value-type="float" office:value="4.45" table:style-name="ce4">
            <text:p>4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hell Orme View326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isqzdnnwj</text:p>
          </table:table-cell>
          <table:table-cell office:value-type="float" office:value="57.59" table:style-name="ce4">
            <text:p>57.5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aterloo Hotel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jeavvobjg</text:p>
          </table:table-cell>
          <table:table-cell office:value-type="float" office:value="192" table:style-name="ce4">
            <text:p>19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Wm Morrisons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6jehpkupql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511000abt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jnckhtacp</text:p>
          </table:table-cell>
          <table:table-cell office:value-type="float" office:value="81.31" table:style-name="ce4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Dyrham Service Station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jnrsfcoqk</text:p>
          </table:table-cell>
          <table:table-cell office:value-type="float" office:value="75.14" table:style-name="ce4">
            <text:p>75.1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ure Sw1e 6rd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kekpfmfxv</text:p>
          </table:table-cell>
          <table:table-cell office:value-type="float" office:value="6.65" table:style-name="ce4">
            <text:p>6.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klqqtkcgd</text:p>
          </table:table-cell>
          <table:table-cell office:value-type="float" office:value="17.8" table:style-name="ce4">
            <text:p>17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Marks&amp;spencer Plc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lajiebvue</text:p>
          </table:table-cell>
          <table:table-cell office:value-type="float" office:value="18" table:style-name="ce4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oftware Servivces</text:p>
          </table:table-cell>
          <table:table-cell office:value-type="string" table:style-name="ce4">
            <text:p>Mailchimp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lcivgzptj</text:p>
          </table:table-cell>
          <table:table-cell office:value-type="float" office:value="37.86" table:style-name="ce4">
            <text:p>37.8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q *uvc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lcymipngb</text:p>
          </table:table-cell>
          <table:table-cell office:value-type="float" office:value="5.53" table:style-name="ce4">
            <text:p>5.5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mithy Garage Ltd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locplxdcw</text:p>
          </table:table-cell>
          <table:table-cell office:value-type="float" office:value="35.61" table:style-name="ce4">
            <text:p>35.6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ristol Airport Limite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mzogndnzw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Eforce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ncygwjphy</text:p>
          </table:table-cell>
          <table:table-cell office:value-type="float" office:value="1944" table:style-name="ce4">
            <text:p>194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ww.Hxpayments.Com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noqsgiskr</text:p>
          </table:table-cell>
          <table:table-cell office:value-type="float" office:value="24.99" table:style-name="ce4">
            <text:p>24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elta Air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6ntegdcjaj</text:p>
          </table:table-cell>
          <table:table-cell office:value-type="float" office:value="152.38" table:style-name="ce4">
            <text:p>152.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ojodsjsdw</text:p>
          </table:table-cell>
          <table:table-cell office:value-type="float" office:value="78.5" table:style-name="ce4">
            <text:p>78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 Bsp Gb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6pcnlnqstv</text:p>
          </table:table-cell>
          <table:table-cell office:value-type="float" office:value="171.61" table:style-name="ce4">
            <text:p>171.6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at Drink Sleep Lt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6rqpfmmkvh</text:p>
          </table:table-cell>
          <table:table-cell office:value-type="float" office:value="77.5" table:style-name="ce4">
            <text:p>77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pper Crust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sjcqhkruy</text:p>
          </table:table-cell>
          <table:table-cell office:value-type="float" office:value="2.19" table:style-name="ce4">
            <text:p>2.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Zoho Corporation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tljzahqtx</text:p>
          </table:table-cell>
          <table:table-cell office:value-type="float" office:value="3.11" table:style-name="ce4">
            <text:p>3.1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lyrood Hotel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6tvizdhosm</text:p>
          </table:table-cell>
          <table:table-cell office:value-type="float" office:value="254" table:style-name="ce4">
            <text:p>25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The Hand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tvqslvrrs</text:p>
          </table:table-cell>
          <table:table-cell office:value-type="float" office:value="25" table:style-name="ce4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Tesco Stores 2676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uhkbfjpml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ravelodge Gb0000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vfvvyifxj</text:p>
          </table:table-cell>
          <table:table-cell office:value-type="float" office:value="67" table:style-name="ce4">
            <text:p>6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vgduoilsr</text:p>
          </table:table-cell>
          <table:table-cell office:value-type="float" office:value="84.5" table:style-name="ce4">
            <text:p>84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Cann Office Hotel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6vmfsnpppc</text:p>
          </table:table-cell>
          <table:table-cell office:value-type="float" office:value="270" table:style-name="ce4">
            <text:p>27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International Parking Sys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vmgtlntnl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Websales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6wbqvqonkh</text:p>
          </table:table-cell>
          <table:table-cell office:value-type="float" office:value="602.70000000000005" table:style-name="ce4">
            <text:p>602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ffice equip (not capitalised)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xeubetonr</text:p>
          </table:table-cell>
          <table:table-cell office:value-type="float" office:value="45.97" table:style-name="ce4">
            <text:p>45.9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mithy Garage Ltd</text:p>
          </table:table-cell>
          <table:table-cell office:value-type="date" office:date-value="2018-06-13T00:00:00" table:style-name="ce5">
            <text:p>13/06/2018</text:p>
          </table:table-cell>
          <table:table-cell office:value-type="string" table:style-name="ce4">
            <text:p>H52820180616xlzjudqem</text:p>
          </table:table-cell>
          <table:table-cell office:value-type="float" office:value="26.58" table:style-name="ce4">
            <text:p>26.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sco Pfs 3759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xxznutvhd</text:p>
          </table:table-cell>
          <table:table-cell office:value-type="float" office:value="82.08" table:style-name="ce4">
            <text:p>82.0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Tesco Pfs 4233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ycznqrhnv</text:p>
          </table:table-cell>
          <table:table-cell office:value-type="float" office:value="83.95" table:style-name="ce4">
            <text:p>83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yyokcqain</text:p>
          </table:table-cell>
          <table:table-cell office:value-type="float" office:value="32.6" table:style-name="ce4">
            <text:p>32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Esso Radyr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6zjgeehpif</text:p>
          </table:table-cell>
          <table:table-cell office:value-type="float" office:value="51.5" table:style-name="ce4">
            <text:p>51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K2ncs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aupioxlwt</text:p>
          </table:table-cell>
          <table:table-cell office:value-type="float" office:value="16.190000000000001" table:style-name="ce4">
            <text:p>16.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hell Britannia</text:p>
          </table:table-cell>
          <table:table-cell office:value-type="date" office:date-value="2018-06-16T00:00:00" table:style-name="ce5">
            <text:p>16/06/2018</text:p>
          </table:table-cell>
          <table:table-cell office:value-type="string" table:style-name="ce4">
            <text:p>H52820180619badssbksa</text:p>
          </table:table-cell>
          <table:table-cell office:value-type="float" office:value="80.819999999999993" table:style-name="ce4">
            <text:p>80.8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mirates Transport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19bamyizdhi</text:p>
          </table:table-cell>
          <table:table-cell office:value-type="float" office:value="33.42" table:style-name="ce4">
            <text:p>33.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237y4</text:p>
          </table:table-cell>
          <table:table-cell office:value-type="date" office:date-value="2018-06-16T00:00:00" table:style-name="ce5">
            <text:p>16/06/2018</text:p>
          </table:table-cell>
          <table:table-cell office:value-type="string" table:style-name="ce4">
            <text:p>H52820180619blxkopkop</text:p>
          </table:table-cell>
          <table:table-cell office:value-type="float" office:value="15.28" table:style-name="ce4">
            <text:p>15.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Wm Morrisons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19bqolzjxpn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Delta Air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9davsmusqz</text:p>
          </table:table-cell>
          <table:table-cell office:value-type="float" office:value="509.75" table:style-name="ce4">
            <text:p>509.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dtjnduoyk</text:p>
          </table:table-cell>
          <table:table-cell office:value-type="float" office:value="63.6" table:style-name="ce4">
            <text:p>63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Pettigrew Tea Rooms</text:p>
          </table:table-cell>
          <table:table-cell office:value-type="date" office:date-value="2018-06-16T00:00:00" table:style-name="ce5">
            <text:p>16/06/2018</text:p>
          </table:table-cell>
          <table:table-cell office:value-type="string" table:style-name="ce4">
            <text:p>H52820180619dymbkxlyt</text:p>
          </table:table-cell>
          <table:table-cell office:value-type="float" office:value="21.05" table:style-name="ce4">
            <text:p>21.0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Wm Morrisons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dypvrmsdl</text:p>
          </table:table-cell>
          <table:table-cell office:value-type="float" office:value="1.1000000000000001" table:style-name="ce4">
            <text:p>1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W M Morrison</text:p>
          </table:table-cell>
          <table:table-cell office:value-type="date" office:date-value="2018-06-16T00:00:00" table:style-name="ce5">
            <text:p>16/06/2018</text:p>
          </table:table-cell>
          <table:table-cell office:value-type="string" table:style-name="ce4">
            <text:p>H52820180619eapvofyjn</text:p>
          </table:table-cell>
          <table:table-cell office:value-type="float" office:value="69.39" table:style-name="ce4">
            <text:p>69.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ffice equip (not capitalised)</text:p>
          </table:table-cell>
          <table:table-cell office:value-type="string" table:style-name="ce4">
            <text:p>Currys Superstore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euvjjmzre</text:p>
          </table:table-cell>
          <table:table-cell office:value-type="float" office:value="31.99" table:style-name="ce4">
            <text:p>31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elta Air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9ewfyfkcaf</text:p>
          </table:table-cell>
          <table:table-cell office:value-type="float" office:value="290.22000000000003" table:style-name="ce4">
            <text:p>290.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ospitality</text:p>
          </table:table-cell>
          <table:table-cell office:value-type="string" table:style-name="ce4">
            <text:p>Qr India Mbe Sales-Vis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fubdlosem</text:p>
          </table:table-cell>
          <table:table-cell office:value-type="float" office:value="777.67" table:style-name="ce4">
            <text:p>777.6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ey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gcmdqxuyx</text:p>
          </table:table-cell>
          <table:table-cell office:value-type="float" office:value="138.72" table:style-name="ce4">
            <text:p>138.7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elta Air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9hfjlhsbvx</text:p>
          </table:table-cell>
          <table:table-cell office:value-type="float" office:value="356.46" table:style-name="ce4">
            <text:p>356.4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Lychee House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9hlamopkqi</text:p>
          </table:table-cell>
          <table:table-cell office:value-type="float" office:value="72.34" table:style-name="ce4">
            <text:p>72.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ey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hsfwdpegx</text:p>
          </table:table-cell>
          <table:table-cell office:value-type="float" office:value="743.32" table:style-name="ce4">
            <text:p>743.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oftware Servivces</text:p>
          </table:table-cell>
          <table:table-cell office:value-type="string" table:style-name="ce4">
            <text:p>Twitter Online Ads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19hssjkxcdi</text:p>
          </table:table-cell>
          <table:table-cell office:value-type="float" office:value="128.6" table:style-name="ce4">
            <text:p>128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London Taxi Journe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9hvepjvvuq</text:p>
          </table:table-cell>
          <table:table-cell office:value-type="float" office:value="28.38" table:style-name="ce4">
            <text:p>28.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ampton Inns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idurwewsg</text:p>
          </table:table-cell>
          <table:table-cell office:value-type="float" office:value="279" table:style-name="ce4">
            <text:p>27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oyal Oak Hotel Lt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19jpfqtrkym</text:p>
          </table:table-cell>
          <table:table-cell office:value-type="float" office:value="24.65" table:style-name="ce4">
            <text:p>24.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ourtyard New Haven At</text:p>
          </table:table-cell>
          <table:table-cell office:value-type="date" office:date-value="2018-06-16T00:00:00" table:style-name="ce5">
            <text:p>16/06/2018</text:p>
          </table:table-cell>
          <table:table-cell office:value-type="string" table:style-name="ce4">
            <text:p>H52820180619jqdjdmcpc</text:p>
          </table:table-cell>
          <table:table-cell office:value-type="float" office:value="305.61" table:style-name="ce4">
            <text:p>305.6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R4tdl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jrsqovnml</text:p>
          </table:table-cell>
          <table:table-cell office:value-type="float" office:value="8.2799999999999994" table:style-name="ce4">
            <text:p>8.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Websales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jtdxkkcmj</text:p>
          </table:table-cell>
          <table:table-cell office:value-type="float" office:value="98" table:style-name="ce4">
            <text:p>9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7uzxy</text:p>
          </table:table-cell>
          <table:table-cell office:value-type="date" office:date-value="2018-06-16T00:00:00" table:style-name="ce5">
            <text:p>16/06/2018</text:p>
          </table:table-cell>
          <table:table-cell office:value-type="string" table:style-name="ce4">
            <text:p>H52820180619jtjwtcabf</text:p>
          </table:table-cell>
          <table:table-cell office:value-type="float" office:value="29.78" table:style-name="ce4">
            <text:p>29.7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lyrood Hotel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kaaqpxafp</text:p>
          </table:table-cell>
          <table:table-cell office:value-type="float" office:value="194" table:style-name="ce4">
            <text:p>19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Atlassian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khgxmuudn</text:p>
          </table:table-cell>
          <table:table-cell office:value-type="float" office:value="297.86" table:style-name="ce4">
            <text:p>297.8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ourtyard New Haven At</text:p>
          </table:table-cell>
          <table:table-cell office:value-type="date" office:date-value="2018-06-16T00:00:00" table:style-name="ce5">
            <text:p>16/06/2018</text:p>
          </table:table-cell>
          <table:table-cell office:value-type="string" table:style-name="ce4">
            <text:p>H52820180619mtctpkrcc</text:p>
          </table:table-cell>
          <table:table-cell office:value-type="float" office:value="305.61" table:style-name="ce4">
            <text:p>305.6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Www.Coastalholidays.Ne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muxxnntnd</text:p>
          </table:table-cell>
          <table:table-cell office:value-type="float" office:value="683.09" table:style-name="ce4">
            <text:p>683.0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Zcs5t</text:p>
          </table:table-cell>
          <table:table-cell office:value-type="date" office:date-value="2018-06-16T00:00:00" table:style-name="ce5">
            <text:p>16/06/2018</text:p>
          </table:table-cell>
          <table:table-cell office:value-type="string" table:style-name="ce4">
            <text:p>H52820180619obuxfcnfd</text:p>
          </table:table-cell>
          <table:table-cell office:value-type="float" office:value="5.45" table:style-name="ce4">
            <text:p>5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ourtyard New Haven At</text:p>
          </table:table-cell>
          <table:table-cell office:value-type="date" office:date-value="2018-06-16T00:00:00" table:style-name="ce5">
            <text:p>16/06/2018</text:p>
          </table:table-cell>
          <table:table-cell office:value-type="string" table:style-name="ce4">
            <text:p>H52820180619ocbgsehgs</text:p>
          </table:table-cell>
          <table:table-cell office:value-type="float" office:value="305.61" table:style-name="ce4">
            <text:p>305.6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British A</text:p>
          </table:table-cell>
          <table:table-cell office:value-type="date" office:date-value="2018-06-16T00:00:00" table:style-name="ce5">
            <text:p>16/06/2018</text:p>
          </table:table-cell>
          <table:table-cell office:value-type="string" table:style-name="ce4">
            <text:p>H52820180619occpkppvp</text:p>
          </table:table-cell>
          <table:table-cell office:value-type="float" office:value="1235.54" table:style-name="ce4">
            <text:p>1235.5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521690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9ogokduwmz</text:p>
          </table:table-cell>
          <table:table-cell office:value-type="float" office:value="81" table:style-name="ce4">
            <text:p>8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oivbxhcnu</text:p>
          </table:table-cell>
          <table:table-cell office:value-type="float" office:value="7.8" table:style-name="ce4">
            <text:p>7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19olfgpxcii</text:p>
          </table:table-cell>
          <table:table-cell office:value-type="float" office:value="25.99" table:style-name="ce4">
            <text:p>25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 M Morrison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ovjmjarqi</text:p>
          </table:table-cell>
          <table:table-cell office:value-type="float" office:value="89.82" table:style-name="ce4">
            <text:p>89.8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Vehicle Maintenance</text:p>
          </table:table-cell>
          <table:table-cell office:value-type="string" table:style-name="ce4">
            <text:p>Celtic Tyres Cardiff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pdwhwmtdx</text:p>
          </table:table-cell>
          <table:table-cell office:value-type="float" office:value="613.91999999999996" table:style-name="ce4">
            <text:p>613.9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Bp Glandon Spar Express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9ppitdkeeq</text:p>
          </table:table-cell>
          <table:table-cell office:value-type="float" office:value="75.41" table:style-name="ce4">
            <text:p>75.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Delta Air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9prvckystv</text:p>
          </table:table-cell>
          <table:table-cell office:value-type="float" office:value="356.46" table:style-name="ce4">
            <text:p>356.4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mirates Transport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19psmjlbwsn</text:p>
          </table:table-cell>
          <table:table-cell office:value-type="float" office:value="66.84" table:style-name="ce4">
            <text:p>66.8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oyal Oak Hotel Lt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19qkmotmhgd</text:p>
          </table:table-cell>
          <table:table-cell office:value-type="float" office:value="85" table:style-name="ce4">
            <text:p>8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q *bay Cab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rsgvxegsx</text:p>
          </table:table-cell>
          <table:table-cell office:value-type="float" office:value="9.73" table:style-name="ce4">
            <text:p>9.7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umup *mytaxi Network Lt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19ruiupkbdd</text:p>
          </table:table-cell>
          <table:table-cell office:value-type="float" office:value="17.649999999999999" table:style-name="ce4">
            <text:p>17.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Itunes.Com/Bill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19slckmigzk</text:p>
          </table:table-cell>
          <table:table-cell office:value-type="float" office:value="7.99" table:style-name="ce4">
            <text:p>7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Verifone Taxi/private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spcchurgc</text:p>
          </table:table-cell>
          <table:table-cell office:value-type="float" office:value="20.239999999999998" table:style-name="ce4">
            <text:p>20.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Dragon Taxis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19tifdjvnjx</text:p>
          </table:table-cell>
          <table:table-cell office:value-type="float" office:value="22.3" table:style-name="ce4">
            <text:p>22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7b6ha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tljdnxqrq</text:p>
          </table:table-cell>
          <table:table-cell office:value-type="float" office:value="8.9600000000000009" table:style-name="ce4">
            <text:p>8.9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Sainsburys Petrol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19tsvloaqfc</text:p>
          </table:table-cell>
          <table:table-cell office:value-type="float" office:value="6" table:style-name="ce4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British A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ubapqowdx</text:p>
          </table:table-cell>
          <table:table-cell office:value-type="float" office:value="793.16" table:style-name="ce4">
            <text:p>793.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American Air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uftvnfupn</text:p>
          </table:table-cell>
          <table:table-cell office:value-type="float" office:value="117.84" table:style-name="ce4">
            <text:p>117.8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Shell Orme View326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uombrseqw</text:p>
          </table:table-cell>
          <table:table-cell office:value-type="float" office:value="7.11" table:style-name="ce4">
            <text:p>7.1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London Fintech Week 20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utmbsdloj</text:p>
          </table:table-cell>
          <table:table-cell office:value-type="float" office:value="117.6" table:style-name="ce4">
            <text:p>117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Www.Surveycto.Com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19uvlwhxkkg</text:p>
          </table:table-cell>
          <table:table-cell office:value-type="float" office:value="465.26" table:style-name="ce4">
            <text:p>465.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Insightly Crm</text:p>
          </table:table-cell>
          <table:table-cell office:value-type="date" office:date-value="2018-06-16T00:00:00" table:style-name="ce5">
            <text:p>16/06/2018</text:p>
          </table:table-cell>
          <table:table-cell office:value-type="string" table:style-name="ce4">
            <text:p>H52820180619vofbbuhzf</text:p>
          </table:table-cell>
          <table:table-cell office:value-type="float" office:value="58.45" table:style-name="ce4">
            <text:p>58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Ohany</text:p>
          </table:table-cell>
          <table:table-cell office:value-type="date" office:date-value="2018-06-16T00:00:00" table:style-name="ce5">
            <text:p>16/06/2018</text:p>
          </table:table-cell>
          <table:table-cell office:value-type="string" table:style-name="ce4">
            <text:p>H52820180619xehfybwjk</text:p>
          </table:table-cell>
          <table:table-cell office:value-type="float" office:value="9.0299999999999994" table:style-name="ce4">
            <text:p>9.0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Lynda.Com, Inc.</text:p>
          </table:table-cell>
          <table:table-cell office:value-type="date" office:date-value="2018-06-14T00:00:00" table:style-name="ce5">
            <text:p>14/06/2018</text:p>
          </table:table-cell>
          <table:table-cell office:value-type="string" table:style-name="ce4">
            <text:p>H52820180619ydtfyqguq</text:p>
          </table:table-cell>
          <table:table-cell office:value-type="float" office:value="22.95" table:style-name="ce4">
            <text:p>22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Knk4f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ygxemulaf</text:p>
          </table:table-cell>
          <table:table-cell office:value-type="float" office:value="7.99" table:style-name="ce4">
            <text:p>7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ospitality</text:p>
          </table:table-cell>
          <table:table-cell office:value-type="string" table:style-name="ce4">
            <text:p>Qatar Air</text:p>
          </table:table-cell>
          <table:table-cell office:value-type="date" office:date-value="2018-06-15T00:00:00" table:style-name="ce5">
            <text:p>15/06/2018</text:p>
          </table:table-cell>
          <table:table-cell office:value-type="string" table:style-name="ce4">
            <text:p>H52820180619zwluiqlrh</text:p>
          </table:table-cell>
          <table:table-cell office:value-type="float" office:value="791.27" table:style-name="ce4">
            <text:p>791.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Dubai Taxi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aeypqeakt</text:p>
          </table:table-cell>
          <table:table-cell office:value-type="float" office:value="13.04" table:style-name="ce4">
            <text:p>13.0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 44536035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20bejemjbsl</text:p>
          </table:table-cell>
          <table:table-cell office:value-type="float" office:value="75.5" table:style-name="ce4">
            <text:p>75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Rqfux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0bkfebkgex</text:p>
          </table:table-cell>
          <table:table-cell office:value-type="float" office:value="8.8000000000000007" table:style-name="ce4">
            <text:p>8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6pxb3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0budedovgz</text:p>
          </table:table-cell>
          <table:table-cell office:value-type="float" office:value="8.5500000000000007" table:style-name="ce4">
            <text:p>8.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ebnirvyab</text:p>
          </table:table-cell>
          <table:table-cell office:value-type="float" office:value="104.5" table:style-name="ce4">
            <text:p>104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tel On Booking.Com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eiroimyjy</text:p>
          </table:table-cell>
          <table:table-cell office:value-type="float" office:value="159.84" table:style-name="ce4">
            <text:p>159.8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National Express Limited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gtedyhblv</text:p>
          </table:table-cell>
          <table:table-cell office:value-type="float" office:value="17" table:style-name="ce4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tel On Booking.Com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hvbvkciun</text:p>
          </table:table-cell>
          <table:table-cell office:value-type="float" office:value="61.2" table:style-name="ce4">
            <text:p>61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asyjet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klcyafnnd</text:p>
          </table:table-cell>
          <table:table-cell office:value-type="float" office:value="198.95" table:style-name="ce4">
            <text:p>198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hell Orme View326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kmzvnyhfw</text:p>
          </table:table-cell>
          <table:table-cell office:value-type="float" office:value="36.270000000000003" table:style-name="ce4">
            <text:p>36.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kpjzrvyww</text:p>
          </table:table-cell>
          <table:table-cell office:value-type="float" office:value="7.8" table:style-name="ce4">
            <text:p>7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rown Liquor Saloo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ncgvfqjeg</text:p>
          </table:table-cell>
          <table:table-cell office:value-type="float" office:value="23" table:style-name="ce4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Websales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nneurrqwk</text:p>
          </table:table-cell>
          <table:table-cell office:value-type="float" office:value="203.5" table:style-name="ce4">
            <text:p>203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nspezdpvl</text:p>
          </table:table-cell>
          <table:table-cell office:value-type="float" office:value="82.1" table:style-name="ce4">
            <text:p>82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Arriva Trains Wale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pwmcsixpo</text:p>
          </table:table-cell>
          <table:table-cell office:value-type="float" office:value="88.6" table:style-name="ce4">
            <text:p>88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.Com Dkh3pw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skiuerxpu</text:p>
          </table:table-cell>
          <table:table-cell office:value-type="float" office:value="59.82" table:style-name="ce4">
            <text:p>59.8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nterprise Car Tolls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20snwodlbyf</text:p>
          </table:table-cell>
          <table:table-cell office:value-type="float" office:value="13.24" table:style-name="ce4">
            <text:p>13.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Bundesarchiv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tczjsngyr</text:p>
          </table:table-cell>
          <table:table-cell office:value-type="float" office:value="97.05" table:style-name="ce4">
            <text:p>97.0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Ostki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0ttxyapirf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mithy Garage Ltd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ujsfzxhxz</text:p>
          </table:table-cell>
          <table:table-cell office:value-type="float" office:value="83.2" table:style-name="ce4">
            <text:p>83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Vehicle Maintenance</text:p>
          </table:table-cell>
          <table:table-cell office:value-type="string" table:style-name="ce4">
            <text:p>Yacht Chandlers Conwy L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usyqbsgwn</text:p>
          </table:table-cell>
          <table:table-cell office:value-type="float" office:value="14.94" table:style-name="ce4">
            <text:p>14.9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Asda Stores Ltd 4598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uthbuqfgr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7628415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20uuoxbghhb</text:p>
          </table:table-cell>
          <table:table-cell office:value-type="float" office:value="147.5" table:style-name="ce4">
            <text:p>147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20veaffnccr</text:p>
          </table:table-cell>
          <table:table-cell office:value-type="float" office:value="28.99" table:style-name="ce4">
            <text:p>28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vfuvsmbbw</text:p>
          </table:table-cell>
          <table:table-cell office:value-type="float" office:value="5.5" table:style-name="ce4">
            <text:p>5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voyfoqlxf</text:p>
          </table:table-cell>
          <table:table-cell office:value-type="float" office:value="3.7" table:style-name="ce4">
            <text:p>3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ww.Hxpayments.Com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wbytsdtsq</text:p>
          </table:table-cell>
          <table:table-cell office:value-type="float" office:value="54.99" table:style-name="ce4">
            <text:p>54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Marks&amp;spencer Plc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wgmqkmnnl</text:p>
          </table:table-cell>
          <table:table-cell office:value-type="float" office:value="40.9" table:style-name="ce4">
            <text:p>40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Pentlepoir Stn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xvwsesuvo</text:p>
          </table:table-cell>
          <table:table-cell office:value-type="float" office:value="72.489999999999995" table:style-name="ce4">
            <text:p>72.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ycjkiskqg</text:p>
          </table:table-cell>
          <table:table-cell office:value-type="float" office:value="159.1" table:style-name="ce4">
            <text:p>159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Ncp Limited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yswcveilh</text:p>
          </table:table-cell>
          <table:table-cell office:value-type="float" office:value="25" table:style-name="ce4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0yurcbbbxu</text:p>
          </table:table-cell>
          <table:table-cell office:value-type="float" office:value="7.2" table:style-name="ce4">
            <text:p>7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46hqa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1axplbkoux</text:p>
          </table:table-cell>
          <table:table-cell office:value-type="float" office:value="3.92" table:style-name="ce4">
            <text:p>3.9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ark Grand Paddington Cou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bdmjzrjmt</text:p>
          </table:table-cell>
          <table:table-cell office:value-type="float" office:value="153.9" table:style-name="ce4">
            <text:p>153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M5d5l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btjbbgehi</text:p>
          </table:table-cell>
          <table:table-cell office:value-type="float" office:value="13.95" table:style-name="ce4">
            <text:p>13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ther expenses</text:p>
          </table:table-cell>
          <table:table-cell office:value-type="string" table:style-name="ce4">
            <text:p>Natural History Msm Sh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byenqlcde</text:p>
          </table:table-cell>
          <table:table-cell office:value-type="float" office:value="9" table:style-name="ce4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Celtic Manor Resort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bzhjclqww</text:p>
          </table:table-cell>
          <table:table-cell office:value-type="float" office:value="9" table:style-name="ce4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umup *mytaxi Network Lt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cowmrygaf</text:p>
          </table:table-cell>
          <table:table-cell office:value-type="float" office:value="21.85" table:style-name="ce4">
            <text:p>21.8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ww.Dominos.Co.Uk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daulodznv</text:p>
          </table:table-cell>
          <table:table-cell office:value-type="float" office:value="24.96" table:style-name="ce4">
            <text:p>24.9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Verifone Taxi/private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dcpvuiwfe</text:p>
          </table:table-cell>
          <table:table-cell office:value-type="float" office:value="5.4" table:style-name="ce4">
            <text:p>5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Pulrose Motor Serv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dhmlsuigg</text:p>
          </table:table-cell>
          <table:table-cell office:value-type="float" office:value="64.89" table:style-name="ce4">
            <text:p>64.8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Msft *&lt;e040060dv8&gt;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1dhwdeoewn</text:p>
          </table:table-cell>
          <table:table-cell office:value-type="float" office:value="106.36" table:style-name="ce4">
            <text:p>106.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027615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1dvzhnmkmu</text:p>
          </table:table-cell>
          <table:table-cell office:value-type="float" office:value="380" table:style-name="ce4">
            <text:p>38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tel Chambord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1efkljgyhf</text:p>
          </table:table-cell>
          <table:table-cell office:value-type="float" office:value="165.8" table:style-name="ce4">
            <text:p>165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.Com Dq16mw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elvqovzsd</text:p>
          </table:table-cell>
          <table:table-cell office:value-type="float" office:value="39.979999999999997" table:style-name="ce4">
            <text:p>39.9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stle Court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gqdolbvdo</text:p>
          </table:table-cell>
          <table:table-cell office:value-type="float" office:value="440" table:style-name="ce4">
            <text:p>4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Mytaxi *1p79n8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hjlunbqbv</text:p>
          </table:table-cell>
          <table:table-cell office:value-type="float" office:value="11.78" table:style-name="ce4">
            <text:p>11.7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hqsaagfbw</text:p>
          </table:table-cell>
          <table:table-cell office:value-type="float" office:value="98" table:style-name="ce4">
            <text:p>9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Rn Roberts (North R) Ltd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ixixgwpdf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Arlington Blue Top Cab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jkhnamjnd</text:p>
          </table:table-cell>
          <table:table-cell office:value-type="float" office:value="19.559999999999999" table:style-name="ce4">
            <text:p>19.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Evie2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1jkvcgkpwp</text:p>
          </table:table-cell>
          <table:table-cell office:value-type="float" office:value="15.87" table:style-name="ce4">
            <text:p>15.8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.Com Dq6ezw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leetkmnsk</text:p>
          </table:table-cell>
          <table:table-cell office:value-type="float" office:value="39.979999999999997" table:style-name="ce4">
            <text:p>39.9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rinting</text:p>
          </table:table-cell>
          <table:table-cell office:value-type="string" table:style-name="ce4">
            <text:p>Timpson Ltd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lptknkibh</text:p>
          </table:table-cell>
          <table:table-cell office:value-type="float" office:value="8.4" table:style-name="ce4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lack Boy Caernarfon L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mlljrtlat</text:p>
          </table:table-cell>
          <table:table-cell office:value-type="float" office:value="230" table:style-name="ce4">
            <text:p>2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J K Lewis &amp; Son Lt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mlnziqxfk</text:p>
          </table:table-cell>
          <table:table-cell office:value-type="float" office:value="86.06" table:style-name="ce4">
            <text:p>86.0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rketing Support Items</text:p>
          </table:table-cell>
          <table:table-cell office:value-type="string" table:style-name="ce4">
            <text:p>Quinquari Marine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mswgfljel</text:p>
          </table:table-cell>
          <table:table-cell office:value-type="float" office:value="-60" table:style-name="ce4">
            <text:p>-6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tionery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mxptskclb</text:p>
          </table:table-cell>
          <table:table-cell office:value-type="float" office:value="9.4600000000000009" table:style-name="ce4">
            <text:p>9.4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nincqosnv</text:p>
          </table:table-cell>
          <table:table-cell office:value-type="float" office:value="8.4" table:style-name="ce4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rketing Support Items</text:p>
          </table:table-cell>
          <table:table-cell office:value-type="string" table:style-name="ce4">
            <text:p>Animoto Inc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nxjdkshgl</text:p>
          </table:table-cell>
          <table:table-cell office:value-type="float" office:value="263.88" table:style-name="ce4">
            <text:p>263.8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Websales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oekiffcpp</text:p>
          </table:table-cell>
          <table:table-cell office:value-type="float" office:value="104.5" table:style-name="ce4">
            <text:p>104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omoejjwol</text:p>
          </table:table-cell>
          <table:table-cell office:value-type="float" office:value="4.5999999999999996" table:style-name="ce4">
            <text:p>4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onqhbqzbi</text:p>
          </table:table-cell>
          <table:table-cell office:value-type="float" office:value="4.5999999999999996" table:style-name="ce4">
            <text:p>4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158000pon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opnsgdjxt</text:p>
          </table:table-cell>
          <table:table-cell office:value-type="float" office:value="81.31" table:style-name="ce4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011950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1pgtybdele</text:p>
          </table:table-cell>
          <table:table-cell office:value-type="float" office:value="198.5" table:style-name="ce4">
            <text:p>198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W M Morrisons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pngqutyxl</text:p>
          </table:table-cell>
          <table:table-cell office:value-type="float" office:value="53.95" table:style-name="ce4">
            <text:p>53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Dhl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pukshkymk</text:p>
          </table:table-cell>
          <table:table-cell office:value-type="float" office:value="36.61" table:style-name="ce4">
            <text:p>36.6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Mytaxi *1p6z7v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punslemca</text:p>
          </table:table-cell>
          <table:table-cell office:value-type="float" office:value="14.32" table:style-name="ce4">
            <text:p>14.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.Com Dr7bwf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rudaqcrvi</text:p>
          </table:table-cell>
          <table:table-cell office:value-type="float" office:value="110.99" table:style-name="ce4">
            <text:p>110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Msft *&lt;e040060fep&gt;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1rxzccdntt</text:p>
          </table:table-cell>
          <table:table-cell office:value-type="float" office:value="37.799999999999997" table:style-name="ce4">
            <text:p>37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xaco Garth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sdbhuyaph</text:p>
          </table:table-cell>
          <table:table-cell office:value-type="float" office:value="9.9600000000000009" table:style-name="ce4">
            <text:p>9.9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ravelodge Gb0000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tkpaynmrl</text:p>
          </table:table-cell>
          <table:table-cell office:value-type="float" office:value="407" table:style-name="ce4">
            <text:p>4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Shopify * 51987146</text:p>
          </table:table-cell>
          <table:table-cell office:value-type="date" office:date-value="2018-06-17T00:00:00" table:style-name="ce5">
            <text:p>17/06/2018</text:p>
          </table:table-cell>
          <table:table-cell office:value-type="string" table:style-name="ce4">
            <text:p>H52820180621tuourynjc</text:p>
          </table:table-cell>
          <table:table-cell office:value-type="float" office:value="36.409999999999997" table:style-name="ce4">
            <text:p>36.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Websales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1txiolwalj</text:p>
          </table:table-cell>
          <table:table-cell office:value-type="float" office:value="203.5" table:style-name="ce4">
            <text:p>203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Ncp Limited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urldqjdlq</text:p>
          </table:table-cell>
          <table:table-cell office:value-type="float" office:value="23" table:style-name="ce4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viehlxfxy</text:p>
          </table:table-cell>
          <table:table-cell office:value-type="float" office:value="21.65" table:style-name="ce4">
            <text:p>21.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xaco Garth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vluvaxhup</text:p>
          </table:table-cell>
          <table:table-cell office:value-type="float" office:value="13.48" table:style-name="ce4">
            <text:p>13.4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Q Park Cardiff Bay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vwdrszfxu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asyjet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wekhtmcog</text:p>
          </table:table-cell>
          <table:table-cell office:value-type="float" office:value="-12.87" table:style-name="ce4">
            <text:p>-12.8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Vehicle Maintenance</text:p>
          </table:table-cell>
          <table:table-cell office:value-type="string" table:style-name="ce4">
            <text:p>Celtic Tyres Cardiff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wepscbryp</text:p>
          </table:table-cell>
          <table:table-cell office:value-type="float" office:value="16.850000000000001" table:style-name="ce4">
            <text:p>16.8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ullitt Hotel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wlpoalegd</text:p>
          </table:table-cell>
          <table:table-cell office:value-type="float" office:value="155" table:style-name="ce4">
            <text:p>1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stle Court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1wyuvipcew</text:p>
          </table:table-cell>
          <table:table-cell office:value-type="float" office:value="223" table:style-name="ce4">
            <text:p>2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Via Rail</text:p>
          </table:table-cell>
          <table:table-cell office:value-type="date" office:date-value="2018-06-18T00:00:00" table:style-name="ce5">
            <text:p>18/06/2018</text:p>
          </table:table-cell>
          <table:table-cell office:value-type="string" table:style-name="ce4">
            <text:p>H52820180621yulprnrgw</text:p>
          </table:table-cell>
          <table:table-cell office:value-type="float" office:value="46.88" table:style-name="ce4">
            <text:p>46.8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4bmnx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2bytbcrgic</text:p>
          </table:table-cell>
          <table:table-cell office:value-type="float" office:value="10.88" table:style-name="ce4">
            <text:p>10.8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cflbxnqvb</text:p>
          </table:table-cell>
          <table:table-cell office:value-type="float" office:value="125.07" table:style-name="ce4">
            <text:p>125.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Vehicle Maintenance</text:p>
          </table:table-cell>
          <table:table-cell office:value-type="string" table:style-name="ce4">
            <text:p>Celtic Tyres Cardiff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chxnjhxqf</text:p>
          </table:table-cell>
          <table:table-cell office:value-type="float" office:value="226.02" table:style-name="ce4">
            <text:p>226.0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Lamphey Hall Hotel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ctjdgnxjf</text:p>
          </table:table-cell>
          <table:table-cell office:value-type="float" office:value="76.5" table:style-name="ce4">
            <text:p>76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National Express Limited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datxmwgbk</text:p>
          </table:table-cell>
          <table:table-cell office:value-type="float" office:value="12.5" table:style-name="ce4">
            <text:p>12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Licences &amp; Maintenance</text:p>
          </table:table-cell>
          <table:table-cell office:value-type="string" table:style-name="ce4">
            <text:p>Myfonts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dbpgeltfs</text:p>
          </table:table-cell>
          <table:table-cell office:value-type="float" office:value="47.98" table:style-name="ce4">
            <text:p>47.9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Co2ya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2digmvnvfp</text:p>
          </table:table-cell>
          <table:table-cell office:value-type="float" office:value="27.34" table:style-name="ce4">
            <text:p>27.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ullitt Hotel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dqwwsuydu</text:p>
          </table:table-cell>
          <table:table-cell office:value-type="float" office:value="145" table:style-name="ce4">
            <text:p>1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ther expenses</text:p>
          </table:table-cell>
          <table:table-cell office:value-type="string" table:style-name="ce4">
            <text:p>Holiday Inns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2drygnmedx</text:p>
          </table:table-cell>
          <table:table-cell office:value-type="float" office:value="41" table:style-name="ce4">
            <text:p>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dtnlrbygb</text:p>
          </table:table-cell>
          <table:table-cell office:value-type="float" office:value="3.7" table:style-name="ce4">
            <text:p>3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Moz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eggtlitfp</text:p>
          </table:table-cell>
          <table:table-cell office:value-type="float" office:value="140.16999999999999" table:style-name="ce4">
            <text:p>140.1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ightlink Wales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2fntmgjomu</text:p>
          </table:table-cell>
          <table:table-cell office:value-type="float" office:value="28.5" table:style-name="ce4">
            <text:p>28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Hbeop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fntuoejre</text:p>
          </table:table-cell>
          <table:table-cell office:value-type="float" office:value="13.67" table:style-name="ce4">
            <text:p>13.6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Nh Brussels Eu Berlaymont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fuitwnmfj</text:p>
          </table:table-cell>
          <table:table-cell office:value-type="float" office:value="593.26" table:style-name="ce4">
            <text:p>593.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arbucks Store 07457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2fxngktsmx</text:p>
          </table:table-cell>
          <table:table-cell office:value-type="float" office:value="5.56" table:style-name="ce4">
            <text:p>5.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gdcxxzcoj</text:p>
          </table:table-cell>
          <table:table-cell office:value-type="float" office:value="21.49" table:style-name="ce4">
            <text:p>21.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Logmein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gdoeupbtl</text:p>
          </table:table-cell>
          <table:table-cell office:value-type="float" office:value="9.59" table:style-name="ce4">
            <text:p>9.5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U5qtl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gkdwuicfx</text:p>
          </table:table-cell>
          <table:table-cell office:value-type="float" office:value="29.79" table:style-name="ce4">
            <text:p>29.7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evern River Crossing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gpwwxfdgt</text:p>
          </table:table-cell>
          <table:table-cell office:value-type="float" office:value="5.6" table:style-name="ce4">
            <text:p>5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Rmit Training Pty Ltd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2grgemrgll</text:p>
          </table:table-cell>
          <table:table-cell office:value-type="float" office:value="2.3199999999999998" table:style-name="ce4">
            <text:p>2.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 44537105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2gtrndgcyt</text:p>
          </table:table-cell>
          <table:table-cell office:value-type="float" office:value="116" table:style-name="ce4">
            <text:p>1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ncb Nmbs Bru Cent Tv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hjmwblcff</text:p>
          </table:table-cell>
          <table:table-cell office:value-type="float" office:value="8.16" table:style-name="ce4">
            <text:p>8.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ilbimnsqc</text:p>
          </table:table-cell>
          <table:table-cell office:value-type="float" office:value="242.5" table:style-name="ce4">
            <text:p>242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istrot Brussels Airp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iwccoivor</text:p>
          </table:table-cell>
          <table:table-cell office:value-type="float" office:value="15.23" table:style-name="ce4">
            <text:p>15.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ncb Nmbs Bru Schu Tv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jglstjmsn</text:p>
          </table:table-cell>
          <table:table-cell office:value-type="float" office:value="8.16" table:style-name="ce4">
            <text:p>8.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aravin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2jicxffrxq</text:p>
          </table:table-cell>
          <table:table-cell office:value-type="float" office:value="20" table:style-name="ce4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on Hotel Eu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jktfpoifs</text:p>
          </table:table-cell>
          <table:table-cell office:value-type="float" office:value="21.3" table:style-name="ce4">
            <text:p>21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Rss Cross Hands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juvomywuu</text:p>
          </table:table-cell>
          <table:table-cell office:value-type="float" office:value="77.52" table:style-name="ce4">
            <text:p>77.5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ncb - Nmbs Eu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kiskurknh</text:p>
          </table:table-cell>
          <table:table-cell office:value-type="float" office:value="79.03" table:style-name="ce4">
            <text:p>79.0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evern River Crossing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kyeyrlqmf</text:p>
          </table:table-cell>
          <table:table-cell office:value-type="float" office:value="5.6" table:style-name="ce4">
            <text:p>5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Seahorse Restaurant A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mjrkqakob</text:p>
          </table:table-cell>
          <table:table-cell office:value-type="float" office:value="27" table:style-name="ce4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asyjet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ngkrvxvrv</text:p>
          </table:table-cell>
          <table:table-cell office:value-type="float" office:value="166.99" table:style-name="ce4">
            <text:p>166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Bridgemanim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ninwncyzg</text:p>
          </table:table-cell>
          <table:table-cell office:value-type="float" office:value="156" table:style-name="ce4">
            <text:p>1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3xvku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2nmlqjdfpr</text:p>
          </table:table-cell>
          <table:table-cell office:value-type="float" office:value="25.19" table:style-name="ce4">
            <text:p>25.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lland House Hotel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2omofrmfzm</text:p>
          </table:table-cell>
          <table:table-cell office:value-type="float" office:value="100.5" table:style-name="ce4">
            <text:p>100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otmxtscpr</text:p>
          </table:table-cell>
          <table:table-cell office:value-type="float" office:value="76.5" table:style-name="ce4">
            <text:p>76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Us3yf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2pplkcxmms</text:p>
          </table:table-cell>
          <table:table-cell office:value-type="float" office:value="17.96" table:style-name="ce4">
            <text:p>17.9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pxnvmsbpx</text:p>
          </table:table-cell>
          <table:table-cell office:value-type="float" office:value="25" table:style-name="ce4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231000car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qdtcweknr</text:p>
          </table:table-cell>
          <table:table-cell office:value-type="float" office:value="145.24" table:style-name="ce4">
            <text:p>145.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s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2qjidlyvjh</text:p>
          </table:table-cell>
          <table:table-cell office:value-type="float" office:value="52.5" table:style-name="ce4">
            <text:p>52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Canolfan Mileniwm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qmpuvfell</text:p>
          </table:table-cell>
          <table:table-cell office:value-type="float" office:value="8.99" table:style-name="ce4">
            <text:p>8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Amazon UK Retail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qoenennlw</text:p>
          </table:table-cell>
          <table:table-cell office:value-type="float" office:value="74.34" table:style-name="ce4">
            <text:p>74.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Delta Air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2qwqqgwkqi</text:p>
          </table:table-cell>
          <table:table-cell office:value-type="float" office:value="137.04" table:style-name="ce4">
            <text:p>137.0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Four Points Boston Apt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rrbknabvb</text:p>
          </table:table-cell>
          <table:table-cell office:value-type="float" office:value="282.01" table:style-name="ce4">
            <text:p>282.0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S2sop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2sbsjjkldr</text:p>
          </table:table-cell>
          <table:table-cell office:value-type="float" office:value="9.3800000000000008" table:style-name="ce4">
            <text:p>9.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ub By Premier Inn 391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2ujjdwgwai</text:p>
          </table:table-cell>
          <table:table-cell office:value-type="float" office:value="264" table:style-name="ce4">
            <text:p>2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ubway Warminster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viuxdrcni</text:p>
          </table:table-cell>
          <table:table-cell office:value-type="float" office:value="8.1" table:style-name="ce4">
            <text:p>8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vlnhcaknc</text:p>
          </table:table-cell>
          <table:table-cell office:value-type="float" office:value="2.9" table:style-name="ce4">
            <text:p>2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Nkoko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vttkxyygk</text:p>
          </table:table-cell>
          <table:table-cell office:value-type="float" office:value="10.57" table:style-name="ce4">
            <text:p>10.5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Idki4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wtpgeikwt</text:p>
          </table:table-cell>
          <table:table-cell office:value-type="float" office:value="7.18" table:style-name="ce4">
            <text:p>7.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Ewb64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2xbdnesscc</text:p>
          </table:table-cell>
          <table:table-cell office:value-type="float" office:value="18.010000000000002" table:style-name="ce4">
            <text:p>18.0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027615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2xhbocuwgp</text:p>
          </table:table-cell>
          <table:table-cell office:value-type="float" office:value="100" table:style-name="ce4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010775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2ygfcjyucn</text:p>
          </table:table-cell>
          <table:table-cell office:value-type="float" office:value="221" table:style-name="ce4">
            <text:p>2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Hotels.Com149211186408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yhzmrdatd</text:p>
          </table:table-cell>
          <table:table-cell office:value-type="float" office:value="145" table:style-name="ce4">
            <text:p>1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2ynnhkpciw</text:p>
          </table:table-cell>
          <table:table-cell office:value-type="float" office:value="64.5" table:style-name="ce4">
            <text:p>64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biywuvzsx</text:p>
          </table:table-cell>
          <table:table-cell office:value-type="float" office:value="4.5999999999999996" table:style-name="ce4">
            <text:p>4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.Com D1k5y4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cakyvcsum</text:p>
          </table:table-cell>
          <table:table-cell office:value-type="float" office:value="59.82" table:style-name="ce4">
            <text:p>59.8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Hotels.Com149241338532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cedpydisg</text:p>
          </table:table-cell>
          <table:table-cell office:value-type="float" office:value="95.2" table:style-name="ce4">
            <text:p>95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Ncp Park Pass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cjojisglx</text:p>
          </table:table-cell>
          <table:table-cell office:value-type="float" office:value="10" table:style-name="ce4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sco Pay At Pump 3732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cpyfsovtw</text:p>
          </table:table-cell>
          <table:table-cell office:value-type="float" office:value="21.83" table:style-name="ce4">
            <text:p>21.8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ord Service Sstn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dvvuleuho</text:p>
          </table:table-cell>
          <table:table-cell office:value-type="float" office:value="24" table:style-name="ce4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unkin #345890 Q35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ecqrhziqp</text:p>
          </table:table-cell>
          <table:table-cell office:value-type="float" office:value="6.2" table:style-name="ce4">
            <text:p>6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Jrjse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3eklocnvpz</text:p>
          </table:table-cell>
          <table:table-cell office:value-type="float" office:value="20.56" table:style-name="ce4">
            <text:p>20.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Royal Oak Hotel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elkhjlkxy</text:p>
          </table:table-cell>
          <table:table-cell office:value-type="float" office:value="103" table:style-name="ce4">
            <text:p>10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Food Hall C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fedsxrirb</text:p>
          </table:table-cell>
          <table:table-cell office:value-type="float" office:value="11.77" table:style-name="ce4">
            <text:p>11.7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Wh Smith Travel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fttlcxvmk</text:p>
          </table:table-cell>
          <table:table-cell office:value-type="float" office:value="1.89" table:style-name="ce4">
            <text:p>1.8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.Com D16zpe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fueeiirbj</text:p>
          </table:table-cell>
          <table:table-cell office:value-type="float" office:value="109.82" table:style-name="ce4">
            <text:p>109.8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apa Johns #4790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gjmmfjbpe</text:p>
          </table:table-cell>
          <table:table-cell office:value-type="float" office:value="19.52" table:style-name="ce4">
            <text:p>19.5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ffice equip (not capitalised)</text:p>
          </table:table-cell>
          <table:table-cell office:value-type="string" table:style-name="ce4">
            <text:p>Www.Catersigns.Co.Uk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gntjnbgnx</text:p>
          </table:table-cell>
          <table:table-cell office:value-type="float" office:value="64.5" table:style-name="ce4">
            <text:p>64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ble Table41010770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gxssretji</text:p>
          </table:table-cell>
          <table:table-cell office:value-type="float" office:value="22.97" table:style-name="ce4">
            <text:p>22.9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Q Park Cardiff Bay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hjndsmufj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Licences &amp; Maintenance</text:p>
          </table:table-cell>
          <table:table-cell office:value-type="string" table:style-name="ce4">
            <text:p>Jetbrains</text:p>
          </table:table-cell>
          <table:table-cell office:value-type="date" office:date-value="2018-06-19T00:00:00" table:style-name="ce5">
            <text:p>19/06/2018</text:p>
          </table:table-cell>
          <table:table-cell office:value-type="string" table:style-name="ce4">
            <text:p>H52820180623hlayimuov</text:p>
          </table:table-cell>
          <table:table-cell office:value-type="float" office:value="89" table:style-name="ce4">
            <text:p>8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oftware Servivces</text:p>
          </table:table-cell>
          <table:table-cell office:value-type="string" table:style-name="ce4">
            <text:p>Amazon UK Retail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ibuqgqvok</text:p>
          </table:table-cell>
          <table:table-cell office:value-type="float" office:value="25.68" table:style-name="ce4">
            <text:p>25.6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ubway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icsxcqmuz</text:p>
          </table:table-cell>
          <table:table-cell office:value-type="float" office:value="4.3" table:style-name="ce4">
            <text:p>4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q *blue State Coff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iicqpdkqb</text:p>
          </table:table-cell>
          <table:table-cell office:value-type="float" office:value="3.21" table:style-name="ce4">
            <text:p>3.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Food Hall C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iiluzbnfp</text:p>
          </table:table-cell>
          <table:table-cell office:value-type="float" office:value="11.67" table:style-name="ce4">
            <text:p>11.6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013605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ikjpmprmf</text:p>
          </table:table-cell>
          <table:table-cell office:value-type="float" office:value="10" table:style-name="ce4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267000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ivcxysjrj</text:p>
          </table:table-cell>
          <table:table-cell office:value-type="float" office:value="42.62" table:style-name="ce4">
            <text:p>42.6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British A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jjqehmscs</text:p>
          </table:table-cell>
          <table:table-cell office:value-type="float" office:value="11.78" table:style-name="ce4">
            <text:p>11.7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287000ll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juphqwygl</text:p>
          </table:table-cell>
          <table:table-cell office:value-type="float" office:value="81.31" table:style-name="ce4">
            <text:p>8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issions, Fairs</text:p>
          </table:table-cell>
          <table:table-cell office:value-type="string" table:style-name="ce4">
            <text:p>Red Lion Inn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kpsqmiiwn</text:p>
          </table:table-cell>
          <table:table-cell office:value-type="float" office:value="59.6" table:style-name="ce4">
            <text:p>59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ww.Belmontllandudno.C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lcqouoiwe</text:p>
          </table:table-cell>
          <table:table-cell office:value-type="float" office:value="75" table:style-name="ce4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Ievwt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3lqzulkpxa</text:p>
          </table:table-cell>
          <table:table-cell office:value-type="float" office:value="5.1100000000000003" table:style-name="ce4">
            <text:p>5.1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Raileasy Web Site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lxremcwrs</text:p>
          </table:table-cell>
          <table:table-cell office:value-type="float" office:value="139.34" table:style-name="ce4">
            <text:p>139.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Mw4ee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mhbeqwejj</text:p>
          </table:table-cell>
          <table:table-cell office:value-type="float" office:value="18.12" table:style-name="ce4">
            <text:p>18.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ubway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mlgalipoi</text:p>
          </table:table-cell>
          <table:table-cell office:value-type="float" office:value="16.68" table:style-name="ce4">
            <text:p>16.6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Whli6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mrilhoghc</text:p>
          </table:table-cell>
          <table:table-cell office:value-type="float" office:value="10.96" table:style-name="ce4">
            <text:p>10.9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ospitality</text:p>
          </table:table-cell>
          <table:table-cell office:value-type="string" table:style-name="ce4">
            <text:p>Hilton Hotel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mvjwdkxrc</text:p>
          </table:table-cell>
          <table:table-cell office:value-type="float" office:value="145.05000000000001" table:style-name="ce4">
            <text:p>145.0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ristol Airport Limite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nferbgvpr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eading S/W Arlos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nfsuytrgr</text:p>
          </table:table-cell>
          <table:table-cell office:value-type="float" office:value="7.99" table:style-name="ce4">
            <text:p>7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arls Kitchen + Bar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oesilgfon</text:p>
          </table:table-cell>
          <table:table-cell office:value-type="float" office:value="27.51" table:style-name="ce4">
            <text:p>27.5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Vehicle Maintenance</text:p>
          </table:table-cell>
          <table:table-cell office:value-type="string" table:style-name="ce4">
            <text:p>Celtic Tyres Cardiff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ovwplosuk</text:p>
          </table:table-cell>
          <table:table-cell office:value-type="float" office:value="481.68" table:style-name="ce4">
            <text:p>481.6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tionery</text:p>
          </table:table-cell>
          <table:table-cell office:value-type="string" table:style-name="ce4">
            <text:p>Www.Staples.Co.Uk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ozuaouosa</text:p>
          </table:table-cell>
          <table:table-cell office:value-type="float" office:value="501.46" table:style-name="ce4">
            <text:p>501.4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Olive Tree 1984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pjhdkoomt</text:p>
          </table:table-cell>
          <table:table-cell office:value-type="float" office:value="57.5" table:style-name="ce4">
            <text:p>57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pjxkulpxs</text:p>
          </table:table-cell>
          <table:table-cell office:value-type="float" office:value="4.28" table:style-name="ce4">
            <text:p>4.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elta Air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psuqxzmvs</text:p>
          </table:table-cell>
          <table:table-cell office:value-type="float" office:value="19.649999999999999" table:style-name="ce4">
            <text:p>19.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q *blue State Coff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psvqwvtqi</text:p>
          </table:table-cell>
          <table:table-cell office:value-type="float" office:value="11.95" table:style-name="ce4">
            <text:p>11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Cityfleet/comcab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pxpyutqoa</text:p>
          </table:table-cell>
          <table:table-cell office:value-type="float" office:value="15.18" table:style-name="ce4">
            <text:p>15.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Beziu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3pytdjlblq</text:p>
          </table:table-cell>
          <table:table-cell office:value-type="float" office:value="8.6199999999999992" table:style-name="ce4">
            <text:p>8.6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British A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qdqdytohk</text:p>
          </table:table-cell>
          <table:table-cell office:value-type="float" office:value="130.27000000000001" table:style-name="ce4">
            <text:p>130.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 M Morrison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qhdnrdjug</text:p>
          </table:table-cell>
          <table:table-cell office:value-type="float" office:value="66.709999999999994" table:style-name="ce4">
            <text:p>66.7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Trearrdur Bay Hote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qlqnxynzo</text:p>
          </table:table-cell>
          <table:table-cell office:value-type="float" office:value="46.55" table:style-name="ce4">
            <text:p>46.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ww.Hxpayments.Com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qtqolbddi</text:p>
          </table:table-cell>
          <table:table-cell office:value-type="float" office:value="22.99" table:style-name="ce4">
            <text:p>22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at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rszchlrik</text:p>
          </table:table-cell>
          <table:table-cell office:value-type="float" office:value="15.57" table:style-name="ce4">
            <text:p>15.5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elta Air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sbwlbnxtu</text:p>
          </table:table-cell>
          <table:table-cell office:value-type="float" office:value="19.649999999999999" table:style-name="ce4">
            <text:p>19.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Ibis Swansea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smcqmpuir</text:p>
          </table:table-cell>
          <table:table-cell office:value-type="float" office:value="72" table:style-name="ce4">
            <text:p>7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Hotels.Com149241167147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sqtfzprag</text:p>
          </table:table-cell>
          <table:table-cell office:value-type="float" office:value="171.2" table:style-name="ce4">
            <text:p>171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amada Plaza Wrexham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tkimlwqxv</text:p>
          </table:table-cell>
          <table:table-cell office:value-type="float" office:value="102.45" table:style-name="ce4">
            <text:p>102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 D4kk98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tuitymopv</text:p>
          </table:table-cell>
          <table:table-cell office:value-type="float" office:value="134.34" table:style-name="ce4">
            <text:p>134.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q *blue State Coff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uispscipq</text:p>
          </table:table-cell>
          <table:table-cell office:value-type="float" office:value="2.76" table:style-name="ce4">
            <text:p>2.7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231000car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vttvgbome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Paypal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witgoyvsv</text:p>
          </table:table-cell>
          <table:table-cell office:value-type="float" office:value="210" table:style-name="ce4">
            <text:p>21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Yo! Sushi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wlkuertrg</text:p>
          </table:table-cell>
          <table:table-cell office:value-type="float" office:value="1.9" table:style-name="ce4">
            <text:p>1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eamlss*spice4745verno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wmcdksfba</text:p>
          </table:table-cell>
          <table:table-cell office:value-type="float" office:value="24.1" table:style-name="ce4">
            <text:p>24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Heywood Spa Hotel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wvmpkntla</text:p>
          </table:table-cell>
          <table:table-cell office:value-type="float" office:value="1287" table:style-name="ce4">
            <text:p>128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xpress By Holiday Inn Ca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xkvhhloqs</text:p>
          </table:table-cell>
          <table:table-cell office:value-type="float" office:value="17" table:style-name="ce4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xxllbhfpk</text:p>
          </table:table-cell>
          <table:table-cell office:value-type="float" office:value="9" table:style-name="ce4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umbai 27 Ltd.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yfteaehol</text:p>
          </table:table-cell>
          <table:table-cell office:value-type="float" office:value="80.900000000000006" table:style-name="ce4">
            <text:p>80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yksxxrbbe</text:p>
          </table:table-cell>
          <table:table-cell office:value-type="float" office:value="14.76" table:style-name="ce4">
            <text:p>14.7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013605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ymxhcgdre</text:p>
          </table:table-cell>
          <table:table-cell office:value-type="float" office:value="33.770000000000003" table:style-name="ce4">
            <text:p>33.7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axi Svc Jackson Hgts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3yqrbfrelq</text:p>
          </table:table-cell>
          <table:table-cell office:value-type="float" office:value="26.69" table:style-name="ce4">
            <text:p>26.6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ffice equip (not capitalised)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yvacmlzbt</text:p>
          </table:table-cell>
          <table:table-cell office:value-type="float" office:value="5.98" table:style-name="ce4">
            <text:p>5.9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nby Road Filling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3zklguwdxk</text:p>
          </table:table-cell>
          <table:table-cell office:value-type="float" office:value="65" table:style-name="ce4">
            <text:p>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Hotels.Com149277774306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bbfmlqcgl</text:p>
          </table:table-cell>
          <table:table-cell office:value-type="float" office:value="150" table:style-name="ce4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j Boston Hotel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bgwmojrxe</text:p>
          </table:table-cell>
          <table:table-cell office:value-type="float" office:value="199.84" table:style-name="ce4">
            <text:p>199.8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Texaco Tivoli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bhfcittzd</text:p>
          </table:table-cell>
          <table:table-cell office:value-type="float" office:value="57.55" table:style-name="ce4">
            <text:p>57.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Bp Glandon Spar Express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btoopnvbi</text:p>
          </table:table-cell>
          <table:table-cell office:value-type="float" office:value="78.5" table:style-name="ce4">
            <text:p>78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Amtrak Mobil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6chdkwrxih</text:p>
          </table:table-cell>
          <table:table-cell office:value-type="float" office:value="44.39" table:style-name="ce4">
            <text:p>44.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Dnh*sucuri Website Securi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cmfqhduyg</text:p>
          </table:table-cell>
          <table:table-cell office:value-type="float" office:value="186.68" table:style-name="ce4">
            <text:p>186.6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 44536520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cqoisctpw</text:p>
          </table:table-cell>
          <table:table-cell office:value-type="float" office:value="19" table:style-name="ce4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ourtyard New Haven At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6cwvdrxklw</text:p>
          </table:table-cell>
          <table:table-cell office:value-type="float" office:value="13.82" table:style-name="ce4">
            <text:p>13.8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British A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cxzusfncb</text:p>
          </table:table-cell>
          <table:table-cell office:value-type="float" office:value="155.30000000000001" table:style-name="ce4">
            <text:p>155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Zc4os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6djxbmctrf</text:p>
          </table:table-cell>
          <table:table-cell office:value-type="float" office:value="15.68" table:style-name="ce4">
            <text:p>15.6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Bc.*basecamp 3 3878914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6dtgoykyfg</text:p>
          </table:table-cell>
          <table:table-cell office:value-type="float" office:value="38.159999999999997" table:style-name="ce4">
            <text:p>38.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The Seacroft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dyjblvihb</text:p>
          </table:table-cell>
          <table:table-cell office:value-type="float" office:value="127.45" table:style-name="ce4">
            <text:p>127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Legal Sea Foods #212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ecmnvifid</text:p>
          </table:table-cell>
          <table:table-cell office:value-type="float" office:value="32.18" table:style-name="ce4">
            <text:p>32.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ourtyard New Haven At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6ejxjseqpf</text:p>
          </table:table-cell>
          <table:table-cell office:value-type="float" office:value="9.35" table:style-name="ce4">
            <text:p>9.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ourtyard New Haven At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enzzkfcdd</text:p>
          </table:table-cell>
          <table:table-cell office:value-type="float" office:value="10.119999999999999" table:style-name="ce4">
            <text:p>10.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amada Plaza Wrexham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fhjaktjgx</text:p>
          </table:table-cell>
          <table:table-cell office:value-type="float" office:value="117" table:style-name="ce4">
            <text:p>11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Kx26n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fibzucnhe</text:p>
          </table:table-cell>
          <table:table-cell office:value-type="float" office:value="11.31" table:style-name="ce4">
            <text:p>1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lland House Hotel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6fsxiibmnx</text:p>
          </table:table-cell>
          <table:table-cell office:value-type="float" office:value="337" table:style-name="ce4">
            <text:p>3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Bp Moto Swansea Sa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6fymtxnbvy</text:p>
          </table:table-cell>
          <table:table-cell office:value-type="float" office:value="93.18" table:style-name="ce4">
            <text:p>93.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Qmmc3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gdhflnrnw</text:p>
          </table:table-cell>
          <table:table-cell office:value-type="float" office:value="4.43" table:style-name="ce4">
            <text:p>4.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arkers Bar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gffpbllti</text:p>
          </table:table-cell>
          <table:table-cell office:value-type="float" office:value="108.62" table:style-name="ce4">
            <text:p>108.6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Llgc/nlw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gsdhpilou</text:p>
          </table:table-cell>
          <table:table-cell office:value-type="float" office:value="44.88" table:style-name="ce4">
            <text:p>44.8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Ye Olde Bulls Head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gvjefzvve</text:p>
          </table:table-cell>
          <table:table-cell office:value-type="float" office:value="130" table:style-name="ce4">
            <text:p>1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72djp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6hhjhbqqzv</text:p>
          </table:table-cell>
          <table:table-cell office:value-type="float" office:value="38.82" table:style-name="ce4">
            <text:p>38.8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ffice equip (not capitalised)</text:p>
          </table:table-cell>
          <table:table-cell office:value-type="string" table:style-name="ce4">
            <text:p>Twenty One C Ltd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hnwdiyvxf</text:p>
          </table:table-cell>
          <table:table-cell office:value-type="float" office:value="96.7" table:style-name="ce4">
            <text:p>96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ourtyard New Haven At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iaujyopob</text:p>
          </table:table-cell>
          <table:table-cell office:value-type="float" office:value="28.74" table:style-name="ce4">
            <text:p>28.7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ourtyard New Haven At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iertqkikx</text:p>
          </table:table-cell>
          <table:table-cell office:value-type="float" office:value="7.74" table:style-name="ce4">
            <text:p>7.7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Delta Air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6ifsrweptf</text:p>
          </table:table-cell>
          <table:table-cell office:value-type="float" office:value="19.47" table:style-name="ce4">
            <text:p>19.4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ravelodge Gb0000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6ixwwvkjse</text:p>
          </table:table-cell>
          <table:table-cell office:value-type="float" office:value="184" table:style-name="ce4">
            <text:p>18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Expedia 7361018046241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jcuvzvxwx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ourtyard New Haven At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6jmhthttqo</text:p>
          </table:table-cell>
          <table:table-cell office:value-type="float" office:value="13.93" table:style-name="ce4">
            <text:p>13.9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Legal Sea Foods #212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lmwsauquz</text:p>
          </table:table-cell>
          <table:table-cell office:value-type="float" office:value="31.15" table:style-name="ce4">
            <text:p>31.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cDonalds #10580 Q04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lrvsuzumo</text:p>
          </table:table-cell>
          <table:table-cell office:value-type="float" office:value="4.0999999999999996" table:style-name="ce4">
            <text:p>4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Surveymonkey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6mtgiifddl</text:p>
          </table:table-cell>
          <table:table-cell office:value-type="float" office:value="24.15" table:style-name="ce4">
            <text:p>24.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tm Lucien L All Din10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6mvhpvlzrx</text:p>
          </table:table-cell>
          <table:table-cell office:value-type="float" office:value="5.86" table:style-name="ce4">
            <text:p>5.8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Delta Air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nhpsjonrw</text:p>
          </table:table-cell>
          <table:table-cell office:value-type="float" office:value="19.47" table:style-name="ce4">
            <text:p>19.4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nsurance</text:p>
          </table:table-cell>
          <table:table-cell office:value-type="string" table:style-name="ce4">
            <text:p>Exhibitor Insurance.Com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6nhtnhwuxi</text:p>
          </table:table-cell>
          <table:table-cell office:value-type="float" office:value="97.33" table:style-name="ce4">
            <text:p>97.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ourtyard New Haven At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6nuqjovvkt</text:p>
          </table:table-cell>
          <table:table-cell office:value-type="float" office:value="397.52" table:style-name="ce4">
            <text:p>397.5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amada Plaza Wrexham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nuskwfrrw</text:p>
          </table:table-cell>
          <table:table-cell office:value-type="float" office:value="107" table:style-name="ce4">
            <text:p>1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ightlink Wales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6oeqlcycjd</text:p>
          </table:table-cell>
          <table:table-cell office:value-type="float" office:value="34.5" table:style-name="ce4">
            <text:p>34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ourtyard New Haven At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6ohjxdiaxj</text:p>
          </table:table-cell>
          <table:table-cell office:value-type="float" office:value="389.94" table:style-name="ce4">
            <text:p>389.9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Ojtoe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6pdcjurrev</text:p>
          </table:table-cell>
          <table:table-cell office:value-type="float" office:value="10.27" table:style-name="ce4">
            <text:p>10.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Ifujk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6pdcsykipb</text:p>
          </table:table-cell>
          <table:table-cell office:value-type="float" office:value="11.11" table:style-name="ce4">
            <text:p>11.1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j Boston Hotel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pllufezul</text:p>
          </table:table-cell>
          <table:table-cell office:value-type="float" office:value="453.15" table:style-name="ce4">
            <text:p>453.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Virgin Trains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pyzcwgpak</text:p>
          </table:table-cell>
          <table:table-cell office:value-type="float" office:value="112.2" table:style-name="ce4">
            <text:p>112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7q27h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6qbnensftr</text:p>
          </table:table-cell>
          <table:table-cell office:value-type="float" office:value="39.96" table:style-name="ce4">
            <text:p>39.9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eirloom Restaurant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6qcusepfjt</text:p>
          </table:table-cell>
          <table:table-cell office:value-type="float" office:value="170.46" table:style-name="ce4">
            <text:p>170.4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Tesco Pfs 4129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qeckimnbt</text:p>
          </table:table-cell>
          <table:table-cell office:value-type="float" office:value="57.98" table:style-name="ce4">
            <text:p>57.9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 Ene9sn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qinhfvlrf</text:p>
          </table:table-cell>
          <table:table-cell office:value-type="float" office:value="113.88" table:style-name="ce4">
            <text:p>113.8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Tyny Cornel Hotel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qybmwierc</text:p>
          </table:table-cell>
          <table:table-cell office:value-type="float" office:value="272.7" table:style-name="ce4">
            <text:p>272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Fairmont Le Chateau Front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rcgnvtdif</text:p>
          </table:table-cell>
          <table:table-cell office:value-type="float" office:value="26.97" table:style-name="ce4">
            <text:p>26.9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raits Management (Uk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6rhlfhkxcd</text:p>
          </table:table-cell>
          <table:table-cell office:value-type="float" office:value="16" table:style-name="ce4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illoughbys Coffee T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rrfurdyeo</text:p>
          </table:table-cell>
          <table:table-cell office:value-type="float" office:value="4.1399999999999997" table:style-name="ce4">
            <text:p>4.1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mshost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6rrsuaapsh</text:p>
          </table:table-cell>
          <table:table-cell office:value-type="float" office:value="12.35" table:style-name="ce4">
            <text:p>12.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mithy Garage Ltd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scoprlnvq</text:p>
          </table:table-cell>
          <table:table-cell office:value-type="float" office:value="80.27" table:style-name="ce4">
            <text:p>80.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Z6mhf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6seglthxdh</text:p>
          </table:table-cell>
          <table:table-cell office:value-type="float" office:value="16.559999999999999" table:style-name="ce4">
            <text:p>16.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Hotels.Com149277649948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siiryyrvb</text:p>
          </table:table-cell>
          <table:table-cell office:value-type="float" office:value="165.01" table:style-name="ce4">
            <text:p>165.0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j Boston Hotel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sqqdniykv</text:p>
          </table:table-cell>
          <table:table-cell office:value-type="float" office:value="199.84" table:style-name="ce4">
            <text:p>199.8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mpire Hotel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tedoxjmop</text:p>
          </table:table-cell>
          <table:table-cell office:value-type="float" office:value="79.5" table:style-name="ce4">
            <text:p>79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ir France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tgvsimnst</text:p>
          </table:table-cell>
          <table:table-cell office:value-type="float" office:value="423.89" table:style-name="ce4">
            <text:p>423.8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ffice equip (not capitalised)</text:p>
          </table:table-cell>
          <table:table-cell office:value-type="string" table:style-name="ce4">
            <text:p>Tts Group Ltd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tkpcdlgfr</text:p>
          </table:table-cell>
          <table:table-cell office:value-type="float" office:value="111.41" table:style-name="ce4">
            <text:p>111.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ourtyard New Haven At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ueuypiugm</text:p>
          </table:table-cell>
          <table:table-cell office:value-type="float" office:value="9.8000000000000007" table:style-name="ce4">
            <text:p>9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oyal Victoria Hotel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ufvgmslrj</text:p>
          </table:table-cell>
          <table:table-cell office:value-type="float" office:value="195" table:style-name="ce4">
            <text:p>1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Www.A1coffee.Net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uwvwusqns</text:p>
          </table:table-cell>
          <table:table-cell office:value-type="float" office:value="57.42" table:style-name="ce4">
            <text:p>57.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Fai3v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6vrfxosinr</text:p>
          </table:table-cell>
          <table:table-cell office:value-type="float" office:value="9.43" table:style-name="ce4">
            <text:p>9.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evern River Crossing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vrxscmeoo</text:p>
          </table:table-cell>
          <table:table-cell office:value-type="float" office:value="5.6" table:style-name="ce4">
            <text:p>5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Virgin Trains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vvmednenp</text:p>
          </table:table-cell>
          <table:table-cell office:value-type="float" office:value="558" table:style-name="ce4">
            <text:p>5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6vxjdgndpg</text:p>
          </table:table-cell>
          <table:table-cell office:value-type="float" office:value="90.6" table:style-name="ce4">
            <text:p>90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osta Coffee</text:p>
          </table:table-cell>
          <table:table-cell office:value-type="date" office:date-value="2018-06-20T00:00:00" table:style-name="ce5">
            <text:p>20/06/2018</text:p>
          </table:table-cell>
          <table:table-cell office:value-type="string" table:style-name="ce4">
            <text:p>H52820180626wcmfkvxcr</text:p>
          </table:table-cell>
          <table:table-cell office:value-type="float" office:value="8.5500000000000007" table:style-name="ce4">
            <text:p>8.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Cpxe6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wknytqcqv</text:p>
          </table:table-cell>
          <table:table-cell office:value-type="float" office:value="8.56" table:style-name="ce4">
            <text:p>8.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ephanies On Newbury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wrrobdqjd</text:p>
          </table:table-cell>
          <table:table-cell office:value-type="float" office:value="143.33000000000001" table:style-name="ce4">
            <text:p>143.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amada Plaza Wrexham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xuxusgbhu</text:p>
          </table:table-cell>
          <table:table-cell office:value-type="float" office:value="28.65" table:style-name="ce4">
            <text:p>28.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elta Air</text:p>
          </table:table-cell>
          <table:table-cell office:value-type="date" office:date-value="2018-06-23T00:00:00" table:style-name="ce5">
            <text:p>23/06/2018</text:p>
          </table:table-cell>
          <table:table-cell office:value-type="string" table:style-name="ce4">
            <text:p>H52820180626yjssdxreh</text:p>
          </table:table-cell>
          <table:table-cell office:value-type="float" office:value="19.47" table:style-name="ce4">
            <text:p>19.4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Klm Unitedki</text:p>
          </table:table-cell>
          <table:table-cell office:value-type="date" office:date-value="2018-06-21T00:00:00" table:style-name="ce5">
            <text:p>21/06/2018</text:p>
          </table:table-cell>
          <table:table-cell office:value-type="string" table:style-name="ce4">
            <text:p>H52820180626ykscueuoy</text:p>
          </table:table-cell>
          <table:table-cell office:value-type="float" office:value="49" table:style-name="ce4">
            <text:p>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ark Plaza Cardiff</text:p>
          </table:table-cell>
          <table:table-cell office:value-type="date" office:date-value="2018-06-22T00:00:00" table:style-name="ce5">
            <text:p>22/06/2018</text:p>
          </table:table-cell>
          <table:table-cell office:value-type="string" table:style-name="ce4">
            <text:p>H52820180626ysfkaumka</text:p>
          </table:table-cell>
          <table:table-cell office:value-type="float" office:value="31.24" table:style-name="ce4">
            <text:p>31.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Lond Padd Sst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bfqvytbfu</text:p>
          </table:table-cell>
          <table:table-cell office:value-type="float" office:value="117.1" table:style-name="ce4">
            <text:p>117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sco Pfs 3759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biomhqcag</text:p>
          </table:table-cell>
          <table:table-cell office:value-type="float" office:value="80.67" table:style-name="ce4">
            <text:p>80.6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liday Inn Exp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bxzxppstx</text:p>
          </table:table-cell>
          <table:table-cell office:value-type="float" office:value="75" table:style-name="ce4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ixturs &amp; Fittngs not capitali</text:p>
          </table:table-cell>
          <table:table-cell office:value-type="string" table:style-name="ce4">
            <text:p>Tesco Stores 2647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chiyhxmmp</text:p>
          </table:table-cell>
          <table:table-cell office:value-type="float" office:value="35" table:style-name="ce4">
            <text:p>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amada Plaza Wrexham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cjqunvsqm</text:p>
          </table:table-cell>
          <table:table-cell office:value-type="float" office:value="87" table:style-name="ce4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sco Pay At Pump 3731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ckqyoovmd</text:p>
          </table:table-cell>
          <table:table-cell office:value-type="float" office:value="56.62" table:style-name="ce4">
            <text:p>56.6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Emirates Post Group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csvjogdci</text:p>
          </table:table-cell>
          <table:table-cell office:value-type="float" office:value="36.06" table:style-name="ce4">
            <text:p>36.0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Swindon Fh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cxduvytwv</text:p>
          </table:table-cell>
          <table:table-cell office:value-type="float" office:value="18" table:style-name="ce4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aldron Smithfield Recept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dutrydjyz</text:p>
          </table:table-cell>
          <table:table-cell office:value-type="float" office:value="95.35" table:style-name="ce4">
            <text:p>95.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Mytaxi *1pyail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dxkxucpop</text:p>
          </table:table-cell>
          <table:table-cell office:value-type="float" office:value="18.350000000000001" table:style-name="ce4">
            <text:p>18.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ys Limousine Worldwide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fceidsuls</text:p>
          </table:table-cell>
          <table:table-cell office:value-type="float" office:value="463.73" table:style-name="ce4">
            <text:p>463.7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eminars, Conferences, Worksho</text:p>
          </table:table-cell>
          <table:table-cell office:value-type="string" table:style-name="ce4">
            <text:p>Semi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fdqlfpxau</text:p>
          </table:table-cell>
          <table:table-cell office:value-type="float" office:value="128.5" table:style-name="ce4">
            <text:p>128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ww.Bluenilelivery.Com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frwhqxltw</text:p>
          </table:table-cell>
          <table:table-cell office:value-type="float" office:value="674.92" table:style-name="ce4">
            <text:p>674.9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fyxxmlvum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ealth and Safety</text:p>
          </table:table-cell>
          <table:table-cell office:value-type="string" table:style-name="ce4">
            <text:p>Empire Hotel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geulpaoko</text:p>
          </table:table-cell>
          <table:table-cell office:value-type="float" office:value="169" table:style-name="ce4">
            <text:p>16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tel Francais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gkmpexogj</text:p>
          </table:table-cell>
          <table:table-cell office:value-type="float" office:value="56.12" table:style-name="ce4">
            <text:p>56.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lardy Hotel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hgytqrbbm</text:p>
          </table:table-cell>
          <table:table-cell office:value-type="float" office:value="181.9" table:style-name="ce4">
            <text:p>181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liday Inn Exp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hiviingih</text:p>
          </table:table-cell>
          <table:table-cell office:value-type="float" office:value="75" table:style-name="ce4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xi Svc Long Island C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hndmgoczy</text:p>
          </table:table-cell>
          <table:table-cell office:value-type="float" office:value="19.11" table:style-name="ce4">
            <text:p>19.1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agamama Westfield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hptpqdhwp</text:p>
          </table:table-cell>
          <table:table-cell office:value-type="float" office:value="16.75" table:style-name="ce4">
            <text:p>16.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Tesco Store 2901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iiecdymmb</text:p>
          </table:table-cell>
          <table:table-cell office:value-type="float" office:value="65.14" table:style-name="ce4">
            <text:p>65.1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ate Street Provision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7ilysysgdk</text:p>
          </table:table-cell>
          <table:table-cell office:value-type="float" office:value="89.01" table:style-name="ce4">
            <text:p>89.0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Kglyo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jgogdedjq</text:p>
          </table:table-cell>
          <table:table-cell office:value-type="float" office:value="6.44" table:style-name="ce4">
            <text:p>6.4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T Low Value Purch</text:p>
          </table:table-cell>
          <table:table-cell office:value-type="string" table:style-name="ce4">
            <text:p>Atlassian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jmigpfxxw</text:p>
          </table:table-cell>
          <table:table-cell office:value-type="float" office:value="9.35" table:style-name="ce4">
            <text:p>9.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ate Street Provision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7jmsaxwmcr</text:p>
          </table:table-cell>
          <table:table-cell office:value-type="float" office:value="49.35" table:style-name="ce4">
            <text:p>49.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Dominos Pizza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7jtjuregtm</text:p>
          </table:table-cell>
          <table:table-cell office:value-type="float" office:value="14.12" table:style-name="ce4">
            <text:p>14.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Euston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jubwoihjp</text:p>
          </table:table-cell>
          <table:table-cell office:value-type="float" office:value="12.5" table:style-name="ce4">
            <text:p>12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Klm Airline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7kemejlitd</text:p>
          </table:table-cell>
          <table:table-cell office:value-type="float" office:value="835.47" table:style-name="ce4">
            <text:p>835.4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pilman Hotel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kndnpvfpc</text:p>
          </table:table-cell>
          <table:table-cell office:value-type="float" office:value="57" table:style-name="ce4">
            <text:p>5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Cz4bf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kvnudmjrd</text:p>
          </table:table-cell>
          <table:table-cell office:value-type="float" office:value="17.350000000000001" table:style-name="ce4">
            <text:p>17.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ermaid Quay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kxxgyuthr</text:p>
          </table:table-cell>
          <table:table-cell office:value-type="float" office:value="4.5" table:style-name="ce4">
            <text:p>4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 E0lbks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kybucuxsf</text:p>
          </table:table-cell>
          <table:table-cell office:value-type="float" office:value="82.99" table:style-name="ce4">
            <text:p>82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Mytaxi *1pxjp9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lbqdlussd</text:p>
          </table:table-cell>
          <table:table-cell office:value-type="float" office:value="21.07" table:style-name="ce4">
            <text:p>21.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Dyrham Service Station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lhasypdrs</text:p>
          </table:table-cell>
          <table:table-cell office:value-type="float" office:value="11.39" table:style-name="ce4">
            <text:p>11.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ost 390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7lpuobiieq</text:p>
          </table:table-cell>
          <table:table-cell office:value-type="float" office:value="144.61000000000001" table:style-name="ce4">
            <text:p>144.6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La Patisserie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mextxtteg</text:p>
          </table:table-cell>
          <table:table-cell office:value-type="float" office:value="10.55" table:style-name="ce4">
            <text:p>10.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Paypal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mmkxljjwu</text:p>
          </table:table-cell>
          <table:table-cell office:value-type="float" office:value="22" table:style-name="ce4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arling Cloud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momkushfs</text:p>
          </table:table-cell>
          <table:table-cell office:value-type="float" office:value="340" table:style-name="ce4">
            <text:p>3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muvkioqsu</text:p>
          </table:table-cell>
          <table:table-cell office:value-type="float" office:value="219.5" table:style-name="ce4">
            <text:p>219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empo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nchcdeozs</text:p>
          </table:table-cell>
          <table:table-cell office:value-type="float" office:value="45.4" table:style-name="ce4">
            <text:p>45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Websales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negurxvww</text:p>
          </table:table-cell>
          <table:table-cell office:value-type="float" office:value="159.69999999999999" table:style-name="ce4">
            <text:p>159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Virgin Trains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njvsictgc</text:p>
          </table:table-cell>
          <table:table-cell office:value-type="float" office:value="92.9" table:style-name="ce4">
            <text:p>92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511000abt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nmytbvyqg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Iz *more-Than-Jazz! Promo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obnormssd</text:p>
          </table:table-cell>
          <table:table-cell office:value-type="float" office:value="28" table:style-name="ce4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el Cibo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oltggkrok</text:p>
          </table:table-cell>
          <table:table-cell office:value-type="float" office:value="12.27" table:style-name="ce4">
            <text:p>12.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arling Cloud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oxffwewaj</text:p>
          </table:table-cell>
          <table:table-cell office:value-type="float" office:value="16" table:style-name="ce4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Lamphey Court Hotel &amp;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pbiwdvjlc</text:p>
          </table:table-cell>
          <table:table-cell office:value-type="float" office:value="107" table:style-name="ce4">
            <text:p>1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S5roi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pcfldrvqm</text:p>
          </table:table-cell>
          <table:table-cell office:value-type="float" office:value="3.89" table:style-name="ce4">
            <text:p>3.8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The Ups Store 2027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petzhuxep</text:p>
          </table:table-cell>
          <table:table-cell office:value-type="float" office:value="73.81" table:style-name="ce4">
            <text:p>73.8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Mytaxi *1pwyy3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qtnuxleeb</text:p>
          </table:table-cell>
          <table:table-cell office:value-type="float" office:value="9.99" table:style-name="ce4">
            <text:p>9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Ikefd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7qwyprunja</text:p>
          </table:table-cell>
          <table:table-cell office:value-type="float" office:value="21.03" table:style-name="ce4">
            <text:p>21.0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2e7xk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rcrpsvjuw</text:p>
          </table:table-cell>
          <table:table-cell office:value-type="float" office:value="54.79" table:style-name="ce4">
            <text:p>54.7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Malthurst Petroleu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rfvqrusbo</text:p>
          </table:table-cell>
          <table:table-cell office:value-type="float" office:value="6" table:style-name="ce4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rasserie Du Cercle</text:p>
          </table:table-cell>
          <table:table-cell office:value-type="date" office:date-value="2018-06-24T00:00:00" table:style-name="ce5">
            <text:p>24/06/2018</text:p>
          </table:table-cell>
          <table:table-cell office:value-type="string" table:style-name="ce4">
            <text:p>H52820180627rihourqdm</text:p>
          </table:table-cell>
          <table:table-cell office:value-type="float" office:value="48.49" table:style-name="ce4">
            <text:p>48.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est Coast Trains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ssthmfoja</text:p>
          </table:table-cell>
          <table:table-cell office:value-type="float" office:value="130.5" table:style-name="ce4">
            <text:p>130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Dhl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tktbipeyz</text:p>
          </table:table-cell>
          <table:table-cell office:value-type="float" office:value="49.87" table:style-name="ce4">
            <text:p>49.8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Mytaxi *1pxhp6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tshvvdhpm</text:p>
          </table:table-cell>
          <table:table-cell office:value-type="float" office:value="8.18" table:style-name="ce4">
            <text:p>8.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Food Hall C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uefoolojk</text:p>
          </table:table-cell>
          <table:table-cell office:value-type="float" office:value="7.21" table:style-name="ce4">
            <text:p>7.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arling Cloud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urxfhatzt</text:p>
          </table:table-cell>
          <table:table-cell office:value-type="float" office:value="8.9499999999999993" table:style-name="ce4">
            <text:p>8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Irish Rail Booking Off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uxysjolli</text:p>
          </table:table-cell>
          <table:table-cell office:value-type="float" office:value="52.67" table:style-name="ce4">
            <text:p>52.6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tel Novotel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vhtkwkhpm</text:p>
          </table:table-cell>
          <table:table-cell office:value-type="float" office:value="158.91" table:style-name="ce4">
            <text:p>158.9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ercure Exeter Rougemont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wfxmhsdch</text:p>
          </table:table-cell>
          <table:table-cell office:value-type="float" office:value="39.5" table:style-name="ce4">
            <text:p>39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B7tty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whesvisjg</text:p>
          </table:table-cell>
          <table:table-cell office:value-type="float" office:value="21.73" table:style-name="ce4">
            <text:p>21.7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The Optic Shop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wyvracdwo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lardy Hotel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xgvskarhd</text:p>
          </table:table-cell>
          <table:table-cell office:value-type="float" office:value="181.9" table:style-name="ce4">
            <text:p>181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Www.Haymarket.Com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xjedcyufb</text:p>
          </table:table-cell>
          <table:table-cell office:value-type="float" office:value="195" table:style-name="ce4">
            <text:p>1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yeiirhglw</text:p>
          </table:table-cell>
          <table:table-cell office:value-type="float" office:value="70.45" table:style-name="ce4">
            <text:p>70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Apcoa-Hal-Ss T3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yugcwasne</text:p>
          </table:table-cell>
          <table:table-cell office:value-type="float" office:value="11.5" table:style-name="ce4">
            <text:p>11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Usps Po 1204580054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7yyrpmerrq</text:p>
          </table:table-cell>
          <table:table-cell office:value-type="float" office:value="41.62" table:style-name="ce4">
            <text:p>41.6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Arriva Trains Wale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amygpqsmt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ww.Black-Boy-Inn.Com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bgnxxvwvn</text:p>
          </table:table-cell>
          <table:table-cell office:value-type="float" office:value="190" table:style-name="ce4">
            <text:p>19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bqgteinyb</text:p>
          </table:table-cell>
          <table:table-cell office:value-type="float" office:value="83.7" table:style-name="ce4">
            <text:p>83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ree Salmons Hotel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cbuoisemx</text:p>
          </table:table-cell>
          <table:table-cell office:value-type="float" office:value="111.9" table:style-name="ce4">
            <text:p>111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Marks And Spencer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coukrpfgb</text:p>
          </table:table-cell>
          <table:table-cell office:value-type="float" office:value="7.41" table:style-name="ce4">
            <text:p>7.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American Air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dgkjzhxnj</text:p>
          </table:table-cell>
          <table:table-cell office:value-type="float" office:value="19.510000000000002" table:style-name="ce4">
            <text:p>19.5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231000car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dutowxtxx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evern River Crossing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fofuuejqk</text:p>
          </table:table-cell>
          <table:table-cell office:value-type="float" office:value="5.6" table:style-name="ce4">
            <text:p>5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ercure Exeter Rougemont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fzicofvjk</text:p>
          </table:table-cell>
          <table:table-cell office:value-type="float" office:value="109" table:style-name="ce4">
            <text:p>10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Spar Conwy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fzpuyuprg</text:p>
          </table:table-cell>
          <table:table-cell office:value-type="float" office:value="3.8" table:style-name="ce4">
            <text:p>3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 Pierre Hotel And Spa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gfyihdppo</text:p>
          </table:table-cell>
          <table:table-cell office:value-type="float" office:value="169" table:style-name="ce4">
            <text:p>16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Davies And Lowry Optome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hgkwktdjg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Fw2oa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hjjdffohs</text:p>
          </table:table-cell>
          <table:table-cell office:value-type="float" office:value="18.71" table:style-name="ce4">
            <text:p>18.7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niforms &amp; Protective Clothing</text:p>
          </table:table-cell>
          <table:table-cell office:value-type="string" table:style-name="ce4">
            <text:p>Www.Police-Supplies.Co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hmjqbquvm</text:p>
          </table:table-cell>
          <table:table-cell office:value-type="float" office:value="176.89" table:style-name="ce4">
            <text:p>176.8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Wh Smith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hxonwqiuy</text:p>
          </table:table-cell>
          <table:table-cell office:value-type="float" office:value="2.94" table:style-name="ce4">
            <text:p>2.9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rofessional Membership Fees</text:p>
          </table:table-cell>
          <table:table-cell office:value-type="string" table:style-name="ce4">
            <text:p>Www.Bcs.Org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hzchlmirj</text:p>
          </table:table-cell>
          <table:table-cell office:value-type="float" office:value="139" table:style-name="ce4">
            <text:p>1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Delta Air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ihtzihgfx</text:p>
          </table:table-cell>
          <table:table-cell office:value-type="float" office:value="19.510000000000002" table:style-name="ce4">
            <text:p>19.5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Apcoa-Hal-Ss T3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iiqjjgtnn</text:p>
          </table:table-cell>
          <table:table-cell office:value-type="float" office:value="4" table:style-name="ce4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231000car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jbqkvqpkd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Luckys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jwgeiwpcg</text:p>
          </table:table-cell>
          <table:table-cell office:value-type="float" office:value="24.3" table:style-name="ce4">
            <text:p>24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Vhkzw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jzwsslfca</text:p>
          </table:table-cell>
          <table:table-cell office:value-type="float" office:value="27.58" table:style-name="ce4">
            <text:p>27.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j Boston Hotel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lletrrhlp</text:p>
          </table:table-cell>
          <table:table-cell office:value-type="float" office:value="53.6" table:style-name="ce4">
            <text:p>53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llhqyujco</text:p>
          </table:table-cell>
          <table:table-cell office:value-type="float" office:value="139.75" table:style-name="ce4">
            <text:p>139.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267000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lprsrkpjo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Smart Survey System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lqzlnjipq</text:p>
          </table:table-cell>
          <table:table-cell office:value-type="float" office:value="30" table:style-name="ce4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Logan Air Aubonpain 22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mbqpxwjvq</text:p>
          </table:table-cell>
          <table:table-cell office:value-type="float" office:value="9.08" table:style-name="ce4">
            <text:p>9.0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arkingeye Ltd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nklmtbqng</text:p>
          </table:table-cell>
          <table:table-cell office:value-type="float" office:value="30.4" table:style-name="ce4">
            <text:p>30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167000bla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npfvittwq</text:p>
          </table:table-cell>
          <table:table-cell office:value-type="float" office:value="98.31" table:style-name="ce4">
            <text:p>98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011950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ntgswyney</text:p>
          </table:table-cell>
          <table:table-cell office:value-type="float" office:value="906" table:style-name="ce4">
            <text:p>90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ncf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ofrcmkcyn</text:p>
          </table:table-cell>
          <table:table-cell office:value-type="float" office:value="9.4499999999999993" table:style-name="ce4">
            <text:p>9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Ncp Adaptis Atw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okaqtgtet</text:p>
          </table:table-cell>
          <table:table-cell office:value-type="float" office:value="20" table:style-name="ce4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okddvxjni</text:p>
          </table:table-cell>
          <table:table-cell office:value-type="float" office:value="85.3" table:style-name="ce4">
            <text:p>85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ofitel Heathrow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omciwkuvr</text:p>
          </table:table-cell>
          <table:table-cell office:value-type="float" office:value="38.76" table:style-name="ce4">
            <text:p>38.7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Luckys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pcifivwsi</text:p>
          </table:table-cell>
          <table:table-cell office:value-type="float" office:value="26.45" table:style-name="ce4">
            <text:p>26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011950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phpqrlmsw</text:p>
          </table:table-cell>
          <table:table-cell office:value-type="float" office:value="221.5" table:style-name="ce4">
            <text:p>221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cDonalds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qcmhyddyo</text:p>
          </table:table-cell>
          <table:table-cell office:value-type="float" office:value="6.28" table:style-name="ce4">
            <text:p>6.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Q Park Cardiff Bay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qglootngu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Pontcanna Inn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qxicfeqlu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y Castell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rdndogqcp</text:p>
          </table:table-cell>
          <table:table-cell office:value-type="float" office:value="95" table:style-name="ce4">
            <text:p>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rhsekdbnf</text:p>
          </table:table-cell>
          <table:table-cell office:value-type="float" office:value="8.4" table:style-name="ce4">
            <text:p>8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j Boston Hotel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sbqcyemrc</text:p>
          </table:table-cell>
          <table:table-cell office:value-type="float" office:value="26.8" table:style-name="ce4">
            <text:p>26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010775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sdsqffwdj</text:p>
          </table:table-cell>
          <table:table-cell office:value-type="float" office:value="322.5" table:style-name="ce4">
            <text:p>322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sfdtcuint</text:p>
          </table:table-cell>
          <table:table-cell office:value-type="float" office:value="71.900000000000006" table:style-name="ce4">
            <text:p>71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Irish Rail Heuston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sosnujpsr</text:p>
          </table:table-cell>
          <table:table-cell office:value-type="float" office:value="78.760000000000005" table:style-name="ce4">
            <text:p>78.7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Meat &amp; Wine Co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spswnpwny</text:p>
          </table:table-cell>
          <table:table-cell office:value-type="float" office:value="80" table:style-name="ce4">
            <text:p>8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thylkfokx</text:p>
          </table:table-cell>
          <table:table-cell office:value-type="float" office:value="2.2000000000000002" table:style-name="ce4">
            <text:p>2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tqhnfahjt</text:p>
          </table:table-cell>
          <table:table-cell office:value-type="float" office:value="80.3" table:style-name="ce4">
            <text:p>80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tel Novotel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txxwxbysh</text:p>
          </table:table-cell>
          <table:table-cell office:value-type="float" office:value="158.97" table:style-name="ce4">
            <text:p>158.9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j Boston Hotel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usqutmueg</text:p>
          </table:table-cell>
          <table:table-cell office:value-type="float" office:value="26.8" table:style-name="ce4">
            <text:p>26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 Pierre Hotel And Spa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uyrsgoeop</text:p>
          </table:table-cell>
          <table:table-cell office:value-type="float" office:value="170.4" table:style-name="ce4">
            <text:p>170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 Pierre Hotel And Spa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vfvimapni</text:p>
          </table:table-cell>
          <table:table-cell office:value-type="float" office:value="169" table:style-name="ce4">
            <text:p>16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Grand Central Hotel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vldurtqjr</text:p>
          </table:table-cell>
          <table:table-cell office:value-type="float" office:value="70" table:style-name="ce4">
            <text:p>7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wmvkprcqp</text:p>
          </table:table-cell>
          <table:table-cell office:value-type="float" office:value="34.299999999999997" table:style-name="ce4">
            <text:p>34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wpcttcmib</text:p>
          </table:table-cell>
          <table:table-cell office:value-type="float" office:value="54.76" table:style-name="ce4">
            <text:p>54.7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fl Paddington Tic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wuuftwycp</text:p>
          </table:table-cell>
          <table:table-cell office:value-type="float" office:value="10" table:style-name="ce4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xccoretqc</text:p>
          </table:table-cell>
          <table:table-cell office:value-type="float" office:value="71.37" table:style-name="ce4">
            <text:p>71.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j Boston Hotel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xwmrmpyrl</text:p>
          </table:table-cell>
          <table:table-cell office:value-type="float" office:value="53.6" table:style-name="ce4">
            <text:p>53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Q Park Cardiff Bay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ypqrgwwkl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t Pierre Hotel And Spa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yqgrvqjwg</text:p>
          </table:table-cell>
          <table:table-cell office:value-type="float" office:value="169" table:style-name="ce4">
            <text:p>16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j Boston Hotel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zekmigpwd</text:p>
          </table:table-cell>
          <table:table-cell office:value-type="float" office:value="53.6" table:style-name="ce4">
            <text:p>53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Ginger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8zgmkyrrrm</text:p>
          </table:table-cell>
          <table:table-cell office:value-type="float" office:value="17.5" table:style-name="ce4">
            <text:p>17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eading N/E Greggs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8zpddurgft</text:p>
          </table:table-cell>
          <table:table-cell office:value-type="float" office:value="3.25" table:style-name="ce4">
            <text:p>3.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Intercityhotel Berlin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czcqklhus</text:p>
          </table:table-cell>
          <table:table-cell office:value-type="float" office:value="7.09" table:style-name="ce4">
            <text:p>7.0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Capital Cabs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eplfxpnoy</text:p>
          </table:table-cell>
          <table:table-cell office:value-type="float" office:value="13.3" table:style-name="ce4">
            <text:p>13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erwjttoyk</text:p>
          </table:table-cell>
          <table:table-cell office:value-type="float" office:value="63.4" table:style-name="ce4">
            <text:p>63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rskine Arms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9ewghyjbhq</text:p>
          </table:table-cell>
          <table:table-cell office:value-type="float" office:value="78.599999999999994" table:style-name="ce4">
            <text:p>78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M&amp;s Simply Food - Ssp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eyganjfxh</text:p>
          </table:table-cell>
          <table:table-cell office:value-type="float" office:value="6.45" table:style-name="ce4">
            <text:p>6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Tex Meadowvalegar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ffgypcywd</text:p>
          </table:table-cell>
          <table:table-cell office:value-type="float" office:value="85.01" table:style-name="ce4">
            <text:p>85.0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ww.Castlewales.Co.Uk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9fjfmgfffo</text:p>
          </table:table-cell>
          <table:table-cell office:value-type="float" office:value="245" table:style-name="ce4">
            <text:p>2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lardy Hotel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fujaokxwr</text:p>
          </table:table-cell>
          <table:table-cell office:value-type="float" office:value="10" table:style-name="ce4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Lamb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9fzssqogsl</text:p>
          </table:table-cell>
          <table:table-cell office:value-type="float" office:value="21.9" table:style-name="ce4">
            <text:p>21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ospitality</text:p>
          </table:table-cell>
          <table:table-cell office:value-type="string" table:style-name="ce4">
            <text:p>El Puerto Restaurant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gfgyyfjow</text:p>
          </table:table-cell>
          <table:table-cell office:value-type="float" office:value="282.76" table:style-name="ce4">
            <text:p>282.7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Freepik Company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hrrfiksow</text:p>
          </table:table-cell>
          <table:table-cell office:value-type="float" office:value="81.8" table:style-name="ce4">
            <text:p>81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ndry Property Costs</text:p>
          </table:table-cell>
          <table:table-cell office:value-type="string" table:style-name="ce4">
            <text:p>Framing Wales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iaedvcnlc</text:p>
          </table:table-cell>
          <table:table-cell office:value-type="float" office:value="150" table:style-name="ce4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511000abt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itrwbtrkq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Lamb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9izicuwaqw</text:p>
          </table:table-cell>
          <table:table-cell office:value-type="float" office:value="12.95" table:style-name="ce4">
            <text:p>12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ww.Dalmenyhotel.C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jdfuomxdv</text:p>
          </table:table-cell>
          <table:table-cell office:value-type="float" office:value="258" table:style-name="ce4">
            <text:p>2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Ivy Bush Royal Hot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jegdhpyii</text:p>
          </table:table-cell>
          <table:table-cell office:value-type="float" office:value="70" table:style-name="ce4">
            <text:p>7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ospitality</text:p>
          </table:table-cell>
          <table:table-cell office:value-type="string" table:style-name="ce4">
            <text:p>The Union Jack Club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jeppoapcn</text:p>
          </table:table-cell>
          <table:table-cell office:value-type="float" office:value="20.97" table:style-name="ce4">
            <text:p>20.9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ilton Hotels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kcztvwxjv</text:p>
          </table:table-cell>
          <table:table-cell office:value-type="float" office:value="197.1" table:style-name="ce4">
            <text:p>197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est Coast Trains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kgohnpipn</text:p>
          </table:table-cell>
          <table:table-cell office:value-type="float" office:value="36" table:style-name="ce4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Inpost_direct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9kkyucgvbs</text:p>
          </table:table-cell>
          <table:table-cell office:value-type="float" office:value="5.39" table:style-name="ce4">
            <text:p>5.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ospitality</text:p>
          </table:table-cell>
          <table:table-cell office:value-type="string" table:style-name="ce4">
            <text:p>Ch&amp;co Catering Ltd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koeiznbrt</text:p>
          </table:table-cell>
          <table:table-cell office:value-type="float" office:value="16.5" table:style-name="ce4">
            <text:p>16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elecom non Merlin</text:p>
          </table:table-cell>
          <table:table-cell office:value-type="string" table:style-name="ce4">
            <text:p>Vodafone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kycygcwah</text:p>
          </table:table-cell>
          <table:table-cell office:value-type="float" office:value="21.7" table:style-name="ce4">
            <text:p>21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lbshnxegv</text:p>
          </table:table-cell>
          <table:table-cell office:value-type="float" office:value="5.5" table:style-name="ce4">
            <text:p>5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ther expenses</text:p>
          </table:table-cell>
          <table:table-cell office:value-type="string" table:style-name="ce4">
            <text:p>Www.Hxpayments.Com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lkjscbyyu</text:p>
          </table:table-cell>
          <table:table-cell office:value-type="float" office:value="17.489999999999998" table:style-name="ce4">
            <text:p>17.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ardiff Council Parkin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mgaqxygae</text:p>
          </table:table-cell>
          <table:table-cell office:value-type="float" office:value="9" table:style-name="ce4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W M Morrison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mibeuvqkw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 00154000cwm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mkxkschgo</text:p>
          </table:table-cell>
          <table:table-cell office:value-type="float" office:value="60" table:style-name="ce4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Nlgb4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29mpdqoiozg</text:p>
          </table:table-cell>
          <table:table-cell office:value-type="float" office:value="14.5" table:style-name="ce4">
            <text:p>14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nwvffbfjj</text:p>
          </table:table-cell>
          <table:table-cell office:value-type="float" office:value="254.99" table:style-name="ce4">
            <text:p>254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Gwr Catering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ohvynwlwl</text:p>
          </table:table-cell>
          <table:table-cell office:value-type="float" office:value="2.2999999999999998" table:style-name="ce4">
            <text:p>2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owzfbdciz</text:p>
          </table:table-cell>
          <table:table-cell office:value-type="float" office:value="11.69" table:style-name="ce4">
            <text:p>11.6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National Express Limited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rbrjilgpm</text:p>
          </table:table-cell>
          <table:table-cell office:value-type="float" office:value="16" table:style-name="ce4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6b3wn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rhpmexdqw</text:p>
          </table:table-cell>
          <table:table-cell office:value-type="float" office:value="19.04" table:style-name="ce4">
            <text:p>19.0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axis Aal Zentral Luxembo</text:p>
          </table:table-cell>
          <table:table-cell office:value-type="date" office:date-value="2018-06-25T00:00:00" table:style-name="ce5">
            <text:p>25/06/2018</text:p>
          </table:table-cell>
          <table:table-cell office:value-type="string" table:style-name="ce4">
            <text:p>H52820180629rnjlnbnly</text:p>
          </table:table-cell>
          <table:table-cell office:value-type="float" office:value="38" table:style-name="ce4">
            <text:p>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Kw3v5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rpnyldhwx</text:p>
          </table:table-cell>
          <table:table-cell office:value-type="float" office:value="23.19" table:style-name="ce4">
            <text:p>23.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Newcastle Uni Webstore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rxkuirwyv</text:p>
          </table:table-cell>
          <table:table-cell office:value-type="float" office:value="195" table:style-name="ce4">
            <text:p>1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r Hire</text:p>
          </table:table-cell>
          <table:table-cell office:value-type="string" table:style-name="ce4">
            <text:p>Tesco Pay At Pump 3731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sdchjfmvk</text:p>
          </table:table-cell>
          <table:table-cell office:value-type="float" office:value="87.34" table:style-name="ce4">
            <text:p>87.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sprunphdv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lack Boy Caernarfon L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szzdzqgzu</text:p>
          </table:table-cell>
          <table:table-cell office:value-type="float" office:value="130" table:style-name="ce4">
            <text:p>1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Q Park Cardiff Bay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tojflwlur</text:p>
          </table:table-cell>
          <table:table-cell office:value-type="float" office:value="6.5" table:style-name="ce4">
            <text:p>6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ermaid Quay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tqdlwlmbr</text:p>
          </table:table-cell>
          <table:table-cell office:value-type="float" office:value="7" table:style-name="ce4">
            <text:p>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Co-Op Group Petrol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9tukeqslhu</text:p>
          </table:table-cell>
          <table:table-cell office:value-type="float" office:value="46.93" table:style-name="ce4">
            <text:p>46.9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agamama Westfield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txtxttlnq</text:p>
          </table:table-cell>
          <table:table-cell office:value-type="float" office:value="90" table:style-name="ce4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ospitality</text:p>
          </table:table-cell>
          <table:table-cell office:value-type="string" table:style-name="ce4">
            <text:p>El Puerto Restaurant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uqmbfsoer</text:p>
          </table:table-cell>
          <table:table-cell office:value-type="float" office:value="30.9" table:style-name="ce4">
            <text:p>30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ther expenses</text:p>
          </table:table-cell>
          <table:table-cell office:value-type="string" table:style-name="ce4">
            <text:p>Www.Hxpayments.Com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vpmufahce</text:p>
          </table:table-cell>
          <table:table-cell office:value-type="float" office:value="18.489999999999998" table:style-name="ce4">
            <text:p>18.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Edwards Of Conwy Ltd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vquffqlln</text:p>
          </table:table-cell>
          <table:table-cell office:value-type="float" office:value="8.8800000000000008" table:style-name="ce4">
            <text:p>8.8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mpire Hotel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wkdjipmpn</text:p>
          </table:table-cell>
          <table:table-cell office:value-type="float" office:value="101" table:style-name="ce4">
            <text:p>10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Ruurq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wmmcpxzri</text:p>
          </table:table-cell>
          <table:table-cell office:value-type="float" office:value="18.78" table:style-name="ce4">
            <text:p>18.7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010775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9xhlvryfgf</text:p>
          </table:table-cell>
          <table:table-cell office:value-type="float" office:value="110.5" table:style-name="ce4">
            <text:p>110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Kuyj2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xrkyedpnw</text:p>
          </table:table-cell>
          <table:table-cell office:value-type="float" office:value="24.89" table:style-name="ce4">
            <text:p>24.8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Lul Ticket Machine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xwoplyflf</text:p>
          </table:table-cell>
          <table:table-cell office:value-type="float" office:value="4.9000000000000004" table:style-name="ce4">
            <text:p>4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heraton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9xxhjxuvlg</text:p>
          </table:table-cell>
          <table:table-cell office:value-type="float" office:value="19.09" table:style-name="ce4">
            <text:p>19.0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Five Guys Cardiff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yrrylmvmw</text:p>
          </table:table-cell>
          <table:table-cell office:value-type="float" office:value="33.200000000000003" table:style-name="ce4">
            <text:p>33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ixturs &amp; Fittngs not capitali</text:p>
          </table:table-cell>
          <table:table-cell office:value-type="string" table:style-name="ce4">
            <text:p>Dyson Uk</text:p>
          </table:table-cell>
          <table:table-cell office:value-type="date" office:date-value="2018-06-26T00:00:00" table:style-name="ce5">
            <text:p>26/06/2018</text:p>
          </table:table-cell>
          <table:table-cell office:value-type="string" table:style-name="ce4">
            <text:p>H52820180629zissmtwbj</text:p>
          </table:table-cell>
          <table:table-cell office:value-type="float" office:value="339" table:style-name="ce4">
            <text:p>3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vb Cafe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29ziuujqlww</text:p>
          </table:table-cell>
          <table:table-cell office:value-type="float" office:value="15.27" table:style-name="ce4">
            <text:p>15.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Lul Ticket Machine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bhxonqcpv</text:p>
          </table:table-cell>
          <table:table-cell office:value-type="float" office:value="9.8000000000000007" table:style-name="ce4">
            <text:p>9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irect Marketing</text:p>
          </table:table-cell>
          <table:table-cell office:value-type="string" table:style-name="ce4">
            <text:p>Www.Istock.Com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cgmlqsvmy</text:p>
          </table:table-cell>
          <table:table-cell office:value-type="float" office:value="42" table:style-name="ce4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niforms &amp; Protective Clothing</text:p>
          </table:table-cell>
          <table:table-cell office:value-type="string" table:style-name="ce4">
            <text:p>Charlies Stores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ciiuejpqc</text:p>
          </table:table-cell>
          <table:table-cell office:value-type="float" office:value="39.950000000000003" table:style-name="ce4">
            <text:p>39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Renaissance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cnvlusajo</text:p>
          </table:table-cell>
          <table:table-cell office:value-type="float" office:value="19.5" table:style-name="ce4">
            <text:p>19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Arbuthnot Opticians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djpavcnmi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able Table41010770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30duhezjftw</text:p>
          </table:table-cell>
          <table:table-cell office:value-type="float" office:value="36.43" table:style-name="ce4">
            <text:p>36.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Ncp Adaptis Atw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eogdsmptb</text:p>
          </table:table-cell>
          <table:table-cell office:value-type="float" office:value="9.1999999999999993" table:style-name="ce4">
            <text:p>9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Fitzwilton Hotel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epuhbmumi</text:p>
          </table:table-cell>
          <table:table-cell office:value-type="float" office:value="162.56" table:style-name="ce4">
            <text:p>162.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layton Hotel Cardiff Rec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fenobxmke</text:p>
          </table:table-cell>
          <table:table-cell office:value-type="float" office:value="79" table:style-name="ce4">
            <text:p>7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tel L Ermitage Vastuvot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30fhuttntek</text:p>
          </table:table-cell>
          <table:table-cell office:value-type="float" office:value="99.55" table:style-name="ce4">
            <text:p>99.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ermaid Quay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fmjzqaygn</text:p>
          </table:table-cell>
          <table:table-cell office:value-type="float" office:value="3.5" table:style-name="ce4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Seahorse Restaurant A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gsqlzjjxp</text:p>
          </table:table-cell>
          <table:table-cell office:value-type="float" office:value="27" table:style-name="ce4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hcqgcivab</text:p>
          </table:table-cell>
          <table:table-cell office:value-type="float" office:value="241.7" table:style-name="ce4">
            <text:p>241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ffice equip (not capitalised)</text:p>
          </table:table-cell>
          <table:table-cell office:value-type="string" table:style-name="ce4">
            <text:p>Dyson Uk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30hrdyfnjcm</text:p>
          </table:table-cell>
          <table:table-cell office:value-type="float" office:value="339" table:style-name="ce4">
            <text:p>3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Arriva Trains Wales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irmwoqksr</text:p>
          </table:table-cell>
          <table:table-cell office:value-type="float" office:value="96.4" table:style-name="ce4">
            <text:p>96.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rofessional Membership Fees</text:p>
          </table:table-cell>
          <table:table-cell office:value-type="string" table:style-name="ce4">
            <text:p>Excel Civil Enforcemen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isetofmvw</text:p>
          </table:table-cell>
          <table:table-cell office:value-type="float" office:value="4090.38" table:style-name="ce4">
            <text:p>4090.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Nancy Hands Bar &amp; Rest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kmijhawrh</text:p>
          </table:table-cell>
          <table:table-cell office:value-type="float" office:value="25.58" table:style-name="ce4">
            <text:p>25.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Eat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kpshlnqbm</text:p>
          </table:table-cell>
          <table:table-cell office:value-type="float" office:value="6.9" table:style-name="ce4">
            <text:p>6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Lul Ticket Machine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mebccwmhx</text:p>
          </table:table-cell>
          <table:table-cell office:value-type="float" office:value="4.9000000000000004" table:style-name="ce4">
            <text:p>4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mhhtcgmxq</text:p>
          </table:table-cell>
          <table:table-cell office:value-type="float" office:value="65.099999999999994" table:style-name="ce4">
            <text:p>65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Welfare</text:p>
          </table:table-cell>
          <table:table-cell office:value-type="string" table:style-name="ce4">
            <text:p>Specsavers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nipvwvzrk</text:p>
          </table:table-cell>
          <table:table-cell office:value-type="float" office:value="20" table:style-name="ce4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Preseli Services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nugzflsfj</text:p>
          </table:table-cell>
          <table:table-cell office:value-type="float" office:value="81.11" table:style-name="ce4">
            <text:p>81.1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ark Plaza Cardiff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nwihokrhz</text:p>
          </table:table-cell>
          <table:table-cell office:value-type="float" office:value="130" table:style-name="ce4">
            <text:p>1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Mytaxi *1q8kqt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otvfesbbv</text:p>
          </table:table-cell>
          <table:table-cell office:value-type="float" office:value="13.34" table:style-name="ce4">
            <text:p>13.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L6edk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pivsdcijl</text:p>
          </table:table-cell>
          <table:table-cell office:value-type="float" office:value="6.11" table:style-name="ce4">
            <text:p>6.1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Logmein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prdktkiii</text:p>
          </table:table-cell>
          <table:table-cell office:value-type="float" office:value="106.8" table:style-name="ce4">
            <text:p>106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Lul Ticket Machine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qflypfsvs</text:p>
          </table:table-cell>
          <table:table-cell office:value-type="float" office:value="12.7" table:style-name="ce4">
            <text:p>12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Hotel Chocolat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sazmpbsvp</text:p>
          </table:table-cell>
          <table:table-cell office:value-type="float" office:value="150.85" table:style-name="ce4">
            <text:p>150.8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tfdslviou</text:p>
          </table:table-cell>
          <table:table-cell office:value-type="float" office:value="90.75" table:style-name="ce4">
            <text:p>90.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Tesco Stores 5994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tkwfmpnom</text:p>
          </table:table-cell>
          <table:table-cell office:value-type="float" office:value="2.4500000000000002" table:style-name="ce4">
            <text:p>2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Fitzwilton Hotel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tpeuiwqnh</text:p>
          </table:table-cell>
          <table:table-cell office:value-type="float" office:value="162.56" table:style-name="ce4">
            <text:p>162.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M&amp;s Simply Food - Ssp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uhzouwynf</text:p>
          </table:table-cell>
          <table:table-cell office:value-type="float" office:value="8.6" table:style-name="ce4">
            <text:p>8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Trip Kw5sc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630ujhktpidl</text:p>
          </table:table-cell>
          <table:table-cell office:value-type="float" office:value="17.440000000000001" table:style-name="ce4">
            <text:p>17.4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Subway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uqxxfgwuv</text:p>
          </table:table-cell>
          <table:table-cell office:value-type="float" office:value="5.8" table:style-name="ce4">
            <text:p>5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ark Plaza Cardiff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vhhnjqeww</text:p>
          </table:table-cell>
          <table:table-cell office:value-type="float" office:value="90" table:style-name="ce4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nby Road Filling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vlsgplhtf</text:p>
          </table:table-cell>
          <table:table-cell office:value-type="float" office:value="61.25" table:style-name="ce4">
            <text:p>61.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ymyran Hotel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wcekmbyiw</text:p>
          </table:table-cell>
          <table:table-cell office:value-type="float" office:value="93.95" table:style-name="ce4">
            <text:p>93.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odysgallen Hall Spa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wqobuefiv</text:p>
          </table:table-cell>
          <table:table-cell office:value-type="float" office:value="310" table:style-name="ce4">
            <text:p>31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ww.Dialacab.Co.Uk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wxdyuyouw</text:p>
          </table:table-cell>
          <table:table-cell office:value-type="float" office:value="20" table:style-name="ce4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Iz *blaine Plastow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xfkaicvtl</text:p>
          </table:table-cell>
          <table:table-cell office:value-type="float" office:value="7.8" table:style-name="ce4">
            <text:p>7.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tering</text:p>
          </table:table-cell>
          <table:table-cell office:value-type="string" table:style-name="ce4">
            <text:p>Starbucks Dolgellau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xljtdpqvd</text:p>
          </table:table-cell>
          <table:table-cell office:value-type="float" office:value="9.3000000000000007" table:style-name="ce4">
            <text:p>9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&amp;s Simply Food - Ssp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xqgwrlwgo</text:p>
          </table:table-cell>
          <table:table-cell office:value-type="float" office:value="5.75" table:style-name="ce4">
            <text:p>5.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izza Express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xslovykgt</text:p>
          </table:table-cell>
          <table:table-cell office:value-type="float" office:value="12.2" table:style-name="ce4">
            <text:p>12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Q Park Cardiff Bay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xygrlpiye</text:p>
          </table:table-cell>
          <table:table-cell office:value-type="float" office:value="3.5" table:style-name="ce4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ybe Frk6e0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ytbpthwkb</text:p>
          </table:table-cell>
          <table:table-cell office:value-type="float" office:value="79.98" table:style-name="ce4">
            <text:p>79.9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blications</text:p>
          </table:table-cell>
          <table:table-cell office:value-type="string" table:style-name="ce4">
            <text:p>Amazon Svcs Eu-Uk Amazon.</text:p>
          </table:table-cell>
          <table:table-cell office:value-type="date" office:date-value="2018-06-27T00:00:00" table:style-name="ce5">
            <text:p>27/06/2018</text:p>
          </table:table-cell>
          <table:table-cell office:value-type="string" table:style-name="ce4">
            <text:p>H52820180630zciofuhio</text:p>
          </table:table-cell>
          <table:table-cell office:value-type="float" office:value="23.97" table:style-name="ce4">
            <text:p>23.9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Lul Ticket Machine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zcyfkiyth</text:p>
          </table:table-cell>
          <table:table-cell office:value-type="float" office:value="4.9000000000000004" table:style-name="ce4">
            <text:p>4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Ivye5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zooebfsoe</text:p>
          </table:table-cell>
          <table:table-cell office:value-type="float" office:value="6.23" table:style-name="ce4">
            <text:p>6.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Ishin Gmbh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630zyxilonyy</text:p>
          </table:table-cell>
          <table:table-cell office:value-type="float" office:value="28.41" table:style-name="ce4">
            <text:p>28.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Fikvj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cqcxlrnww</text:p>
          </table:table-cell>
          <table:table-cell office:value-type="float" office:value="13.7" table:style-name="ce4">
            <text:p>13.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Morrison Petrol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cvxwnvcuv</text:p>
          </table:table-cell>
          <table:table-cell office:value-type="float" office:value="19.09" table:style-name="ce4">
            <text:p>19.0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Po6pv</text:p>
          </table:table-cell>
          <table:table-cell office:value-type="date" office:date-value="2018-06-30T00:00:00" table:style-name="ce5">
            <text:p>30/06/2018</text:p>
          </table:table-cell>
          <table:table-cell office:value-type="string" table:style-name="ce4">
            <text:p>H52820180703cydeomgwi</text:p>
          </table:table-cell>
          <table:table-cell office:value-type="float" office:value="10.82" table:style-name="ce4">
            <text:p>10.8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ilton Hotels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703dfustvgvg</text:p>
          </table:table-cell>
          <table:table-cell office:value-type="float" office:value="394.2" table:style-name="ce4">
            <text:p>394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Lul Ticket Machine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dnteugoco</text:p>
          </table:table-cell>
          <table:table-cell office:value-type="float" office:value="4.9000000000000004" table:style-name="ce4">
            <text:p>4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Aloft Brussels Schuman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elvfvcbbd</text:p>
          </table:table-cell>
          <table:table-cell office:value-type="float" office:value="573.88" table:style-name="ce4">
            <text:p>573.8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elsh Assembley Ca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euiuhbrck</text:p>
          </table:table-cell>
          <table:table-cell office:value-type="float" office:value="5.0999999999999996" table:style-name="ce4">
            <text:p>5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tionery</text:p>
          </table:table-cell>
          <table:table-cell office:value-type="string" table:style-name="ce4">
            <text:p>Amazon UK Marketplace</text:p>
          </table:table-cell>
          <table:table-cell office:value-type="date" office:date-value="2018-06-30T00:00:00" table:style-name="ce5">
            <text:p>30/06/2018</text:p>
          </table:table-cell>
          <table:table-cell office:value-type="string" table:style-name="ce4">
            <text:p>H52820180703evqxphthy</text:p>
          </table:table-cell>
          <table:table-cell office:value-type="float" office:value="51.07" table:style-name="ce4">
            <text:p>51.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oftware Servivces</text:p>
          </table:table-cell>
          <table:table-cell office:value-type="string" table:style-name="ce4">
            <text:p>Adobe Creative Cloud</text:p>
          </table:table-cell>
          <table:table-cell office:value-type="date" office:date-value="2018-06-30T00:00:00" table:style-name="ce5">
            <text:p>30/06/2018</text:p>
          </table:table-cell>
          <table:table-cell office:value-type="string" table:style-name="ce4">
            <text:p>H52820180703ezfywncpi</text:p>
          </table:table-cell>
          <table:table-cell office:value-type="float" office:value="472" table:style-name="ce4">
            <text:p>47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rickleigh House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hixfxfxvd</text:p>
          </table:table-cell>
          <table:table-cell office:value-type="float" office:value="70" table:style-name="ce4">
            <text:p>7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he Red Boat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ibeokeotv</text:p>
          </table:table-cell>
          <table:table-cell office:value-type="float" office:value="8.6" table:style-name="ce4">
            <text:p>8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nited Air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infgxgkng</text:p>
          </table:table-cell>
          <table:table-cell office:value-type="float" office:value="250.5" table:style-name="ce4">
            <text:p>250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ther expenses</text:p>
          </table:table-cell>
          <table:table-cell office:value-type="string" table:style-name="ce4">
            <text:p>Tenby Road Filling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iuicqetun</text:p>
          </table:table-cell>
          <table:table-cell office:value-type="float" office:value="3.69" table:style-name="ce4">
            <text:p>3.6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exaco Rhydypennau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iuwojddla</text:p>
          </table:table-cell>
          <table:table-cell office:value-type="float" office:value="40.89" table:style-name="ce4">
            <text:p>40.8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ark Plaza Cardiff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jcrwpthqu</text:p>
          </table:table-cell>
          <table:table-cell office:value-type="float" office:value="173.43" table:style-name="ce4">
            <text:p>173.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Vistana Villages Resort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jvnlxwvdr</text:p>
          </table:table-cell>
          <table:table-cell office:value-type="float" office:value="482.59" table:style-name="ce4">
            <text:p>482.5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Flightlink Wales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703jxqeyclsq</text:p>
          </table:table-cell>
          <table:table-cell office:value-type="float" office:value="34.5" table:style-name="ce4">
            <text:p>34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Motor Fuels Ltd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kctbrgtqx</text:p>
          </table:table-cell>
          <table:table-cell office:value-type="float" office:value="74.150000000000006" table:style-name="ce4">
            <text:p>74.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Wwwthonhotelsnobris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khieoldsr</text:p>
          </table:table-cell>
          <table:table-cell office:value-type="float" office:value="328.76" table:style-name="ce4">
            <text:p>328.7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y Gwyn Hotel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703kvmqadvpu</text:p>
          </table:table-cell>
          <table:table-cell office:value-type="float" office:value="84" table:style-name="ce4">
            <text:p>8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Grand Hotel Llandudno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lctkvferw</text:p>
          </table:table-cell>
          <table:table-cell office:value-type="float" office:value="522" table:style-name="ce4">
            <text:p>5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Lu47q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ljwyeyoqv</text:p>
          </table:table-cell>
          <table:table-cell office:value-type="float" office:value="9.15" table:style-name="ce4">
            <text:p>9.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Trainline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lwdnvftpr</text:p>
          </table:table-cell>
          <table:table-cell office:value-type="float" office:value="83.5" table:style-name="ce4">
            <text:p>83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Motor Fuels Ltd</text:p>
          </table:table-cell>
          <table:table-cell office:value-type="date" office:date-value="2018-06-30T00:00:00" table:style-name="ce5">
            <text:p>30/06/2018</text:p>
          </table:table-cell>
          <table:table-cell office:value-type="string" table:style-name="ce4">
            <text:p>H52820180703lxngidiha</text:p>
          </table:table-cell>
          <table:table-cell office:value-type="float" office:value="42.53" table:style-name="ce4">
            <text:p>42.5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rporate Hospitality</text:p>
          </table:table-cell>
          <table:table-cell office:value-type="string" table:style-name="ce4">
            <text:p>Costa Coffee 43043235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lydngaupv</text:p>
          </table:table-cell>
          <table:table-cell office:value-type="float" office:value="6.45" table:style-name="ce4">
            <text:p>6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Liverpool Arms Hot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nnjfksakk</text:p>
          </table:table-cell>
          <table:table-cell office:value-type="float" office:value="210.5" table:style-name="ce4">
            <text:p>210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uilding Maint</text:p>
          </table:table-cell>
          <table:table-cell office:value-type="string" table:style-name="ce4">
            <text:p>Bearing Man Ltd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nukezrcty</text:p>
          </table:table-cell>
          <table:table-cell office:value-type="float" office:value="18.600000000000001" table:style-name="ce4">
            <text:p>18.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ark Plaza County Hall Ho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ojstwnfck</text:p>
          </table:table-cell>
          <table:table-cell office:value-type="float" office:value="186.75" table:style-name="ce4">
            <text:p>186.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ilton Hotels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703okcvxjvxg</text:p>
          </table:table-cell>
          <table:table-cell office:value-type="float" office:value="394.2" table:style-name="ce4">
            <text:p>394.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ross Foxes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703olpppuaoy</text:p>
          </table:table-cell>
          <table:table-cell office:value-type="float" office:value="36.450000000000003" table:style-name="ce4">
            <text:p>36.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ilton Hotels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703ongsgrfts</text:p>
          </table:table-cell>
          <table:table-cell office:value-type="float" office:value="206.1" table:style-name="ce4">
            <text:p>206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Licences &amp; Maintenance</text:p>
          </table:table-cell>
          <table:table-cell office:value-type="string" table:style-name="ce4">
            <text:p>Jetbrains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703pauioepgm</text:p>
          </table:table-cell>
          <table:table-cell office:value-type="float" office:value="119" table:style-name="ce4">
            <text:p>1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mithy Garage Ltd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qhtyvoiiy</text:p>
          </table:table-cell>
          <table:table-cell office:value-type="float" office:value="87.1" table:style-name="ce4">
            <text:p>87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Dhl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qrvsppqyy</text:p>
          </table:table-cell>
          <table:table-cell office:value-type="float" office:value="52.9" table:style-name="ce4">
            <text:p>52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ark Plaza County Hall Ho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qshdnhxjk</text:p>
          </table:table-cell>
          <table:table-cell office:value-type="float" office:value="186.75" table:style-name="ce4">
            <text:p>186.7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Bodysgallen Hall Spa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qtpggowjw</text:p>
          </table:table-cell>
          <table:table-cell office:value-type="float" office:value="33.299999999999997" table:style-name="ce4">
            <text:p>33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W M Morrison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703qtxybeqfc</text:p>
          </table:table-cell>
          <table:table-cell office:value-type="float" office:value="73.08" table:style-name="ce4">
            <text:p>73.0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tionery</text:p>
          </table:table-cell>
          <table:table-cell office:value-type="string" table:style-name="ce4">
            <text:p>Sp * Studio-Proper-Uk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qwscwokri</text:p>
          </table:table-cell>
          <table:table-cell office:value-type="float" office:value="74.62" table:style-name="ce4">
            <text:p>74.6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47bzv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qyeeadkoh</text:p>
          </table:table-cell>
          <table:table-cell office:value-type="float" office:value="14.27" table:style-name="ce4">
            <text:p>14.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bscription Fees</text:p>
          </table:table-cell>
          <table:table-cell office:value-type="string" table:style-name="ce4">
            <text:p>Itunes.Com/Bill</text:p>
          </table:table-cell>
          <table:table-cell office:value-type="date" office:date-value="2018-06-30T00:00:00" table:style-name="ce5">
            <text:p>30/06/2018</text:p>
          </table:table-cell>
          <table:table-cell office:value-type="string" table:style-name="ce4">
            <text:p>H52820180703rtrnstyxg</text:p>
          </table:table-cell>
          <table:table-cell office:value-type="float" office:value="7.99" table:style-name="ce4">
            <text:p>7.9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stage &amp; Carriage</text:p>
          </table:table-cell>
          <table:table-cell office:value-type="string" table:style-name="ce4">
            <text:p>Dhl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rvvudgawp</text:p>
          </table:table-cell>
          <table:table-cell office:value-type="float" office:value="41.55" table:style-name="ce4">
            <text:p>41.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Krteh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sllreqyxn</text:p>
          </table:table-cell>
          <table:table-cell office:value-type="float" office:value="14.22" table:style-name="ce4">
            <text:p>14.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Crickleigh House</text:p>
          </table:table-cell>
          <table:table-cell office:value-type="date" office:date-value="2018-06-30T00:00:00" table:style-name="ce5">
            <text:p>30/06/2018</text:p>
          </table:table-cell>
          <table:table-cell office:value-type="string" table:style-name="ce4">
            <text:p>H52820180703slwlojugx</text:p>
          </table:table-cell>
          <table:table-cell office:value-type="float" office:value="210" table:style-name="ce4">
            <text:p>21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Uber Trip 2obe2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snkzvrjgn</text:p>
          </table:table-cell>
          <table:table-cell office:value-type="float" office:value="31.65" table:style-name="ce4">
            <text:p>31.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ospitality</text:p>
          </table:table-cell>
          <table:table-cell office:value-type="string" table:style-name="ce4">
            <text:p>Tune Inn Inc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suptslfpo</text:p>
          </table:table-cell>
          <table:table-cell office:value-type="float" office:value="25.25" table:style-name="ce4">
            <text:p>25.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ilton Hotels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703svsysriku</text:p>
          </table:table-cell>
          <table:table-cell office:value-type="float" office:value="197.1" table:style-name="ce4">
            <text:p>197.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Uber 37q3t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tgfxynzii</text:p>
          </table:table-cell>
          <table:table-cell office:value-type="float" office:value="13.24" table:style-name="ce4">
            <text:p>13.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olland House Hotel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703trxdktrla</text:p>
          </table:table-cell>
          <table:table-cell office:value-type="float" office:value="210.35" table:style-name="ce4">
            <text:p>210.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Texaco 3 Arches</text:p>
          </table:table-cell>
          <table:table-cell office:value-type="date" office:date-value="2018-06-30T00:00:00" table:style-name="ce5">
            <text:p>30/06/2018</text:p>
          </table:table-cell>
          <table:table-cell office:value-type="string" table:style-name="ce4">
            <text:p>H52820180703twdtyfxrs</text:p>
          </table:table-cell>
          <table:table-cell office:value-type="float" office:value="68.13" table:style-name="ce4">
            <text:p>68.1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W M Morrison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uyhhtldni</text:p>
          </table:table-cell>
          <table:table-cell office:value-type="float" office:value="73.81" table:style-name="ce4">
            <text:p>73.8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Mercure Exeter Rougemont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uzedsbgqi</text:p>
          </table:table-cell>
          <table:table-cell office:value-type="float" office:value="-7" table:style-name="ce4">
            <text:p>-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oftware Servivces</text:p>
          </table:table-cell>
          <table:table-cell office:value-type="string" table:style-name="ce4">
            <text:p>Facebk We2jcgssl2</text:p>
          </table:table-cell>
          <table:table-cell office:value-type="date" office:date-value="2018-06-30T00:00:00" table:style-name="ce5">
            <text:p>30/06/2018</text:p>
          </table:table-cell>
          <table:table-cell office:value-type="string" table:style-name="ce4">
            <text:p>H52820180703vagtxtmyf</text:p>
          </table:table-cell>
          <table:table-cell office:value-type="float" office:value="139.03" table:style-name="ce4">
            <text:p>139.0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The Clockhouse Lodge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703vdnluqqvm</text:p>
          </table:table-cell>
          <table:table-cell office:value-type="float" office:value="558" table:style-name="ce4">
            <text:p>5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Only</text:p>
          </table:table-cell>
          <table:table-cell office:value-type="string" table:style-name="ce4">
            <text:p>Shell Britannia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vznrydgyr</text:p>
          </table:table-cell>
          <table:table-cell office:value-type="float" office:value="81.72" table:style-name="ce4">
            <text:p>81.7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Premier Inn44010775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703weexqacds</text:p>
          </table:table-cell>
          <table:table-cell office:value-type="float" office:value="74.5" table:style-name="ce4">
            <text:p>74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oftware Servivces</text:p>
          </table:table-cell>
          <table:table-cell office:value-type="string" table:style-name="ce4">
            <text:p>Facebk Xe2jcgssl2</text:p>
          </table:table-cell>
          <table:table-cell office:value-type="date" office:date-value="2018-06-30T00:00:00" table:style-name="ce5">
            <text:p>30/06/2018</text:p>
          </table:table-cell>
          <table:table-cell office:value-type="string" table:style-name="ce4">
            <text:p>H52820180703xtinttscg</text:p>
          </table:table-cell>
          <table:table-cell office:value-type="float" office:value="0.97" table:style-name="ce4">
            <text:p>0.9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Hilton Hotels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703xupldgvbk</text:p>
          </table:table-cell>
          <table:table-cell office:value-type="float" office:value="591.29999999999995" table:style-name="ce4">
            <text:p>591.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Vistana Villages Resort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xuvmtuylv</text:p>
          </table:table-cell>
          <table:table-cell office:value-type="float" office:value="482.59" table:style-name="ce4">
            <text:p>482.5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avel &amp; Subsistence</text:p>
          </table:table-cell>
          <table:table-cell office:value-type="string" table:style-name="ce4">
            <text:p>Ty Gwyn Hotel</text:p>
          </table:table-cell>
          <table:table-cell office:value-type="date" office:date-value="2018-06-28T00:00:00" table:style-name="ce5">
            <text:p>28/06/2018</text:p>
          </table:table-cell>
          <table:table-cell office:value-type="string" table:style-name="ce4">
            <text:p>H52820180703ybdectghb</text:p>
          </table:table-cell>
          <table:table-cell office:value-type="float" office:value="26.55" table:style-name="ce4">
            <text:p>26.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xhibitions, Events</text:p>
          </table:table-cell>
          <table:table-cell office:value-type="string" table:style-name="ce4">
            <text:p>Marks&amp;spencer Plc</text:p>
          </table:table-cell>
          <table:table-cell office:value-type="date" office:date-value="2018-06-30T00:00:00" table:style-name="ce5">
            <text:p>30/06/2018</text:p>
          </table:table-cell>
          <table:table-cell office:value-type="string" table:style-name="ce4">
            <text:p>H52820180703ynijnhsct</text:p>
          </table:table-cell>
          <table:table-cell office:value-type="float" office:value="3.9" table:style-name="ce4">
            <text:p>3.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Asda Stores Ltd 5878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yywkoxmrb</text:p>
          </table:table-cell>
          <table:table-cell office:value-type="float" office:value="6.65" table:style-name="ce4">
            <text:p>6.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mables</text:p>
          </table:table-cell>
          <table:table-cell office:value-type="string" table:style-name="ce4">
            <text:p>Lidl Uk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yyzcnykrm</text:p>
          </table:table-cell>
          <table:table-cell office:value-type="float" office:value="6.98" table:style-name="ce4">
            <text:p>6.9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l</text:p>
          </table:table-cell>
          <table:table-cell office:value-type="string" table:style-name="ce4">
            <text:p>Ivy Service Statio</text:p>
          </table:table-cell>
          <table:table-cell office:value-type="date" office:date-value="2018-06-29T00:00:00" table:style-name="ce5">
            <text:p>29/06/2018</text:p>
          </table:table-cell>
          <table:table-cell office:value-type="string" table:style-name="ce4">
            <text:p>H52820180703zxiexcvnh</text:p>
          </table:table-cell>
          <table:table-cell office:value-type="float" office:value="60" table:style-name="ce4">
            <text:p>60</text:p>
          </table:table-cell>
          <table:table-cell table:number-columns-repeated="16379"/>
        </table:table-row>
        <table:table-row table:number-rows-repeated="1047370" table:style-name="ro1">
          <table:table-cell table:number-columns-repeated="16384"/>
        </table:table-row>
      </table:table>
      <table:table table:name="2018_-_Q1_Summary" table:style-name="ta1"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April 2018 £Value</text:p>
          </table:table-cell>
          <table:table-cell office:value-type="string" table:style-name="ce1">
            <text:p>No.</text:p>
          </table:table-cell>
          <table:table-cell office:value-type="string" table:style-name="ce1">
            <text:p>May 2018 £Value</text:p>
          </table:table-cell>
          <table:table-cell office:value-type="string" table:style-name="ce1">
            <text:p>No.</text:p>
          </table:table-cell>
          <table:table-cell office:value-type="string" table:style-name="ce1">
            <text:p>June 2018 £Value</text:p>
          </table:table-cell>
          <table:table-cell office:value-type="string" table:style-name="ce1">
            <text:p>No.</text:p>
          </table:table-cell>
          <table:table-cell office:value-type="string" table:style-name="ce1">
            <text:p>YTD <text:s text:c="3"/>£Value</text:p>
          </table:table-cell>
          <table:table-cell office:value-type="string" table:style-name="ce1">
            <text:p>YTD <text:s text:c="6"/>No.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ublished</text:p>
          </table:table-cell>
          <table:table-cell office:value-type="currency" office:value="100564.07" table:style-name="ce3">
            <text:p>£100,564.07</text:p>
          </table:table-cell>
          <table:table-cell office:value-type="float" office:value="998" table:style-name="ce1">
            <text:p>998</text:p>
          </table:table-cell>
          <table:table-cell office:value-type="currency" office:value="129125.1" table:style-name="ce3">
            <text:p>£129,125.10</text:p>
          </table:table-cell>
          <table:table-cell office:value-type="float" office:value="998" table:style-name="ce1">
            <text:p>998</text:p>
          </table:table-cell>
          <table:table-cell office:value-type="currency" office:value="126135.3" table:style-name="ce3">
            <text:p>£126,135.30</text:p>
          </table:table-cell>
          <table:table-cell office:value-type="float" office:value="1205" table:style-name="ce1">
            <text:p>1205</text:p>
          </table:table-cell>
          <table:table-cell office:value-type="currency" office:value="355824.47" table:style-name="ce3">
            <text:p>£355,824.47</text:p>
          </table:table-cell>
          <table:table-cell office:value-type="float" office:value="3201" table:style-name="ce1">
            <text:p>32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fund Received or Due</text:p>
          </table:table-cell>
          <table:table-cell office:value-type="currency" office:value="-693.22" table:style-name="ce3">
            <text:p>-£693.22</text:p>
          </table:table-cell>
          <table:table-cell office:value-type="float" office:value="9" table:style-name="ce1">
            <text:p>9</text:p>
          </table:table-cell>
          <table:table-cell office:value-type="currency" office:value="49.15" table:style-name="ce3">
            <text:p>£49.15</text:p>
          </table:table-cell>
          <table:table-cell office:value-type="float" office:value="22" table:style-name="ce1">
            <text:p>22</text:p>
          </table:table-cell>
          <table:table-cell office:value-type="currency" office:value="257.17" table:style-name="ce3">
            <text:p>£257.17</text:p>
          </table:table-cell>
          <table:table-cell office:value-type="float" office:value="33" table:style-name="ce1">
            <text:p>33</text:p>
          </table:table-cell>
          <table:table-cell office:value-type="currency" office:value="-386.9" table:style-name="ce3">
            <text:p>-£386.90</text:p>
          </table:table-cell>
          <table:table-cell office:value-type="float" office:value="64" table:style-name="ce1">
            <text:p>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odged Card Stationary</text:p>
          </table:table-cell>
          <table:table-cell office:value-type="currency" office:value="8514.31" table:style-name="ce3">
            <text:p>£8,514.31</text:p>
          </table:table-cell>
          <table:table-cell office:value-type="float" office:value="104" table:style-name="ce1">
            <text:p>104</text:p>
          </table:table-cell>
          <table:table-cell office:value-type="currency" office:value="10424.200000000001" table:style-name="ce3">
            <text:p>£10,424.20</text:p>
          </table:table-cell>
          <table:table-cell office:value-type="float" office:value="94" table:style-name="ce1">
            <text:p>94</text:p>
          </table:table-cell>
          <table:table-cell office:value-type="currency" office:value="9345.49" table:style-name="ce3">
            <text:p>£9,345.49</text:p>
          </table:table-cell>
          <table:table-cell office:value-type="float" office:value="124" table:style-name="ce1">
            <text:p>124</text:p>
          </table:table-cell>
          <table:table-cell office:value-type="currency" office:value="28284" table:style-name="ce3">
            <text:p>£28,284.00</text:p>
          </table:table-cell>
          <table:table-cell office:value-type="float" office:value="322" table:style-name="ce1">
            <text:p>3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nd Total</text:p>
          </table:table-cell>
          <table:table-cell office:value-type="currency" office:value="108385.16" table:style-name="ce3">
            <text:p>£108,385.16</text:p>
          </table:table-cell>
          <table:table-cell office:value-type="float" office:value="1111" table:style-name="ce1">
            <text:p>1111</text:p>
          </table:table-cell>
          <table:table-cell office:value-type="currency" office:value="139598.45000000001" table:style-name="ce3">
            <text:p>£139,598.45</text:p>
          </table:table-cell>
          <table:table-cell office:value-type="float" office:value="1114" table:style-name="ce1">
            <text:p>1114</text:p>
          </table:table-cell>
          <table:table-cell office:value-type="currency" office:value="135737.96" table:style-name="ce3">
            <text:p>£135,737.96</text:p>
          </table:table-cell>
          <table:table-cell office:value-type="float" office:value="1362" table:style-name="ce1">
            <text:p>1362</text:p>
          </table:table-cell>
          <table:table-cell office:value-type="currency" office:value="383721.57" table:style-name="ce3">
            <text:p>£383,721.57</text:p>
          </table:table-cell>
          <table:table-cell office:value-type="float" office:value="3587" table:style-name="ce1">
            <text:p>3587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isgrifiad</text:p>
          </table:table-cell>
          <table:table-cell office:value-type="string" table:style-name="ce1">
            <text:p>£Gwerth Ebrill 2018</text:p>
          </table:table-cell>
          <table:table-cell office:value-type="string" table:style-name="ce1">
            <text:p>Nifer</text:p>
          </table:table-cell>
          <table:table-cell office:value-type="string" table:style-name="ce1">
            <text:p>£Gwerth Mai 2018</text:p>
          </table:table-cell>
          <table:table-cell office:value-type="string" table:style-name="ce1">
            <text:p>Nifer</text:p>
          </table:table-cell>
          <table:table-cell office:value-type="string" table:style-name="ce1">
            <text:p>£Gwerth Mehefin 2018</text:p>
          </table:table-cell>
          <table:table-cell office:value-type="string" table:style-name="ce1">
            <text:p>Nifer</text:p>
          </table:table-cell>
          <table:table-cell office:value-type="string" table:style-name="ce1">
            <text:p>Bl.h.yma <text:s text:c="2"/>£Value</text:p>
          </table:table-cell>
          <table:table-cell office:value-type="string" table:style-name="ce1">
            <text:p>Bl.h.yma <text:s text:c="6"/>Nif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yhoeddwyd</text:p>
          </table:table-cell>
          <table:table-cell office:value-type="currency" office:value="100564.07" table:style-name="ce3">
            <text:p>£100,564.07</text:p>
          </table:table-cell>
          <table:table-cell office:value-type="float" office:value="998" table:style-name="ce1">
            <text:p>998</text:p>
          </table:table-cell>
          <table:table-cell office:value-type="currency" office:value="129125.1" table:style-name="ce3">
            <text:p>£129,125.10</text:p>
          </table:table-cell>
          <table:table-cell office:value-type="float" office:value="998" table:style-name="ce1">
            <text:p>998</text:p>
          </table:table-cell>
          <table:table-cell office:value-type="currency" office:value="126135.3" table:style-name="ce3">
            <text:p>£126,135.30</text:p>
          </table:table-cell>
          <table:table-cell office:value-type="float" office:value="1205" table:style-name="ce1">
            <text:p>1205</text:p>
          </table:table-cell>
          <table:table-cell office:value-type="currency" office:value="355824.47" table:style-name="ce3">
            <text:p>£355,824.47</text:p>
          </table:table-cell>
          <table:table-cell office:value-type="float" office:value="3201" table:style-name="ce1">
            <text:p>32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 daliad wedi’i dderbyn neu ar y gweill</text:p>
          </table:table-cell>
          <table:table-cell office:value-type="currency" office:value="-693.22" table:style-name="ce3">
            <text:p>-£693.22</text:p>
          </table:table-cell>
          <table:table-cell office:value-type="float" office:value="9" table:style-name="ce1">
            <text:p>9</text:p>
          </table:table-cell>
          <table:table-cell office:value-type="currency" office:value="49.15" table:style-name="ce3">
            <text:p>£49.15</text:p>
          </table:table-cell>
          <table:table-cell office:value-type="float" office:value="22" table:style-name="ce1">
            <text:p>22</text:p>
          </table:table-cell>
          <table:table-cell office:value-type="currency" office:value="257.17" table:style-name="ce3">
            <text:p>£257.17</text:p>
          </table:table-cell>
          <table:table-cell office:value-type="float" office:value="33" table:style-name="ce1">
            <text:p>33</text:p>
          </table:table-cell>
          <table:table-cell office:value-type="currency" office:value="-386.9" table:style-name="ce3">
            <text:p>-£386.90</text:p>
          </table:table-cell>
          <table:table-cell office:value-type="float" office:value="64" table:style-name="ce1">
            <text:p>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unydd Ysgrifennu ar Gerdyn</text:p>
          </table:table-cell>
          <table:table-cell office:value-type="currency" office:value="8514.31" table:style-name="ce3">
            <text:p>£8,514.31</text:p>
          </table:table-cell>
          <table:table-cell office:value-type="float" office:value="104" table:style-name="ce1">
            <text:p>104</text:p>
          </table:table-cell>
          <table:table-cell office:value-type="currency" office:value="10424.200000000001" table:style-name="ce3">
            <text:p>£10,424.20</text:p>
          </table:table-cell>
          <table:table-cell office:value-type="float" office:value="94" table:style-name="ce1">
            <text:p>94</text:p>
          </table:table-cell>
          <table:table-cell office:value-type="currency" office:value="9345.49" table:style-name="ce3">
            <text:p>£9,345.49</text:p>
          </table:table-cell>
          <table:table-cell office:value-type="float" office:value="124" table:style-name="ce1">
            <text:p>124</text:p>
          </table:table-cell>
          <table:table-cell office:value-type="currency" office:value="28284" table:style-name="ce3">
            <text:p>£28,284.00</text:p>
          </table:table-cell>
          <table:table-cell office:value-type="float" office:value="322" table:style-name="ce1">
            <text:p>3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yfanswm</text:p>
          </table:table-cell>
          <table:table-cell office:value-type="currency" office:value="108385.16" table:style-name="ce3">
            <text:p>£108,385.16</text:p>
          </table:table-cell>
          <table:table-cell office:value-type="float" office:value="1111" table:style-name="ce1">
            <text:p>1111</text:p>
          </table:table-cell>
          <table:table-cell office:value-type="currency" office:value="139598.45000000001" table:style-name="ce3">
            <text:p>£139,598.45</text:p>
          </table:table-cell>
          <table:table-cell office:value-type="float" office:value="1114" table:style-name="ce1">
            <text:p>1114</text:p>
          </table:table-cell>
          <table:table-cell office:value-type="currency" office:value="135737.96" table:style-name="ce3">
            <text:p>£135,737.96</text:p>
          </table:table-cell>
          <table:table-cell office:value-type="float" office:value="1362" table:style-name="ce1">
            <text:p>1362</text:p>
          </table:table-cell>
          <table:table-cell office:value-type="currency" office:value="383721.57" table:style-name="ce3">
            <text:p>£383,721.57</text:p>
          </table:table-cell>
          <table:table-cell office:value-type="float" office:value="3587" table:style-name="ce1">
            <text:p>3587</text:p>
          </table:table-cell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lliams, Tom (OFM - Communications)</meta:initial-creator>
    <dc:creator>Fellows, Carl (Admin)</dc:creator>
    <meta:creation-date>2019-03-21T11:47:35Z</meta:creation-date>
    <dc:date>2019-06-05T10:58:31Z</dc:date>
  </office:meta>
</office:document-meta>
</file>